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0001</text:p>
          </table:table-cell>
          <table:table-cell office:value-type="string" calcext:value-type="string">
            <text:p>AITKIN PUBLIC SCHOOL DISTRICT</text:p>
          </table:table-cell>
          <table:table-cell table:number-columns-repeated="7"/>
          <table:table-cell office:value-type="string" calcext:value-type="string">
            <text:p>INSERT INTO district (district_number, district_name) VALUES (</text:p>
          </table:table-cell>
        </table:table-row>
        <table:table-row table:style-name="ro1">
          <table:table-cell/>
          <table:table-cell table:style-name="ce2" office:value-type="string" calcext:value-type="string">
            <text:p>0003</text:p>
          </table:table-cell>
          <table:table-cell office:value-type="string" calcext:value-type="string">
            <text:p>MINNEAPOLIS PUBLIC SCHOOL DISTRICT</text:p>
          </table:table-cell>
          <table:table-cell table:number-columns-repeated="7"/>
          <table:table-cell table:formula="of:=CONCATENATE([.$K$1];[.B1];&quot;, '&quot;;[.C1];&quot;');&quot;)" office:value-type="string" office:string-value="INSERT INTO district (district_number, district_name) VALUES (0001, 'AITKIN PUBLIC SCHOOL DISTRICT');" calcext:value-type="string">
            <text:p>INSERT INTO district (district_number, district_name) VALUES (0001, 'AITKIN PUBLIC SCHOOL DISTRICT');</text:p>
          </table:table-cell>
        </table:table-row>
        <table:table-row table:style-name="ro1">
          <table:table-cell/>
          <table:table-cell office:value-type="string" calcext:value-type="string">
            <text:p>0002</text:p>
          </table:table-cell>
          <table:table-cell office:value-type="string" calcext:value-type="string">
            <text:p>HILL CITY PUBLIC SCHOOL DISTRICT</text:p>
          </table:table-cell>
          <table:table-cell table:number-columns-repeated="3"/>
          <table:table-cell office:value-type="string" calcext:value-type="string">
            <text:p>change dist# from 0001 to 0003</text:p>
          </table:table-cell>
          <table:table-cell table:number-columns-repeated="3"/>
          <table:table-cell table:formula="of:=CONCATENATE([.$K$1];[.B2];&quot;, '&quot;;[.C2];&quot;');&quot;)" office:value-type="string" office:string-value="INSERT INTO district (district_number, district_name) VALUES (0003, 'MINNEAPOLIS PUBLIC SCHOOL DISTRICT');" calcext:value-type="string">
            <text:p>INSERT INTO district (district_number, district_name) VALUES (0003, 'MINNEAPOLIS PUBLIC SCHOOL DISTRICT');</text:p>
          </table:table-cell>
        </table:table-row>
        <table:table-row table:style-name="ro1">
          <table:table-cell/>
          <table:table-cell office:value-type="string" calcext:value-type="string">
            <text:p>0004</text:p>
          </table:table-cell>
          <table:table-cell office:value-type="string" calcext:value-type="string">
            <text:p>MCGREGOR PUBLIC SCHOOL DISTRICT</text:p>
          </table:table-cell>
          <table:table-cell table:number-columns-repeated="7"/>
          <table:table-cell table:formula="of:=CONCATENATE([.$K$1];[.B3];&quot;, '&quot;;[.C3];&quot;');&quot;)" office:value-type="string" office:string-value="INSERT INTO district (district_number, district_name) VALUES (0002, 'HILL CITY PUBLIC SCHOOL DISTRICT');" calcext:value-type="string">
            <text:p>INSERT INTO district (district_number, district_name) VALUES (0002, 'HILL CITY PUBLIC SCHOOL DISTRICT');</text:p>
          </table:table-cell>
        </table:table-row>
        <table:table-row table:style-name="ro1">
          <table:table-cell/>
          <table:table-cell office:value-type="string" calcext:value-type="string">
            <text:p>0006</text:p>
          </table:table-cell>
          <table:table-cell office:value-type="string" calcext:value-type="string">
            <text:p>SOUTH ST. PAUL PUBLIC SCHOOL DIST</text:p>
          </table:table-cell>
          <table:table-cell table:number-columns-repeated="7"/>
          <table:table-cell table:formula="of:=CONCATENATE([.$K$1];[.B4];&quot;, '&quot;;[.C4];&quot;');&quot;)" office:value-type="string" office:string-value="INSERT INTO district (district_number, district_name) VALUES (0004, 'MCGREGOR PUBLIC SCHOOL DISTRICT');" calcext:value-type="string">
            <text:p>INSERT INTO district (district_number, district_name) VALUES (0004, 'MCGREGOR PUBLIC SCHOOL DISTRICT');</text:p>
          </table:table-cell>
        </table:table-row>
        <table:table-row table:style-name="ro1">
          <table:table-cell/>
          <table:table-cell office:value-type="string" calcext:value-type="string">
            <text:p>0011</text:p>
          </table:table-cell>
          <table:table-cell office:value-type="string" calcext:value-type="string">
            <text:p>ANOKA-HENNEPIN SCHOOL DISTRICT</text:p>
          </table:table-cell>
          <table:table-cell table:number-columns-repeated="7"/>
          <table:table-cell table:formula="of:=CONCATENATE([.$K$1];[.B5];&quot;, '&quot;;[.C5];&quot;');&quot;)" office:value-type="string" office:string-value="INSERT INTO district (district_number, district_name) VALUES (0006, 'SOUTH ST. PAUL PUBLIC SCHOOL DIST');" calcext:value-type="string">
            <text:p>INSERT INTO district (district_number, district_name) VALUES (0006, 'SOUTH ST. PAUL PUBLIC SCHOOL DIST');</text:p>
          </table:table-cell>
        </table:table-row>
        <table:table-row table:style-name="ro1">
          <table:table-cell/>
          <table:table-cell office:value-type="string" calcext:value-type="string">
            <text:p>0012</text:p>
          </table:table-cell>
          <table:table-cell office:value-type="string" calcext:value-type="string">
            <text:p>CENTENNIAL PUBLIC SCHOOL DISTRICT</text:p>
          </table:table-cell>
          <table:table-cell table:number-columns-repeated="7"/>
          <table:table-cell table:formula="of:=CONCATENATE([.$K$1];[.B6];&quot;, '&quot;;[.C6];&quot;');&quot;)" office:value-type="string" office:string-value="INSERT INTO district (district_number, district_name) VALUES (0011, 'ANOKA-HENNEPIN SCHOOL DISTRICT');" calcext:value-type="string">
            <text:p>INSERT INTO district (district_number, district_name) VALUES (0011, 'ANOKA-HENNEPIN SCHOOL DISTRICT');</text:p>
          </table:table-cell>
        </table:table-row>
        <table:table-row table:style-name="ro1">
          <table:table-cell/>
          <table:table-cell office:value-type="string" calcext:value-type="string">
            <text:p>0013</text:p>
          </table:table-cell>
          <table:table-cell office:value-type="string" calcext:value-type="string">
            <text:p>COLUMBIA HEIGHTS PUBLIC SCHOOL DIST</text:p>
          </table:table-cell>
          <table:table-cell table:number-columns-repeated="7"/>
          <table:table-cell table:formula="of:=CONCATENATE([.$K$1];[.B7];&quot;, '&quot;;[.C7];&quot;');&quot;)" office:value-type="string" office:string-value="INSERT INTO district (district_number, district_name) VALUES (0012, 'CENTENNIAL PUBLIC SCHOOL DISTRICT');" calcext:value-type="string">
            <text:p>INSERT INTO district (district_number, district_name) VALUES (0012, 'CENTENNIAL PUBLIC SCHOOL DISTRICT');</text:p>
          </table:table-cell>
        </table:table-row>
        <table:table-row table:style-name="ro1">
          <table:table-cell/>
          <table:table-cell office:value-type="string" calcext:value-type="string">
            <text:p>0014</text:p>
          </table:table-cell>
          <table:table-cell office:value-type="string" calcext:value-type="string">
            <text:p>FRIDLEY PUBLIC SCHOOL DISTRICT</text:p>
          </table:table-cell>
          <table:table-cell table:number-columns-repeated="7"/>
          <table:table-cell table:formula="of:=CONCATENATE([.$K$1];[.B8];&quot;, '&quot;;[.C8];&quot;');&quot;)" office:value-type="string" office:string-value="INSERT INTO district (district_number, district_name) VALUES (0013, 'COLUMBIA HEIGHTS PUBLIC SCHOOL DIST');" calcext:value-type="string">
            <text:p>INSERT INTO district (district_number, district_name) VALUES (0013, 'COLUMBIA HEIGHTS PUBLIC SCHOOL DIST');</text:p>
          </table:table-cell>
        </table:table-row>
        <table:table-row table:style-name="ro1">
          <table:table-cell/>
          <table:table-cell office:value-type="string" calcext:value-type="string">
            <text:p>0015</text:p>
          </table:table-cell>
          <table:table-cell office:value-type="string" calcext:value-type="string">
            <text:p>ST. FRANCIS PUBLIC SCHOOL DISTRICT</text:p>
          </table:table-cell>
          <table:table-cell table:number-columns-repeated="7"/>
          <table:table-cell table:formula="of:=CONCATENATE([.$K$1];[.B9];&quot;, '&quot;;[.C9];&quot;');&quot;)" office:value-type="string" office:string-value="INSERT INTO district (district_number, district_name) VALUES (0014, 'FRIDLEY PUBLIC SCHOOL DISTRICT');" calcext:value-type="string">
            <text:p>INSERT INTO district (district_number, district_name) VALUES (0014, 'FRIDLEY PUBLIC SCHOOL DISTRICT');</text:p>
          </table:table-cell>
        </table:table-row>
        <table:table-row table:style-name="ro1">
          <table:table-cell/>
          <table:table-cell office:value-type="string" calcext:value-type="string">
            <text:p>0016</text:p>
          </table:table-cell>
          <table:table-cell office:value-type="string" calcext:value-type="string">
            <text:p>SPRING LAKE PARK PUBLIC SCHOOLS</text:p>
          </table:table-cell>
          <table:table-cell table:number-columns-repeated="7"/>
          <table:table-cell table:formula="of:=CONCATENATE([.$K$1];[.B10];&quot;, '&quot;;[.C10];&quot;');&quot;)" office:value-type="string" office:string-value="INSERT INTO district (district_number, district_name) VALUES (0015, 'ST. FRANCIS PUBLIC SCHOOL DISTRICT');" calcext:value-type="string">
            <text:p>INSERT INTO district (district_number, district_name) VALUES (0015, 'ST. FRANCIS PUBLIC SCHOOL DISTRICT');</text:p>
          </table:table-cell>
        </table:table-row>
        <table:table-row table:style-name="ro1">
          <table:table-cell/>
          <table:table-cell office:value-type="string" calcext:value-type="string">
            <text:p>0022</text:p>
          </table:table-cell>
          <table:table-cell office:value-type="string" calcext:value-type="string">
            <text:p>DETROIT LAKES PUBLIC SCHOOL DIST.</text:p>
          </table:table-cell>
          <table:table-cell table:number-columns-repeated="7"/>
          <table:table-cell table:formula="of:=CONCATENATE([.$K$1];[.B11];&quot;, '&quot;;[.C11];&quot;');&quot;)" office:value-type="string" office:string-value="INSERT INTO district (district_number, district_name) VALUES (0016, 'SPRING LAKE PARK PUBLIC SCHOOLS');" calcext:value-type="string">
            <text:p>INSERT INTO district (district_number, district_name) VALUES (0016, 'SPRING LAKE PARK PUBLIC SCHOOLS');</text:p>
          </table:table-cell>
        </table:table-row>
        <table:table-row table:style-name="ro1">
          <table:table-cell/>
          <table:table-cell office:value-type="string" calcext:value-type="string">
            <text:p>0023</text:p>
          </table:table-cell>
          <table:table-cell office:value-type="string" calcext:value-type="string">
            <text:p>FRAZEE-VERGAS PUBLIC SCHOOL DIST.</text:p>
          </table:table-cell>
          <table:table-cell table:number-columns-repeated="7"/>
          <table:table-cell table:formula="of:=CONCATENATE([.$K$1];[.B12];&quot;, '&quot;;[.C12];&quot;');&quot;)" office:value-type="string" office:string-value="INSERT INTO district (district_number, district_name) VALUES (0022, 'DETROIT LAKES PUBLIC SCHOOL DIST.');" calcext:value-type="string">
            <text:p>INSERT INTO district (district_number, district_name) VALUES (0022, 'DETROIT LAKES PUBLIC SCHOOL DIST.');</text:p>
          </table:table-cell>
        </table:table-row>
        <table:table-row table:style-name="ro1">
          <table:table-cell/>
          <table:table-cell office:value-type="string" calcext:value-type="string">
            <text:p>0025</text:p>
          </table:table-cell>
          <table:table-cell office:value-type="string" calcext:value-type="string">
            <text:p>PINE POINT PUBLIC SCHOOL DISTRICT</text:p>
          </table:table-cell>
          <table:table-cell table:number-columns-repeated="7"/>
          <table:table-cell table:formula="of:=CONCATENATE([.$K$1];[.B13];&quot;, '&quot;;[.C13];&quot;');&quot;)" office:value-type="string" office:string-value="INSERT INTO district (district_number, district_name) VALUES (0023, 'FRAZEE-VERGAS PUBLIC SCHOOL DIST.');" calcext:value-type="string">
            <text:p>INSERT INTO district (district_number, district_name) VALUES (0023, 'FRAZEE-VERGAS PUBLIC SCHOOL DIST.');</text:p>
          </table:table-cell>
        </table:table-row>
        <table:table-row table:style-name="ro1">
          <table:table-cell/>
          <table:table-cell office:value-type="string" calcext:value-type="string">
            <text:p>0031</text:p>
          </table:table-cell>
          <table:table-cell office:value-type="string" calcext:value-type="string">
            <text:p>BEMIDJI PUBLIC SCHOOL DISTRICT</text:p>
          </table:table-cell>
          <table:table-cell table:number-columns-repeated="7"/>
          <table:table-cell table:formula="of:=CONCATENATE([.$K$1];[.B14];&quot;, '&quot;;[.C14];&quot;');&quot;)" office:value-type="string" office:string-value="INSERT INTO district (district_number, district_name) VALUES (0025, 'PINE POINT PUBLIC SCHOOL DISTRICT');" calcext:value-type="string">
            <text:p>INSERT INTO district (district_number, district_name) VALUES (0025, 'PINE POINT PUBLIC SCHOOL DISTRICT');</text:p>
          </table:table-cell>
        </table:table-row>
        <table:table-row table:style-name="ro1">
          <table:table-cell/>
          <table:table-cell office:value-type="string" calcext:value-type="string">
            <text:p>0032</text:p>
          </table:table-cell>
          <table:table-cell office:value-type="string" calcext:value-type="string">
            <text:p>BLACKDUCK PUBLIC SCHOOL DISTRICT</text:p>
          </table:table-cell>
          <table:table-cell table:number-columns-repeated="7"/>
          <table:table-cell table:formula="of:=CONCATENATE([.$K$1];[.B15];&quot;, '&quot;;[.C15];&quot;');&quot;)" office:value-type="string" office:string-value="INSERT INTO district (district_number, district_name) VALUES (0031, 'BEMIDJI PUBLIC SCHOOL DISTRICT');" calcext:value-type="string">
            <text:p>INSERT INTO district (district_number, district_name) VALUES (0031, 'BEMIDJI PUBLIC SCHOOL DISTRICT');</text:p>
          </table:table-cell>
        </table:table-row>
        <table:table-row table:style-name="ro1">
          <table:table-cell/>
          <table:table-cell office:value-type="string" calcext:value-type="string">
            <text:p>0036</text:p>
          </table:table-cell>
          <table:table-cell office:value-type="string" calcext:value-type="string">
            <text:p>KELLIHER PUBLIC SCHOOL DISTRICT</text:p>
          </table:table-cell>
          <table:table-cell table:number-columns-repeated="7"/>
          <table:table-cell table:formula="of:=CONCATENATE([.$K$1];[.B16];&quot;, '&quot;;[.C16];&quot;');&quot;)" office:value-type="string" office:string-value="INSERT INTO district (district_number, district_name) VALUES (0032, 'BLACKDUCK PUBLIC SCHOOL DISTRICT');" calcext:value-type="string">
            <text:p>INSERT INTO district (district_number, district_name) VALUES (0032, 'BLACKDUCK PUBLIC SCHOOL DISTRICT');</text:p>
          </table:table-cell>
        </table:table-row>
        <table:table-row table:style-name="ro1">
          <table:table-cell/>
          <table:table-cell office:value-type="string" calcext:value-type="string">
            <text:p>0038</text:p>
          </table:table-cell>
          <table:table-cell office:value-type="string" calcext:value-type="string">
            <text:p>RED LAKE PUBLIC SCHOOL DISTRICT</text:p>
          </table:table-cell>
          <table:table-cell table:number-columns-repeated="7"/>
          <table:table-cell table:formula="of:=CONCATENATE([.$K$1];[.B17];&quot;, '&quot;;[.C17];&quot;');&quot;)" office:value-type="string" office:string-value="INSERT INTO district (district_number, district_name) VALUES (0036, 'KELLIHER PUBLIC SCHOOL DISTRICT');" calcext:value-type="string">
            <text:p>INSERT INTO district (district_number, district_name) VALUES (0036, 'KELLIHER PUBLIC SCHOOL DISTRICT');</text:p>
          </table:table-cell>
        </table:table-row>
        <table:table-row table:style-name="ro1">
          <table:table-cell/>
          <table:table-cell office:value-type="string" calcext:value-type="string">
            <text:p>0047</text:p>
          </table:table-cell>
          <table:table-cell office:value-type="string" calcext:value-type="string">
            <text:p>SAUK RAPIDS-RICE PUBLIC SCHOOLS</text:p>
          </table:table-cell>
          <table:table-cell table:number-columns-repeated="7"/>
          <table:table-cell table:formula="of:=CONCATENATE([.$K$1];[.B18];&quot;, '&quot;;[.C18];&quot;');&quot;)" office:value-type="string" office:string-value="INSERT INTO district (district_number, district_name) VALUES (0038, 'RED LAKE PUBLIC SCHOOL DISTRICT');" calcext:value-type="string">
            <text:p>INSERT INTO district (district_number, district_name) VALUES (0038, 'RED LAKE PUBLIC SCHOOL DISTRICT');</text:p>
          </table:table-cell>
        </table:table-row>
        <table:table-row table:style-name="ro1">
          <table:table-cell/>
          <table:table-cell office:value-type="string" calcext:value-type="string">
            <text:p>0051</text:p>
          </table:table-cell>
          <table:table-cell office:value-type="string" calcext:value-type="string">
            <text:p>FOLEY PUBLIC SCHOOL DISTRICT</text:p>
          </table:table-cell>
          <table:table-cell table:number-columns-repeated="7"/>
          <table:table-cell table:formula="of:=CONCATENATE([.$K$1];[.B19];&quot;, '&quot;;[.C19];&quot;');&quot;)" office:value-type="string" office:string-value="INSERT INTO district (district_number, district_name) VALUES (0047, 'SAUK RAPIDS-RICE PUBLIC SCHOOLS');" calcext:value-type="string">
            <text:p>INSERT INTO district (district_number, district_name) VALUES (0047, 'SAUK RAPIDS-RICE PUBLIC SCHOOLS');</text:p>
          </table:table-cell>
        </table:table-row>
        <table:table-row table:style-name="ro1">
          <table:table-cell/>
          <table:table-cell office:value-type="string" calcext:value-type="string">
            <text:p>0075</text:p>
          </table:table-cell>
          <table:table-cell office:value-type="string" calcext:value-type="string">
            <text:p>ST. CLAIR PUBLIC SCHOOL DISTRICT</text:p>
          </table:table-cell>
          <table:table-cell table:number-columns-repeated="7"/>
          <table:table-cell table:formula="of:=CONCATENATE([.$K$1];[.B20];&quot;, '&quot;;[.C20];&quot;');&quot;)" office:value-type="string" office:string-value="INSERT INTO district (district_number, district_name) VALUES (0051, 'FOLEY PUBLIC SCHOOL DISTRICT');" calcext:value-type="string">
            <text:p>INSERT INTO district (district_number, district_name) VALUES (0051, 'FOLEY PUBLIC SCHOOL DISTRICT');</text:p>
          </table:table-cell>
        </table:table-row>
        <table:table-row table:style-name="ro1">
          <table:table-cell/>
          <table:table-cell office:value-type="string" calcext:value-type="string">
            <text:p>0077</text:p>
          </table:table-cell>
          <table:table-cell office:value-type="string" calcext:value-type="string">
            <text:p>MANKATO PUBLIC SCHOOL DISTRICT</text:p>
          </table:table-cell>
          <table:table-cell table:number-columns-repeated="7"/>
          <table:table-cell table:formula="of:=CONCATENATE([.$K$1];[.B21];&quot;, '&quot;;[.C21];&quot;');&quot;)" office:value-type="string" office:string-value="INSERT INTO district (district_number, district_name) VALUES (0075, 'ST. CLAIR PUBLIC SCHOOL DISTRICT');" calcext:value-type="string">
            <text:p>INSERT INTO district (district_number, district_name) VALUES (0075, 'ST. CLAIR PUBLIC SCHOOL DISTRICT');</text:p>
          </table:table-cell>
        </table:table-row>
        <table:table-row table:style-name="ro1">
          <table:table-cell/>
          <table:table-cell office:value-type="string" calcext:value-type="string">
            <text:p>0081</text:p>
          </table:table-cell>
          <table:table-cell office:value-type="string" calcext:value-type="string">
            <text:p>COMFREY PUBLIC SCHOOL DISTRICT</text:p>
          </table:table-cell>
          <table:table-cell table:number-columns-repeated="7"/>
          <table:table-cell table:formula="of:=CONCATENATE([.$K$1];[.B22];&quot;, '&quot;;[.C22];&quot;');&quot;)" office:value-type="string" office:string-value="INSERT INTO district (district_number, district_name) VALUES (0077, 'MANKATO PUBLIC SCHOOL DISTRICT');" calcext:value-type="string">
            <text:p>INSERT INTO district (district_number, district_name) VALUES (0077, 'MANKATO PUBLIC SCHOOL DISTRICT');</text:p>
          </table:table-cell>
        </table:table-row>
        <table:table-row table:style-name="ro1">
          <table:table-cell/>
          <table:table-cell office:value-type="string" calcext:value-type="string">
            <text:p>0084</text:p>
          </table:table-cell>
          <table:table-cell office:value-type="string" calcext:value-type="string">
            <text:p>SLEEPY EYE PUBLIC SCHOOL DISTRICT</text:p>
          </table:table-cell>
          <table:table-cell table:number-columns-repeated="7"/>
          <table:table-cell table:formula="of:=CONCATENATE([.$K$1];[.B23];&quot;, '&quot;;[.C23];&quot;');&quot;)" office:value-type="string" office:string-value="INSERT INTO district (district_number, district_name) VALUES (0081, 'COMFREY PUBLIC SCHOOL DISTRICT');" calcext:value-type="string">
            <text:p>INSERT INTO district (district_number, district_name) VALUES (0081, 'COMFREY PUBLIC SCHOOL DISTRICT');</text:p>
          </table:table-cell>
        </table:table-row>
        <table:table-row table:style-name="ro1">
          <table:table-cell/>
          <table:table-cell office:value-type="string" calcext:value-type="string">
            <text:p>0085</text:p>
          </table:table-cell>
          <table:table-cell office:value-type="string" calcext:value-type="string">
            <text:p>SPRINGFIELD PUBLIC SCHOOL DISTRICT</text:p>
          </table:table-cell>
          <table:table-cell table:number-columns-repeated="7"/>
          <table:table-cell table:formula="of:=CONCATENATE([.$K$1];[.B24];&quot;, '&quot;;[.C24];&quot;');&quot;)" office:value-type="string" office:string-value="INSERT INTO district (district_number, district_name) VALUES (0084, 'SLEEPY EYE PUBLIC SCHOOL DISTRICT');" calcext:value-type="string">
            <text:p>INSERT INTO district (district_number, district_name) VALUES (0084, 'SLEEPY EYE PUBLIC SCHOOL DISTRICT');</text:p>
          </table:table-cell>
        </table:table-row>
        <table:table-row table:style-name="ro1">
          <table:table-cell/>
          <table:table-cell office:value-type="string" calcext:value-type="string">
            <text:p>0088</text:p>
          </table:table-cell>
          <table:table-cell office:value-type="string" calcext:value-type="string">
            <text:p>NEW ULM PUBLIC SCHOOL DISTRICT</text:p>
          </table:table-cell>
          <table:table-cell table:number-columns-repeated="7"/>
          <table:table-cell table:formula="of:=CONCATENATE([.$K$1];[.B25];&quot;, '&quot;;[.C25];&quot;');&quot;)" office:value-type="string" office:string-value="INSERT INTO district (district_number, district_name) VALUES (0085, 'SPRINGFIELD PUBLIC SCHOOL DISTRICT');" calcext:value-type="string">
            <text:p>INSERT INTO district (district_number, district_name) VALUES (0085, 'SPRINGFIELD PUBLIC SCHOOL DISTRICT');</text:p>
          </table:table-cell>
        </table:table-row>
        <table:table-row table:style-name="ro1">
          <table:table-cell/>
          <table:table-cell office:value-type="string" calcext:value-type="string">
            <text:p>0091</text:p>
          </table:table-cell>
          <table:table-cell office:value-type="string" calcext:value-type="string">
            <text:p>BARNUM PUBLIC SCHOOL DISTRICT</text:p>
          </table:table-cell>
          <table:table-cell table:number-columns-repeated="7"/>
          <table:table-cell table:formula="of:=CONCATENATE([.$K$1];[.B26];&quot;, '&quot;;[.C26];&quot;');&quot;)" office:value-type="string" office:string-value="INSERT INTO district (district_number, district_name) VALUES (0088, 'NEW ULM PUBLIC SCHOOL DISTRICT');" calcext:value-type="string">
            <text:p>INSERT INTO district (district_number, district_name) VALUES (0088, 'NEW ULM PUBLIC SCHOOL DISTRICT');</text:p>
          </table:table-cell>
        </table:table-row>
        <table:table-row table:style-name="ro1">
          <table:table-cell/>
          <table:table-cell office:value-type="string" calcext:value-type="string">
            <text:p>0093</text:p>
          </table:table-cell>
          <table:table-cell office:value-type="string" calcext:value-type="string">
            <text:p>CARLTON PUBLIC SCHOOL DISTRICT</text:p>
          </table:table-cell>
          <table:table-cell table:number-columns-repeated="7"/>
          <table:table-cell table:formula="of:=CONCATENATE([.$K$1];[.B27];&quot;, '&quot;;[.C27];&quot;');&quot;)" office:value-type="string" office:string-value="INSERT INTO district (district_number, district_name) VALUES (0091, 'BARNUM PUBLIC SCHOOL DISTRICT');" calcext:value-type="string">
            <text:p>INSERT INTO district (district_number, district_name) VALUES (0091, 'BARNUM PUBLIC SCHOOL DISTRICT');</text:p>
          </table:table-cell>
        </table:table-row>
        <table:table-row table:style-name="ro1">
          <table:table-cell/>
          <table:table-cell office:value-type="string" calcext:value-type="string">
            <text:p>0094</text:p>
          </table:table-cell>
          <table:table-cell office:value-type="string" calcext:value-type="string">
            <text:p>CLOQUET PUBLIC SCHOOL DISTRICT</text:p>
          </table:table-cell>
          <table:table-cell table:number-columns-repeated="7"/>
          <table:table-cell table:formula="of:=CONCATENATE([.$K$1];[.B28];&quot;, '&quot;;[.C28];&quot;');&quot;)" office:value-type="string" office:string-value="INSERT INTO district (district_number, district_name) VALUES (0093, 'CARLTON PUBLIC SCHOOL DISTRICT');" calcext:value-type="string">
            <text:p>INSERT INTO district (district_number, district_name) VALUES (0093, 'CARLTON PUBLIC SCHOOL DISTRICT');</text:p>
          </table:table-cell>
        </table:table-row>
        <table:table-row table:style-name="ro1">
          <table:table-cell/>
          <table:table-cell office:value-type="string" calcext:value-type="string">
            <text:p>0095</text:p>
          </table:table-cell>
          <table:table-cell office:value-type="string" calcext:value-type="string">
            <text:p>CROMWELL-WRIGHT PUBLIC SCHOOLS</text:p>
          </table:table-cell>
          <table:table-cell table:number-columns-repeated="7"/>
          <table:table-cell table:formula="of:=CONCATENATE([.$K$1];[.B29];&quot;, '&quot;;[.C29];&quot;');&quot;)" office:value-type="string" office:string-value="INSERT INTO district (district_number, district_name) VALUES (0094, 'CLOQUET PUBLIC SCHOOL DISTRICT');" calcext:value-type="string">
            <text:p>INSERT INTO district (district_number, district_name) VALUES (0094, 'CLOQUET PUBLIC SCHOOL DISTRICT');</text:p>
          </table:table-cell>
        </table:table-row>
        <table:table-row table:style-name="ro1">
          <table:table-cell/>
          <table:table-cell office:value-type="string" calcext:value-type="string">
            <text:p>0097</text:p>
          </table:table-cell>
          <table:table-cell office:value-type="string" calcext:value-type="string">
            <text:p>MOOSE LAKE PUBLIC SCHOOL DISTRICT</text:p>
          </table:table-cell>
          <table:table-cell table:number-columns-repeated="7"/>
          <table:table-cell table:formula="of:=CONCATENATE([.$K$1];[.B30];&quot;, '&quot;;[.C30];&quot;');&quot;)" office:value-type="string" office:string-value="INSERT INTO district (district_number, district_name) VALUES (0095, 'CROMWELL-WRIGHT PUBLIC SCHOOLS');" calcext:value-type="string">
            <text:p>INSERT INTO district (district_number, district_name) VALUES (0095, 'CROMWELL-WRIGHT PUBLIC SCHOOLS');</text:p>
          </table:table-cell>
        </table:table-row>
        <table:table-row table:style-name="ro1">
          <table:table-cell/>
          <table:table-cell office:value-type="string" calcext:value-type="string">
            <text:p>0099</text:p>
          </table:table-cell>
          <table:table-cell office:value-type="string" calcext:value-type="string">
            <text:p>ESKO PUBLIC SCHOOL DISTRICT</text:p>
          </table:table-cell>
          <table:table-cell table:number-columns-repeated="7"/>
          <table:table-cell table:formula="of:=CONCATENATE([.$K$1];[.B31];&quot;, '&quot;;[.C31];&quot;');&quot;)" office:value-type="string" office:string-value="INSERT INTO district (district_number, district_name) VALUES (0097, 'MOOSE LAKE PUBLIC SCHOOL DISTRICT');" calcext:value-type="string">
            <text:p>INSERT INTO district (district_number, district_name) VALUES (0097, 'MOOSE LAKE PUBLIC SCHOOL DISTRICT');</text:p>
          </table:table-cell>
        </table:table-row>
        <table:table-row table:style-name="ro1">
          <table:table-cell/>
          <table:table-cell office:value-type="string" calcext:value-type="string">
            <text:p>0100</text:p>
          </table:table-cell>
          <table:table-cell office:value-type="string" calcext:value-type="string">
            <text:p>WRENSHALL PUBLIC SCHOOL DISTRICT</text:p>
          </table:table-cell>
          <table:table-cell table:number-columns-repeated="7"/>
          <table:table-cell table:formula="of:=CONCATENATE([.$K$1];[.B32];&quot;, '&quot;;[.C32];&quot;');&quot;)" office:value-type="string" office:string-value="INSERT INTO district (district_number, district_name) VALUES (0099, 'ESKO PUBLIC SCHOOL DISTRICT');" calcext:value-type="string">
            <text:p>INSERT INTO district (district_number, district_name) VALUES (0099, 'ESKO PUBLIC SCHOOL DISTRICT');</text:p>
          </table:table-cell>
        </table:table-row>
        <table:table-row table:style-name="ro1">
          <table:table-cell/>
          <table:table-cell office:value-type="string" calcext:value-type="string">
            <text:p>0108</text:p>
          </table:table-cell>
          <table:table-cell office:value-type="string" calcext:value-type="string">
            <text:p>CENTRAL PUBLIC SCHOOL DISTRICT</text:p>
          </table:table-cell>
          <table:table-cell table:number-columns-repeated="7"/>
          <table:table-cell table:formula="of:=CONCATENATE([.$K$1];[.B33];&quot;, '&quot;;[.C33];&quot;');&quot;)" office:value-type="string" office:string-value="INSERT INTO district (district_number, district_name) VALUES (0100, 'WRENSHALL PUBLIC SCHOOL DISTRICT');" calcext:value-type="string">
            <text:p>INSERT INTO district (district_number, district_name) VALUES (0100, 'WRENSHALL PUBLIC SCHOOL DISTRICT');</text:p>
          </table:table-cell>
        </table:table-row>
        <table:table-row table:style-name="ro1">
          <table:table-cell/>
          <table:table-cell office:value-type="string" calcext:value-type="string">
            <text:p>0110</text:p>
          </table:table-cell>
          <table:table-cell office:value-type="string" calcext:value-type="string">
            <text:p>WACONIA PUBLIC SCHOOL DISTRICT</text:p>
          </table:table-cell>
          <table:table-cell table:number-columns-repeated="7"/>
          <table:table-cell table:formula="of:=CONCATENATE([.$K$1];[.B34];&quot;, '&quot;;[.C34];&quot;');&quot;)" office:value-type="string" office:string-value="INSERT INTO district (district_number, district_name) VALUES (0108, 'CENTRAL PUBLIC SCHOOL DISTRICT');" calcext:value-type="string">
            <text:p>INSERT INTO district (district_number, district_name) VALUES (0108, 'CENTRAL PUBLIC SCHOOL DISTRICT');</text:p>
          </table:table-cell>
        </table:table-row>
        <table:table-row table:style-name="ro1">
          <table:table-cell/>
          <table:table-cell office:value-type="string" calcext:value-type="string">
            <text:p>0111</text:p>
          </table:table-cell>
          <table:table-cell office:value-type="string" calcext:value-type="string">
            <text:p>WATERTOWN-MAYER PUBLIC SCHOOL DIST</text:p>
          </table:table-cell>
          <table:table-cell table:number-columns-repeated="7"/>
          <table:table-cell table:formula="of:=CONCATENATE([.$K$1];[.B35];&quot;, '&quot;;[.C35];&quot;');&quot;)" office:value-type="string" office:string-value="INSERT INTO district (district_number, district_name) VALUES (0110, 'WACONIA PUBLIC SCHOOL DISTRICT');" calcext:value-type="string">
            <text:p>INSERT INTO district (district_number, district_name) VALUES (0110, 'WACONIA PUBLIC SCHOOL DISTRICT');</text:p>
          </table:table-cell>
        </table:table-row>
        <table:table-row table:style-name="ro1">
          <table:table-cell/>
          <table:table-cell office:value-type="string" calcext:value-type="string">
            <text:p>0112</text:p>
          </table:table-cell>
          <table:table-cell office:value-type="string" calcext:value-type="string">
            <text:p>EASTERN CARVER COUNTY PUBLIC SCHOOL</text:p>
          </table:table-cell>
          <table:table-cell table:number-columns-repeated="7"/>
          <table:table-cell table:formula="of:=CONCATENATE([.$K$1];[.B36];&quot;, '&quot;;[.C36];&quot;');&quot;)" office:value-type="string" office:string-value="INSERT INTO district (district_number, district_name) VALUES (0111, 'WATERTOWN-MAYER PUBLIC SCHOOL DIST');" calcext:value-type="string">
            <text:p>INSERT INTO district (district_number, district_name) VALUES (0111, 'WATERTOWN-MAYER PUBLIC SCHOOL DIST');</text:p>
          </table:table-cell>
        </table:table-row>
        <table:table-row table:style-name="ro1">
          <table:table-cell/>
          <table:table-cell office:value-type="string" calcext:value-type="string">
            <text:p>0113</text:p>
          </table:table-cell>
          <table:table-cell office:value-type="string" calcext:value-type="string">
            <text:p>WALKER-HACKENSACK-AKELEY SCHL. DIST</text:p>
          </table:table-cell>
          <table:table-cell table:number-columns-repeated="7"/>
          <table:table-cell table:formula="of:=CONCATENATE([.$K$1];[.B37];&quot;, '&quot;;[.C37];&quot;');&quot;)" office:value-type="string" office:string-value="INSERT INTO district (district_number, district_name) VALUES (0112, 'EASTERN CARVER COUNTY PUBLIC SCHOOL');" calcext:value-type="string">
            <text:p>INSERT INTO district (district_number, district_name) VALUES (0112, 'EASTERN CARVER COUNTY PUBLIC SCHOOL');</text:p>
          </table:table-cell>
        </table:table-row>
        <table:table-row table:style-name="ro1">
          <table:table-cell/>
          <table:table-cell office:value-type="string" calcext:value-type="string">
            <text:p>0115</text:p>
          </table:table-cell>
          <table:table-cell office:value-type="string" calcext:value-type="string">
            <text:p>CASS LAKE-BENA PUBLIC SCHOOLS</text:p>
          </table:table-cell>
          <table:table-cell table:number-columns-repeated="7"/>
          <table:table-cell table:formula="of:=CONCATENATE([.$K$1];[.B38];&quot;, '&quot;;[.C38];&quot;');&quot;)" office:value-type="string" office:string-value="INSERT INTO district (district_number, district_name) VALUES (0113, 'WALKER-HACKENSACK-AKELEY SCHL. DIST');" calcext:value-type="string">
            <text:p>INSERT INTO district (district_number, district_name) VALUES (0113, 'WALKER-HACKENSACK-AKELEY SCHL. DIST');</text:p>
          </table:table-cell>
        </table:table-row>
        <table:table-row table:style-name="ro1">
          <table:table-cell/>
          <table:table-cell office:value-type="string" calcext:value-type="string">
            <text:p>0116</text:p>
          </table:table-cell>
          <table:table-cell office:value-type="string" calcext:value-type="string">
            <text:p>PILLAGER PUBLIC SCHOOL DISTRICT</text:p>
          </table:table-cell>
          <table:table-cell table:number-columns-repeated="7"/>
          <table:table-cell table:formula="of:=CONCATENATE([.$K$1];[.B39];&quot;, '&quot;;[.C39];&quot;');&quot;)" office:value-type="string" office:string-value="INSERT INTO district (district_number, district_name) VALUES (0115, 'CASS LAKE-BENA PUBLIC SCHOOLS');" calcext:value-type="string">
            <text:p>INSERT INTO district (district_number, district_name) VALUES (0115, 'CASS LAKE-BENA PUBLIC SCHOOLS');</text:p>
          </table:table-cell>
        </table:table-row>
        <table:table-row table:style-name="ro1">
          <table:table-cell/>
          <table:table-cell office:value-type="string" calcext:value-type="string">
            <text:p>0118</text:p>
          </table:table-cell>
          <table:table-cell office:value-type="string" calcext:value-type="string">
            <text:p>NORTHLAND COMMUNITY SCHOOLS</text:p>
          </table:table-cell>
          <table:table-cell table:number-columns-repeated="7"/>
          <table:table-cell table:formula="of:=CONCATENATE([.$K$1];[.B40];&quot;, '&quot;;[.C40];&quot;');&quot;)" office:value-type="string" office:string-value="INSERT INTO district (district_number, district_name) VALUES (0116, 'PILLAGER PUBLIC SCHOOL DISTRICT');" calcext:value-type="string">
            <text:p>INSERT INTO district (district_number, district_name) VALUES (0116, 'PILLAGER PUBLIC SCHOOL DISTRICT');</text:p>
          </table:table-cell>
        </table:table-row>
        <table:table-row table:style-name="ro1">
          <table:table-cell/>
          <table:table-cell office:value-type="string" calcext:value-type="string">
            <text:p>0129</text:p>
          </table:table-cell>
          <table:table-cell office:value-type="string" calcext:value-type="string">
            <text:p>MONTEVIDEO PUBLIC SCHOOL DISTRICT</text:p>
          </table:table-cell>
          <table:table-cell table:number-columns-repeated="7"/>
          <table:table-cell table:formula="of:=CONCATENATE([.$K$1];[.B41];&quot;, '&quot;;[.C41];&quot;');&quot;)" office:value-type="string" office:string-value="INSERT INTO district (district_number, district_name) VALUES (0118, 'NORTHLAND COMMUNITY SCHOOLS');" calcext:value-type="string">
            <text:p>INSERT INTO district (district_number, district_name) VALUES (0118, 'NORTHLAND COMMUNITY SCHOOLS');</text:p>
          </table:table-cell>
        </table:table-row>
        <table:table-row table:style-name="ro1">
          <table:table-cell/>
          <table:table-cell office:value-type="string" calcext:value-type="string">
            <text:p>0138</text:p>
          </table:table-cell>
          <table:table-cell office:value-type="string" calcext:value-type="string">
            <text:p>NORTH BRANCH AREA PUBLIC SCHOOLS</text:p>
          </table:table-cell>
          <table:table-cell table:number-columns-repeated="7"/>
          <table:table-cell table:formula="of:=CONCATENATE([.$K$1];[.B42];&quot;, '&quot;;[.C42];&quot;');&quot;)" office:value-type="string" office:string-value="INSERT INTO district (district_number, district_name) VALUES (0129, 'MONTEVIDEO PUBLIC SCHOOL DISTRICT');" calcext:value-type="string">
            <text:p>INSERT INTO district (district_number, district_name) VALUES (0129, 'MONTEVIDEO PUBLIC SCHOOL DISTRICT');</text:p>
          </table:table-cell>
        </table:table-row>
        <table:table-row table:style-name="ro1">
          <table:table-cell/>
          <table:table-cell office:value-type="string" calcext:value-type="string">
            <text:p>0139</text:p>
          </table:table-cell>
          <table:table-cell office:value-type="string" calcext:value-type="string">
            <text:p>RUSH CITY PUBLIC SCHOOL DISTRICT</text:p>
          </table:table-cell>
          <table:table-cell table:number-columns-repeated="7"/>
          <table:table-cell table:formula="of:=CONCATENATE([.$K$1];[.B43];&quot;, '&quot;;[.C43];&quot;');&quot;)" office:value-type="string" office:string-value="INSERT INTO district (district_number, district_name) VALUES (0138, 'NORTH BRANCH AREA PUBLIC SCHOOLS');" calcext:value-type="string">
            <text:p>INSERT INTO district (district_number, district_name) VALUES (0138, 'NORTH BRANCH AREA PUBLIC SCHOOLS');</text:p>
          </table:table-cell>
        </table:table-row>
        <table:table-row table:style-name="ro1">
          <table:table-cell/>
          <table:table-cell office:value-type="string" calcext:value-type="string">
            <text:p>0146</text:p>
          </table:table-cell>
          <table:table-cell office:value-type="string" calcext:value-type="string">
            <text:p>BARNESVILLE PUBLIC SCHOOL DIST.</text:p>
          </table:table-cell>
          <table:table-cell table:number-columns-repeated="7"/>
          <table:table-cell table:formula="of:=CONCATENATE([.$K$1];[.B44];&quot;, '&quot;;[.C44];&quot;');&quot;)" office:value-type="string" office:string-value="INSERT INTO district (district_number, district_name) VALUES (0139, 'RUSH CITY PUBLIC SCHOOL DISTRICT');" calcext:value-type="string">
            <text:p>INSERT INTO district (district_number, district_name) VALUES (0139, 'RUSH CITY PUBLIC SCHOOL DISTRICT');</text:p>
          </table:table-cell>
        </table:table-row>
        <table:table-row table:style-name="ro1">
          <table:table-cell/>
          <table:table-cell office:value-type="string" calcext:value-type="string">
            <text:p>0150</text:p>
          </table:table-cell>
          <table:table-cell office:value-type="string" calcext:value-type="string">
            <text:p>HAWLEY PUBLIC SCHOOL DISTRICT</text:p>
          </table:table-cell>
          <table:table-cell table:number-columns-repeated="7"/>
          <table:table-cell table:formula="of:=CONCATENATE([.$K$1];[.B45];&quot;, '&quot;;[.C45];&quot;');&quot;)" office:value-type="string" office:string-value="INSERT INTO district (district_number, district_name) VALUES (0146, 'BARNESVILLE PUBLIC SCHOOL DIST.');" calcext:value-type="string">
            <text:p>INSERT INTO district (district_number, district_name) VALUES (0146, 'BARNESVILLE PUBLIC SCHOOL DIST.');</text:p>
          </table:table-cell>
        </table:table-row>
        <table:table-row table:style-name="ro1">
          <table:table-cell/>
          <table:table-cell office:value-type="string" calcext:value-type="string">
            <text:p>0152</text:p>
          </table:table-cell>
          <table:table-cell office:value-type="string" calcext:value-type="string">
            <text:p>MOORHEAD AREA PUBLIC SCHOOLS</text:p>
          </table:table-cell>
          <table:table-cell table:number-columns-repeated="7"/>
          <table:table-cell table:formula="of:=CONCATENATE([.$K$1];[.B46];&quot;, '&quot;;[.C46];&quot;');&quot;)" office:value-type="string" office:string-value="INSERT INTO district (district_number, district_name) VALUES (0150, 'HAWLEY PUBLIC SCHOOL DISTRICT');" calcext:value-type="string">
            <text:p>INSERT INTO district (district_number, district_name) VALUES (0150, 'HAWLEY PUBLIC SCHOOL DISTRICT');</text:p>
          </table:table-cell>
        </table:table-row>
        <table:table-row table:style-name="ro1">
          <table:table-cell/>
          <table:table-cell office:value-type="string" calcext:value-type="string">
            <text:p>0162</text:p>
          </table:table-cell>
          <table:table-cell office:value-type="string" calcext:value-type="string">
            <text:p>BAGLEY PUBLIC SCHOOL DISTRICT</text:p>
          </table:table-cell>
          <table:table-cell table:number-columns-repeated="7"/>
          <table:table-cell table:formula="of:=CONCATENATE([.$K$1];[.B47];&quot;, '&quot;;[.C47];&quot;');&quot;)" office:value-type="string" office:string-value="INSERT INTO district (district_number, district_name) VALUES (0152, 'MOORHEAD AREA PUBLIC SCHOOLS');" calcext:value-type="string">
            <text:p>INSERT INTO district (district_number, district_name) VALUES (0152, 'MOORHEAD AREA PUBLIC SCHOOLS');</text:p>
          </table:table-cell>
        </table:table-row>
        <table:table-row table:style-name="ro1">
          <table:table-cell/>
          <table:table-cell office:value-type="string" calcext:value-type="string">
            <text:p>0166</text:p>
          </table:table-cell>
          <table:table-cell office:value-type="string" calcext:value-type="string">
            <text:p>COOK COUNTY PUBLIC SCHOOLS</text:p>
          </table:table-cell>
          <table:table-cell table:number-columns-repeated="7"/>
          <table:table-cell table:formula="of:=CONCATENATE([.$K$1];[.B48];&quot;, '&quot;;[.C48];&quot;');&quot;)" office:value-type="string" office:string-value="INSERT INTO district (district_number, district_name) VALUES (0162, 'BAGLEY PUBLIC SCHOOL DISTRICT');" calcext:value-type="string">
            <text:p>INSERT INTO district (district_number, district_name) VALUES (0162, 'BAGLEY PUBLIC SCHOOL DISTRICT');</text:p>
          </table:table-cell>
        </table:table-row>
        <table:table-row table:style-name="ro1">
          <table:table-cell/>
          <table:table-cell office:value-type="string" calcext:value-type="string">
            <text:p>0173</text:p>
          </table:table-cell>
          <table:table-cell office:value-type="string" calcext:value-type="string">
            <text:p>MOUNTAIN LAKE PUBLIC SCHOOLS</text:p>
          </table:table-cell>
          <table:table-cell table:number-columns-repeated="7"/>
          <table:table-cell table:formula="of:=CONCATENATE([.$K$1];[.B49];&quot;, '&quot;;[.C49];&quot;');&quot;)" office:value-type="string" office:string-value="INSERT INTO district (district_number, district_name) VALUES (0166, 'COOK COUNTY PUBLIC SCHOOLS');" calcext:value-type="string">
            <text:p>INSERT INTO district (district_number, district_name) VALUES (0166, 'COOK COUNTY PUBLIC SCHOOLS');</text:p>
          </table:table-cell>
        </table:table-row>
        <table:table-row table:style-name="ro1">
          <table:table-cell/>
          <table:table-cell office:value-type="string" calcext:value-type="string">
            <text:p>0177</text:p>
          </table:table-cell>
          <table:table-cell office:value-type="string" calcext:value-type="string">
            <text:p>WINDOM PUBLIC SCHOOL DISTRICT</text:p>
          </table:table-cell>
          <table:table-cell table:number-columns-repeated="7"/>
          <table:table-cell table:formula="of:=CONCATENATE([.$K$1];[.B50];&quot;, '&quot;;[.C50];&quot;');&quot;)" office:value-type="string" office:string-value="INSERT INTO district (district_number, district_name) VALUES (0173, 'MOUNTAIN LAKE PUBLIC SCHOOLS');" calcext:value-type="string">
            <text:p>INSERT INTO district (district_number, district_name) VALUES (0173, 'MOUNTAIN LAKE PUBLIC SCHOOLS');</text:p>
          </table:table-cell>
        </table:table-row>
        <table:table-row table:style-name="ro1">
          <table:table-cell/>
          <table:table-cell office:value-type="string" calcext:value-type="string">
            <text:p>0181</text:p>
          </table:table-cell>
          <table:table-cell office:value-type="string" calcext:value-type="string">
            <text:p>BRAINERD PUBLIC SCHOOL DISTRICT</text:p>
          </table:table-cell>
          <table:table-cell table:number-columns-repeated="7"/>
          <table:table-cell table:formula="of:=CONCATENATE([.$K$1];[.B51];&quot;, '&quot;;[.C51];&quot;');&quot;)" office:value-type="string" office:string-value="INSERT INTO district (district_number, district_name) VALUES (0177, 'WINDOM PUBLIC SCHOOL DISTRICT');" calcext:value-type="string">
            <text:p>INSERT INTO district (district_number, district_name) VALUES (0177, 'WINDOM PUBLIC SCHOOL DISTRICT');</text:p>
          </table:table-cell>
        </table:table-row>
        <table:table-row table:style-name="ro1">
          <table:table-cell/>
          <table:table-cell office:value-type="string" calcext:value-type="string">
            <text:p>0182</text:p>
          </table:table-cell>
          <table:table-cell office:value-type="string" calcext:value-type="string">
            <text:p>CROSBY-IRONTON PUBLIC SCHOOL DIST.</text:p>
          </table:table-cell>
          <table:table-cell table:number-columns-repeated="7"/>
          <table:table-cell table:formula="of:=CONCATENATE([.$K$1];[.B52];&quot;, '&quot;;[.C52];&quot;');&quot;)" office:value-type="string" office:string-value="INSERT INTO district (district_number, district_name) VALUES (0181, 'BRAINERD PUBLIC SCHOOL DISTRICT');" calcext:value-type="string">
            <text:p>INSERT INTO district (district_number, district_name) VALUES (0181, 'BRAINERD PUBLIC SCHOOL DISTRICT');</text:p>
          </table:table-cell>
        </table:table-row>
        <table:table-row table:style-name="ro1">
          <table:table-cell/>
          <table:table-cell office:value-type="string" calcext:value-type="string">
            <text:p>0186</text:p>
          </table:table-cell>
          <table:table-cell office:value-type="string" calcext:value-type="string">
            <text:p>PEQUOT LAKES PUBLIC SCHOOLS</text:p>
          </table:table-cell>
          <table:table-cell table:number-columns-repeated="7"/>
          <table:table-cell table:formula="of:=CONCATENATE([.$K$1];[.B53];&quot;, '&quot;;[.C53];&quot;');&quot;)" office:value-type="string" office:string-value="INSERT INTO district (district_number, district_name) VALUES (0182, 'CROSBY-IRONTON PUBLIC SCHOOL DIST.');" calcext:value-type="string">
            <text:p>INSERT INTO district (district_number, district_name) VALUES (0182, 'CROSBY-IRONTON PUBLIC SCHOOL DIST.');</text:p>
          </table:table-cell>
        </table:table-row>
        <table:table-row table:style-name="ro1">
          <table:table-cell/>
          <table:table-cell office:value-type="string" calcext:value-type="string">
            <text:p>0191</text:p>
          </table:table-cell>
          <table:table-cell office:value-type="string" calcext:value-type="string">
            <text:p>BURNSVILLE PUBLIC SCHOOL DISTRICT</text:p>
          </table:table-cell>
          <table:table-cell table:number-columns-repeated="7"/>
          <table:table-cell table:formula="of:=CONCATENATE([.$K$1];[.B54];&quot;, '&quot;;[.C54];&quot;');&quot;)" office:value-type="string" office:string-value="INSERT INTO district (district_number, district_name) VALUES (0186, 'PEQUOT LAKES PUBLIC SCHOOLS');" calcext:value-type="string">
            <text:p>INSERT INTO district (district_number, district_name) VALUES (0186, 'PEQUOT LAKES PUBLIC SCHOOLS');</text:p>
          </table:table-cell>
        </table:table-row>
        <table:table-row table:style-name="ro1">
          <table:table-cell/>
          <table:table-cell office:value-type="string" calcext:value-type="string">
            <text:p>0192</text:p>
          </table:table-cell>
          <table:table-cell office:value-type="string" calcext:value-type="string">
            <text:p>FARMINGTON PUBLIC SCHOOL DISTRICT</text:p>
          </table:table-cell>
          <table:table-cell table:number-columns-repeated="7"/>
          <table:table-cell table:formula="of:=CONCATENATE([.$K$1];[.B55];&quot;, '&quot;;[.C55];&quot;');&quot;)" office:value-type="string" office:string-value="INSERT INTO district (district_number, district_name) VALUES (0191, 'BURNSVILLE PUBLIC SCHOOL DISTRICT');" calcext:value-type="string">
            <text:p>INSERT INTO district (district_number, district_name) VALUES (0191, 'BURNSVILLE PUBLIC SCHOOL DISTRICT');</text:p>
          </table:table-cell>
        </table:table-row>
        <table:table-row table:style-name="ro1">
          <table:table-cell/>
          <table:table-cell office:value-type="string" calcext:value-type="string">
            <text:p>0194</text:p>
          </table:table-cell>
          <table:table-cell office:value-type="string" calcext:value-type="string">
            <text:p>LAKEVILLE PUBLIC SCHOOL DISTRICT</text:p>
          </table:table-cell>
          <table:table-cell table:number-columns-repeated="7"/>
          <table:table-cell table:formula="of:=CONCATENATE([.$K$1];[.B56];&quot;, '&quot;;[.C56];&quot;');&quot;)" office:value-type="string" office:string-value="INSERT INTO district (district_number, district_name) VALUES (0192, 'FARMINGTON PUBLIC SCHOOL DISTRICT');" calcext:value-type="string">
            <text:p>INSERT INTO district (district_number, district_name) VALUES (0192, 'FARMINGTON PUBLIC SCHOOL DISTRICT');</text:p>
          </table:table-cell>
        </table:table-row>
        <table:table-row table:style-name="ro1">
          <table:table-cell/>
          <table:table-cell office:value-type="string" calcext:value-type="string">
            <text:p>0195</text:p>
          </table:table-cell>
          <table:table-cell office:value-type="string" calcext:value-type="string">
            <text:p>RANDOLPH PUBLIC SCHOOL DISTRICT</text:p>
          </table:table-cell>
          <table:table-cell table:number-columns-repeated="7"/>
          <table:table-cell table:formula="of:=CONCATENATE([.$K$1];[.B57];&quot;, '&quot;;[.C57];&quot;');&quot;)" office:value-type="string" office:string-value="INSERT INTO district (district_number, district_name) VALUES (0194, 'LAKEVILLE PUBLIC SCHOOL DISTRICT');" calcext:value-type="string">
            <text:p>INSERT INTO district (district_number, district_name) VALUES (0194, 'LAKEVILLE PUBLIC SCHOOL DISTRICT');</text:p>
          </table:table-cell>
        </table:table-row>
        <table:table-row table:style-name="ro1">
          <table:table-cell/>
          <table:table-cell office:value-type="string" calcext:value-type="string">
            <text:p>0196</text:p>
          </table:table-cell>
          <table:table-cell office:value-type="string" calcext:value-type="string">
            <text:p>ROSEMOUNT-APPLE VALLEY-EAGAN</text:p>
          </table:table-cell>
          <table:table-cell table:number-columns-repeated="7"/>
          <table:table-cell table:formula="of:=CONCATENATE([.$K$1];[.B58];&quot;, '&quot;;[.C58];&quot;');&quot;)" office:value-type="string" office:string-value="INSERT INTO district (district_number, district_name) VALUES (0195, 'RANDOLPH PUBLIC SCHOOL DISTRICT');" calcext:value-type="string">
            <text:p>INSERT INTO district (district_number, district_name) VALUES (0195, 'RANDOLPH PUBLIC SCHOOL DISTRICT');</text:p>
          </table:table-cell>
        </table:table-row>
        <table:table-row table:style-name="ro1">
          <table:table-cell/>
          <table:table-cell office:value-type="string" calcext:value-type="string">
            <text:p>0197</text:p>
          </table:table-cell>
          <table:table-cell office:value-type="string" calcext:value-type="string">
            <text:p>WEST ST. PAUL-MENDOTA HEIGHTS-EAGAN</text:p>
          </table:table-cell>
          <table:table-cell table:number-columns-repeated="7"/>
          <table:table-cell table:formula="of:=CONCATENATE([.$K$1];[.B59];&quot;, '&quot;;[.C59];&quot;');&quot;)" office:value-type="string" office:string-value="INSERT INTO district (district_number, district_name) VALUES (0196, 'ROSEMOUNT-APPLE VALLEY-EAGAN');" calcext:value-type="string">
            <text:p>INSERT INTO district (district_number, district_name) VALUES (0196, 'ROSEMOUNT-APPLE VALLEY-EAGAN');</text:p>
          </table:table-cell>
        </table:table-row>
        <table:table-row table:style-name="ro1">
          <table:table-cell/>
          <table:table-cell office:value-type="string" calcext:value-type="string">
            <text:p>0199</text:p>
          </table:table-cell>
          <table:table-cell office:value-type="string" calcext:value-type="string">
            <text:p>INVER GROVE HEIGHTS SCHOOLS</text:p>
          </table:table-cell>
          <table:table-cell table:number-columns-repeated="7"/>
          <table:table-cell table:formula="of:=CONCATENATE([.$K$1];[.B60];&quot;, '&quot;;[.C60];&quot;');&quot;)" office:value-type="string" office:string-value="INSERT INTO district (district_number, district_name) VALUES (0197, 'WEST ST. PAUL-MENDOTA HEIGHTS-EAGAN');" calcext:value-type="string">
            <text:p>INSERT INTO district (district_number, district_name) VALUES (0197, 'WEST ST. PAUL-MENDOTA HEIGHTS-EAGAN');</text:p>
          </table:table-cell>
        </table:table-row>
        <table:table-row table:style-name="ro1">
          <table:table-cell/>
          <table:table-cell office:value-type="string" calcext:value-type="string">
            <text:p>0200</text:p>
          </table:table-cell>
          <table:table-cell office:value-type="string" calcext:value-type="string">
            <text:p>HASTINGS PUBLIC SCHOOL DISTRICT</text:p>
          </table:table-cell>
          <table:table-cell table:number-columns-repeated="7"/>
          <table:table-cell table:formula="of:=CONCATENATE([.$K$1];[.B61];&quot;, '&quot;;[.C61];&quot;');&quot;)" office:value-type="string" office:string-value="INSERT INTO district (district_number, district_name) VALUES (0199, 'INVER GROVE HEIGHTS SCHOOLS');" calcext:value-type="string">
            <text:p>INSERT INTO district (district_number, district_name) VALUES (0199, 'INVER GROVE HEIGHTS SCHOOLS');</text:p>
          </table:table-cell>
        </table:table-row>
        <table:table-row table:style-name="ro1">
          <table:table-cell/>
          <table:table-cell office:value-type="string" calcext:value-type="string">
            <text:p>0203</text:p>
          </table:table-cell>
          <table:table-cell office:value-type="string" calcext:value-type="string">
            <text:p>HAYFIELD PUBLIC SCHOOL DISTRICT</text:p>
          </table:table-cell>
          <table:table-cell table:number-columns-repeated="7"/>
          <table:table-cell table:formula="of:=CONCATENATE([.$K$1];[.B62];&quot;, '&quot;;[.C62];&quot;');&quot;)" office:value-type="string" office:string-value="INSERT INTO district (district_number, district_name) VALUES (0200, 'HASTINGS PUBLIC SCHOOL DISTRICT');" calcext:value-type="string">
            <text:p>INSERT INTO district (district_number, district_name) VALUES (0200, 'HASTINGS PUBLIC SCHOOL DISTRICT');</text:p>
          </table:table-cell>
        </table:table-row>
        <table:table-row table:style-name="ro1">
          <table:table-cell/>
          <table:table-cell office:value-type="string" calcext:value-type="string">
            <text:p>0204</text:p>
          </table:table-cell>
          <table:table-cell office:value-type="string" calcext:value-type="string">
            <text:p>KASSON-MANTORVILLE SCHOOL DISTRICT</text:p>
          </table:table-cell>
          <table:table-cell table:number-columns-repeated="7"/>
          <table:table-cell table:formula="of:=CONCATENATE([.$K$1];[.B63];&quot;, '&quot;;[.C63];&quot;');&quot;)" office:value-type="string" office:string-value="INSERT INTO district (district_number, district_name) VALUES (0203, 'HAYFIELD PUBLIC SCHOOL DISTRICT');" calcext:value-type="string">
            <text:p>INSERT INTO district (district_number, district_name) VALUES (0203, 'HAYFIELD PUBLIC SCHOOL DISTRICT');</text:p>
          </table:table-cell>
        </table:table-row>
        <table:table-row table:style-name="ro1">
          <table:table-cell/>
          <table:table-cell office:value-type="string" calcext:value-type="string">
            <text:p>0206</text:p>
          </table:table-cell>
          <table:table-cell office:value-type="string" calcext:value-type="string">
            <text:p>ALEXANDRIA PUBLIC SCHOOL DISTRICT</text:p>
          </table:table-cell>
          <table:table-cell table:number-columns-repeated="7"/>
          <table:table-cell table:formula="of:=CONCATENATE([.$K$1];[.B64];&quot;, '&quot;;[.C64];&quot;');&quot;)" office:value-type="string" office:string-value="INSERT INTO district (district_number, district_name) VALUES (0204, 'KASSON-MANTORVILLE SCHOOL DISTRICT');" calcext:value-type="string">
            <text:p>INSERT INTO district (district_number, district_name) VALUES (0204, 'KASSON-MANTORVILLE SCHOOL DISTRICT');</text:p>
          </table:table-cell>
        </table:table-row>
        <table:table-row table:style-name="ro1">
          <table:table-cell/>
          <table:table-cell office:value-type="string" calcext:value-type="string">
            <text:p>0207</text:p>
          </table:table-cell>
          <table:table-cell office:value-type="string" calcext:value-type="string">
            <text:p>BRANDON PUBLIC SCHOOL DISTRICT</text:p>
          </table:table-cell>
          <table:table-cell table:number-columns-repeated="7"/>
          <table:table-cell table:formula="of:=CONCATENATE([.$K$1];[.B65];&quot;, '&quot;;[.C65];&quot;');&quot;)" office:value-type="string" office:string-value="INSERT INTO district (district_number, district_name) VALUES (0206, 'ALEXANDRIA PUBLIC SCHOOL DISTRICT');" calcext:value-type="string">
            <text:p>INSERT INTO district (district_number, district_name) VALUES (0206, 'ALEXANDRIA PUBLIC SCHOOL DISTRICT');</text:p>
          </table:table-cell>
        </table:table-row>
        <table:table-row table:style-name="ro1">
          <table:table-cell/>
          <table:table-cell office:value-type="string" calcext:value-type="string">
            <text:p>0208</text:p>
          </table:table-cell>
          <table:table-cell office:value-type="string" calcext:value-type="string">
            <text:p>EVANSVILLE PUBLIC SCHOOL DISTRICT</text:p>
          </table:table-cell>
          <table:table-cell table:number-columns-repeated="7"/>
          <table:table-cell table:formula="of:=CONCATENATE([.$K$1];[.B66];&quot;, '&quot;;[.C66];&quot;');&quot;)" office:value-type="string" office:string-value="INSERT INTO district (district_number, district_name) VALUES (0207, 'BRANDON PUBLIC SCHOOL DISTRICT');" calcext:value-type="string">
            <text:p>INSERT INTO district (district_number, district_name) VALUES (0207, 'BRANDON PUBLIC SCHOOL DISTRICT');</text:p>
          </table:table-cell>
        </table:table-row>
        <table:table-row table:style-name="ro1">
          <table:table-cell/>
          <table:table-cell office:value-type="string" calcext:value-type="string">
            <text:p>0213</text:p>
          </table:table-cell>
          <table:table-cell office:value-type="string" calcext:value-type="string">
            <text:p>OSAKIS PUBLIC SCHOOL DISTRICT</text:p>
          </table:table-cell>
          <table:table-cell table:number-columns-repeated="7"/>
          <table:table-cell table:formula="of:=CONCATENATE([.$K$1];[.B67];&quot;, '&quot;;[.C67];&quot;');&quot;)" office:value-type="string" office:string-value="INSERT INTO district (district_number, district_name) VALUES (0208, 'EVANSVILLE PUBLIC SCHOOL DISTRICT');" calcext:value-type="string">
            <text:p>INSERT INTO district (district_number, district_name) VALUES (0208, 'EVANSVILLE PUBLIC SCHOOL DISTRICT');</text:p>
          </table:table-cell>
        </table:table-row>
        <table:table-row table:style-name="ro1">
          <table:table-cell/>
          <table:table-cell office:value-type="string" calcext:value-type="string">
            <text:p>0227</text:p>
          </table:table-cell>
          <table:table-cell office:value-type="string" calcext:value-type="string">
            <text:p>CHATFIELD PUBLIC SCHOOLS</text:p>
          </table:table-cell>
          <table:table-cell table:number-columns-repeated="7"/>
          <table:table-cell table:formula="of:=CONCATENATE([.$K$1];[.B68];&quot;, '&quot;;[.C68];&quot;');&quot;)" office:value-type="string" office:string-value="INSERT INTO district (district_number, district_name) VALUES (0213, 'OSAKIS PUBLIC SCHOOL DISTRICT');" calcext:value-type="string">
            <text:p>INSERT INTO district (district_number, district_name) VALUES (0213, 'OSAKIS PUBLIC SCHOOL DISTRICT');</text:p>
          </table:table-cell>
        </table:table-row>
        <table:table-row table:style-name="ro1">
          <table:table-cell/>
          <table:table-cell office:value-type="string" calcext:value-type="string">
            <text:p>0229</text:p>
          </table:table-cell>
          <table:table-cell office:value-type="string" calcext:value-type="string">
            <text:p>LANESBORO PUBLIC SCHOOL DISTRICT</text:p>
          </table:table-cell>
          <table:table-cell table:number-columns-repeated="7"/>
          <table:table-cell table:formula="of:=CONCATENATE([.$K$1];[.B69];&quot;, '&quot;;[.C69];&quot;');&quot;)" office:value-type="string" office:string-value="INSERT INTO district (district_number, district_name) VALUES (0227, 'CHATFIELD PUBLIC SCHOOLS');" calcext:value-type="string">
            <text:p>INSERT INTO district (district_number, district_name) VALUES (0227, 'CHATFIELD PUBLIC SCHOOLS');</text:p>
          </table:table-cell>
        </table:table-row>
        <table:table-row table:style-name="ro1">
          <table:table-cell/>
          <table:table-cell office:value-type="string" calcext:value-type="string">
            <text:p>0238</text:p>
          </table:table-cell>
          <table:table-cell office:value-type="string" calcext:value-type="string">
            <text:p>MABEL-CANTON PUBLIC SCHOOL DISTRICT</text:p>
          </table:table-cell>
          <table:table-cell table:number-columns-repeated="7"/>
          <table:table-cell table:formula="of:=CONCATENATE([.$K$1];[.B70];&quot;, '&quot;;[.C70];&quot;');&quot;)" office:value-type="string" office:string-value="INSERT INTO district (district_number, district_name) VALUES (0229, 'LANESBORO PUBLIC SCHOOL DISTRICT');" calcext:value-type="string">
            <text:p>INSERT INTO district (district_number, district_name) VALUES (0229, 'LANESBORO PUBLIC SCHOOL DISTRICT');</text:p>
          </table:table-cell>
        </table:table-row>
        <table:table-row table:style-name="ro1">
          <table:table-cell/>
          <table:table-cell office:value-type="string" calcext:value-type="string">
            <text:p>0239</text:p>
          </table:table-cell>
          <table:table-cell office:value-type="string" calcext:value-type="string">
            <text:p>RUSHFORD-PETERSON PUBLIC SCHOOLS</text:p>
          </table:table-cell>
          <table:table-cell table:number-columns-repeated="7"/>
          <table:table-cell table:formula="of:=CONCATENATE([.$K$1];[.B71];&quot;, '&quot;;[.C71];&quot;');&quot;)" office:value-type="string" office:string-value="INSERT INTO district (district_number, district_name) VALUES (0238, 'MABEL-CANTON PUBLIC SCHOOL DISTRICT');" calcext:value-type="string">
            <text:p>INSERT INTO district (district_number, district_name) VALUES (0238, 'MABEL-CANTON PUBLIC SCHOOL DISTRICT');</text:p>
          </table:table-cell>
        </table:table-row>
        <table:table-row table:style-name="ro1">
          <table:table-cell/>
          <table:table-cell office:value-type="string" calcext:value-type="string">
            <text:p>0241</text:p>
          </table:table-cell>
          <table:table-cell office:value-type="string" calcext:value-type="string">
            <text:p>ALBERT LEA PUBLIC SCHOOL DISTRICT</text:p>
          </table:table-cell>
          <table:table-cell table:number-columns-repeated="7"/>
          <table:table-cell table:formula="of:=CONCATENATE([.$K$1];[.B72];&quot;, '&quot;;[.C72];&quot;');&quot;)" office:value-type="string" office:string-value="INSERT INTO district (district_number, district_name) VALUES (0239, 'RUSHFORD-PETERSON PUBLIC SCHOOLS');" calcext:value-type="string">
            <text:p>INSERT INTO district (district_number, district_name) VALUES (0239, 'RUSHFORD-PETERSON PUBLIC SCHOOLS');</text:p>
          </table:table-cell>
        </table:table-row>
        <table:table-row table:style-name="ro1">
          <table:table-cell/>
          <table:table-cell office:value-type="string" calcext:value-type="string">
            <text:p>0242</text:p>
          </table:table-cell>
          <table:table-cell office:value-type="string" calcext:value-type="string">
            <text:p>ALDEN-CONGER PUBLIC SCHOOL DISTRICT</text:p>
          </table:table-cell>
          <table:table-cell table:number-columns-repeated="7"/>
          <table:table-cell table:formula="of:=CONCATENATE([.$K$1];[.B73];&quot;, '&quot;;[.C73];&quot;');&quot;)" office:value-type="string" office:string-value="INSERT INTO district (district_number, district_name) VALUES (0241, 'ALBERT LEA PUBLIC SCHOOL DISTRICT');" calcext:value-type="string">
            <text:p>INSERT INTO district (district_number, district_name) VALUES (0241, 'ALBERT LEA PUBLIC SCHOOL DISTRICT');</text:p>
          </table:table-cell>
        </table:table-row>
        <table:table-row table:style-name="ro1">
          <table:table-cell/>
          <table:table-cell office:value-type="string" calcext:value-type="string">
            <text:p>0252</text:p>
          </table:table-cell>
          <table:table-cell office:value-type="string" calcext:value-type="string">
            <text:p>CANNON FALLS PUBLIC SCHOOL DISTRICT</text:p>
          </table:table-cell>
          <table:table-cell table:number-columns-repeated="7"/>
          <table:table-cell table:formula="of:=CONCATENATE([.$K$1];[.B74];&quot;, '&quot;;[.C74];&quot;');&quot;)" office:value-type="string" office:string-value="INSERT INTO district (district_number, district_name) VALUES (0242, 'ALDEN-CONGER PUBLIC SCHOOL DISTRICT');" calcext:value-type="string">
            <text:p>INSERT INTO district (district_number, district_name) VALUES (0242, 'ALDEN-CONGER PUBLIC SCHOOL DISTRICT');</text:p>
          </table:table-cell>
        </table:table-row>
        <table:table-row table:style-name="ro1">
          <table:table-cell/>
          <table:table-cell office:value-type="string" calcext:value-type="string">
            <text:p>0253</text:p>
          </table:table-cell>
          <table:table-cell office:value-type="string" calcext:value-type="string">
            <text:p>GOODHUE PUBLIC SCHOOL DISTRICT</text:p>
          </table:table-cell>
          <table:table-cell table:number-columns-repeated="7"/>
          <table:table-cell table:formula="of:=CONCATENATE([.$K$1];[.B75];&quot;, '&quot;;[.C75];&quot;');&quot;)" office:value-type="string" office:string-value="INSERT INTO district (district_number, district_name) VALUES (0252, 'CANNON FALLS PUBLIC SCHOOL DISTRICT');" calcext:value-type="string">
            <text:p>INSERT INTO district (district_number, district_name) VALUES (0252, 'CANNON FALLS PUBLIC SCHOOL DISTRICT');</text:p>
          </table:table-cell>
        </table:table-row>
        <table:table-row table:style-name="ro1">
          <table:table-cell/>
          <table:table-cell office:value-type="string" calcext:value-type="string">
            <text:p>0255</text:p>
          </table:table-cell>
          <table:table-cell office:value-type="string" calcext:value-type="string">
            <text:p>PINE ISLAND PUBLIC SCHOOL DISTRICT</text:p>
          </table:table-cell>
          <table:table-cell table:number-columns-repeated="7"/>
          <table:table-cell table:formula="of:=CONCATENATE([.$K$1];[.B76];&quot;, '&quot;;[.C76];&quot;');&quot;)" office:value-type="string" office:string-value="INSERT INTO district (district_number, district_name) VALUES (0253, 'GOODHUE PUBLIC SCHOOL DISTRICT');" calcext:value-type="string">
            <text:p>INSERT INTO district (district_number, district_name) VALUES (0253, 'GOODHUE PUBLIC SCHOOL DISTRICT');</text:p>
          </table:table-cell>
        </table:table-row>
        <table:table-row table:style-name="ro1">
          <table:table-cell/>
          <table:table-cell office:value-type="string" calcext:value-type="string">
            <text:p>0256</text:p>
          </table:table-cell>
          <table:table-cell office:value-type="string" calcext:value-type="string">
            <text:p>RED WING PUBLIC SCHOOL DISTRICT</text:p>
          </table:table-cell>
          <table:table-cell table:number-columns-repeated="7"/>
          <table:table-cell table:formula="of:=CONCATENATE([.$K$1];[.B77];&quot;, '&quot;;[.C77];&quot;');&quot;)" office:value-type="string" office:string-value="INSERT INTO district (district_number, district_name) VALUES (0255, 'PINE ISLAND PUBLIC SCHOOL DISTRICT');" calcext:value-type="string">
            <text:p>INSERT INTO district (district_number, district_name) VALUES (0255, 'PINE ISLAND PUBLIC SCHOOL DISTRICT');</text:p>
          </table:table-cell>
        </table:table-row>
        <table:table-row table:style-name="ro1">
          <table:table-cell/>
          <table:table-cell office:value-type="string" calcext:value-type="string">
            <text:p>0261</text:p>
          </table:table-cell>
          <table:table-cell office:value-type="string" calcext:value-type="string">
            <text:p>ASHBY PUBLIC SCHOOL DISTRICT</text:p>
          </table:table-cell>
          <table:table-cell table:number-columns-repeated="7"/>
          <table:table-cell table:formula="of:=CONCATENATE([.$K$1];[.B78];&quot;, '&quot;;[.C78];&quot;');&quot;)" office:value-type="string" office:string-value="INSERT INTO district (district_number, district_name) VALUES (0256, 'RED WING PUBLIC SCHOOL DISTRICT');" calcext:value-type="string">
            <text:p>INSERT INTO district (district_number, district_name) VALUES (0256, 'RED WING PUBLIC SCHOOL DISTRICT');</text:p>
          </table:table-cell>
        </table:table-row>
        <table:table-row table:style-name="ro1">
          <table:table-cell/>
          <table:table-cell office:value-type="string" calcext:value-type="string">
            <text:p>0264</text:p>
          </table:table-cell>
          <table:table-cell office:value-type="string" calcext:value-type="string">
            <text:p>HERMAN-NORCROSS SCHOOL DISTRICT</text:p>
          </table:table-cell>
          <table:table-cell table:number-columns-repeated="7"/>
          <table:table-cell table:formula="of:=CONCATENATE([.$K$1];[.B79];&quot;, '&quot;;[.C79];&quot;');&quot;)" office:value-type="string" office:string-value="INSERT INTO district (district_number, district_name) VALUES (0261, 'ASHBY PUBLIC SCHOOL DISTRICT');" calcext:value-type="string">
            <text:p>INSERT INTO district (district_number, district_name) VALUES (0261, 'ASHBY PUBLIC SCHOOL DISTRICT');</text:p>
          </table:table-cell>
        </table:table-row>
        <table:table-row table:style-name="ro1">
          <table:table-cell/>
          <table:table-cell office:value-type="string" calcext:value-type="string">
            <text:p>0270</text:p>
          </table:table-cell>
          <table:table-cell office:value-type="string" calcext:value-type="string">
            <text:p>HOPKINS PUBLIC SCHOOL DISTRICT</text:p>
          </table:table-cell>
          <table:table-cell table:number-columns-repeated="7"/>
          <table:table-cell table:formula="of:=CONCATENATE([.$K$1];[.B80];&quot;, '&quot;;[.C80];&quot;');&quot;)" office:value-type="string" office:string-value="INSERT INTO district (district_number, district_name) VALUES (0264, 'HERMAN-NORCROSS SCHOOL DISTRICT');" calcext:value-type="string">
            <text:p>INSERT INTO district (district_number, district_name) VALUES (0264, 'HERMAN-NORCROSS SCHOOL DISTRICT');</text:p>
          </table:table-cell>
        </table:table-row>
        <table:table-row table:style-name="ro1">
          <table:table-cell/>
          <table:table-cell office:value-type="string" calcext:value-type="string">
            <text:p>0271</text:p>
          </table:table-cell>
          <table:table-cell office:value-type="string" calcext:value-type="string">
            <text:p>BLOOMINGTON PUBLIC SCHOOL DISTRICT</text:p>
          </table:table-cell>
          <table:table-cell table:number-columns-repeated="7"/>
          <table:table-cell table:formula="of:=CONCATENATE([.$K$1];[.B81];&quot;, '&quot;;[.C81];&quot;');&quot;)" office:value-type="string" office:string-value="INSERT INTO district (district_number, district_name) VALUES (0270, 'HOPKINS PUBLIC SCHOOL DISTRICT');" calcext:value-type="string">
            <text:p>INSERT INTO district (district_number, district_name) VALUES (0270, 'HOPKINS PUBLIC SCHOOL DISTRICT');</text:p>
          </table:table-cell>
        </table:table-row>
        <table:table-row table:style-name="ro1">
          <table:table-cell/>
          <table:table-cell office:value-type="string" calcext:value-type="string">
            <text:p>0272</text:p>
          </table:table-cell>
          <table:table-cell office:value-type="string" calcext:value-type="string">
            <text:p>EDEN PRAIRIE PUBLIC SCHOOL DISTRICT</text:p>
          </table:table-cell>
          <table:table-cell table:number-columns-repeated="7"/>
          <table:table-cell table:formula="of:=CONCATENATE([.$K$1];[.B82];&quot;, '&quot;;[.C82];&quot;');&quot;)" office:value-type="string" office:string-value="INSERT INTO district (district_number, district_name) VALUES (0271, 'BLOOMINGTON PUBLIC SCHOOL DISTRICT');" calcext:value-type="string">
            <text:p>INSERT INTO district (district_number, district_name) VALUES (0271, 'BLOOMINGTON PUBLIC SCHOOL DISTRICT');</text:p>
          </table:table-cell>
        </table:table-row>
        <table:table-row table:style-name="ro1">
          <table:table-cell/>
          <table:table-cell office:value-type="string" calcext:value-type="string">
            <text:p>0273</text:p>
          </table:table-cell>
          <table:table-cell office:value-type="string" calcext:value-type="string">
            <text:p>EDINA PUBLIC SCHOOL DISTRICT</text:p>
          </table:table-cell>
          <table:table-cell table:number-columns-repeated="7"/>
          <table:table-cell table:formula="of:=CONCATENATE([.$K$1];[.B83];&quot;, '&quot;;[.C83];&quot;');&quot;)" office:value-type="string" office:string-value="INSERT INTO district (district_number, district_name) VALUES (0272, 'EDEN PRAIRIE PUBLIC SCHOOL DISTRICT');" calcext:value-type="string">
            <text:p>INSERT INTO district (district_number, district_name) VALUES (0272, 'EDEN PRAIRIE PUBLIC SCHOOL DISTRICT');</text:p>
          </table:table-cell>
        </table:table-row>
        <table:table-row table:style-name="ro1">
          <table:table-cell/>
          <table:table-cell office:value-type="string" calcext:value-type="string">
            <text:p>0276</text:p>
          </table:table-cell>
          <table:table-cell office:value-type="string" calcext:value-type="string">
            <text:p>MINNETONKA PUBLIC SCHOOL DISTRICT</text:p>
          </table:table-cell>
          <table:table-cell table:number-columns-repeated="7"/>
          <table:table-cell table:formula="of:=CONCATENATE([.$K$1];[.B84];&quot;, '&quot;;[.C84];&quot;');&quot;)" office:value-type="string" office:string-value="INSERT INTO district (district_number, district_name) VALUES (0273, 'EDINA PUBLIC SCHOOL DISTRICT');" calcext:value-type="string">
            <text:p>INSERT INTO district (district_number, district_name) VALUES (0273, 'EDINA PUBLIC SCHOOL DISTRICT');</text:p>
          </table:table-cell>
        </table:table-row>
        <table:table-row table:style-name="ro1">
          <table:table-cell/>
          <table:table-cell office:value-type="string" calcext:value-type="string">
            <text:p>0277</text:p>
          </table:table-cell>
          <table:table-cell office:value-type="string" calcext:value-type="string">
            <text:p>WESTONKA PUBLIC SCHOOL DISTRICT</text:p>
          </table:table-cell>
          <table:table-cell table:number-columns-repeated="7"/>
          <table:table-cell table:formula="of:=CONCATENATE([.$K$1];[.B85];&quot;, '&quot;;[.C85];&quot;');&quot;)" office:value-type="string" office:string-value="INSERT INTO district (district_number, district_name) VALUES (0276, 'MINNETONKA PUBLIC SCHOOL DISTRICT');" calcext:value-type="string">
            <text:p>INSERT INTO district (district_number, district_name) VALUES (0276, 'MINNETONKA PUBLIC SCHOOL DISTRICT');</text:p>
          </table:table-cell>
        </table:table-row>
        <table:table-row table:style-name="ro1">
          <table:table-cell/>
          <table:table-cell office:value-type="string" calcext:value-type="string">
            <text:p>0278</text:p>
          </table:table-cell>
          <table:table-cell office:value-type="string" calcext:value-type="string">
            <text:p>ORONO PUBLIC SCHOOL DISTRICT</text:p>
          </table:table-cell>
          <table:table-cell table:number-columns-repeated="7"/>
          <table:table-cell table:formula="of:=CONCATENATE([.$K$1];[.B86];&quot;, '&quot;;[.C86];&quot;');&quot;)" office:value-type="string" office:string-value="INSERT INTO district (district_number, district_name) VALUES (0277, 'WESTONKA PUBLIC SCHOOL DISTRICT');" calcext:value-type="string">
            <text:p>INSERT INTO district (district_number, district_name) VALUES (0277, 'WESTONKA PUBLIC SCHOOL DISTRICT');</text:p>
          </table:table-cell>
        </table:table-row>
        <table:table-row table:style-name="ro1">
          <table:table-cell/>
          <table:table-cell office:value-type="string" calcext:value-type="string">
            <text:p>0279</text:p>
          </table:table-cell>
          <table:table-cell office:value-type="string" calcext:value-type="string">
            <text:p>OSSEO PUBLIC SCHOOL DISTRICT</text:p>
          </table:table-cell>
          <table:table-cell table:number-columns-repeated="7"/>
          <table:table-cell table:formula="of:=CONCATENATE([.$K$1];[.B87];&quot;, '&quot;;[.C87];&quot;');&quot;)" office:value-type="string" office:string-value="INSERT INTO district (district_number, district_name) VALUES (0278, 'ORONO PUBLIC SCHOOL DISTRICT');" calcext:value-type="string">
            <text:p>INSERT INTO district (district_number, district_name) VALUES (0278, 'ORONO PUBLIC SCHOOL DISTRICT');</text:p>
          </table:table-cell>
        </table:table-row>
        <table:table-row table:style-name="ro1">
          <table:table-cell/>
          <table:table-cell office:value-type="string" calcext:value-type="string">
            <text:p>0280</text:p>
          </table:table-cell>
          <table:table-cell office:value-type="string" calcext:value-type="string">
            <text:p>RICHFIELD PUBLIC SCHOOL DISTRICT</text:p>
          </table:table-cell>
          <table:table-cell table:number-columns-repeated="7"/>
          <table:table-cell table:formula="of:=CONCATENATE([.$K$1];[.B88];&quot;, '&quot;;[.C88];&quot;');&quot;)" office:value-type="string" office:string-value="INSERT INTO district (district_number, district_name) VALUES (0279, 'OSSEO PUBLIC SCHOOL DISTRICT');" calcext:value-type="string">
            <text:p>INSERT INTO district (district_number, district_name) VALUES (0279, 'OSSEO PUBLIC SCHOOL DISTRICT');</text:p>
          </table:table-cell>
        </table:table-row>
        <table:table-row table:style-name="ro1">
          <table:table-cell/>
          <table:table-cell office:value-type="string" calcext:value-type="string">
            <text:p>0281</text:p>
          </table:table-cell>
          <table:table-cell office:value-type="string" calcext:value-type="string">
            <text:p>ROBBINSDALE PUBLIC SCHOOL DISTRICT</text:p>
          </table:table-cell>
          <table:table-cell table:number-columns-repeated="7"/>
          <table:table-cell table:formula="of:=CONCATENATE([.$K$1];[.B89];&quot;, '&quot;;[.C89];&quot;');&quot;)" office:value-type="string" office:string-value="INSERT INTO district (district_number, district_name) VALUES (0280, 'RICHFIELD PUBLIC SCHOOL DISTRICT');" calcext:value-type="string">
            <text:p>INSERT INTO district (district_number, district_name) VALUES (0280, 'RICHFIELD PUBLIC SCHOOL DISTRICT');</text:p>
          </table:table-cell>
        </table:table-row>
        <table:table-row table:style-name="ro1">
          <table:table-cell/>
          <table:table-cell office:value-type="string" calcext:value-type="string">
            <text:p>0282</text:p>
          </table:table-cell>
          <table:table-cell office:value-type="string" calcext:value-type="string">
            <text:p>ST. ANTHONY-NEW BRIGHTON SCHOOLS</text:p>
          </table:table-cell>
          <table:table-cell table:number-columns-repeated="7"/>
          <table:table-cell table:formula="of:=CONCATENATE([.$K$1];[.B90];&quot;, '&quot;;[.C90];&quot;');&quot;)" office:value-type="string" office:string-value="INSERT INTO district (district_number, district_name) VALUES (0281, 'ROBBINSDALE PUBLIC SCHOOL DISTRICT');" calcext:value-type="string">
            <text:p>INSERT INTO district (district_number, district_name) VALUES (0281, 'ROBBINSDALE PUBLIC SCHOOL DISTRICT');</text:p>
          </table:table-cell>
        </table:table-row>
        <table:table-row table:style-name="ro1">
          <table:table-cell/>
          <table:table-cell office:value-type="string" calcext:value-type="string">
            <text:p>0283</text:p>
          </table:table-cell>
          <table:table-cell office:value-type="string" calcext:value-type="string">
            <text:p>ST. LOUIS PARK PUBLIC SCHOOL DIST.</text:p>
          </table:table-cell>
          <table:table-cell table:number-columns-repeated="7"/>
          <table:table-cell table:formula="of:=CONCATENATE([.$K$1];[.B91];&quot;, '&quot;;[.C91];&quot;');&quot;)" office:value-type="string" office:string-value="INSERT INTO district (district_number, district_name) VALUES (0282, 'ST. ANTHONY-NEW BRIGHTON SCHOOLS');" calcext:value-type="string">
            <text:p>INSERT INTO district (district_number, district_name) VALUES (0282, 'ST. ANTHONY-NEW BRIGHTON SCHOOLS');</text:p>
          </table:table-cell>
        </table:table-row>
        <table:table-row table:style-name="ro1">
          <table:table-cell/>
          <table:table-cell office:value-type="string" calcext:value-type="string">
            <text:p>0284</text:p>
          </table:table-cell>
          <table:table-cell office:value-type="string" calcext:value-type="string">
            <text:p>WAYZATA PUBLIC SCHOOL DISTRICT</text:p>
          </table:table-cell>
          <table:table-cell table:number-columns-repeated="7"/>
          <table:table-cell table:formula="of:=CONCATENATE([.$K$1];[.B92];&quot;, '&quot;;[.C92];&quot;');&quot;)" office:value-type="string" office:string-value="INSERT INTO district (district_number, district_name) VALUES (0283, 'ST. LOUIS PARK PUBLIC SCHOOL DIST.');" calcext:value-type="string">
            <text:p>INSERT INTO district (district_number, district_name) VALUES (0283, 'ST. LOUIS PARK PUBLIC SCHOOL DIST.');</text:p>
          </table:table-cell>
        </table:table-row>
        <table:table-row table:style-name="ro1">
          <table:table-cell/>
          <table:table-cell office:value-type="string" calcext:value-type="string">
            <text:p>0286</text:p>
          </table:table-cell>
          <table:table-cell office:value-type="string" calcext:value-type="string">
            <text:p>BROOKLYN CENTER SCHOOL DISTRICT</text:p>
          </table:table-cell>
          <table:table-cell table:number-columns-repeated="7"/>
          <table:table-cell table:formula="of:=CONCATENATE([.$K$1];[.B93];&quot;, '&quot;;[.C93];&quot;');&quot;)" office:value-type="string" office:string-value="INSERT INTO district (district_number, district_name) VALUES (0284, 'WAYZATA PUBLIC SCHOOL DISTRICT');" calcext:value-type="string">
            <text:p>INSERT INTO district (district_number, district_name) VALUES (0284, 'WAYZATA PUBLIC SCHOOL DISTRICT');</text:p>
          </table:table-cell>
        </table:table-row>
        <table:table-row table:style-name="ro1">
          <table:table-cell/>
          <table:table-cell office:value-type="string" calcext:value-type="string">
            <text:p>0294</text:p>
          </table:table-cell>
          <table:table-cell office:value-type="string" calcext:value-type="string">
            <text:p>HOUSTON PUBLIC SCHOOL DISTRICT</text:p>
          </table:table-cell>
          <table:table-cell table:number-columns-repeated="7"/>
          <table:table-cell table:formula="of:=CONCATENATE([.$K$1];[.B94];&quot;, '&quot;;[.C94];&quot;');&quot;)" office:value-type="string" office:string-value="INSERT INTO district (district_number, district_name) VALUES (0286, 'BROOKLYN CENTER SCHOOL DISTRICT');" calcext:value-type="string">
            <text:p>INSERT INTO district (district_number, district_name) VALUES (0286, 'BROOKLYN CENTER SCHOOL DISTRICT');</text:p>
          </table:table-cell>
        </table:table-row>
        <table:table-row table:style-name="ro1">
          <table:table-cell/>
          <table:table-cell office:value-type="string" calcext:value-type="string">
            <text:p>0297</text:p>
          </table:table-cell>
          <table:table-cell office:value-type="string" calcext:value-type="string">
            <text:p>SPRING GROVE SCHOOL DISTRICT</text:p>
          </table:table-cell>
          <table:table-cell table:number-columns-repeated="7"/>
          <table:table-cell table:formula="of:=CONCATENATE([.$K$1];[.B95];&quot;, '&quot;;[.C95];&quot;');&quot;)" office:value-type="string" office:string-value="INSERT INTO district (district_number, district_name) VALUES (0294, 'HOUSTON PUBLIC SCHOOL DISTRICT');" calcext:value-type="string">
            <text:p>INSERT INTO district (district_number, district_name) VALUES (0294, 'HOUSTON PUBLIC SCHOOL DISTRICT');</text:p>
          </table:table-cell>
        </table:table-row>
        <table:table-row table:style-name="ro1">
          <table:table-cell/>
          <table:table-cell office:value-type="string" calcext:value-type="string">
            <text:p>0299</text:p>
          </table:table-cell>
          <table:table-cell office:value-type="string" calcext:value-type="string">
            <text:p>CALEDONIA PUBLIC SCHOOL DISTRICT</text:p>
          </table:table-cell>
          <table:table-cell table:number-columns-repeated="7"/>
          <table:table-cell table:formula="of:=CONCATENATE([.$K$1];[.B96];&quot;, '&quot;;[.C96];&quot;');&quot;)" office:value-type="string" office:string-value="INSERT INTO district (district_number, district_name) VALUES (0297, 'SPRING GROVE SCHOOL DISTRICT');" calcext:value-type="string">
            <text:p>INSERT INTO district (district_number, district_name) VALUES (0297, 'SPRING GROVE SCHOOL DISTRICT');</text:p>
          </table:table-cell>
        </table:table-row>
        <table:table-row table:style-name="ro1">
          <table:table-cell/>
          <table:table-cell office:value-type="string" calcext:value-type="string">
            <text:p>0300</text:p>
          </table:table-cell>
          <table:table-cell office:value-type="string" calcext:value-type="string">
            <text:p>LA CRESCENT-HOKAH SCHOOL DISTRICT</text:p>
          </table:table-cell>
          <table:table-cell table:number-columns-repeated="7"/>
          <table:table-cell table:formula="of:=CONCATENATE([.$K$1];[.B97];&quot;, '&quot;;[.C97];&quot;');&quot;)" office:value-type="string" office:string-value="INSERT INTO district (district_number, district_name) VALUES (0299, 'CALEDONIA PUBLIC SCHOOL DISTRICT');" calcext:value-type="string">
            <text:p>INSERT INTO district (district_number, district_name) VALUES (0299, 'CALEDONIA PUBLIC SCHOOL DISTRICT');</text:p>
          </table:table-cell>
        </table:table-row>
        <table:table-row table:style-name="ro1">
          <table:table-cell/>
          <table:table-cell office:value-type="string" calcext:value-type="string">
            <text:p>0306</text:p>
          </table:table-cell>
          <table:table-cell office:value-type="string" calcext:value-type="string">
            <text:p>LAPORTE PUBLIC SCHOOL DISTRICT</text:p>
          </table:table-cell>
          <table:table-cell table:number-columns-repeated="7"/>
          <table:table-cell table:formula="of:=CONCATENATE([.$K$1];[.B98];&quot;, '&quot;;[.C98];&quot;');&quot;)" office:value-type="string" office:string-value="INSERT INTO district (district_number, district_name) VALUES (0300, 'LA CRESCENT-HOKAH SCHOOL DISTRICT');" calcext:value-type="string">
            <text:p>INSERT INTO district (district_number, district_name) VALUES (0300, 'LA CRESCENT-HOKAH SCHOOL DISTRICT');</text:p>
          </table:table-cell>
        </table:table-row>
        <table:table-row table:style-name="ro1">
          <table:table-cell/>
          <table:table-cell office:value-type="string" calcext:value-type="string">
            <text:p>0308</text:p>
          </table:table-cell>
          <table:table-cell office:value-type="string" calcext:value-type="string">
            <text:p>NEVIS PUBLIC SCHOOL DISTRICT</text:p>
          </table:table-cell>
          <table:table-cell table:number-columns-repeated="7"/>
          <table:table-cell table:formula="of:=CONCATENATE([.$K$1];[.B99];&quot;, '&quot;;[.C99];&quot;');&quot;)" office:value-type="string" office:string-value="INSERT INTO district (district_number, district_name) VALUES (0306, 'LAPORTE PUBLIC SCHOOL DISTRICT');" calcext:value-type="string">
            <text:p>INSERT INTO district (district_number, district_name) VALUES (0306, 'LAPORTE PUBLIC SCHOOL DISTRICT');</text:p>
          </table:table-cell>
        </table:table-row>
        <table:table-row table:style-name="ro1">
          <table:table-cell/>
          <table:table-cell office:value-type="string" calcext:value-type="string">
            <text:p>0309</text:p>
          </table:table-cell>
          <table:table-cell office:value-type="string" calcext:value-type="string">
            <text:p>PARK RAPIDS PUBLIC SCHOOL DISTRICT</text:p>
          </table:table-cell>
          <table:table-cell table:number-columns-repeated="7"/>
          <table:table-cell table:formula="of:=CONCATENATE([.$K$1];[.B100];&quot;, '&quot;;[.C100];&quot;');&quot;)" office:value-type="string" office:string-value="INSERT INTO district (district_number, district_name) VALUES (0308, 'NEVIS PUBLIC SCHOOL DISTRICT');" calcext:value-type="string">
            <text:p>INSERT INTO district (district_number, district_name) VALUES (0308, 'NEVIS PUBLIC SCHOOL DISTRICT');</text:p>
          </table:table-cell>
        </table:table-row>
        <table:table-row table:style-name="ro1">
          <table:table-cell/>
          <table:table-cell office:value-type="string" calcext:value-type="string">
            <text:p>0314</text:p>
          </table:table-cell>
          <table:table-cell office:value-type="string" calcext:value-type="string">
            <text:p>BRAHAM PUBLIC SCHOOL DISTRICT</text:p>
          </table:table-cell>
          <table:table-cell table:number-columns-repeated="7"/>
          <table:table-cell table:formula="of:=CONCATENATE([.$K$1];[.B101];&quot;, '&quot;;[.C101];&quot;');&quot;)" office:value-type="string" office:string-value="INSERT INTO district (district_number, district_name) VALUES (0309, 'PARK RAPIDS PUBLIC SCHOOL DISTRICT');" calcext:value-type="string">
            <text:p>INSERT INTO district (district_number, district_name) VALUES (0309, 'PARK RAPIDS PUBLIC SCHOOL DISTRICT');</text:p>
          </table:table-cell>
        </table:table-row>
        <table:table-row table:style-name="ro1">
          <table:table-cell/>
          <table:table-cell office:value-type="string" calcext:value-type="string">
            <text:p>0316</text:p>
          </table:table-cell>
          <table:table-cell office:value-type="string" calcext:value-type="string">
            <text:p>GREENWAY PUBLIC SCHOOL DISTRICT</text:p>
          </table:table-cell>
          <table:table-cell table:number-columns-repeated="7"/>
          <table:table-cell table:formula="of:=CONCATENATE([.$K$1];[.B102];&quot;, '&quot;;[.C102];&quot;');&quot;)" office:value-type="string" office:string-value="INSERT INTO district (district_number, district_name) VALUES (0314, 'BRAHAM PUBLIC SCHOOL DISTRICT');" calcext:value-type="string">
            <text:p>INSERT INTO district (district_number, district_name) VALUES (0314, 'BRAHAM PUBLIC SCHOOL DISTRICT');</text:p>
          </table:table-cell>
        </table:table-row>
        <table:table-row table:style-name="ro1">
          <table:table-cell/>
          <table:table-cell office:value-type="string" calcext:value-type="string">
            <text:p>0317</text:p>
          </table:table-cell>
          <table:table-cell office:value-type="string" calcext:value-type="string">
            <text:p>DEER RIVER PUBLIC SCHOOL DISTRICT</text:p>
          </table:table-cell>
          <table:table-cell table:number-columns-repeated="7"/>
          <table:table-cell table:formula="of:=CONCATENATE([.$K$1];[.B103];&quot;, '&quot;;[.C103];&quot;');&quot;)" office:value-type="string" office:string-value="INSERT INTO district (district_number, district_name) VALUES (0316, 'GREENWAY PUBLIC SCHOOL DISTRICT');" calcext:value-type="string">
            <text:p>INSERT INTO district (district_number, district_name) VALUES (0316, 'GREENWAY PUBLIC SCHOOL DISTRICT');</text:p>
          </table:table-cell>
        </table:table-row>
        <table:table-row table:style-name="ro1">
          <table:table-cell/>
          <table:table-cell office:value-type="string" calcext:value-type="string">
            <text:p>0318</text:p>
          </table:table-cell>
          <table:table-cell office:value-type="string" calcext:value-type="string">
            <text:p>GRAND RAPIDS PUBLIC SCHOOL DISTRICT</text:p>
          </table:table-cell>
          <table:table-cell table:number-columns-repeated="7"/>
          <table:table-cell table:formula="of:=CONCATENATE([.$K$1];[.B104];&quot;, '&quot;;[.C104];&quot;');&quot;)" office:value-type="string" office:string-value="INSERT INTO district (district_number, district_name) VALUES (0317, 'DEER RIVER PUBLIC SCHOOL DISTRICT');" calcext:value-type="string">
            <text:p>INSERT INTO district (district_number, district_name) VALUES (0317, 'DEER RIVER PUBLIC SCHOOL DISTRICT');</text:p>
          </table:table-cell>
        </table:table-row>
        <table:table-row table:style-name="ro1">
          <table:table-cell/>
          <table:table-cell office:value-type="string" calcext:value-type="string">
            <text:p>0319</text:p>
          </table:table-cell>
          <table:table-cell office:value-type="string" calcext:value-type="string">
            <text:p>NASHWAUK-KEEWATIN SCHOOL DISTRICT</text:p>
          </table:table-cell>
          <table:table-cell table:number-columns-repeated="7"/>
          <table:table-cell table:formula="of:=CONCATENATE([.$K$1];[.B105];&quot;, '&quot;;[.C105];&quot;');&quot;)" office:value-type="string" office:string-value="INSERT INTO district (district_number, district_name) VALUES (0318, 'GRAND RAPIDS PUBLIC SCHOOL DISTRICT');" calcext:value-type="string">
            <text:p>INSERT INTO district (district_number, district_name) VALUES (0318, 'GRAND RAPIDS PUBLIC SCHOOL DISTRICT');</text:p>
          </table:table-cell>
        </table:table-row>
        <table:table-row table:style-name="ro1">
          <table:table-cell/>
          <table:table-cell office:value-type="string" calcext:value-type="string">
            <text:p>0323</text:p>
          </table:table-cell>
          <table:table-cell office:value-type="string" calcext:value-type="string">
            <text:p>FRANCONIA PUBLIC SCHOOL DISTRICT</text:p>
          </table:table-cell>
          <table:table-cell table:number-columns-repeated="7"/>
          <table:table-cell table:formula="of:=CONCATENATE([.$K$1];[.B106];&quot;, '&quot;;[.C106];&quot;');&quot;)" office:value-type="string" office:string-value="INSERT INTO district (district_number, district_name) VALUES (0319, 'NASHWAUK-KEEWATIN SCHOOL DISTRICT');" calcext:value-type="string">
            <text:p>INSERT INTO district (district_number, district_name) VALUES (0319, 'NASHWAUK-KEEWATIN SCHOOL DISTRICT');</text:p>
          </table:table-cell>
        </table:table-row>
        <table:table-row table:style-name="ro1">
          <table:table-cell/>
          <table:table-cell office:value-type="string" calcext:value-type="string">
            <text:p>0330</text:p>
          </table:table-cell>
          <table:table-cell office:value-type="string" calcext:value-type="string">
            <text:p>HERON LAKE-OKABENA SCHOOL DISTRICT</text:p>
          </table:table-cell>
          <table:table-cell table:number-columns-repeated="7"/>
          <table:table-cell table:formula="of:=CONCATENATE([.$K$1];[.B107];&quot;, '&quot;;[.C107];&quot;');&quot;)" office:value-type="string" office:string-value="INSERT INTO district (district_number, district_name) VALUES (0323, 'FRANCONIA PUBLIC SCHOOL DISTRICT');" calcext:value-type="string">
            <text:p>INSERT INTO district (district_number, district_name) VALUES (0323, 'FRANCONIA PUBLIC SCHOOL DISTRICT');</text:p>
          </table:table-cell>
        </table:table-row>
        <table:table-row table:style-name="ro1">
          <table:table-cell/>
          <table:table-cell office:value-type="string" calcext:value-type="string">
            <text:p>0332</text:p>
          </table:table-cell>
          <table:table-cell office:value-type="string" calcext:value-type="string">
            <text:p>MORA PUBLIC SCHOOL DISTRICT</text:p>
          </table:table-cell>
          <table:table-cell table:number-columns-repeated="7"/>
          <table:table-cell table:formula="of:=CONCATENATE([.$K$1];[.B108];&quot;, '&quot;;[.C108];&quot;');&quot;)" office:value-type="string" office:string-value="INSERT INTO district (district_number, district_name) VALUES (0330, 'HERON LAKE-OKABENA SCHOOL DISTRICT');" calcext:value-type="string">
            <text:p>INSERT INTO district (district_number, district_name) VALUES (0330, 'HERON LAKE-OKABENA SCHOOL DISTRICT');</text:p>
          </table:table-cell>
        </table:table-row>
        <table:table-row table:style-name="ro1">
          <table:table-cell/>
          <table:table-cell office:value-type="string" calcext:value-type="string">
            <text:p>0333</text:p>
          </table:table-cell>
          <table:table-cell office:value-type="string" calcext:value-type="string">
            <text:p>OGILVIE PUBLIC SCHOOL DISTRICT</text:p>
          </table:table-cell>
          <table:table-cell table:number-columns-repeated="7"/>
          <table:table-cell table:formula="of:=CONCATENATE([.$K$1];[.B109];&quot;, '&quot;;[.C109];&quot;');&quot;)" office:value-type="string" office:string-value="INSERT INTO district (district_number, district_name) VALUES (0332, 'MORA PUBLIC SCHOOL DISTRICT');" calcext:value-type="string">
            <text:p>INSERT INTO district (district_number, district_name) VALUES (0332, 'MORA PUBLIC SCHOOL DISTRICT');</text:p>
          </table:table-cell>
        </table:table-row>
        <table:table-row table:style-name="ro1">
          <table:table-cell/>
          <table:table-cell office:value-type="string" calcext:value-type="string">
            <text:p>0345</text:p>
          </table:table-cell>
          <table:table-cell office:value-type="string" calcext:value-type="string">
            <text:p>NEW LONDON-SPICER SCHOOL DISTRICT</text:p>
          </table:table-cell>
          <table:table-cell table:number-columns-repeated="7"/>
          <table:table-cell table:formula="of:=CONCATENATE([.$K$1];[.B110];&quot;, '&quot;;[.C110];&quot;');&quot;)" office:value-type="string" office:string-value="INSERT INTO district (district_number, district_name) VALUES (0333, 'OGILVIE PUBLIC SCHOOL DISTRICT');" calcext:value-type="string">
            <text:p>INSERT INTO district (district_number, district_name) VALUES (0333, 'OGILVIE PUBLIC SCHOOL DISTRICT');</text:p>
          </table:table-cell>
        </table:table-row>
        <table:table-row table:style-name="ro1">
          <table:table-cell/>
          <table:table-cell office:value-type="string" calcext:value-type="string">
            <text:p>0347</text:p>
          </table:table-cell>
          <table:table-cell office:value-type="string" calcext:value-type="string">
            <text:p>WILLMAR PUBLIC SCHOOL DISTRICT</text:p>
          </table:table-cell>
          <table:table-cell table:number-columns-repeated="7"/>
          <table:table-cell table:formula="of:=CONCATENATE([.$K$1];[.B111];&quot;, '&quot;;[.C111];&quot;');&quot;)" office:value-type="string" office:string-value="INSERT INTO district (district_number, district_name) VALUES (0345, 'NEW LONDON-SPICER SCHOOL DISTRICT');" calcext:value-type="string">
            <text:p>INSERT INTO district (district_number, district_name) VALUES (0345, 'NEW LONDON-SPICER SCHOOL DISTRICT');</text:p>
          </table:table-cell>
        </table:table-row>
        <table:table-row table:style-name="ro1">
          <table:table-cell/>
          <table:table-cell office:value-type="string" calcext:value-type="string">
            <text:p>0356</text:p>
          </table:table-cell>
          <table:table-cell office:value-type="string" calcext:value-type="string">
            <text:p>LANCASTER PUBLIC SCHOOL DISTRICT</text:p>
          </table:table-cell>
          <table:table-cell table:number-columns-repeated="7"/>
          <table:table-cell table:formula="of:=CONCATENATE([.$K$1];[.B112];&quot;, '&quot;;[.C112];&quot;');&quot;)" office:value-type="string" office:string-value="INSERT INTO district (district_number, district_name) VALUES (0347, 'WILLMAR PUBLIC SCHOOL DISTRICT');" calcext:value-type="string">
            <text:p>INSERT INTO district (district_number, district_name) VALUES (0347, 'WILLMAR PUBLIC SCHOOL DISTRICT');</text:p>
          </table:table-cell>
        </table:table-row>
        <table:table-row table:style-name="ro1">
          <table:table-cell/>
          <table:table-cell office:value-type="string" calcext:value-type="string">
            <text:p>0361</text:p>
          </table:table-cell>
          <table:table-cell office:value-type="string" calcext:value-type="string">
            <text:p>INTERNATIONAL FALLS SCHOOL DISTRICT</text:p>
          </table:table-cell>
          <table:table-cell table:number-columns-repeated="7"/>
          <table:table-cell table:formula="of:=CONCATENATE([.$K$1];[.B113];&quot;, '&quot;;[.C113];&quot;');&quot;)" office:value-type="string" office:string-value="INSERT INTO district (district_number, district_name) VALUES (0356, 'LANCASTER PUBLIC SCHOOL DISTRICT');" calcext:value-type="string">
            <text:p>INSERT INTO district (district_number, district_name) VALUES (0356, 'LANCASTER PUBLIC SCHOOL DISTRICT');</text:p>
          </table:table-cell>
        </table:table-row>
        <table:table-row table:style-name="ro1">
          <table:table-cell/>
          <table:table-cell office:value-type="string" calcext:value-type="string">
            <text:p>0362</text:p>
          </table:table-cell>
          <table:table-cell office:value-type="string" calcext:value-type="string">
            <text:p>LITTLEFORK-BIG FALLS SCHOOL DIST.</text:p>
          </table:table-cell>
          <table:table-cell table:number-columns-repeated="7"/>
          <table:table-cell table:formula="of:=CONCATENATE([.$K$1];[.B114];&quot;, '&quot;;[.C114];&quot;');&quot;)" office:value-type="string" office:string-value="INSERT INTO district (district_number, district_name) VALUES (0361, 'INTERNATIONAL FALLS SCHOOL DISTRICT');" calcext:value-type="string">
            <text:p>INSERT INTO district (district_number, district_name) VALUES (0361, 'INTERNATIONAL FALLS SCHOOL DISTRICT');</text:p>
          </table:table-cell>
        </table:table-row>
        <table:table-row table:style-name="ro1">
          <table:table-cell/>
          <table:table-cell office:value-type="string" calcext:value-type="string">
            <text:p>0363</text:p>
          </table:table-cell>
          <table:table-cell office:value-type="string" calcext:value-type="string">
            <text:p>SOUTH KOOCHICHING SCHOOL DISTRICT</text:p>
          </table:table-cell>
          <table:table-cell table:number-columns-repeated="7"/>
          <table:table-cell table:formula="of:=CONCATENATE([.$K$1];[.B115];&quot;, '&quot;;[.C115];&quot;');&quot;)" office:value-type="string" office:string-value="INSERT INTO district (district_number, district_name) VALUES (0362, 'LITTLEFORK-BIG FALLS SCHOOL DIST.');" calcext:value-type="string">
            <text:p>INSERT INTO district (district_number, district_name) VALUES (0362, 'LITTLEFORK-BIG FALLS SCHOOL DIST.');</text:p>
          </table:table-cell>
        </table:table-row>
        <table:table-row table:style-name="ro1">
          <table:table-cell/>
          <table:table-cell office:value-type="string" calcext:value-type="string">
            <text:p>0378</text:p>
          </table:table-cell>
          <table:table-cell office:value-type="string" calcext:value-type="string">
            <text:p>DAWSON-BOYD PUBLIC SCHOOL DISTRICT</text:p>
          </table:table-cell>
          <table:table-cell table:number-columns-repeated="7"/>
          <table:table-cell table:formula="of:=CONCATENATE([.$K$1];[.B116];&quot;, '&quot;;[.C116];&quot;');&quot;)" office:value-type="string" office:string-value="INSERT INTO district (district_number, district_name) VALUES (0363, 'SOUTH KOOCHICHING SCHOOL DISTRICT');" calcext:value-type="string">
            <text:p>INSERT INTO district (district_number, district_name) VALUES (0363, 'SOUTH KOOCHICHING SCHOOL DISTRICT');</text:p>
          </table:table-cell>
        </table:table-row>
        <table:table-row table:style-name="ro1">
          <table:table-cell/>
          <table:table-cell office:value-type="string" calcext:value-type="string">
            <text:p>0381</text:p>
          </table:table-cell>
          <table:table-cell office:value-type="string" calcext:value-type="string">
            <text:p>LAKE SUPERIOR PUBLIC SCHOOL DIST.</text:p>
          </table:table-cell>
          <table:table-cell table:number-columns-repeated="7"/>
          <table:table-cell table:formula="of:=CONCATENATE([.$K$1];[.B117];&quot;, '&quot;;[.C117];&quot;');&quot;)" office:value-type="string" office:string-value="INSERT INTO district (district_number, district_name) VALUES (0378, 'DAWSON-BOYD PUBLIC SCHOOL DISTRICT');" calcext:value-type="string">
            <text:p>INSERT INTO district (district_number, district_name) VALUES (0378, 'DAWSON-BOYD PUBLIC SCHOOL DISTRICT');</text:p>
          </table:table-cell>
        </table:table-row>
        <table:table-row table:style-name="ro1">
          <table:table-cell/>
          <table:table-cell office:value-type="string" calcext:value-type="string">
            <text:p>0390</text:p>
          </table:table-cell>
          <table:table-cell office:value-type="string" calcext:value-type="string">
            <text:p>LAKE OF THE WOODS SCHOOL DISTRICT</text:p>
          </table:table-cell>
          <table:table-cell table:number-columns-repeated="7"/>
          <table:table-cell table:formula="of:=CONCATENATE([.$K$1];[.B118];&quot;, '&quot;;[.C118];&quot;');&quot;)" office:value-type="string" office:string-value="INSERT INTO district (district_number, district_name) VALUES (0381, 'LAKE SUPERIOR PUBLIC SCHOOL DIST.');" calcext:value-type="string">
            <text:p>INSERT INTO district (district_number, district_name) VALUES (0381, 'LAKE SUPERIOR PUBLIC SCHOOL DIST.');</text:p>
          </table:table-cell>
        </table:table-row>
        <table:table-row table:style-name="ro1">
          <table:table-cell/>
          <table:table-cell office:value-type="string" calcext:value-type="string">
            <text:p>0391</text:p>
          </table:table-cell>
          <table:table-cell office:value-type="string" calcext:value-type="string">
            <text:p>CLEVELAND PUBLIC SCHOOL DISTRICT</text:p>
          </table:table-cell>
          <table:table-cell table:number-columns-repeated="7"/>
          <table:table-cell table:formula="of:=CONCATENATE([.$K$1];[.B119];&quot;, '&quot;;[.C119];&quot;');&quot;)" office:value-type="string" office:string-value="INSERT INTO district (district_number, district_name) VALUES (0390, 'LAKE OF THE WOODS SCHOOL DISTRICT');" calcext:value-type="string">
            <text:p>INSERT INTO district (district_number, district_name) VALUES (0390, 'LAKE OF THE WOODS SCHOOL DISTRICT');</text:p>
          </table:table-cell>
        </table:table-row>
        <table:table-row table:style-name="ro1">
          <table:table-cell/>
          <table:table-cell office:value-type="string" calcext:value-type="string">
            <text:p>0392</text:p>
          </table:table-cell>
          <table:table-cell office:value-type="string" calcext:value-type="string">
            <text:p>LE CENTER PUBLIC SCHOOL DISTRICT</text:p>
          </table:table-cell>
          <table:table-cell table:number-columns-repeated="7"/>
          <table:table-cell table:formula="of:=CONCATENATE([.$K$1];[.B120];&quot;, '&quot;;[.C120];&quot;');&quot;)" office:value-type="string" office:string-value="INSERT INTO district (district_number, district_name) VALUES (0391, 'CLEVELAND PUBLIC SCHOOL DISTRICT');" calcext:value-type="string">
            <text:p>INSERT INTO district (district_number, district_name) VALUES (0391, 'CLEVELAND PUBLIC SCHOOL DISTRICT');</text:p>
          </table:table-cell>
        </table:table-row>
        <table:table-row table:style-name="ro1">
          <table:table-cell/>
          <table:table-cell office:value-type="string" calcext:value-type="string">
            <text:p>0394</text:p>
          </table:table-cell>
          <table:table-cell office:value-type="string" calcext:value-type="string">
            <text:p>MONTGOMERY-LONSDALE SCHOOL DISTRICT</text:p>
          </table:table-cell>
          <table:table-cell table:number-columns-repeated="7"/>
          <table:table-cell table:formula="of:=CONCATENATE([.$K$1];[.B121];&quot;, '&quot;;[.C121];&quot;');&quot;)" office:value-type="string" office:string-value="INSERT INTO district (district_number, district_name) VALUES (0392, 'LE CENTER PUBLIC SCHOOL DISTRICT');" calcext:value-type="string">
            <text:p>INSERT INTO district (district_number, district_name) VALUES (0392, 'LE CENTER PUBLIC SCHOOL DISTRICT');</text:p>
          </table:table-cell>
        </table:table-row>
        <table:table-row table:style-name="ro1"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HENDRICKS PUBLIC SCHOOL DISTRICT</text:p>
          </table:table-cell>
          <table:table-cell table:number-columns-repeated="7"/>
          <table:table-cell table:formula="of:=CONCATENATE([.$K$1];[.B122];&quot;, '&quot;;[.C122];&quot;');&quot;)" office:value-type="string" office:string-value="INSERT INTO district (district_number, district_name) VALUES (0394, 'MONTGOMERY-LONSDALE SCHOOL DISTRICT');" calcext:value-type="string">
            <text:p>INSERT INTO district (district_number, district_name) VALUES (0394, 'MONTGOMERY-LONSDALE SCHOOL DISTRICT');</text:p>
          </table:table-cell>
        </table:table-row>
        <table:table-row table:style-name="ro1">
          <table:table-cell/>
          <table:table-cell office:value-type="string" calcext:value-type="string">
            <text:p>0403</text:p>
          </table:table-cell>
          <table:table-cell office:value-type="string" calcext:value-type="string">
            <text:p>IVANHOE PUBLIC SCHOOL DISTRICT</text:p>
          </table:table-cell>
          <table:table-cell table:number-columns-repeated="7"/>
          <table:table-cell table:formula="of:=CONCATENATE([.$K$1];[.B123];&quot;, '&quot;;[.C123];&quot;');&quot;)" office:value-type="string" office:string-value="INSERT INTO district (district_number, district_name) VALUES (0402, 'HENDRICKS PUBLIC SCHOOL DISTRICT');" calcext:value-type="string">
            <text:p>INSERT INTO district (district_number, district_name) VALUES (0402, 'HENDRICKS PUBLIC SCHOOL DISTRICT');</text:p>
          </table:table-cell>
        </table:table-row>
        <table:table-row table:style-name="ro1">
          <table:table-cell/>
          <table:table-cell office:value-type="string" calcext:value-type="string">
            <text:p>0404</text:p>
          </table:table-cell>
          <table:table-cell office:value-type="string" calcext:value-type="string">
            <text:p>LAKE BENTON PUBLIC SCHOOL DISTRICT</text:p>
          </table:table-cell>
          <table:table-cell table:number-columns-repeated="7"/>
          <table:table-cell table:formula="of:=CONCATENATE([.$K$1];[.B124];&quot;, '&quot;;[.C124];&quot;');&quot;)" office:value-type="string" office:string-value="INSERT INTO district (district_number, district_name) VALUES (0403, 'IVANHOE PUBLIC SCHOOL DISTRICT');" calcext:value-type="string">
            <text:p>INSERT INTO district (district_number, district_name) VALUES (0403, 'IVANHOE PUBLIC SCHOOL DISTRICT');</text:p>
          </table:table-cell>
        </table:table-row>
        <table:table-row table:style-name="ro1">
          <table:table-cell/>
          <table:table-cell office:value-type="string" calcext:value-type="string">
            <text:p>0413</text:p>
          </table:table-cell>
          <table:table-cell office:value-type="string" calcext:value-type="string">
            <text:p>MARSHALL PUBLIC SCHOOL DISTRICT</text:p>
          </table:table-cell>
          <table:table-cell table:number-columns-repeated="7"/>
          <table:table-cell table:formula="of:=CONCATENATE([.$K$1];[.B125];&quot;, '&quot;;[.C125];&quot;');&quot;)" office:value-type="string" office:string-value="INSERT INTO district (district_number, district_name) VALUES (0404, 'LAKE BENTON PUBLIC SCHOOL DISTRICT');" calcext:value-type="string">
            <text:p>INSERT INTO district (district_number, district_name) VALUES (0404, 'LAKE BENTON PUBLIC SCHOOL DISTRICT');</text:p>
          </table:table-cell>
        </table:table-row>
        <table:table-row table:style-name="ro1">
          <table:table-cell/>
          <table:table-cell office:value-type="string" calcext:value-type="string">
            <text:p>0414</text:p>
          </table:table-cell>
          <table:table-cell office:value-type="string" calcext:value-type="string">
            <text:p>MINNEOTA PUBLIC SCHOOL DISTRICT</text:p>
          </table:table-cell>
          <table:table-cell table:number-columns-repeated="7"/>
          <table:table-cell table:formula="of:=CONCATENATE([.$K$1];[.B126];&quot;, '&quot;;[.C126];&quot;');&quot;)" office:value-type="string" office:string-value="INSERT INTO district (district_number, district_name) VALUES (0413, 'MARSHALL PUBLIC SCHOOL DISTRICT');" calcext:value-type="string">
            <text:p>INSERT INTO district (district_number, district_name) VALUES (0413, 'MARSHALL PUBLIC SCHOOL DISTRICT');</text:p>
          </table:table-cell>
        </table:table-row>
        <table:table-row table:style-name="ro1">
          <table:table-cell/>
          <table:table-cell office:value-type="string" calcext:value-type="string">
            <text:p>0415</text:p>
          </table:table-cell>
          <table:table-cell office:value-type="string" calcext:value-type="string">
            <text:p>LYND PUBLIC SCHOOL DISTRICT</text:p>
          </table:table-cell>
          <table:table-cell table:number-columns-repeated="7"/>
          <table:table-cell table:formula="of:=CONCATENATE([.$K$1];[.B127];&quot;, '&quot;;[.C127];&quot;');&quot;)" office:value-type="string" office:string-value="INSERT INTO district (district_number, district_name) VALUES (0414, 'MINNEOTA PUBLIC SCHOOL DISTRICT');" calcext:value-type="string">
            <text:p>INSERT INTO district (district_number, district_name) VALUES (0414, 'MINNEOTA PUBLIC SCHOOL DISTRICT');</text:p>
          </table:table-cell>
        </table:table-row>
        <table:table-row table:style-name="ro1">
          <table:table-cell/>
          <table:table-cell office:value-type="string" calcext:value-type="string">
            <text:p>0423</text:p>
          </table:table-cell>
          <table:table-cell office:value-type="string" calcext:value-type="string">
            <text:p>HUTCHINSON PUBLIC SCHOOL DISTRICT</text:p>
          </table:table-cell>
          <table:table-cell table:number-columns-repeated="7"/>
          <table:table-cell table:formula="of:=CONCATENATE([.$K$1];[.B128];&quot;, '&quot;;[.C128];&quot;');&quot;)" office:value-type="string" office:string-value="INSERT INTO district (district_number, district_name) VALUES (0415, 'LYND PUBLIC SCHOOL DISTRICT');" calcext:value-type="string">
            <text:p>INSERT INTO district (district_number, district_name) VALUES (0415, 'LYND PUBLIC SCHOOL DISTRICT');</text:p>
          </table:table-cell>
        </table:table-row>
        <table:table-row table:style-name="ro1">
          <table:table-cell/>
          <table:table-cell office:value-type="string" calcext:value-type="string">
            <text:p>0424</text:p>
          </table:table-cell>
          <table:table-cell office:value-type="string" calcext:value-type="string">
            <text:p>LESTER PRAIRIE PUBLIC SCHOOL DIST.</text:p>
          </table:table-cell>
          <table:table-cell table:number-columns-repeated="7"/>
          <table:table-cell table:formula="of:=CONCATENATE([.$K$1];[.B129];&quot;, '&quot;;[.C129];&quot;');&quot;)" office:value-type="string" office:string-value="INSERT INTO district (district_number, district_name) VALUES (0423, 'HUTCHINSON PUBLIC SCHOOL DISTRICT');" calcext:value-type="string">
            <text:p>INSERT INTO district (district_number, district_name) VALUES (0423, 'HUTCHINSON PUBLIC SCHOOL DISTRICT');</text:p>
          </table:table-cell>
        </table:table-row>
        <table:table-row table:style-name="ro1">
          <table:table-cell/>
          <table:table-cell office:value-type="string" calcext:value-type="string">
            <text:p>0432</text:p>
          </table:table-cell>
          <table:table-cell office:value-type="string" calcext:value-type="string">
            <text:p>MAHNOMEN PUBLIC SCHOOL DISTRICT</text:p>
          </table:table-cell>
          <table:table-cell table:number-columns-repeated="7"/>
          <table:table-cell table:formula="of:=CONCATENATE([.$K$1];[.B130];&quot;, '&quot;;[.C130];&quot;');&quot;)" office:value-type="string" office:string-value="INSERT INTO district (district_number, district_name) VALUES (0424, 'LESTER PRAIRIE PUBLIC SCHOOL DIST.');" calcext:value-type="string">
            <text:p>INSERT INTO district (district_number, district_name) VALUES (0424, 'LESTER PRAIRIE PUBLIC SCHOOL DIST.');</text:p>
          </table:table-cell>
        </table:table-row>
        <table:table-row table:style-name="ro1">
          <table:table-cell/>
          <table:table-cell office:value-type="string" calcext:value-type="string">
            <text:p>0435</text:p>
          </table:table-cell>
          <table:table-cell office:value-type="string" calcext:value-type="string">
            <text:p>WAUBUN-OGEMA-WHITE EARTH SCHOOLS</text:p>
          </table:table-cell>
          <table:table-cell table:number-columns-repeated="7"/>
          <table:table-cell table:formula="of:=CONCATENATE([.$K$1];[.B131];&quot;, '&quot;;[.C131];&quot;');&quot;)" office:value-type="string" office:string-value="INSERT INTO district (district_number, district_name) VALUES (0432, 'MAHNOMEN PUBLIC SCHOOL DISTRICT');" calcext:value-type="string">
            <text:p>INSERT INTO district (district_number, district_name) VALUES (0432, 'MAHNOMEN PUBLIC SCHOOL DISTRICT');</text:p>
          </table:table-cell>
        </table:table-row>
        <table:table-row table:style-name="ro1">
          <table:table-cell/>
          <table:table-cell office:value-type="string" calcext:value-type="string">
            <text:p>0441</text:p>
          </table:table-cell>
          <table:table-cell office:value-type="string" calcext:value-type="string">
            <text:p>MARSHALL COUNTY CENTRAL SCHOOLS</text:p>
          </table:table-cell>
          <table:table-cell table:number-columns-repeated="7"/>
          <table:table-cell table:formula="of:=CONCATENATE([.$K$1];[.B132];&quot;, '&quot;;[.C132];&quot;');&quot;)" office:value-type="string" office:string-value="INSERT INTO district (district_number, district_name) VALUES (0435, 'WAUBUN-OGEMA-WHITE EARTH SCHOOLS');" calcext:value-type="string">
            <text:p>INSERT INTO district (district_number, district_name) VALUES (0435, 'WAUBUN-OGEMA-WHITE EARTH SCHOOLS');</text:p>
          </table:table-cell>
        </table:table-row>
        <table:table-row table:style-name="ro1">
          <table:table-cell/>
          <table:table-cell office:value-type="string" calcext:value-type="string">
            <text:p>0447</text:p>
          </table:table-cell>
          <table:table-cell office:value-type="string" calcext:value-type="string">
            <text:p>GRYGLA PUBLIC SCHOOL DISTRICT</text:p>
          </table:table-cell>
          <table:table-cell table:number-columns-repeated="7"/>
          <table:table-cell table:formula="of:=CONCATENATE([.$K$1];[.B133];&quot;, '&quot;;[.C133];&quot;');&quot;)" office:value-type="string" office:string-value="INSERT INTO district (district_number, district_name) VALUES (0441, 'MARSHALL COUNTY CENTRAL SCHOOLS');" calcext:value-type="string">
            <text:p>INSERT INTO district (district_number, district_name) VALUES (0441, 'MARSHALL COUNTY CENTRAL SCHOOLS');</text:p>
          </table:table-cell>
        </table:table-row>
        <table:table-row table:style-name="ro1">
          <table:table-cell/>
          <table:table-cell office:value-type="string" calcext:value-type="string">
            <text:p>0458</text:p>
          </table:table-cell>
          <table:table-cell office:value-type="string" calcext:value-type="string">
            <text:p>TRUMAN PUBLIC SCHOOL DISTRICT</text:p>
          </table:table-cell>
          <table:table-cell table:number-columns-repeated="7"/>
          <table:table-cell table:formula="of:=CONCATENATE([.$K$1];[.B134];&quot;, '&quot;;[.C134];&quot;');&quot;)" office:value-type="string" office:string-value="INSERT INTO district (district_number, district_name) VALUES (0447, 'GRYGLA PUBLIC SCHOOL DISTRICT');" calcext:value-type="string">
            <text:p>INSERT INTO district (district_number, district_name) VALUES (0447, 'GRYGLA PUBLIC SCHOOL DISTRICT');</text:p>
          </table:table-cell>
        </table:table-row>
        <table:table-row table:style-name="ro1">
          <table:table-cell/>
          <table:table-cell office:value-type="string" calcext:value-type="string">
            <text:p>0463</text:p>
          </table:table-cell>
          <table:table-cell office:value-type="string" calcext:value-type="string">
            <text:p>EDEN VALLEY-WATKINS SCHOOL DISTRICT</text:p>
          </table:table-cell>
          <table:table-cell table:number-columns-repeated="7"/>
          <table:table-cell table:formula="of:=CONCATENATE([.$K$1];[.B135];&quot;, '&quot;;[.C135];&quot;');&quot;)" office:value-type="string" office:string-value="INSERT INTO district (district_number, district_name) VALUES (0458, 'TRUMAN PUBLIC SCHOOL DISTRICT');" calcext:value-type="string">
            <text:p>INSERT INTO district (district_number, district_name) VALUES (0458, 'TRUMAN PUBLIC SCHOOL DISTRICT');</text:p>
          </table:table-cell>
        </table:table-row>
        <table:table-row table:style-name="ro1">
          <table:table-cell/>
          <table:table-cell office:value-type="string" calcext:value-type="string">
            <text:p>0465</text:p>
          </table:table-cell>
          <table:table-cell office:value-type="string" calcext:value-type="string">
            <text:p>LITCHFIELD PUBLIC SCHOOL DISTRICT</text:p>
          </table:table-cell>
          <table:table-cell table:number-columns-repeated="7"/>
          <table:table-cell table:formula="of:=CONCATENATE([.$K$1];[.B136];&quot;, '&quot;;[.C136];&quot;');&quot;)" office:value-type="string" office:string-value="INSERT INTO district (district_number, district_name) VALUES (0463, 'EDEN VALLEY-WATKINS SCHOOL DISTRICT');" calcext:value-type="string">
            <text:p>INSERT INTO district (district_number, district_name) VALUES (0463, 'EDEN VALLEY-WATKINS SCHOOL DISTRICT');</text:p>
          </table:table-cell>
        </table:table-row>
        <table:table-row table:style-name="ro1">
          <table:table-cell/>
          <table:table-cell office:value-type="string" calcext:value-type="string">
            <text:p>0466</text:p>
          </table:table-cell>
          <table:table-cell office:value-type="string" calcext:value-type="string">
            <text:p>DASSEL-COKATO PUBLIC SCHOOLS</text:p>
          </table:table-cell>
          <table:table-cell table:number-columns-repeated="7"/>
          <table:table-cell table:formula="of:=CONCATENATE([.$K$1];[.B137];&quot;, '&quot;;[.C137];&quot;');&quot;)" office:value-type="string" office:string-value="INSERT INTO district (district_number, district_name) VALUES (0465, 'LITCHFIELD PUBLIC SCHOOL DISTRICT');" calcext:value-type="string">
            <text:p>INSERT INTO district (district_number, district_name) VALUES (0465, 'LITCHFIELD PUBLIC SCHOOL DISTRICT');</text:p>
          </table:table-cell>
        </table:table-row>
        <table:table-row table:style-name="ro1">
          <table:table-cell/>
          <table:table-cell office:value-type="string" calcext:value-type="string">
            <text:p>0473</text:p>
          </table:table-cell>
          <table:table-cell office:value-type="string" calcext:value-type="string">
            <text:p>ISLE PUBLIC SCHOOL DISTRICT</text:p>
          </table:table-cell>
          <table:table-cell table:number-columns-repeated="7"/>
          <table:table-cell table:formula="of:=CONCATENATE([.$K$1];[.B138];&quot;, '&quot;;[.C138];&quot;');&quot;)" office:value-type="string" office:string-value="INSERT INTO district (district_number, district_name) VALUES (0466, 'DASSEL-COKATO PUBLIC SCHOOLS');" calcext:value-type="string">
            <text:p>INSERT INTO district (district_number, district_name) VALUES (0466, 'DASSEL-COKATO PUBLIC SCHOOLS');</text:p>
          </table:table-cell>
        </table:table-row>
        <table:table-row table:style-name="ro1">
          <table:table-cell/>
          <table:table-cell office:value-type="string" calcext:value-type="string">
            <text:p>0477</text:p>
          </table:table-cell>
          <table:table-cell office:value-type="string" calcext:value-type="string">
            <text:p>PRINCETON PUBLIC SCHOOL DISTRICT</text:p>
          </table:table-cell>
          <table:table-cell table:number-columns-repeated="7"/>
          <table:table-cell table:formula="of:=CONCATENATE([.$K$1];[.B139];&quot;, '&quot;;[.C139];&quot;');&quot;)" office:value-type="string" office:string-value="INSERT INTO district (district_number, district_name) VALUES (0473, 'ISLE PUBLIC SCHOOL DISTRICT');" calcext:value-type="string">
            <text:p>INSERT INTO district (district_number, district_name) VALUES (0473, 'ISLE PUBLIC SCHOOL DISTRICT');</text:p>
          </table:table-cell>
        </table:table-row>
        <table:table-row table:style-name="ro1">
          <table:table-cell/>
          <table:table-cell office:value-type="string" calcext:value-type="string">
            <text:p>0480</text:p>
          </table:table-cell>
          <table:table-cell office:value-type="string" calcext:value-type="string">
            <text:p>ONAMIA PUBLIC SCHOOL DISTRICT</text:p>
          </table:table-cell>
          <table:table-cell table:number-columns-repeated="7"/>
          <table:table-cell table:formula="of:=CONCATENATE([.$K$1];[.B140];&quot;, '&quot;;[.C140];&quot;');&quot;)" office:value-type="string" office:string-value="INSERT INTO district (district_number, district_name) VALUES (0477, 'PRINCETON PUBLIC SCHOOL DISTRICT');" calcext:value-type="string">
            <text:p>INSERT INTO district (district_number, district_name) VALUES (0477, 'PRINCETON PUBLIC SCHOOL DISTRICT');</text:p>
          </table:table-cell>
        </table:table-row>
        <table:table-row table:style-name="ro1">
          <table:table-cell/>
          <table:table-cell office:value-type="string" calcext:value-type="string">
            <text:p>0482</text:p>
          </table:table-cell>
          <table:table-cell office:value-type="string" calcext:value-type="string">
            <text:p>LITTLE FALLS PUBLIC SCHOOL DISTRICT</text:p>
          </table:table-cell>
          <table:table-cell table:number-columns-repeated="7"/>
          <table:table-cell table:formula="of:=CONCATENATE([.$K$1];[.B141];&quot;, '&quot;;[.C141];&quot;');&quot;)" office:value-type="string" office:string-value="INSERT INTO district (district_number, district_name) VALUES (0480, 'ONAMIA PUBLIC SCHOOL DISTRICT');" calcext:value-type="string">
            <text:p>INSERT INTO district (district_number, district_name) VALUES (0480, 'ONAMIA PUBLIC SCHOOL DISTRICT');</text:p>
          </table:table-cell>
        </table:table-row>
        <table:table-row table:style-name="ro1">
          <table:table-cell/>
          <table:table-cell office:value-type="string" calcext:value-type="string">
            <text:p>0484</text:p>
          </table:table-cell>
          <table:table-cell office:value-type="string" calcext:value-type="string">
            <text:p>PIERZ PUBLIC SCHOOL DISTRICT</text:p>
          </table:table-cell>
          <table:table-cell table:number-columns-repeated="7"/>
          <table:table-cell table:formula="of:=CONCATENATE([.$K$1];[.B142];&quot;, '&quot;;[.C142];&quot;');&quot;)" office:value-type="string" office:string-value="INSERT INTO district (district_number, district_name) VALUES (0482, 'LITTLE FALLS PUBLIC SCHOOL DISTRICT');" calcext:value-type="string">
            <text:p>INSERT INTO district (district_number, district_name) VALUES (0482, 'LITTLE FALLS PUBLIC SCHOOL DISTRICT');</text:p>
          </table:table-cell>
        </table:table-row>
        <table:table-row table:style-name="ro1">
          <table:table-cell/>
          <table:table-cell office:value-type="string" calcext:value-type="string">
            <text:p>0485</text:p>
          </table:table-cell>
          <table:table-cell office:value-type="string" calcext:value-type="string">
            <text:p>ROYALTON PUBLIC SCHOOL DISTRICT</text:p>
          </table:table-cell>
          <table:table-cell table:number-columns-repeated="7"/>
          <table:table-cell table:formula="of:=CONCATENATE([.$K$1];[.B143];&quot;, '&quot;;[.C143];&quot;');&quot;)" office:value-type="string" office:string-value="INSERT INTO district (district_number, district_name) VALUES (0484, 'PIERZ PUBLIC SCHOOL DISTRICT');" calcext:value-type="string">
            <text:p>INSERT INTO district (district_number, district_name) VALUES (0484, 'PIERZ PUBLIC SCHOOL DISTRICT');</text:p>
          </table:table-cell>
        </table:table-row>
        <table:table-row table:style-name="ro1">
          <table:table-cell/>
          <table:table-cell office:value-type="string" calcext:value-type="string">
            <text:p>0486</text:p>
          </table:table-cell>
          <table:table-cell office:value-type="string" calcext:value-type="string">
            <text:p>SWANVILLE PUBLIC SCHOOL DISTRICT</text:p>
          </table:table-cell>
          <table:table-cell table:number-columns-repeated="7"/>
          <table:table-cell table:formula="of:=CONCATENATE([.$K$1];[.B144];&quot;, '&quot;;[.C144];&quot;');&quot;)" office:value-type="string" office:string-value="INSERT INTO district (district_number, district_name) VALUES (0485, 'ROYALTON PUBLIC SCHOOL DISTRICT');" calcext:value-type="string">
            <text:p>INSERT INTO district (district_number, district_name) VALUES (0485, 'ROYALTON PUBLIC SCHOOL DISTRICT');</text:p>
          </table:table-cell>
        </table:table-row>
        <table:table-row table:style-name="ro1">
          <table:table-cell/>
          <table:table-cell office:value-type="string" calcext:value-type="string">
            <text:p>0487</text:p>
          </table:table-cell>
          <table:table-cell office:value-type="string" calcext:value-type="string">
            <text:p>UPSALA PUBLIC SCHOOL DISTRICT</text:p>
          </table:table-cell>
          <table:table-cell table:number-columns-repeated="7"/>
          <table:table-cell table:formula="of:=CONCATENATE([.$K$1];[.B145];&quot;, '&quot;;[.C145];&quot;');&quot;)" office:value-type="string" office:string-value="INSERT INTO district (district_number, district_name) VALUES (0486, 'SWANVILLE PUBLIC SCHOOL DISTRICT');" calcext:value-type="string">
            <text:p>INSERT INTO district (district_number, district_name) VALUES (0486, 'SWANVILLE PUBLIC SCHOOL DISTRICT');</text:p>
          </table:table-cell>
        </table:table-row>
        <table:table-row table:style-name="ro1">
          <table:table-cell/>
          <table:table-cell office:value-type="string" calcext:value-type="string">
            <text:p>0492</text:p>
          </table:table-cell>
          <table:table-cell office:value-type="string" calcext:value-type="string">
            <text:p>AUSTIN PUBLIC SCHOOL DISTRICT</text:p>
          </table:table-cell>
          <table:table-cell table:number-columns-repeated="7"/>
          <table:table-cell table:formula="of:=CONCATENATE([.$K$1];[.B146];&quot;, '&quot;;[.C146];&quot;');&quot;)" office:value-type="string" office:string-value="INSERT INTO district (district_number, district_name) VALUES (0487, 'UPSALA PUBLIC SCHOOL DISTRICT');" calcext:value-type="string">
            <text:p>INSERT INTO district (district_number, district_name) VALUES (0487, 'UPSALA PUBLIC SCHOOL DISTRICT');</text:p>
          </table:table-cell>
        </table:table-row>
        <table:table-row table:style-name="ro1">
          <table:table-cell/>
          <table:table-cell office:value-type="string" calcext:value-type="string">
            <text:p>0495</text:p>
          </table:table-cell>
          <table:table-cell office:value-type="string" calcext:value-type="string">
            <text:p>GRAND MEADOW PUBLIC SCHOOL DISTRICT</text:p>
          </table:table-cell>
          <table:table-cell table:number-columns-repeated="7"/>
          <table:table-cell table:formula="of:=CONCATENATE([.$K$1];[.B147];&quot;, '&quot;;[.C147];&quot;');&quot;)" office:value-type="string" office:string-value="INSERT INTO district (district_number, district_name) VALUES (0492, 'AUSTIN PUBLIC SCHOOL DISTRICT');" calcext:value-type="string">
            <text:p>INSERT INTO district (district_number, district_name) VALUES (0492, 'AUSTIN PUBLIC SCHOOL DISTRICT');</text:p>
          </table:table-cell>
        </table:table-row>
        <table:table-row table:style-name="ro1">
          <table:table-cell/>
          <table:table-cell office:value-type="string" calcext:value-type="string">
            <text:p>0497</text:p>
          </table:table-cell>
          <table:table-cell office:value-type="string" calcext:value-type="string">
            <text:p>LYLE PUBLIC SCHOOL DISTRICT</text:p>
          </table:table-cell>
          <table:table-cell table:number-columns-repeated="7"/>
          <table:table-cell table:formula="of:=CONCATENATE([.$K$1];[.B148];&quot;, '&quot;;[.C148];&quot;');&quot;)" office:value-type="string" office:string-value="INSERT INTO district (district_number, district_name) VALUES (0495, 'GRAND MEADOW PUBLIC SCHOOL DISTRICT');" calcext:value-type="string">
            <text:p>INSERT INTO district (district_number, district_name) VALUES (0495, 'GRAND MEADOW PUBLIC SCHOOL DISTRICT');</text:p>
          </table:table-cell>
        </table:table-row>
        <table:table-row table:style-name="ro1">
          <table:table-cell/>
          <table:table-cell office:value-type="string" calcext:value-type="string">
            <text:p>0499</text:p>
          </table:table-cell>
          <table:table-cell office:value-type="string" calcext:value-type="string">
            <text:p>LEROY-OSTRANDER PUBLIC SCHOOLS</text:p>
          </table:table-cell>
          <table:table-cell table:number-columns-repeated="7"/>
          <table:table-cell table:formula="of:=CONCATENATE([.$K$1];[.B149];&quot;, '&quot;;[.C149];&quot;');&quot;)" office:value-type="string" office:string-value="INSERT INTO district (district_number, district_name) VALUES (0497, 'LYLE PUBLIC SCHOOL DISTRICT');" calcext:value-type="string">
            <text:p>INSERT INTO district (district_number, district_name) VALUES (0497, 'LYLE PUBLIC SCHOOL DISTRICT');</text:p>
          </table:table-cell>
        </table:table-row>
        <table:table-row table:style-name="ro1">
          <table:table-cell/>
          <table:table-cell office:value-type="string" calcext:value-type="string">
            <text:p>0500</text:p>
          </table:table-cell>
          <table:table-cell office:value-type="string" calcext:value-type="string">
            <text:p>SOUTHLAND PUBLIC SCHOOL DISTRICT</text:p>
          </table:table-cell>
          <table:table-cell table:number-columns-repeated="7"/>
          <table:table-cell table:formula="of:=CONCATENATE([.$K$1];[.B150];&quot;, '&quot;;[.C150];&quot;');&quot;)" office:value-type="string" office:string-value="INSERT INTO district (district_number, district_name) VALUES (0499, 'LEROY-OSTRANDER PUBLIC SCHOOLS');" calcext:value-type="string">
            <text:p>INSERT INTO district (district_number, district_name) VALUES (0499, 'LEROY-OSTRANDER PUBLIC SCHOOLS');</text:p>
          </table:table-cell>
        </table:table-row>
        <table:table-row table:style-name="ro1">
          <table:table-cell/>
          <table:table-cell office:value-type="string" calcext:value-type="string">
            <text:p>0505</text:p>
          </table:table-cell>
          <table:table-cell office:value-type="string" calcext:value-type="string">
            <text:p>FULDA PUBLIC SCHOOL DISTRICT</text:p>
          </table:table-cell>
          <table:table-cell table:number-columns-repeated="7"/>
          <table:table-cell table:formula="of:=CONCATENATE([.$K$1];[.B151];&quot;, '&quot;;[.C151];&quot;');&quot;)" office:value-type="string" office:string-value="INSERT INTO district (district_number, district_name) VALUES (0500, 'SOUTHLAND PUBLIC SCHOOL DISTRICT');" calcext:value-type="string">
            <text:p>INSERT INTO district (district_number, district_name) VALUES (0500, 'SOUTHLAND PUBLIC SCHOOL DISTRICT');</text:p>
          </table:table-cell>
        </table:table-row>
        <table:table-row table:style-name="ro1">
          <table:table-cell/>
          <table:table-cell office:value-type="string" calcext:value-type="string">
            <text:p>0507</text:p>
          </table:table-cell>
          <table:table-cell office:value-type="string" calcext:value-type="string">
            <text:p>NICOLLET PUBLIC SCHOOL DISTRICT</text:p>
          </table:table-cell>
          <table:table-cell table:number-columns-repeated="7"/>
          <table:table-cell table:formula="of:=CONCATENATE([.$K$1];[.B152];&quot;, '&quot;;[.C152];&quot;');&quot;)" office:value-type="string" office:string-value="INSERT INTO district (district_number, district_name) VALUES (0505, 'FULDA PUBLIC SCHOOL DISTRICT');" calcext:value-type="string">
            <text:p>INSERT INTO district (district_number, district_name) VALUES (0505, 'FULDA PUBLIC SCHOOL DISTRICT');</text:p>
          </table:table-cell>
        </table:table-row>
        <table:table-row table:style-name="ro1">
          <table:table-cell/>
          <table:table-cell office:value-type="string" calcext:value-type="string">
            <text:p>0508</text:p>
          </table:table-cell>
          <table:table-cell office:value-type="string" calcext:value-type="string">
            <text:p>ST. PETER PUBLIC SCHOOL DISTRICT</text:p>
          </table:table-cell>
          <table:table-cell table:number-columns-repeated="7"/>
          <table:table-cell table:formula="of:=CONCATENATE([.$K$1];[.B153];&quot;, '&quot;;[.C153];&quot;');&quot;)" office:value-type="string" office:string-value="INSERT INTO district (district_number, district_name) VALUES (0507, 'NICOLLET PUBLIC SCHOOL DISTRICT');" calcext:value-type="string">
            <text:p>INSERT INTO district (district_number, district_name) VALUES (0507, 'NICOLLET PUBLIC SCHOOL DISTRICT');</text:p>
          </table:table-cell>
        </table:table-row>
        <table:table-row table:style-name="ro1">
          <table:table-cell/>
          <table:table-cell office:value-type="string" calcext:value-type="string">
            <text:p>0511</text:p>
          </table:table-cell>
          <table:table-cell office:value-type="string" calcext:value-type="string">
            <text:p>ADRIAN PUBLIC SCHOOL DISTRICT</text:p>
          </table:table-cell>
          <table:table-cell table:number-columns-repeated="7"/>
          <table:table-cell table:formula="of:=CONCATENATE([.$K$1];[.B154];&quot;, '&quot;;[.C154];&quot;');&quot;)" office:value-type="string" office:string-value="INSERT INTO district (district_number, district_name) VALUES (0508, 'ST. PETER PUBLIC SCHOOL DISTRICT');" calcext:value-type="string">
            <text:p>INSERT INTO district (district_number, district_name) VALUES (0508, 'ST. PETER PUBLIC SCHOOL DISTRICT');</text:p>
          </table:table-cell>
        </table:table-row>
        <table:table-row table:style-name="ro1">
          <table:table-cell/>
          <table:table-cell office:value-type="string" calcext:value-type="string">
            <text:p>0513</text:p>
          </table:table-cell>
          <table:table-cell office:value-type="string" calcext:value-type="string">
            <text:p>BREWSTER PUBLIC SCHOOL DISTRICT</text:p>
          </table:table-cell>
          <table:table-cell table:number-columns-repeated="7"/>
          <table:table-cell table:formula="of:=CONCATENATE([.$K$1];[.B155];&quot;, '&quot;;[.C155];&quot;');&quot;)" office:value-type="string" office:string-value="INSERT INTO district (district_number, district_name) VALUES (0511, 'ADRIAN PUBLIC SCHOOL DISTRICT');" calcext:value-type="string">
            <text:p>INSERT INTO district (district_number, district_name) VALUES (0511, 'ADRIAN PUBLIC SCHOOL DISTRICT');</text:p>
          </table:table-cell>
        </table:table-row>
        <table:table-row table:style-name="ro1">
          <table:table-cell/>
          <table:table-cell office:value-type="string" calcext:value-type="string">
            <text:p>0514</text:p>
          </table:table-cell>
          <table:table-cell office:value-type="string" calcext:value-type="string">
            <text:p>ELLSWORTH PUBLIC SCHOOL DISTRICT</text:p>
          </table:table-cell>
          <table:table-cell table:number-columns-repeated="7"/>
          <table:table-cell table:formula="of:=CONCATENATE([.$K$1];[.B156];&quot;, '&quot;;[.C156];&quot;');&quot;)" office:value-type="string" office:string-value="INSERT INTO district (district_number, district_name) VALUES (0513, 'BREWSTER PUBLIC SCHOOL DISTRICT');" calcext:value-type="string">
            <text:p>INSERT INTO district (district_number, district_name) VALUES (0513, 'BREWSTER PUBLIC SCHOOL DISTRICT');</text:p>
          </table:table-cell>
        </table:table-row>
        <table:table-row table:style-name="ro1">
          <table:table-cell/>
          <table:table-cell office:value-type="string" calcext:value-type="string">
            <text:p>0516</text:p>
          </table:table-cell>
          <table:table-cell office:value-type="string" calcext:value-type="string">
            <text:p>ROUND LAKE PUBLIC SCHOOL DISTRICT</text:p>
          </table:table-cell>
          <table:table-cell table:number-columns-repeated="7"/>
          <table:table-cell table:formula="of:=CONCATENATE([.$K$1];[.B157];&quot;, '&quot;;[.C157];&quot;');&quot;)" office:value-type="string" office:string-value="INSERT INTO district (district_number, district_name) VALUES (0514, 'ELLSWORTH PUBLIC SCHOOL DISTRICT');" calcext:value-type="string">
            <text:p>INSERT INTO district (district_number, district_name) VALUES (0514, 'ELLSWORTH PUBLIC SCHOOL DISTRICT');</text:p>
          </table:table-cell>
        </table:table-row>
        <table:table-row table:style-name="ro1">
          <table:table-cell/>
          <table:table-cell office:value-type="string" calcext:value-type="string">
            <text:p>0518</text:p>
          </table:table-cell>
          <table:table-cell office:value-type="string" calcext:value-type="string">
            <text:p>WORTHINGTON PUBLIC SCHOOL DISTRICT</text:p>
          </table:table-cell>
          <table:table-cell table:number-columns-repeated="7"/>
          <table:table-cell table:formula="of:=CONCATENATE([.$K$1];[.B158];&quot;, '&quot;;[.C158];&quot;');&quot;)" office:value-type="string" office:string-value="INSERT INTO district (district_number, district_name) VALUES (0516, 'ROUND LAKE PUBLIC SCHOOL DISTRICT');" calcext:value-type="string">
            <text:p>INSERT INTO district (district_number, district_name) VALUES (0516, 'ROUND LAKE PUBLIC SCHOOL DISTRICT');</text:p>
          </table:table-cell>
        </table:table-row>
        <table:table-row table:style-name="ro1">
          <table:table-cell/>
          <table:table-cell office:value-type="string" calcext:value-type="string">
            <text:p>0531</text:p>
          </table:table-cell>
          <table:table-cell office:value-type="string" calcext:value-type="string">
            <text:p>BYRON PUBLIC SCHOOL DISTRICT</text:p>
          </table:table-cell>
          <table:table-cell table:number-columns-repeated="7"/>
          <table:table-cell table:formula="of:=CONCATENATE([.$K$1];[.B159];&quot;, '&quot;;[.C159];&quot;');&quot;)" office:value-type="string" office:string-value="INSERT INTO district (district_number, district_name) VALUES (0518, 'WORTHINGTON PUBLIC SCHOOL DISTRICT');" calcext:value-type="string">
            <text:p>INSERT INTO district (district_number, district_name) VALUES (0518, 'WORTHINGTON PUBLIC SCHOOL DISTRICT');</text:p>
          </table:table-cell>
        </table:table-row>
        <table:table-row table:style-name="ro1">
          <table:table-cell/>
          <table:table-cell office:value-type="string" calcext:value-type="string">
            <text:p>0533</text:p>
          </table:table-cell>
          <table:table-cell office:value-type="string" calcext:value-type="string">
            <text:p>DOVER-EYOTA PUBLIC SCHOOL DISTRICT</text:p>
          </table:table-cell>
          <table:table-cell table:number-columns-repeated="7"/>
          <table:table-cell table:formula="of:=CONCATENATE([.$K$1];[.B160];&quot;, '&quot;;[.C160];&quot;');&quot;)" office:value-type="string" office:string-value="INSERT INTO district (district_number, district_name) VALUES (0531, 'BYRON PUBLIC SCHOOL DISTRICT');" calcext:value-type="string">
            <text:p>INSERT INTO district (district_number, district_name) VALUES (0531, 'BYRON PUBLIC SCHOOL DISTRICT');</text:p>
          </table:table-cell>
        </table:table-row>
        <table:table-row table:style-name="ro1">
          <table:table-cell/>
          <table:table-cell office:value-type="string" calcext:value-type="string">
            <text:p>0534</text:p>
          </table:table-cell>
          <table:table-cell office:value-type="string" calcext:value-type="string">
            <text:p>STEWARTVILLE PUBLIC SCHOOL DISTRICT</text:p>
          </table:table-cell>
          <table:table-cell table:number-columns-repeated="7"/>
          <table:table-cell table:formula="of:=CONCATENATE([.$K$1];[.B161];&quot;, '&quot;;[.C161];&quot;');&quot;)" office:value-type="string" office:string-value="INSERT INTO district (district_number, district_name) VALUES (0533, 'DOVER-EYOTA PUBLIC SCHOOL DISTRICT');" calcext:value-type="string">
            <text:p>INSERT INTO district (district_number, district_name) VALUES (0533, 'DOVER-EYOTA PUBLIC SCHOOL DISTRICT');</text:p>
          </table:table-cell>
        </table:table-row>
        <table:table-row table:style-name="ro1">
          <table:table-cell/>
          <table:table-cell office:value-type="string" calcext:value-type="string">
            <text:p>0535</text:p>
          </table:table-cell>
          <table:table-cell office:value-type="string" calcext:value-type="string">
            <text:p>ROCHESTER PUBLIC SCHOOL DISTRICT</text:p>
          </table:table-cell>
          <table:table-cell table:number-columns-repeated="7"/>
          <table:table-cell table:formula="of:=CONCATENATE([.$K$1];[.B162];&quot;, '&quot;;[.C162];&quot;');&quot;)" office:value-type="string" office:string-value="INSERT INTO district (district_number, district_name) VALUES (0534, 'STEWARTVILLE PUBLIC SCHOOL DISTRICT');" calcext:value-type="string">
            <text:p>INSERT INTO district (district_number, district_name) VALUES (0534, 'STEWARTVILLE PUBLIC SCHOOL DISTRICT');</text:p>
          </table:table-cell>
        </table:table-row>
        <table:table-row table:style-name="ro1">
          <table:table-cell/>
          <table:table-cell office:value-type="string" calcext:value-type="string">
            <text:p>0542</text:p>
          </table:table-cell>
          <table:table-cell office:value-type="string" calcext:value-type="string">
            <text:p>BATTLE LAKE PUBLIC SCHOOL DISTRICT</text:p>
          </table:table-cell>
          <table:table-cell table:number-columns-repeated="7"/>
          <table:table-cell table:formula="of:=CONCATENATE([.$K$1];[.B163];&quot;, '&quot;;[.C163];&quot;');&quot;)" office:value-type="string" office:string-value="INSERT INTO district (district_number, district_name) VALUES (0535, 'ROCHESTER PUBLIC SCHOOL DISTRICT');" calcext:value-type="string">
            <text:p>INSERT INTO district (district_number, district_name) VALUES (0535, 'ROCHESTER PUBLIC SCHOOL DISTRICT');</text:p>
          </table:table-cell>
        </table:table-row>
        <table:table-row table:style-name="ro1">
          <table:table-cell/>
          <table:table-cell office:value-type="string" calcext:value-type="string">
            <text:p>0544</text:p>
          </table:table-cell>
          <table:table-cell office:value-type="string" calcext:value-type="string">
            <text:p>FERGUS FALLS PUBLIC SCHOOL DISTRICT</text:p>
          </table:table-cell>
          <table:table-cell table:number-columns-repeated="7"/>
          <table:table-cell table:formula="of:=CONCATENATE([.$K$1];[.B164];&quot;, '&quot;;[.C164];&quot;');&quot;)" office:value-type="string" office:string-value="INSERT INTO district (district_number, district_name) VALUES (0542, 'BATTLE LAKE PUBLIC SCHOOL DISTRICT');" calcext:value-type="string">
            <text:p>INSERT INTO district (district_number, district_name) VALUES (0542, 'BATTLE LAKE PUBLIC SCHOOL DISTRICT');</text:p>
          </table:table-cell>
        </table:table-row>
        <table:table-row table:style-name="ro1">
          <table:table-cell/>
          <table:table-cell office:value-type="string" calcext:value-type="string">
            <text:p>0545</text:p>
          </table:table-cell>
          <table:table-cell office:value-type="string" calcext:value-type="string">
            <text:p>HENNING PUBLIC SCHOOL DISTRICT</text:p>
          </table:table-cell>
          <table:table-cell table:number-columns-repeated="7"/>
          <table:table-cell table:formula="of:=CONCATENATE([.$K$1];[.B165];&quot;, '&quot;;[.C165];&quot;');&quot;)" office:value-type="string" office:string-value="INSERT INTO district (district_number, district_name) VALUES (0544, 'FERGUS FALLS PUBLIC SCHOOL DISTRICT');" calcext:value-type="string">
            <text:p>INSERT INTO district (district_number, district_name) VALUES (0544, 'FERGUS FALLS PUBLIC SCHOOL DISTRICT');</text:p>
          </table:table-cell>
        </table:table-row>
        <table:table-row table:style-name="ro1">
          <table:table-cell/>
          <table:table-cell office:value-type="string" calcext:value-type="string">
            <text:p>0547</text:p>
          </table:table-cell>
          <table:table-cell office:value-type="string" calcext:value-type="string">
            <text:p>PARKERS PRAIRIE PUBLIC SCHOOL DIST.</text:p>
          </table:table-cell>
          <table:table-cell table:number-columns-repeated="7"/>
          <table:table-cell table:formula="of:=CONCATENATE([.$K$1];[.B166];&quot;, '&quot;;[.C166];&quot;');&quot;)" office:value-type="string" office:string-value="INSERT INTO district (district_number, district_name) VALUES (0545, 'HENNING PUBLIC SCHOOL DISTRICT');" calcext:value-type="string">
            <text:p>INSERT INTO district (district_number, district_name) VALUES (0545, 'HENNING PUBLIC SCHOOL DISTRICT');</text:p>
          </table:table-cell>
        </table:table-row>
        <table:table-row table:style-name="ro1">
          <table:table-cell/>
          <table:table-cell office:value-type="string" calcext:value-type="string">
            <text:p>0548</text:p>
          </table:table-cell>
          <table:table-cell office:value-type="string" calcext:value-type="string">
            <text:p>PELICAN RAPIDS PUBLIC SCHOOLS</text:p>
          </table:table-cell>
          <table:table-cell table:number-columns-repeated="7"/>
          <table:table-cell table:formula="of:=CONCATENATE([.$K$1];[.B167];&quot;, '&quot;;[.C167];&quot;');&quot;)" office:value-type="string" office:string-value="INSERT INTO district (district_number, district_name) VALUES (0547, 'PARKERS PRAIRIE PUBLIC SCHOOL DIST.');" calcext:value-type="string">
            <text:p>INSERT INTO district (district_number, district_name) VALUES (0547, 'PARKERS PRAIRIE PUBLIC SCHOOL DIST.');</text:p>
          </table:table-cell>
        </table:table-row>
        <table:table-row table:style-name="ro1">
          <table:table-cell/>
          <table:table-cell office:value-type="string" calcext:value-type="string">
            <text:p>0549</text:p>
          </table:table-cell>
          <table:table-cell office:value-type="string" calcext:value-type="string">
            <text:p>PERHAM-DENT PUBLIC SCHOOL DISTRICT</text:p>
          </table:table-cell>
          <table:table-cell table:number-columns-repeated="7"/>
          <table:table-cell table:formula="of:=CONCATENATE([.$K$1];[.B168];&quot;, '&quot;;[.C168];&quot;');&quot;)" office:value-type="string" office:string-value="INSERT INTO district (district_number, district_name) VALUES (0548, 'PELICAN RAPIDS PUBLIC SCHOOLS');" calcext:value-type="string">
            <text:p>INSERT INTO district (district_number, district_name) VALUES (0548, 'PELICAN RAPIDS PUBLIC SCHOOLS');</text:p>
          </table:table-cell>
        </table:table-row>
        <table:table-row table:style-name="ro1">
          <table:table-cell/>
          <table:table-cell office:value-type="string" calcext:value-type="string">
            <text:p>0550</text:p>
          </table:table-cell>
          <table:table-cell office:value-type="string" calcext:value-type="string">
            <text:p>UNDERWOOD PUBLIC SCHOOL DISTRICT</text:p>
          </table:table-cell>
          <table:table-cell table:number-columns-repeated="7"/>
          <table:table-cell table:formula="of:=CONCATENATE([.$K$1];[.B169];&quot;, '&quot;;[.C169];&quot;');&quot;)" office:value-type="string" office:string-value="INSERT INTO district (district_number, district_name) VALUES (0549, 'PERHAM-DENT PUBLIC SCHOOL DISTRICT');" calcext:value-type="string">
            <text:p>INSERT INTO district (district_number, district_name) VALUES (0549, 'PERHAM-DENT PUBLIC SCHOOL DISTRICT');</text:p>
          </table:table-cell>
        </table:table-row>
        <table:table-row table:style-name="ro1">
          <table:table-cell/>
          <table:table-cell office:value-type="string" calcext:value-type="string">
            <text:p>0553</text:p>
          </table:table-cell>
          <table:table-cell office:value-type="string" calcext:value-type="string">
            <text:p>NEW YORK MILLS PUBLIC SCHOOL DIST.</text:p>
          </table:table-cell>
          <table:table-cell table:number-columns-repeated="7"/>
          <table:table-cell table:formula="of:=CONCATENATE([.$K$1];[.B170];&quot;, '&quot;;[.C170];&quot;');&quot;)" office:value-type="string" office:string-value="INSERT INTO district (district_number, district_name) VALUES (0550, 'UNDERWOOD PUBLIC SCHOOL DISTRICT');" calcext:value-type="string">
            <text:p>INSERT INTO district (district_number, district_name) VALUES (0550, 'UNDERWOOD PUBLIC SCHOOL DISTRICT');</text:p>
          </table:table-cell>
        </table:table-row>
        <table:table-row table:style-name="ro1">
          <table:table-cell/>
          <table:table-cell office:value-type="string" calcext:value-type="string">
            <text:p>0561</text:p>
          </table:table-cell>
          <table:table-cell office:value-type="string" calcext:value-type="string">
            <text:p>GOODRIDGE PUBLIC SCHOOL DISTRICT</text:p>
          </table:table-cell>
          <table:table-cell table:number-columns-repeated="7"/>
          <table:table-cell table:formula="of:=CONCATENATE([.$K$1];[.B171];&quot;, '&quot;;[.C171];&quot;');&quot;)" office:value-type="string" office:string-value="INSERT INTO district (district_number, district_name) VALUES (0553, 'NEW YORK MILLS PUBLIC SCHOOL DIST.');" calcext:value-type="string">
            <text:p>INSERT INTO district (district_number, district_name) VALUES (0553, 'NEW YORK MILLS PUBLIC SCHOOL DIST.');</text:p>
          </table:table-cell>
        </table:table-row>
        <table:table-row table:style-name="ro1">
          <table:table-cell/>
          <table:table-cell office:value-type="string" calcext:value-type="string">
            <text:p>0564</text:p>
          </table:table-cell>
          <table:table-cell office:value-type="string" calcext:value-type="string">
            <text:p>THIEF RIVER FALLS SCHOOL DISTRICT</text:p>
          </table:table-cell>
          <table:table-cell table:number-columns-repeated="7"/>
          <table:table-cell table:formula="of:=CONCATENATE([.$K$1];[.B172];&quot;, '&quot;;[.C172];&quot;');&quot;)" office:value-type="string" office:string-value="INSERT INTO district (district_number, district_name) VALUES (0561, 'GOODRIDGE PUBLIC SCHOOL DISTRICT');" calcext:value-type="string">
            <text:p>INSERT INTO district (district_number, district_name) VALUES (0561, 'GOODRIDGE PUBLIC SCHOOL DISTRICT');</text:p>
          </table:table-cell>
        </table:table-row>
        <table:table-row table:style-name="ro1">
          <table:table-cell/>
          <table:table-cell office:value-type="string" calcext:value-type="string">
            <text:p>0577</text:p>
          </table:table-cell>
          <table:table-cell office:value-type="string" calcext:value-type="string">
            <text:p>WILLOW RIVER PUBLIC SCHOOL DISTRICT</text:p>
          </table:table-cell>
          <table:table-cell table:number-columns-repeated="7"/>
          <table:table-cell table:formula="of:=CONCATENATE([.$K$1];[.B173];&quot;, '&quot;;[.C173];&quot;');&quot;)" office:value-type="string" office:string-value="INSERT INTO district (district_number, district_name) VALUES (0564, 'THIEF RIVER FALLS SCHOOL DISTRICT');" calcext:value-type="string">
            <text:p>INSERT INTO district (district_number, district_name) VALUES (0564, 'THIEF RIVER FALLS SCHOOL DISTRICT');</text:p>
          </table:table-cell>
        </table:table-row>
        <table:table-row table:style-name="ro1">
          <table:table-cell/>
          <table:table-cell office:value-type="string" calcext:value-type="string">
            <text:p>0578</text:p>
          </table:table-cell>
          <table:table-cell office:value-type="string" calcext:value-type="string">
            <text:p>PINE CITY PUBLIC SCHOOL DISTRICT</text:p>
          </table:table-cell>
          <table:table-cell table:number-columns-repeated="7"/>
          <table:table-cell table:formula="of:=CONCATENATE([.$K$1];[.B174];&quot;, '&quot;;[.C174];&quot;');&quot;)" office:value-type="string" office:string-value="INSERT INTO district (district_number, district_name) VALUES (0577, 'WILLOW RIVER PUBLIC SCHOOL DISTRICT');" calcext:value-type="string">
            <text:p>INSERT INTO district (district_number, district_name) VALUES (0577, 'WILLOW RIVER PUBLIC SCHOOL DISTRICT');</text:p>
          </table:table-cell>
        </table:table-row>
        <table:table-row table:style-name="ro1">
          <table:table-cell/>
          <table:table-cell office:value-type="string" calcext:value-type="string">
            <text:p>0581</text:p>
          </table:table-cell>
          <table:table-cell office:value-type="string" calcext:value-type="string">
            <text:p>EDGERTON PUBLIC SCHOOL DISTRICT</text:p>
          </table:table-cell>
          <table:table-cell table:number-columns-repeated="7"/>
          <table:table-cell table:formula="of:=CONCATENATE([.$K$1];[.B175];&quot;, '&quot;;[.C175];&quot;');&quot;)" office:value-type="string" office:string-value="INSERT INTO district (district_number, district_name) VALUES (0578, 'PINE CITY PUBLIC SCHOOL DISTRICT');" calcext:value-type="string">
            <text:p>INSERT INTO district (district_number, district_name) VALUES (0578, 'PINE CITY PUBLIC SCHOOL DISTRICT');</text:p>
          </table:table-cell>
        </table:table-row>
        <table:table-row table:style-name="ro1">
          <table:table-cell/>
          <table:table-cell office:value-type="string" calcext:value-type="string">
            <text:p>0592</text:p>
          </table:table-cell>
          <table:table-cell office:value-type="string" calcext:value-type="string">
            <text:p>CLIMAX-SHELLY PUBLIC SCHOOLS</text:p>
          </table:table-cell>
          <table:table-cell table:number-columns-repeated="7"/>
          <table:table-cell table:formula="of:=CONCATENATE([.$K$1];[.B176];&quot;, '&quot;;[.C176];&quot;');&quot;)" office:value-type="string" office:string-value="INSERT INTO district (district_number, district_name) VALUES (0581, 'EDGERTON PUBLIC SCHOOL DISTRICT');" calcext:value-type="string">
            <text:p>INSERT INTO district (district_number, district_name) VALUES (0581, 'EDGERTON PUBLIC SCHOOL DISTRICT');</text:p>
          </table:table-cell>
        </table:table-row>
        <table:table-row table:style-name="ro1">
          <table:table-cell/>
          <table:table-cell office:value-type="string" calcext:value-type="string">
            <text:p>0593</text:p>
          </table:table-cell>
          <table:table-cell office:value-type="string" calcext:value-type="string">
            <text:p>CROOKSTON PUBLIC SCHOOL DISTRICT</text:p>
          </table:table-cell>
          <table:table-cell table:number-columns-repeated="7"/>
          <table:table-cell table:formula="of:=CONCATENATE([.$K$1];[.B177];&quot;, '&quot;;[.C177];&quot;');&quot;)" office:value-type="string" office:string-value="INSERT INTO district (district_number, district_name) VALUES (0592, 'CLIMAX-SHELLY PUBLIC SCHOOLS');" calcext:value-type="string">
            <text:p>INSERT INTO district (district_number, district_name) VALUES (0592, 'CLIMAX-SHELLY PUBLIC SCHOOLS');</text:p>
          </table:table-cell>
        </table:table-row>
        <table:table-row table:style-name="ro1">
          <table:table-cell/>
          <table:table-cell office:value-type="string" calcext:value-type="string">
            <text:p>0595</text:p>
          </table:table-cell>
          <table:table-cell office:value-type="string" calcext:value-type="string">
            <text:p>EAST GRAND FORKS PUBLIC SCHOOL DIST</text:p>
          </table:table-cell>
          <table:table-cell table:number-columns-repeated="7"/>
          <table:table-cell table:formula="of:=CONCATENATE([.$K$1];[.B178];&quot;, '&quot;;[.C178];&quot;');&quot;)" office:value-type="string" office:string-value="INSERT INTO district (district_number, district_name) VALUES (0593, 'CROOKSTON PUBLIC SCHOOL DISTRICT');" calcext:value-type="string">
            <text:p>INSERT INTO district (district_number, district_name) VALUES (0593, 'CROOKSTON PUBLIC SCHOOL DISTRICT');</text:p>
          </table:table-cell>
        </table:table-row>
        <table:table-row table:style-name="ro1">
          <table:table-cell/>
          <table:table-cell office:value-type="string" calcext:value-type="string">
            <text:p>0599</text:p>
          </table:table-cell>
          <table:table-cell office:value-type="string" calcext:value-type="string">
            <text:p>FERTILE-BELTRAMI SCHOOL DISTRICT</text:p>
          </table:table-cell>
          <table:table-cell table:number-columns-repeated="7"/>
          <table:table-cell table:formula="of:=CONCATENATE([.$K$1];[.B179];&quot;, '&quot;;[.C179];&quot;');&quot;)" office:value-type="string" office:string-value="INSERT INTO district (district_number, district_name) VALUES (0595, 'EAST GRAND FORKS PUBLIC SCHOOL DIST');" calcext:value-type="string">
            <text:p>INSERT INTO district (district_number, district_name) VALUES (0595, 'EAST GRAND FORKS PUBLIC SCHOOL DIST');</text:p>
          </table:table-cell>
        </table:table-row>
        <table:table-row table:style-name="ro1">
          <table:table-cell/>
          <table:table-cell office:value-type="string" calcext:value-type="string">
            <text:p>0600</text:p>
          </table:table-cell>
          <table:table-cell office:value-type="string" calcext:value-type="string">
            <text:p>FISHER PUBLIC SCHOOL DISTRICT</text:p>
          </table:table-cell>
          <table:table-cell table:number-columns-repeated="7"/>
          <table:table-cell table:formula="of:=CONCATENATE([.$K$1];[.B180];&quot;, '&quot;;[.C180];&quot;');&quot;)" office:value-type="string" office:string-value="INSERT INTO district (district_number, district_name) VALUES (0599, 'FERTILE-BELTRAMI SCHOOL DISTRICT');" calcext:value-type="string">
            <text:p>INSERT INTO district (district_number, district_name) VALUES (0599, 'FERTILE-BELTRAMI SCHOOL DISTRICT');</text:p>
          </table:table-cell>
        </table:table-row>
        <table:table-row table:style-name="ro1">
          <table:table-cell/>
          <table:table-cell office:value-type="string" calcext:value-type="string">
            <text:p>0601</text:p>
          </table:table-cell>
          <table:table-cell office:value-type="string" calcext:value-type="string">
            <text:p>FOSSTON PUBLIC SCHOOL DISTRICT</text:p>
          </table:table-cell>
          <table:table-cell table:number-columns-repeated="7"/>
          <table:table-cell table:formula="of:=CONCATENATE([.$K$1];[.B181];&quot;, '&quot;;[.C181];&quot;');&quot;)" office:value-type="string" office:string-value="INSERT INTO district (district_number, district_name) VALUES (0600, 'FISHER PUBLIC SCHOOL DISTRICT');" calcext:value-type="string">
            <text:p>INSERT INTO district (district_number, district_name) VALUES (0600, 'FISHER PUBLIC SCHOOL DISTRICT');</text:p>
          </table:table-cell>
        </table:table-row>
        <table:table-row table:style-name="ro1">
          <table:table-cell/>
          <table:table-cell office:value-type="string" calcext:value-type="string">
            <text:p>0611</text:p>
          </table:table-cell>
          <table:table-cell office:value-type="string" calcext:value-type="string">
            <text:p>CYRUS PUBLIC SCHOOL DISTRICT</text:p>
          </table:table-cell>
          <table:table-cell table:number-columns-repeated="7"/>
          <table:table-cell table:formula="of:=CONCATENATE([.$K$1];[.B182];&quot;, '&quot;;[.C182];&quot;');&quot;)" office:value-type="string" office:string-value="INSERT INTO district (district_number, district_name) VALUES (0601, 'FOSSTON PUBLIC SCHOOL DISTRICT');" calcext:value-type="string">
            <text:p>INSERT INTO district (district_number, district_name) VALUES (0601, 'FOSSTON PUBLIC SCHOOL DISTRICT');</text:p>
          </table:table-cell>
        </table:table-row>
        <table:table-row table:style-name="ro1">
          <table:table-cell/>
          <table:table-cell office:value-type="string" calcext:value-type="string">
            <text:p>0621</text:p>
          </table:table-cell>
          <table:table-cell office:value-type="string" calcext:value-type="string">
            <text:p>MOUNDS VIEW PUBLIC SCHOOL DISTRICT</text:p>
          </table:table-cell>
          <table:table-cell table:number-columns-repeated="7"/>
          <table:table-cell table:formula="of:=CONCATENATE([.$K$1];[.B183];&quot;, '&quot;;[.C183];&quot;');&quot;)" office:value-type="string" office:string-value="INSERT INTO district (district_number, district_name) VALUES (0611, 'CYRUS PUBLIC SCHOOL DISTRICT');" calcext:value-type="string">
            <text:p>INSERT INTO district (district_number, district_name) VALUES (0611, 'CYRUS PUBLIC SCHOOL DISTRICT');</text:p>
          </table:table-cell>
        </table:table-row>
        <table:table-row table:style-name="ro1">
          <table:table-cell/>
          <table:table-cell office:value-type="string" calcext:value-type="string">
            <text:p>0622</text:p>
          </table:table-cell>
          <table:table-cell office:value-type="string" calcext:value-type="string">
            <text:p>NORTH ST. PAUL-MAPLEWOOD OAKDALE</text:p>
          </table:table-cell>
          <table:table-cell table:number-columns-repeated="7"/>
          <table:table-cell table:formula="of:=CONCATENATE([.$K$1];[.B184];&quot;, '&quot;;[.C184];&quot;');&quot;)" office:value-type="string" office:string-value="INSERT INTO district (district_number, district_name) VALUES (0621, 'MOUNDS VIEW PUBLIC SCHOOL DISTRICT');" calcext:value-type="string">
            <text:p>INSERT INTO district (district_number, district_name) VALUES (0621, 'MOUNDS VIEW PUBLIC SCHOOL DISTRICT');</text:p>
          </table:table-cell>
        </table:table-row>
        <table:table-row table:style-name="ro1">
          <table:table-cell/>
          <table:table-cell office:value-type="string" calcext:value-type="string">
            <text:p>0623</text:p>
          </table:table-cell>
          <table:table-cell office:value-type="string" calcext:value-type="string">
            <text:p>ROSEVILLE PUBLIC SCHOOL DISTRICT</text:p>
          </table:table-cell>
          <table:table-cell table:number-columns-repeated="7"/>
          <table:table-cell table:formula="of:=CONCATENATE([.$K$1];[.B185];&quot;, '&quot;;[.C185];&quot;');&quot;)" office:value-type="string" office:string-value="INSERT INTO district (district_number, district_name) VALUES (0622, 'NORTH ST. PAUL-MAPLEWOOD OAKDALE');" calcext:value-type="string">
            <text:p>INSERT INTO district (district_number, district_name) VALUES (0622, 'NORTH ST. PAUL-MAPLEWOOD OAKDALE');</text:p>
          </table:table-cell>
        </table:table-row>
        <table:table-row table:style-name="ro1">
          <table:table-cell/>
          <table:table-cell office:value-type="string" calcext:value-type="string">
            <text:p>0624</text:p>
          </table:table-cell>
          <table:table-cell office:value-type="string" calcext:value-type="string">
            <text:p>WHITE BEAR LAKE SCHOOL DISTRICT</text:p>
          </table:table-cell>
          <table:table-cell table:number-columns-repeated="7"/>
          <table:table-cell table:formula="of:=CONCATENATE([.$K$1];[.B186];&quot;, '&quot;;[.C186];&quot;');&quot;)" office:value-type="string" office:string-value="INSERT INTO district (district_number, district_name) VALUES (0623, 'ROSEVILLE PUBLIC SCHOOL DISTRICT');" calcext:value-type="string">
            <text:p>INSERT INTO district (district_number, district_name) VALUES (0623, 'ROSEVILLE PUBLIC SCHOOL DISTRICT');</text:p>
          </table:table-cell>
        </table:table-row>
        <table:table-row table:style-name="ro1">
          <table:table-cell/>
          <table:table-cell office:value-type="string" calcext:value-type="string">
            <text:p>0625</text:p>
          </table:table-cell>
          <table:table-cell office:value-type="string" calcext:value-type="string">
            <text:p>ST. PAUL PUBLIC SCHOOL DISTRICT</text:p>
          </table:table-cell>
          <table:table-cell table:number-columns-repeated="7"/>
          <table:table-cell table:formula="of:=CONCATENATE([.$K$1];[.B187];&quot;, '&quot;;[.C187];&quot;');&quot;)" office:value-type="string" office:string-value="INSERT INTO district (district_number, district_name) VALUES (0624, 'WHITE BEAR LAKE SCHOOL DISTRICT');" calcext:value-type="string">
            <text:p>INSERT INTO district (district_number, district_name) VALUES (0624, 'WHITE BEAR LAKE SCHOOL DISTRICT');</text:p>
          </table:table-cell>
        </table:table-row>
        <table:table-row table:style-name="ro1">
          <table:table-cell/>
          <table:table-cell office:value-type="string" calcext:value-type="string">
            <text:p>0627</text:p>
          </table:table-cell>
          <table:table-cell office:value-type="string" calcext:value-type="string">
            <text:p>OKLEE PUBLIC SCHOOL DISTRICT</text:p>
          </table:table-cell>
          <table:table-cell table:number-columns-repeated="7"/>
          <table:table-cell table:formula="of:=CONCATENATE([.$K$1];[.B188];&quot;, '&quot;;[.C188];&quot;');&quot;)" office:value-type="string" office:string-value="INSERT INTO district (district_number, district_name) VALUES (0625, 'ST. PAUL PUBLIC SCHOOL DISTRICT');" calcext:value-type="string">
            <text:p>INSERT INTO district (district_number, district_name) VALUES (0625, 'ST. PAUL PUBLIC SCHOOL DISTRICT');</text:p>
          </table:table-cell>
        </table:table-row>
        <table:table-row table:style-name="ro1">
          <table:table-cell/>
          <table:table-cell office:value-type="string" calcext:value-type="string">
            <text:p>0628</text:p>
          </table:table-cell>
          <table:table-cell office:value-type="string" calcext:value-type="string">
            <text:p>PLUMMER PUBLIC SCHOOL DISTRICT</text:p>
          </table:table-cell>
          <table:table-cell table:number-columns-repeated="7"/>
          <table:table-cell table:formula="of:=CONCATENATE([.$K$1];[.B189];&quot;, '&quot;;[.C189];&quot;');&quot;)" office:value-type="string" office:string-value="INSERT INTO district (district_number, district_name) VALUES (0627, 'OKLEE PUBLIC SCHOOL DISTRICT');" calcext:value-type="string">
            <text:p>INSERT INTO district (district_number, district_name) VALUES (0627, 'OKLEE PUBLIC SCHOOL DISTRICT');</text:p>
          </table:table-cell>
        </table:table-row>
        <table:table-row table:style-name="ro1">
          <table:table-cell/>
          <table:table-cell office:value-type="string" calcext:value-type="string">
            <text:p>0630</text:p>
          </table:table-cell>
          <table:table-cell office:value-type="string" calcext:value-type="string">
            <text:p>RED LAKE FALLS PUBLIC SCHOOL DIST.</text:p>
          </table:table-cell>
          <table:table-cell table:number-columns-repeated="7"/>
          <table:table-cell table:formula="of:=CONCATENATE([.$K$1];[.B190];&quot;, '&quot;;[.C190];&quot;');&quot;)" office:value-type="string" office:string-value="INSERT INTO district (district_number, district_name) VALUES (0628, 'PLUMMER PUBLIC SCHOOL DISTRICT');" calcext:value-type="string">
            <text:p>INSERT INTO district (district_number, district_name) VALUES (0628, 'PLUMMER PUBLIC SCHOOL DISTRICT');</text:p>
          </table:table-cell>
        </table:table-row>
        <table:table-row table:style-name="ro1">
          <table:table-cell/>
          <table:table-cell office:value-type="string" calcext:value-type="string">
            <text:p>0635</text:p>
          </table:table-cell>
          <table:table-cell office:value-type="string" calcext:value-type="string">
            <text:p>MILROY PUBLIC SCHOOL DISTRICT</text:p>
          </table:table-cell>
          <table:table-cell table:number-columns-repeated="7"/>
          <table:table-cell table:formula="of:=CONCATENATE([.$K$1];[.B191];&quot;, '&quot;;[.C191];&quot;');&quot;)" office:value-type="string" office:string-value="INSERT INTO district (district_number, district_name) VALUES (0630, 'RED LAKE FALLS PUBLIC SCHOOL DIST.');" calcext:value-type="string">
            <text:p>INSERT INTO district (district_number, district_name) VALUES (0630, 'RED LAKE FALLS PUBLIC SCHOOL DIST.');</text:p>
          </table:table-cell>
        </table:table-row>
        <table:table-row table:style-name="ro1">
          <table:table-cell/>
          <table:table-cell office:value-type="string" calcext:value-type="string">
            <text:p>0640</text:p>
          </table:table-cell>
          <table:table-cell office:value-type="string" calcext:value-type="string">
            <text:p>WABASSO PUBLIC SCHOOL DISTRICT</text:p>
          </table:table-cell>
          <table:table-cell table:number-columns-repeated="7"/>
          <table:table-cell table:formula="of:=CONCATENATE([.$K$1];[.B192];&quot;, '&quot;;[.C192];&quot;');&quot;)" office:value-type="string" office:string-value="INSERT INTO district (district_number, district_name) VALUES (0635, 'MILROY PUBLIC SCHOOL DISTRICT');" calcext:value-type="string">
            <text:p>INSERT INTO district (district_number, district_name) VALUES (0635, 'MILROY PUBLIC SCHOOL DISTRICT');</text:p>
          </table:table-cell>
        </table:table-row>
        <table:table-row table:style-name="ro1">
          <table:table-cell/>
          <table:table-cell office:value-type="string" calcext:value-type="string">
            <text:p>0656</text:p>
          </table:table-cell>
          <table:table-cell office:value-type="string" calcext:value-type="string">
            <text:p>FARIBAULT PUBLIC SCHOOL DISTRICT</text:p>
          </table:table-cell>
          <table:table-cell table:number-columns-repeated="7"/>
          <table:table-cell table:formula="of:=CONCATENATE([.$K$1];[.B193];&quot;, '&quot;;[.C193];&quot;');&quot;)" office:value-type="string" office:string-value="INSERT INTO district (district_number, district_name) VALUES (0640, 'WABASSO PUBLIC SCHOOL DISTRICT');" calcext:value-type="string">
            <text:p>INSERT INTO district (district_number, district_name) VALUES (0640, 'WABASSO PUBLIC SCHOOL DISTRICT');</text:p>
          </table:table-cell>
        </table:table-row>
        <table:table-row table:style-name="ro1">
          <table:table-cell/>
          <table:table-cell office:value-type="string" calcext:value-type="string">
            <text:p>0659</text:p>
          </table:table-cell>
          <table:table-cell office:value-type="string" calcext:value-type="string">
            <text:p>NORTHFIELD PUBLIC SCHOOL DISTRICT</text:p>
          </table:table-cell>
          <table:table-cell table:number-columns-repeated="7"/>
          <table:table-cell table:formula="of:=CONCATENATE([.$K$1];[.B194];&quot;, '&quot;;[.C194];&quot;');&quot;)" office:value-type="string" office:string-value="INSERT INTO district (district_number, district_name) VALUES (0656, 'FARIBAULT PUBLIC SCHOOL DISTRICT');" calcext:value-type="string">
            <text:p>INSERT INTO district (district_number, district_name) VALUES (0656, 'FARIBAULT PUBLIC SCHOOL DISTRICT');</text:p>
          </table:table-cell>
        </table:table-row>
        <table:table-row table:style-name="ro1">
          <table:table-cell/>
          <table:table-cell office:value-type="string" calcext:value-type="string">
            <text:p>0671</text:p>
          </table:table-cell>
          <table:table-cell office:value-type="string" calcext:value-type="string">
            <text:p>HILLS-BEAVER CREEK SCHOOL DISTRICT</text:p>
          </table:table-cell>
          <table:table-cell table:number-columns-repeated="7"/>
          <table:table-cell table:formula="of:=CONCATENATE([.$K$1];[.B195];&quot;, '&quot;;[.C195];&quot;');&quot;)" office:value-type="string" office:string-value="INSERT INTO district (district_number, district_name) VALUES (0659, 'NORTHFIELD PUBLIC SCHOOL DISTRICT');" calcext:value-type="string">
            <text:p>INSERT INTO district (district_number, district_name) VALUES (0659, 'NORTHFIELD PUBLIC SCHOOL DISTRICT');</text:p>
          </table:table-cell>
        </table:table-row>
        <table:table-row table:style-name="ro1">
          <table:table-cell/>
          <table:table-cell office:value-type="string" calcext:value-type="string">
            <text:p>0676</text:p>
          </table:table-cell>
          <table:table-cell office:value-type="string" calcext:value-type="string">
            <text:p>BADGER PUBLIC SCHOOL DISTRICT</text:p>
          </table:table-cell>
          <table:table-cell table:number-columns-repeated="7"/>
          <table:table-cell table:formula="of:=CONCATENATE([.$K$1];[.B196];&quot;, '&quot;;[.C196];&quot;');&quot;)" office:value-type="string" office:string-value="INSERT INTO district (district_number, district_name) VALUES (0671, 'HILLS-BEAVER CREEK SCHOOL DISTRICT');" calcext:value-type="string">
            <text:p>INSERT INTO district (district_number, district_name) VALUES (0671, 'HILLS-BEAVER CREEK SCHOOL DISTRICT');</text:p>
          </table:table-cell>
        </table:table-row>
        <table:table-row table:style-name="ro1">
          <table:table-cell/>
          <table:table-cell office:value-type="string" calcext:value-type="string">
            <text:p>0682</text:p>
          </table:table-cell>
          <table:table-cell office:value-type="string" calcext:value-type="string">
            <text:p>ROSEAU PUBLIC SCHOOL DISTRICT</text:p>
          </table:table-cell>
          <table:table-cell table:number-columns-repeated="7"/>
          <table:table-cell table:formula="of:=CONCATENATE([.$K$1];[.B197];&quot;, '&quot;;[.C197];&quot;');&quot;)" office:value-type="string" office:string-value="INSERT INTO district (district_number, district_name) VALUES (0676, 'BADGER PUBLIC SCHOOL DISTRICT');" calcext:value-type="string">
            <text:p>INSERT INTO district (district_number, district_name) VALUES (0676, 'BADGER PUBLIC SCHOOL DISTRICT');</text:p>
          </table:table-cell>
        </table:table-row>
        <table:table-row table:style-name="ro1">
          <table:table-cell/>
          <table:table-cell office:value-type="string" calcext:value-type="string">
            <text:p>0690</text:p>
          </table:table-cell>
          <table:table-cell office:value-type="string" calcext:value-type="string">
            <text:p>WARROAD PUBLIC SCHOOL DISTRICT</text:p>
          </table:table-cell>
          <table:table-cell table:number-columns-repeated="7"/>
          <table:table-cell table:formula="of:=CONCATENATE([.$K$1];[.B198];&quot;, '&quot;;[.C198];&quot;');&quot;)" office:value-type="string" office:string-value="INSERT INTO district (district_number, district_name) VALUES (0682, 'ROSEAU PUBLIC SCHOOL DISTRICT');" calcext:value-type="string">
            <text:p>INSERT INTO district (district_number, district_name) VALUES (0682, 'ROSEAU PUBLIC SCHOOL DISTRICT');</text:p>
          </table:table-cell>
        </table:table-row>
        <table:table-row table:style-name="ro1">
          <table:table-cell/>
          <table:table-cell office:value-type="string" calcext:value-type="string">
            <text:p>0695</text:p>
          </table:table-cell>
          <table:table-cell office:value-type="string" calcext:value-type="string">
            <text:p>CHISHOLM PUBLIC SCHOOL DISTRICT</text:p>
          </table:table-cell>
          <table:table-cell table:number-columns-repeated="7"/>
          <table:table-cell table:formula="of:=CONCATENATE([.$K$1];[.B199];&quot;, '&quot;;[.C199];&quot;');&quot;)" office:value-type="string" office:string-value="INSERT INTO district (district_number, district_name) VALUES (0690, 'WARROAD PUBLIC SCHOOL DISTRICT');" calcext:value-type="string">
            <text:p>INSERT INTO district (district_number, district_name) VALUES (0690, 'WARROAD PUBLIC SCHOOL DISTRICT');</text:p>
          </table:table-cell>
        </table:table-row>
        <table:table-row table:style-name="ro1">
          <table:table-cell/>
          <table:table-cell office:value-type="string" calcext:value-type="string">
            <text:p>0696</text:p>
          </table:table-cell>
          <table:table-cell office:value-type="string" calcext:value-type="string">
            <text:p>ELY PUBLIC SCHOOL DISTRICT</text:p>
          </table:table-cell>
          <table:table-cell table:number-columns-repeated="7"/>
          <table:table-cell table:formula="of:=CONCATENATE([.$K$1];[.B200];&quot;, '&quot;;[.C200];&quot;');&quot;)" office:value-type="string" office:string-value="INSERT INTO district (district_number, district_name) VALUES (0695, 'CHISHOLM PUBLIC SCHOOL DISTRICT');" calcext:value-type="string">
            <text:p>INSERT INTO district (district_number, district_name) VALUES (0695, 'CHISHOLM PUBLIC SCHOOL DISTRICT');</text:p>
          </table:table-cell>
        </table:table-row>
        <table:table-row table:style-name="ro1">
          <table:table-cell/>
          <table:table-cell office:value-type="string" calcext:value-type="string">
            <text:p>0698</text:p>
          </table:table-cell>
          <table:table-cell office:value-type="string" calcext:value-type="string">
            <text:p>FLOODWOOD PUBLIC SCHOOL DISTRICT</text:p>
          </table:table-cell>
          <table:table-cell table:number-columns-repeated="7"/>
          <table:table-cell table:formula="of:=CONCATENATE([.$K$1];[.B201];&quot;, '&quot;;[.C201];&quot;');&quot;)" office:value-type="string" office:string-value="INSERT INTO district (district_number, district_name) VALUES (0696, 'ELY PUBLIC SCHOOL DISTRICT');" calcext:value-type="string">
            <text:p>INSERT INTO district (district_number, district_name) VALUES (0696, 'ELY PUBLIC SCHOOL DISTRICT');</text:p>
          </table:table-cell>
        </table:table-row>
        <table:table-row table:style-name="ro1">
          <table:table-cell/>
          <table:table-cell office:value-type="string" calcext:value-type="string">
            <text:p>0700</text:p>
          </table:table-cell>
          <table:table-cell office:value-type="string" calcext:value-type="string">
            <text:p>HERMANTOWN PUBLIC SCHOOL DISTRICT</text:p>
          </table:table-cell>
          <table:table-cell table:number-columns-repeated="7"/>
          <table:table-cell table:formula="of:=CONCATENATE([.$K$1];[.B202];&quot;, '&quot;;[.C202];&quot;');&quot;)" office:value-type="string" office:string-value="INSERT INTO district (district_number, district_name) VALUES (0698, 'FLOODWOOD PUBLIC SCHOOL DISTRICT');" calcext:value-type="string">
            <text:p>INSERT INTO district (district_number, district_name) VALUES (0698, 'FLOODWOOD PUBLIC SCHOOL DISTRICT');</text:p>
          </table:table-cell>
        </table:table-row>
        <table:table-row table:style-name="ro1">
          <table:table-cell/>
          <table:table-cell office:value-type="string" calcext:value-type="string">
            <text:p>0701</text:p>
          </table:table-cell>
          <table:table-cell office:value-type="string" calcext:value-type="string">
            <text:p>HIBBING PUBLIC SCHOOL DISTRICT</text:p>
          </table:table-cell>
          <table:table-cell table:number-columns-repeated="7"/>
          <table:table-cell table:formula="of:=CONCATENATE([.$K$1];[.B203];&quot;, '&quot;;[.C203];&quot;');&quot;)" office:value-type="string" office:string-value="INSERT INTO district (district_number, district_name) VALUES (0700, 'HERMANTOWN PUBLIC SCHOOL DISTRICT');" calcext:value-type="string">
            <text:p>INSERT INTO district (district_number, district_name) VALUES (0700, 'HERMANTOWN PUBLIC SCHOOL DISTRICT');</text:p>
          </table:table-cell>
        </table:table-row>
        <table:table-row table:style-name="ro1">
          <table:table-cell/>
          <table:table-cell office:value-type="string" calcext:value-type="string">
            <text:p>0704</text:p>
          </table:table-cell>
          <table:table-cell office:value-type="string" calcext:value-type="string">
            <text:p>PROCTOR PUBLIC SCHOOL DISTRICT</text:p>
          </table:table-cell>
          <table:table-cell table:number-columns-repeated="7"/>
          <table:table-cell table:formula="of:=CONCATENATE([.$K$1];[.B204];&quot;, '&quot;;[.C204];&quot;');&quot;)" office:value-type="string" office:string-value="INSERT INTO district (district_number, district_name) VALUES (0701, 'HIBBING PUBLIC SCHOOL DISTRICT');" calcext:value-type="string">
            <text:p>INSERT INTO district (district_number, district_name) VALUES (0701, 'HIBBING PUBLIC SCHOOL DISTRICT');</text:p>
          </table:table-cell>
        </table:table-row>
        <table:table-row table:style-name="ro1">
          <table:table-cell/>
          <table:table-cell office:value-type="string" calcext:value-type="string">
            <text:p>0706</text:p>
          </table:table-cell>
          <table:table-cell office:value-type="string" calcext:value-type="string">
            <text:p>VIRGINIA PUBLIC SCHOOL DISTRICT</text:p>
          </table:table-cell>
          <table:table-cell table:number-columns-repeated="7"/>
          <table:table-cell table:formula="of:=CONCATENATE([.$K$1];[.B205];&quot;, '&quot;;[.C205];&quot;');&quot;)" office:value-type="string" office:string-value="INSERT INTO district (district_number, district_name) VALUES (0704, 'PROCTOR PUBLIC SCHOOL DISTRICT');" calcext:value-type="string">
            <text:p>INSERT INTO district (district_number, district_name) VALUES (0704, 'PROCTOR PUBLIC SCHOOL DISTRICT');</text:p>
          </table:table-cell>
        </table:table-row>
        <table:table-row table:style-name="ro1">
          <table:table-cell/>
          <table:table-cell office:value-type="string" calcext:value-type="string">
            <text:p>0707</text:p>
          </table:table-cell>
          <table:table-cell office:value-type="string" calcext:value-type="string">
            <text:p>NETT LAKE PUBLIC SCHOOL DISTRICT</text:p>
          </table:table-cell>
          <table:table-cell table:number-columns-repeated="7"/>
          <table:table-cell table:formula="of:=CONCATENATE([.$K$1];[.B206];&quot;, '&quot;;[.C206];&quot;');&quot;)" office:value-type="string" office:string-value="INSERT INTO district (district_number, district_name) VALUES (0706, 'VIRGINIA PUBLIC SCHOOL DISTRICT');" calcext:value-type="string">
            <text:p>INSERT INTO district (district_number, district_name) VALUES (0706, 'VIRGINIA PUBLIC SCHOOL DISTRICT');</text:p>
          </table:table-cell>
        </table:table-row>
        <table:table-row table:style-name="ro1">
          <table:table-cell/>
          <table:table-cell office:value-type="string" calcext:value-type="string">
            <text:p>0709</text:p>
          </table:table-cell>
          <table:table-cell office:value-type="string" calcext:value-type="string">
            <text:p>DULUTH PUBLIC SCHOOL DISTRICT</text:p>
          </table:table-cell>
          <table:table-cell table:number-columns-repeated="7"/>
          <table:table-cell table:formula="of:=CONCATENATE([.$K$1];[.B207];&quot;, '&quot;;[.C207];&quot;');&quot;)" office:value-type="string" office:string-value="INSERT INTO district (district_number, district_name) VALUES (0707, 'NETT LAKE PUBLIC SCHOOL DISTRICT');" calcext:value-type="string">
            <text:p>INSERT INTO district (district_number, district_name) VALUES (0707, 'NETT LAKE PUBLIC SCHOOL DISTRICT');</text:p>
          </table:table-cell>
        </table:table-row>
        <table:table-row table:style-name="ro1">
          <table:table-cell/>
          <table:table-cell office:value-type="string" calcext:value-type="string">
            <text:p>0712</text:p>
          </table:table-cell>
          <table:table-cell office:value-type="string" calcext:value-type="string">
            <text:p>MOUNTAIN IRON-BUHL SCHOOL DISTRICT</text:p>
          </table:table-cell>
          <table:table-cell table:number-columns-repeated="7"/>
          <table:table-cell table:formula="of:=CONCATENATE([.$K$1];[.B208];&quot;, '&quot;;[.C208];&quot;');&quot;)" office:value-type="string" office:string-value="INSERT INTO district (district_number, district_name) VALUES (0709, 'DULUTH PUBLIC SCHOOL DISTRICT');" calcext:value-type="string">
            <text:p>INSERT INTO district (district_number, district_name) VALUES (0709, 'DULUTH PUBLIC SCHOOL DISTRICT');</text:p>
          </table:table-cell>
        </table:table-row>
        <table:table-row table:style-name="ro1">
          <table:table-cell/>
          <table:table-cell office:value-type="string" calcext:value-type="string">
            <text:p>0716</text:p>
          </table:table-cell>
          <table:table-cell office:value-type="string" calcext:value-type="string">
            <text:p>BELLE PLAINE PUBLIC SCHOOL DISTRICT</text:p>
          </table:table-cell>
          <table:table-cell table:number-columns-repeated="7"/>
          <table:table-cell table:formula="of:=CONCATENATE([.$K$1];[.B209];&quot;, '&quot;;[.C209];&quot;');&quot;)" office:value-type="string" office:string-value="INSERT INTO district (district_number, district_name) VALUES (0712, 'MOUNTAIN IRON-BUHL SCHOOL DISTRICT');" calcext:value-type="string">
            <text:p>INSERT INTO district (district_number, district_name) VALUES (0712, 'MOUNTAIN IRON-BUHL SCHOOL DISTRICT');</text:p>
          </table:table-cell>
        </table:table-row>
        <table:table-row table:style-name="ro1">
          <table:table-cell/>
          <table:table-cell office:value-type="string" calcext:value-type="string">
            <text:p>0717</text:p>
          </table:table-cell>
          <table:table-cell office:value-type="string" calcext:value-type="string">
            <text:p>JORDAN PUBLIC SCHOOL DISTRICT</text:p>
          </table:table-cell>
          <table:table-cell table:number-columns-repeated="7"/>
          <table:table-cell table:formula="of:=CONCATENATE([.$K$1];[.B210];&quot;, '&quot;;[.C210];&quot;');&quot;)" office:value-type="string" office:string-value="INSERT INTO district (district_number, district_name) VALUES (0716, 'BELLE PLAINE PUBLIC SCHOOL DISTRICT');" calcext:value-type="string">
            <text:p>INSERT INTO district (district_number, district_name) VALUES (0716, 'BELLE PLAINE PUBLIC SCHOOL DISTRICT');</text:p>
          </table:table-cell>
        </table:table-row>
        <table:table-row table:style-name="ro1">
          <table:table-cell/>
          <table:table-cell office:value-type="string" calcext:value-type="string">
            <text:p>0719</text:p>
          </table:table-cell>
          <table:table-cell office:value-type="string" calcext:value-type="string">
            <text:p>PRIOR LAKE-SAVAGE AREA SCHOOLS</text:p>
          </table:table-cell>
          <table:table-cell table:number-columns-repeated="7"/>
          <table:table-cell table:formula="of:=CONCATENATE([.$K$1];[.B211];&quot;, '&quot;;[.C211];&quot;');&quot;)" office:value-type="string" office:string-value="INSERT INTO district (district_number, district_name) VALUES (0717, 'JORDAN PUBLIC SCHOOL DISTRICT');" calcext:value-type="string">
            <text:p>INSERT INTO district (district_number, district_name) VALUES (0717, 'JORDAN PUBLIC SCHOOL DISTRICT');</text:p>
          </table:table-cell>
        </table:table-row>
        <table:table-row table:style-name="ro1">
          <table:table-cell/>
          <table:table-cell office:value-type="string" calcext:value-type="string">
            <text:p>0720</text:p>
          </table:table-cell>
          <table:table-cell office:value-type="string" calcext:value-type="string">
            <text:p>SHAKOPEE PUBLIC SCHOOL DISTRICT</text:p>
          </table:table-cell>
          <table:table-cell table:number-columns-repeated="7"/>
          <table:table-cell table:formula="of:=CONCATENATE([.$K$1];[.B212];&quot;, '&quot;;[.C212];&quot;');&quot;)" office:value-type="string" office:string-value="INSERT INTO district (district_number, district_name) VALUES (0719, 'PRIOR LAKE-SAVAGE AREA SCHOOLS');" calcext:value-type="string">
            <text:p>INSERT INTO district (district_number, district_name) VALUES (0719, 'PRIOR LAKE-SAVAGE AREA SCHOOLS');</text:p>
          </table:table-cell>
        </table:table-row>
        <table:table-row table:style-name="ro1">
          <table:table-cell/>
          <table:table-cell office:value-type="string" calcext:value-type="string">
            <text:p>0721</text:p>
          </table:table-cell>
          <table:table-cell office:value-type="string" calcext:value-type="string">
            <text:p>NEW PRAGUE AREA SCHOOLS</text:p>
          </table:table-cell>
          <table:table-cell table:number-columns-repeated="7"/>
          <table:table-cell table:formula="of:=CONCATENATE([.$K$1];[.B213];&quot;, '&quot;;[.C213];&quot;');&quot;)" office:value-type="string" office:string-value="INSERT INTO district (district_number, district_name) VALUES (0720, 'SHAKOPEE PUBLIC SCHOOL DISTRICT');" calcext:value-type="string">
            <text:p>INSERT INTO district (district_number, district_name) VALUES (0720, 'SHAKOPEE PUBLIC SCHOOL DISTRICT');</text:p>
          </table:table-cell>
        </table:table-row>
        <table:table-row table:style-name="ro1">
          <table:table-cell/>
          <table:table-cell office:value-type="string" calcext:value-type="string">
            <text:p>0726</text:p>
          </table:table-cell>
          <table:table-cell office:value-type="string" calcext:value-type="string">
            <text:p>BECKER PUBLIC SCHOOL DISTRICT</text:p>
          </table:table-cell>
          <table:table-cell table:number-columns-repeated="7"/>
          <table:table-cell table:formula="of:=CONCATENATE([.$K$1];[.B214];&quot;, '&quot;;[.C214];&quot;');&quot;)" office:value-type="string" office:string-value="INSERT INTO district (district_number, district_name) VALUES (0721, 'NEW PRAGUE AREA SCHOOLS');" calcext:value-type="string">
            <text:p>INSERT INTO district (district_number, district_name) VALUES (0721, 'NEW PRAGUE AREA SCHOOLS');</text:p>
          </table:table-cell>
        </table:table-row>
        <table:table-row table:style-name="ro1">
          <table:table-cell/>
          <table:table-cell office:value-type="string" calcext:value-type="string">
            <text:p>0727</text:p>
          </table:table-cell>
          <table:table-cell office:value-type="string" calcext:value-type="string">
            <text:p>BIG LAKE PUBLIC SCHOOL DISTRICT</text:p>
          </table:table-cell>
          <table:table-cell table:number-columns-repeated="7"/>
          <table:table-cell table:formula="of:=CONCATENATE([.$K$1];[.B215];&quot;, '&quot;;[.C215];&quot;');&quot;)" office:value-type="string" office:string-value="INSERT INTO district (district_number, district_name) VALUES (0726, 'BECKER PUBLIC SCHOOL DISTRICT');" calcext:value-type="string">
            <text:p>INSERT INTO district (district_number, district_name) VALUES (0726, 'BECKER PUBLIC SCHOOL DISTRICT');</text:p>
          </table:table-cell>
        </table:table-row>
        <table:table-row table:style-name="ro1">
          <table:table-cell/>
          <table:table-cell office:value-type="string" calcext:value-type="string">
            <text:p>0728</text:p>
          </table:table-cell>
          <table:table-cell office:value-type="string" calcext:value-type="string">
            <text:p>ELK RIVER PUBLIC SCHOOL DISTRICT</text:p>
          </table:table-cell>
          <table:table-cell table:number-columns-repeated="7"/>
          <table:table-cell table:formula="of:=CONCATENATE([.$K$1];[.B216];&quot;, '&quot;;[.C216];&quot;');&quot;)" office:value-type="string" office:string-value="INSERT INTO district (district_number, district_name) VALUES (0727, 'BIG LAKE PUBLIC SCHOOL DISTRICT');" calcext:value-type="string">
            <text:p>INSERT INTO district (district_number, district_name) VALUES (0727, 'BIG LAKE PUBLIC SCHOOL DISTRICT');</text:p>
          </table:table-cell>
        </table:table-row>
        <table:table-row table:style-name="ro1">
          <table:table-cell/>
          <table:table-cell office:value-type="string" calcext:value-type="string">
            <text:p>0738</text:p>
          </table:table-cell>
          <table:table-cell office:value-type="string" calcext:value-type="string">
            <text:p>HOLDINGFORD PUBLIC SCHOOL DISTRICT</text:p>
          </table:table-cell>
          <table:table-cell table:number-columns-repeated="7"/>
          <table:table-cell table:formula="of:=CONCATENATE([.$K$1];[.B217];&quot;, '&quot;;[.C217];&quot;');&quot;)" office:value-type="string" office:string-value="INSERT INTO district (district_number, district_name) VALUES (0728, 'ELK RIVER PUBLIC SCHOOL DISTRICT');" calcext:value-type="string">
            <text:p>INSERT INTO district (district_number, district_name) VALUES (0728, 'ELK RIVER PUBLIC SCHOOL DISTRICT');</text:p>
          </table:table-cell>
        </table:table-row>
        <table:table-row table:style-name="ro1">
          <table:table-cell/>
          <table:table-cell office:value-type="string" calcext:value-type="string">
            <text:p>0739</text:p>
          </table:table-cell>
          <table:table-cell office:value-type="string" calcext:value-type="string">
            <text:p>KIMBALL PUBLIC SCHOOL DISTRICT</text:p>
          </table:table-cell>
          <table:table-cell table:number-columns-repeated="7"/>
          <table:table-cell table:formula="of:=CONCATENATE([.$K$1];[.B218];&quot;, '&quot;;[.C218];&quot;');&quot;)" office:value-type="string" office:string-value="INSERT INTO district (district_number, district_name) VALUES (0738, 'HOLDINGFORD PUBLIC SCHOOL DISTRICT');" calcext:value-type="string">
            <text:p>INSERT INTO district (district_number, district_name) VALUES (0738, 'HOLDINGFORD PUBLIC SCHOOL DISTRICT');</text:p>
          </table:table-cell>
        </table:table-row>
        <table:table-row table:style-name="ro1">
          <table:table-cell/>
          <table:table-cell office:value-type="string" calcext:value-type="string">
            <text:p>0740</text:p>
          </table:table-cell>
          <table:table-cell office:value-type="string" calcext:value-type="string">
            <text:p>MELROSE PUBLIC SCHOOL DISTRICT</text:p>
          </table:table-cell>
          <table:table-cell table:number-columns-repeated="7"/>
          <table:table-cell table:formula="of:=CONCATENATE([.$K$1];[.B219];&quot;, '&quot;;[.C219];&quot;');&quot;)" office:value-type="string" office:string-value="INSERT INTO district (district_number, district_name) VALUES (0739, 'KIMBALL PUBLIC SCHOOL DISTRICT');" calcext:value-type="string">
            <text:p>INSERT INTO district (district_number, district_name) VALUES (0739, 'KIMBALL PUBLIC SCHOOL DISTRICT');</text:p>
          </table:table-cell>
        </table:table-row>
        <table:table-row table:style-name="ro1">
          <table:table-cell/>
          <table:table-cell office:value-type="string" calcext:value-type="string">
            <text:p>0741</text:p>
          </table:table-cell>
          <table:table-cell office:value-type="string" calcext:value-type="string">
            <text:p>PAYNESVILLE PUBLIC SCHOOL DISTRICT</text:p>
          </table:table-cell>
          <table:table-cell table:number-columns-repeated="7"/>
          <table:table-cell table:formula="of:=CONCATENATE([.$K$1];[.B220];&quot;, '&quot;;[.C220];&quot;');&quot;)" office:value-type="string" office:string-value="INSERT INTO district (district_number, district_name) VALUES (0740, 'MELROSE PUBLIC SCHOOL DISTRICT');" calcext:value-type="string">
            <text:p>INSERT INTO district (district_number, district_name) VALUES (0740, 'MELROSE PUBLIC SCHOOL DISTRICT');</text:p>
          </table:table-cell>
        </table:table-row>
        <table:table-row table:style-name="ro1">
          <table:table-cell/>
          <table:table-cell office:value-type="string" calcext:value-type="string">
            <text:p>0742</text:p>
          </table:table-cell>
          <table:table-cell office:value-type="string" calcext:value-type="string">
            <text:p>ST. CLOUD PUBLIC SCHOOL DISTRICT</text:p>
          </table:table-cell>
          <table:table-cell table:number-columns-repeated="7"/>
          <table:table-cell table:formula="of:=CONCATENATE([.$K$1];[.B221];&quot;, '&quot;;[.C221];&quot;');&quot;)" office:value-type="string" office:string-value="INSERT INTO district (district_number, district_name) VALUES (0741, 'PAYNESVILLE PUBLIC SCHOOL DISTRICT');" calcext:value-type="string">
            <text:p>INSERT INTO district (district_number, district_name) VALUES (0741, 'PAYNESVILLE PUBLIC SCHOOL DISTRICT');</text:p>
          </table:table-cell>
        </table:table-row>
        <table:table-row table:style-name="ro1">
          <table:table-cell/>
          <table:table-cell office:value-type="string" calcext:value-type="string">
            <text:p>0743</text:p>
          </table:table-cell>
          <table:table-cell office:value-type="string" calcext:value-type="string">
            <text:p>SAUK CENTRE PUBLIC SCHOOL DISTRICT</text:p>
          </table:table-cell>
          <table:table-cell table:number-columns-repeated="7"/>
          <table:table-cell table:formula="of:=CONCATENATE([.$K$1];[.B222];&quot;, '&quot;;[.C222];&quot;');&quot;)" office:value-type="string" office:string-value="INSERT INTO district (district_number, district_name) VALUES (0742, 'ST. CLOUD PUBLIC SCHOOL DISTRICT');" calcext:value-type="string">
            <text:p>INSERT INTO district (district_number, district_name) VALUES (0742, 'ST. CLOUD PUBLIC SCHOOL DISTRICT');</text:p>
          </table:table-cell>
        </table:table-row>
        <table:table-row table:style-name="ro1">
          <table:table-cell/>
          <table:table-cell office:value-type="string" calcext:value-type="string">
            <text:p>0745</text:p>
          </table:table-cell>
          <table:table-cell office:value-type="string" calcext:value-type="string">
            <text:p>ALBANY PUBLIC SCHOOL DISTRICT</text:p>
          </table:table-cell>
          <table:table-cell table:number-columns-repeated="7"/>
          <table:table-cell table:formula="of:=CONCATENATE([.$K$1];[.B223];&quot;, '&quot;;[.C223];&quot;');&quot;)" office:value-type="string" office:string-value="INSERT INTO district (district_number, district_name) VALUES (0743, 'SAUK CENTRE PUBLIC SCHOOL DISTRICT');" calcext:value-type="string">
            <text:p>INSERT INTO district (district_number, district_name) VALUES (0743, 'SAUK CENTRE PUBLIC SCHOOL DISTRICT');</text:p>
          </table:table-cell>
        </table:table-row>
        <table:table-row table:style-name="ro1">
          <table:table-cell/>
          <table:table-cell office:value-type="string" calcext:value-type="string">
            <text:p>0748</text:p>
          </table:table-cell>
          <table:table-cell office:value-type="string" calcext:value-type="string">
            <text:p>SARTELL-ST. STEPHEN SCHOOL DISTRICT</text:p>
          </table:table-cell>
          <table:table-cell table:number-columns-repeated="7"/>
          <table:table-cell table:formula="of:=CONCATENATE([.$K$1];[.B224];&quot;, '&quot;;[.C224];&quot;');&quot;)" office:value-type="string" office:string-value="INSERT INTO district (district_number, district_name) VALUES (0745, 'ALBANY PUBLIC SCHOOL DISTRICT');" calcext:value-type="string">
            <text:p>INSERT INTO district (district_number, district_name) VALUES (0745, 'ALBANY PUBLIC SCHOOL DISTRICT');</text:p>
          </table:table-cell>
        </table:table-row>
        <table:table-row table:style-name="ro1">
          <table:table-cell/>
          <table:table-cell office:value-type="string" calcext:value-type="string">
            <text:p>0750</text:p>
          </table:table-cell>
          <table:table-cell office:value-type="string" calcext:value-type="string">
            <text:p>ROCORI PUBLIC SCHOOL DISTRICT</text:p>
          </table:table-cell>
          <table:table-cell table:number-columns-repeated="7"/>
          <table:table-cell table:formula="of:=CONCATENATE([.$K$1];[.B225];&quot;, '&quot;;[.C225];&quot;');&quot;)" office:value-type="string" office:string-value="INSERT INTO district (district_number, district_name) VALUES (0748, 'SARTELL-ST. STEPHEN SCHOOL DISTRICT');" calcext:value-type="string">
            <text:p>INSERT INTO district (district_number, district_name) VALUES (0748, 'SARTELL-ST. STEPHEN SCHOOL DISTRICT');</text:p>
          </table:table-cell>
        </table:table-row>
        <table:table-row table:style-name="ro1">
          <table:table-cell/>
          <table:table-cell office:value-type="string" calcext:value-type="string">
            <text:p>0756</text:p>
          </table:table-cell>
          <table:table-cell office:value-type="string" calcext:value-type="string">
            <text:p>BLOOMING PRAIRIE PUBLIC SCHOOL DIST</text:p>
          </table:table-cell>
          <table:table-cell table:number-columns-repeated="7"/>
          <table:table-cell table:formula="of:=CONCATENATE([.$K$1];[.B226];&quot;, '&quot;;[.C226];&quot;');&quot;)" office:value-type="string" office:string-value="INSERT INTO district (district_number, district_name) VALUES (0750, 'ROCORI PUBLIC SCHOOL DISTRICT');" calcext:value-type="string">
            <text:p>INSERT INTO district (district_number, district_name) VALUES (0750, 'ROCORI PUBLIC SCHOOL DISTRICT');</text:p>
          </table:table-cell>
        </table:table-row>
        <table:table-row table:style-name="ro1">
          <table:table-cell/>
          <table:table-cell office:value-type="string" calcext:value-type="string">
            <text:p>0761</text:p>
          </table:table-cell>
          <table:table-cell office:value-type="string" calcext:value-type="string">
            <text:p>OWATONNA PUBLIC SCHOOL DISTRICT</text:p>
          </table:table-cell>
          <table:table-cell table:number-columns-repeated="7"/>
          <table:table-cell table:formula="of:=CONCATENATE([.$K$1];[.B227];&quot;, '&quot;;[.C227];&quot;');&quot;)" office:value-type="string" office:string-value="INSERT INTO district (district_number, district_name) VALUES (0756, 'BLOOMING PRAIRIE PUBLIC SCHOOL DIST');" calcext:value-type="string">
            <text:p>INSERT INTO district (district_number, district_name) VALUES (0756, 'BLOOMING PRAIRIE PUBLIC SCHOOL DIST');</text:p>
          </table:table-cell>
        </table:table-row>
        <table:table-row table:style-name="ro1">
          <table:table-cell/>
          <table:table-cell office:value-type="string" calcext:value-type="string">
            <text:p>0763</text:p>
          </table:table-cell>
          <table:table-cell office:value-type="string" calcext:value-type="string">
            <text:p>MEDFORD PUBLIC SCHOOL DISTRICT</text:p>
          </table:table-cell>
          <table:table-cell table:number-columns-repeated="7"/>
          <table:table-cell table:formula="of:=CONCATENATE([.$K$1];[.B228];&quot;, '&quot;;[.C228];&quot;');&quot;)" office:value-type="string" office:string-value="INSERT INTO district (district_number, district_name) VALUES (0761, 'OWATONNA PUBLIC SCHOOL DISTRICT');" calcext:value-type="string">
            <text:p>INSERT INTO district (district_number, district_name) VALUES (0761, 'OWATONNA PUBLIC SCHOOL DISTRICT');</text:p>
          </table:table-cell>
        </table:table-row>
        <table:table-row table:style-name="ro1">
          <table:table-cell/>
          <table:table-cell office:value-type="string" calcext:value-type="string">
            <text:p>0768</text:p>
          </table:table-cell>
          <table:table-cell office:value-type="string" calcext:value-type="string">
            <text:p>HANCOCK PUBLIC SCHOOL DISTRICT</text:p>
          </table:table-cell>
          <table:table-cell table:number-columns-repeated="7"/>
          <table:table-cell table:formula="of:=CONCATENATE([.$K$1];[.B229];&quot;, '&quot;;[.C229];&quot;');&quot;)" office:value-type="string" office:string-value="INSERT INTO district (district_number, district_name) VALUES (0763, 'MEDFORD PUBLIC SCHOOL DISTRICT');" calcext:value-type="string">
            <text:p>INSERT INTO district (district_number, district_name) VALUES (0763, 'MEDFORD PUBLIC SCHOOL DISTRICT');</text:p>
          </table:table-cell>
        </table:table-row>
        <table:table-row table:style-name="ro1">
          <table:table-cell/>
          <table:table-cell office:value-type="string" calcext:value-type="string">
            <text:p>0769</text:p>
          </table:table-cell>
          <table:table-cell office:value-type="string" calcext:value-type="string">
            <text:p>MORRIS PUBLIC SCHOOL DISTRICT</text:p>
          </table:table-cell>
          <table:table-cell table:number-columns-repeated="7"/>
          <table:table-cell table:formula="of:=CONCATENATE([.$K$1];[.B230];&quot;, '&quot;;[.C230];&quot;');&quot;)" office:value-type="string" office:string-value="INSERT INTO district (district_number, district_name) VALUES (0768, 'HANCOCK PUBLIC SCHOOL DISTRICT');" calcext:value-type="string">
            <text:p>INSERT INTO district (district_number, district_name) VALUES (0768, 'HANCOCK PUBLIC SCHOOL DISTRICT');</text:p>
          </table:table-cell>
        </table:table-row>
        <table:table-row table:style-name="ro1">
          <table:table-cell/>
          <table:table-cell office:value-type="string" calcext:value-type="string">
            <text:p>0771</text:p>
          </table:table-cell>
          <table:table-cell office:value-type="string" calcext:value-type="string">
            <text:p>CHOKIO-ALBERTA PUBLIC SCHOOLS</text:p>
          </table:table-cell>
          <table:table-cell table:number-columns-repeated="7"/>
          <table:table-cell table:formula="of:=CONCATENATE([.$K$1];[.B231];&quot;, '&quot;;[.C231];&quot;');&quot;)" office:value-type="string" office:string-value="INSERT INTO district (district_number, district_name) VALUES (0769, 'MORRIS PUBLIC SCHOOL DISTRICT');" calcext:value-type="string">
            <text:p>INSERT INTO district (district_number, district_name) VALUES (0769, 'MORRIS PUBLIC SCHOOL DISTRICT');</text:p>
          </table:table-cell>
        </table:table-row>
        <table:table-row table:style-name="ro1">
          <table:table-cell/>
          <table:table-cell office:value-type="string" calcext:value-type="string">
            <text:p>0775</text:p>
          </table:table-cell>
          <table:table-cell office:value-type="string" calcext:value-type="string">
            <text:p>KERKHOVEN-MURDOCK-SUNBURG</text:p>
          </table:table-cell>
          <table:table-cell table:number-columns-repeated="7"/>
          <table:table-cell table:formula="of:=CONCATENATE([.$K$1];[.B232];&quot;, '&quot;;[.C232];&quot;');&quot;)" office:value-type="string" office:string-value="INSERT INTO district (district_number, district_name) VALUES (0771, 'CHOKIO-ALBERTA PUBLIC SCHOOLS');" calcext:value-type="string">
            <text:p>INSERT INTO district (district_number, district_name) VALUES (0771, 'CHOKIO-ALBERTA PUBLIC SCHOOLS');</text:p>
          </table:table-cell>
        </table:table-row>
        <table:table-row table:style-name="ro1">
          <table:table-cell/>
          <table:table-cell office:value-type="string" calcext:value-type="string">
            <text:p>0777</text:p>
          </table:table-cell>
          <table:table-cell office:value-type="string" calcext:value-type="string">
            <text:p>BENSON PUBLIC SCHOOL DISTRICT</text:p>
          </table:table-cell>
          <table:table-cell table:number-columns-repeated="7"/>
          <table:table-cell table:formula="of:=CONCATENATE([.$K$1];[.B233];&quot;, '&quot;;[.C233];&quot;');&quot;)" office:value-type="string" office:string-value="INSERT INTO district (district_number, district_name) VALUES (0775, 'KERKHOVEN-MURDOCK-SUNBURG');" calcext:value-type="string">
            <text:p>INSERT INTO district (district_number, district_name) VALUES (0775, 'KERKHOVEN-MURDOCK-SUNBURG');</text:p>
          </table:table-cell>
        </table:table-row>
        <table:table-row table:style-name="ro1">
          <table:table-cell/>
          <table:table-cell office:value-type="string" calcext:value-type="string">
            <text:p>0786</text:p>
          </table:table-cell>
          <table:table-cell office:value-type="string" calcext:value-type="string">
            <text:p>BERTHA-HEWITT PUBLIC SCHOOL DIST.</text:p>
          </table:table-cell>
          <table:table-cell table:number-columns-repeated="7"/>
          <table:table-cell table:formula="of:=CONCATENATE([.$K$1];[.B234];&quot;, '&quot;;[.C234];&quot;');&quot;)" office:value-type="string" office:string-value="INSERT INTO district (district_number, district_name) VALUES (0777, 'BENSON PUBLIC SCHOOL DISTRICT');" calcext:value-type="string">
            <text:p>INSERT INTO district (district_number, district_name) VALUES (0777, 'BENSON PUBLIC SCHOOL DISTRICT');</text:p>
          </table:table-cell>
        </table:table-row>
        <table:table-row table:style-name="ro1">
          <table:table-cell/>
          <table:table-cell office:value-type="string" calcext:value-type="string">
            <text:p>0787</text:p>
          </table:table-cell>
          <table:table-cell office:value-type="string" calcext:value-type="string">
            <text:p>BROWERVILLE PUBLIC SCHOOL DISTRICT</text:p>
          </table:table-cell>
          <table:table-cell table:number-columns-repeated="7"/>
          <table:table-cell table:formula="of:=CONCATENATE([.$K$1];[.B235];&quot;, '&quot;;[.C235];&quot;');&quot;)" office:value-type="string" office:string-value="INSERT INTO district (district_number, district_name) VALUES (0786, 'BERTHA-HEWITT PUBLIC SCHOOL DIST.');" calcext:value-type="string">
            <text:p>INSERT INTO district (district_number, district_name) VALUES (0786, 'BERTHA-HEWITT PUBLIC SCHOOL DIST.');</text:p>
          </table:table-cell>
        </table:table-row>
        <table:table-row table:style-name="ro1">
          <table:table-cell/>
          <table:table-cell office:value-type="string" calcext:value-type="string">
            <text:p>0801</text:p>
          </table:table-cell>
          <table:table-cell office:value-type="string" calcext:value-type="string">
            <text:p>BROWNS VALLEY PUBLIC SCHOOL DIST</text:p>
          </table:table-cell>
          <table:table-cell table:number-columns-repeated="7"/>
          <table:table-cell table:formula="of:=CONCATENATE([.$K$1];[.B236];&quot;, '&quot;;[.C236];&quot;');&quot;)" office:value-type="string" office:string-value="INSERT INTO district (district_number, district_name) VALUES (0787, 'BROWERVILLE PUBLIC SCHOOL DISTRICT');" calcext:value-type="string">
            <text:p>INSERT INTO district (district_number, district_name) VALUES (0787, 'BROWERVILLE PUBLIC SCHOOL DISTRICT');</text:p>
          </table:table-cell>
        </table:table-row>
        <table:table-row table:style-name="ro1">
          <table:table-cell/>
          <table:table-cell office:value-type="string" calcext:value-type="string">
            <text:p>0803</text:p>
          </table:table-cell>
          <table:table-cell office:value-type="string" calcext:value-type="string">
            <text:p>WHEATON AREA PUBLIC SCHOOL DISTRICT</text:p>
          </table:table-cell>
          <table:table-cell table:number-columns-repeated="7"/>
          <table:table-cell table:formula="of:=CONCATENATE([.$K$1];[.B237];&quot;, '&quot;;[.C237];&quot;');&quot;)" office:value-type="string" office:string-value="INSERT INTO district (district_number, district_name) VALUES (0801, 'BROWNS VALLEY PUBLIC SCHOOL DIST');" calcext:value-type="string">
            <text:p>INSERT INTO district (district_number, district_name) VALUES (0801, 'BROWNS VALLEY PUBLIC SCHOOL DIST');</text:p>
          </table:table-cell>
        </table:table-row>
        <table:table-row table:style-name="ro1">
          <table:table-cell/>
          <table:table-cell office:value-type="string" calcext:value-type="string">
            <text:p>0811</text:p>
          </table:table-cell>
          <table:table-cell office:value-type="string" calcext:value-type="string">
            <text:p>WABASHA-KELLOGG SCHOOL DISTRICT</text:p>
          </table:table-cell>
          <table:table-cell table:number-columns-repeated="7"/>
          <table:table-cell table:formula="of:=CONCATENATE([.$K$1];[.B238];&quot;, '&quot;;[.C238];&quot;');&quot;)" office:value-type="string" office:string-value="INSERT INTO district (district_number, district_name) VALUES (0803, 'WHEATON AREA PUBLIC SCHOOL DISTRICT');" calcext:value-type="string">
            <text:p>INSERT INTO district (district_number, district_name) VALUES (0803, 'WHEATON AREA PUBLIC SCHOOL DISTRICT');</text:p>
          </table:table-cell>
        </table:table-row>
        <table:table-row table:style-name="ro1">
          <table:table-cell/>
          <table:table-cell office:value-type="string" calcext:value-type="string">
            <text:p>0813</text:p>
          </table:table-cell>
          <table:table-cell office:value-type="string" calcext:value-type="string">
            <text:p>LAKE CITY PUBLIC SCHOOL DISTRICT</text:p>
          </table:table-cell>
          <table:table-cell table:number-columns-repeated="7"/>
          <table:table-cell table:formula="of:=CONCATENATE([.$K$1];[.B239];&quot;, '&quot;;[.C239];&quot;');&quot;)" office:value-type="string" office:string-value="INSERT INTO district (district_number, district_name) VALUES (0811, 'WABASHA-KELLOGG SCHOOL DISTRICT');" calcext:value-type="string">
            <text:p>INSERT INTO district (district_number, district_name) VALUES (0811, 'WABASHA-KELLOGG SCHOOL DISTRICT');</text:p>
          </table:table-cell>
        </table:table-row>
        <table:table-row table:style-name="ro1">
          <table:table-cell/>
          <table:table-cell office:value-type="string" calcext:value-type="string">
            <text:p>0815</text:p>
          </table:table-cell>
          <table:table-cell office:value-type="string" calcext:value-type="string">
            <text:p>PRINSBURG PUBLIC SCHOOL DISTRICT</text:p>
          </table:table-cell>
          <table:table-cell table:number-columns-repeated="7"/>
          <table:table-cell table:formula="of:=CONCATENATE([.$K$1];[.B240];&quot;, '&quot;;[.C240];&quot;');&quot;)" office:value-type="string" office:string-value="INSERT INTO district (district_number, district_name) VALUES (0813, 'LAKE CITY PUBLIC SCHOOL DISTRICT');" calcext:value-type="string">
            <text:p>INSERT INTO district (district_number, district_name) VALUES (0813, 'LAKE CITY PUBLIC SCHOOL DISTRICT');</text:p>
          </table:table-cell>
        </table:table-row>
        <table:table-row table:style-name="ro1">
          <table:table-cell/>
          <table:table-cell office:value-type="string" calcext:value-type="string">
            <text:p>0818</text:p>
          </table:table-cell>
          <table:table-cell office:value-type="string" calcext:value-type="string">
            <text:p>VERNDALE PUBLIC SCHOOL DISTRICT</text:p>
          </table:table-cell>
          <table:table-cell table:number-columns-repeated="7"/>
          <table:table-cell table:formula="of:=CONCATENATE([.$K$1];[.B241];&quot;, '&quot;;[.C241];&quot;');&quot;)" office:value-type="string" office:string-value="INSERT INTO district (district_number, district_name) VALUES (0815, 'PRINSBURG PUBLIC SCHOOL DISTRICT');" calcext:value-type="string">
            <text:p>INSERT INTO district (district_number, district_name) VALUES (0815, 'PRINSBURG PUBLIC SCHOOL DISTRICT');</text:p>
          </table:table-cell>
        </table:table-row>
        <table:table-row table:style-name="ro1">
          <table:table-cell/>
          <table:table-cell office:value-type="string" calcext:value-type="string">
            <text:p>0820</text:p>
          </table:table-cell>
          <table:table-cell office:value-type="string" calcext:value-type="string">
            <text:p>SEBEKA PUBLIC SCHOOL DISTRICT</text:p>
          </table:table-cell>
          <table:table-cell table:number-columns-repeated="7"/>
          <table:table-cell table:formula="of:=CONCATENATE([.$K$1];[.B242];&quot;, '&quot;;[.C242];&quot;');&quot;)" office:value-type="string" office:string-value="INSERT INTO district (district_number, district_name) VALUES (0818, 'VERNDALE PUBLIC SCHOOL DISTRICT');" calcext:value-type="string">
            <text:p>INSERT INTO district (district_number, district_name) VALUES (0818, 'VERNDALE PUBLIC SCHOOL DISTRICT');</text:p>
          </table:table-cell>
        </table:table-row>
        <table:table-row table:style-name="ro1">
          <table:table-cell/>
          <table:table-cell office:value-type="string" calcext:value-type="string">
            <text:p>0821</text:p>
          </table:table-cell>
          <table:table-cell office:value-type="string" calcext:value-type="string">
            <text:p>MENAHGA PUBLIC SCHOOL DISTRICT</text:p>
          </table:table-cell>
          <table:table-cell table:number-columns-repeated="7"/>
          <table:table-cell table:formula="of:=CONCATENATE([.$K$1];[.B243];&quot;, '&quot;;[.C243];&quot;');&quot;)" office:value-type="string" office:string-value="INSERT INTO district (district_number, district_name) VALUES (0820, 'SEBEKA PUBLIC SCHOOL DISTRICT');" calcext:value-type="string">
            <text:p>INSERT INTO district (district_number, district_name) VALUES (0820, 'SEBEKA PUBLIC SCHOOL DISTRICT');</text:p>
          </table:table-cell>
        </table:table-row>
        <table:table-row table:style-name="ro1">
          <table:table-cell/>
          <table:table-cell office:value-type="string" calcext:value-type="string">
            <text:p>0829</text:p>
          </table:table-cell>
          <table:table-cell office:value-type="string" calcext:value-type="string">
            <text:p>WASECA PUBLIC SCHOOL DISTRICT</text:p>
          </table:table-cell>
          <table:table-cell table:number-columns-repeated="7"/>
          <table:table-cell table:formula="of:=CONCATENATE([.$K$1];[.B244];&quot;, '&quot;;[.C244];&quot;');&quot;)" office:value-type="string" office:string-value="INSERT INTO district (district_number, district_name) VALUES (0821, 'MENAHGA PUBLIC SCHOOL DISTRICT');" calcext:value-type="string">
            <text:p>INSERT INTO district (district_number, district_name) VALUES (0821, 'MENAHGA PUBLIC SCHOOL DISTRICT');</text:p>
          </table:table-cell>
        </table:table-row>
        <table:table-row table:style-name="ro1">
          <table:table-cell/>
          <table:table-cell office:value-type="string" calcext:value-type="string">
            <text:p>0831</text:p>
          </table:table-cell>
          <table:table-cell office:value-type="string" calcext:value-type="string">
            <text:p>FOREST LAKE PUBLIC SCHOOL DISTRICT</text:p>
          </table:table-cell>
          <table:table-cell table:number-columns-repeated="7"/>
          <table:table-cell table:formula="of:=CONCATENATE([.$K$1];[.B245];&quot;, '&quot;;[.C245];&quot;');&quot;)" office:value-type="string" office:string-value="INSERT INTO district (district_number, district_name) VALUES (0829, 'WASECA PUBLIC SCHOOL DISTRICT');" calcext:value-type="string">
            <text:p>INSERT INTO district (district_number, district_name) VALUES (0829, 'WASECA PUBLIC SCHOOL DISTRICT');</text:p>
          </table:table-cell>
        </table:table-row>
        <table:table-row table:style-name="ro1">
          <table:table-cell/>
          <table:table-cell office:value-type="string" calcext:value-type="string">
            <text:p>0832</text:p>
          </table:table-cell>
          <table:table-cell office:value-type="string" calcext:value-type="string">
            <text:p>MAHTOMEDI PUBLIC SCHOOL DISTRICT</text:p>
          </table:table-cell>
          <table:table-cell table:number-columns-repeated="7"/>
          <table:table-cell table:formula="of:=CONCATENATE([.$K$1];[.B246];&quot;, '&quot;;[.C246];&quot;');&quot;)" office:value-type="string" office:string-value="INSERT INTO district (district_number, district_name) VALUES (0831, 'FOREST LAKE PUBLIC SCHOOL DISTRICT');" calcext:value-type="string">
            <text:p>INSERT INTO district (district_number, district_name) VALUES (0831, 'FOREST LAKE PUBLIC SCHOOL DISTRICT');</text:p>
          </table:table-cell>
        </table:table-row>
        <table:table-row table:style-name="ro1">
          <table:table-cell/>
          <table:table-cell office:value-type="string" calcext:value-type="string">
            <text:p>0833</text:p>
          </table:table-cell>
          <table:table-cell office:value-type="string" calcext:value-type="string">
            <text:p>SOUTH WASHINGTON COUNTY SCHOOLS</text:p>
          </table:table-cell>
          <table:table-cell table:number-columns-repeated="7"/>
          <table:table-cell table:formula="of:=CONCATENATE([.$K$1];[.B247];&quot;, '&quot;;[.C247];&quot;');&quot;)" office:value-type="string" office:string-value="INSERT INTO district (district_number, district_name) VALUES (0832, 'MAHTOMEDI PUBLIC SCHOOL DISTRICT');" calcext:value-type="string">
            <text:p>INSERT INTO district (district_number, district_name) VALUES (0832, 'MAHTOMEDI PUBLIC SCHOOL DISTRICT');</text:p>
          </table:table-cell>
        </table:table-row>
        <table:table-row table:style-name="ro1">
          <table:table-cell/>
          <table:table-cell office:value-type="string" calcext:value-type="string">
            <text:p>0834</text:p>
          </table:table-cell>
          <table:table-cell office:value-type="string" calcext:value-type="string">
            <text:p>STILLWATER AREA PUBLIC SCHOOLS</text:p>
          </table:table-cell>
          <table:table-cell table:number-columns-repeated="7"/>
          <table:table-cell table:formula="of:=CONCATENATE([.$K$1];[.B248];&quot;, '&quot;;[.C248];&quot;');&quot;)" office:value-type="string" office:string-value="INSERT INTO district (district_number, district_name) VALUES (0833, 'SOUTH WASHINGTON COUNTY SCHOOLS');" calcext:value-type="string">
            <text:p>INSERT INTO district (district_number, district_name) VALUES (0833, 'SOUTH WASHINGTON COUNTY SCHOOLS');</text:p>
          </table:table-cell>
        </table:table-row>
        <table:table-row table:style-name="ro1">
          <table:table-cell/>
          <table:table-cell office:value-type="string" calcext:value-type="string">
            <text:p>0836</text:p>
          </table:table-cell>
          <table:table-cell office:value-type="string" calcext:value-type="string">
            <text:p>BUTTERFIELD PUBLIC SCHOOL DISTRICT</text:p>
          </table:table-cell>
          <table:table-cell table:number-columns-repeated="7"/>
          <table:table-cell table:formula="of:=CONCATENATE([.$K$1];[.B249];&quot;, '&quot;;[.C249];&quot;');&quot;)" office:value-type="string" office:string-value="INSERT INTO district (district_number, district_name) VALUES (0834, 'STILLWATER AREA PUBLIC SCHOOLS');" calcext:value-type="string">
            <text:p>INSERT INTO district (district_number, district_name) VALUES (0834, 'STILLWATER AREA PUBLIC SCHOOLS');</text:p>
          </table:table-cell>
        </table:table-row>
        <table:table-row table:style-name="ro1">
          <table:table-cell/>
          <table:table-cell office:value-type="string" calcext:value-type="string">
            <text:p>0837</text:p>
          </table:table-cell>
          <table:table-cell office:value-type="string" calcext:value-type="string">
            <text:p>MADELIA PUBLIC SCHOOL DISTRICT</text:p>
          </table:table-cell>
          <table:table-cell table:number-columns-repeated="7"/>
          <table:table-cell table:formula="of:=CONCATENATE([.$K$1];[.B250];&quot;, '&quot;;[.C250];&quot;');&quot;)" office:value-type="string" office:string-value="INSERT INTO district (district_number, district_name) VALUES (0836, 'BUTTERFIELD PUBLIC SCHOOL DISTRICT');" calcext:value-type="string">
            <text:p>INSERT INTO district (district_number, district_name) VALUES (0836, 'BUTTERFIELD PUBLIC SCHOOL DISTRICT');</text:p>
          </table:table-cell>
        </table:table-row>
        <table:table-row table:style-name="ro1">
          <table:table-cell/>
          <table:table-cell office:value-type="string" calcext:value-type="string">
            <text:p>0840</text:p>
          </table:table-cell>
          <table:table-cell office:value-type="string" calcext:value-type="string">
            <text:p>ST. JAMES PUBLIC SCHOOL DISTRICT</text:p>
          </table:table-cell>
          <table:table-cell table:number-columns-repeated="7"/>
          <table:table-cell table:formula="of:=CONCATENATE([.$K$1];[.B251];&quot;, '&quot;;[.C251];&quot;');&quot;)" office:value-type="string" office:string-value="INSERT INTO district (district_number, district_name) VALUES (0837, 'MADELIA PUBLIC SCHOOL DISTRICT');" calcext:value-type="string">
            <text:p>INSERT INTO district (district_number, district_name) VALUES (0837, 'MADELIA PUBLIC SCHOOL DISTRICT');</text:p>
          </table:table-cell>
        </table:table-row>
        <table:table-row table:style-name="ro1">
          <table:table-cell/>
          <table:table-cell office:value-type="string" calcext:value-type="string">
            <text:p>0846</text:p>
          </table:table-cell>
          <table:table-cell office:value-type="string" calcext:value-type="string">
            <text:p>BRECKENRIDGE PUBLIC SCHOOL DISTRICT</text:p>
          </table:table-cell>
          <table:table-cell table:number-columns-repeated="7"/>
          <table:table-cell table:formula="of:=CONCATENATE([.$K$1];[.B252];&quot;, '&quot;;[.C252];&quot;');&quot;)" office:value-type="string" office:string-value="INSERT INTO district (district_number, district_name) VALUES (0840, 'ST. JAMES PUBLIC SCHOOL DISTRICT');" calcext:value-type="string">
            <text:p>INSERT INTO district (district_number, district_name) VALUES (0840, 'ST. JAMES PUBLIC SCHOOL DISTRICT');</text:p>
          </table:table-cell>
        </table:table-row>
        <table:table-row table:style-name="ro1">
          <table:table-cell/>
          <table:table-cell office:value-type="string" calcext:value-type="string">
            <text:p>0850</text:p>
          </table:table-cell>
          <table:table-cell office:value-type="string" calcext:value-type="string">
            <text:p>ROTHSAY PUBLIC SCHOOL DISTRICT</text:p>
          </table:table-cell>
          <table:table-cell table:number-columns-repeated="7"/>
          <table:table-cell table:formula="of:=CONCATENATE([.$K$1];[.B253];&quot;, '&quot;;[.C253];&quot;');&quot;)" office:value-type="string" office:string-value="INSERT INTO district (district_number, district_name) VALUES (0846, 'BRECKENRIDGE PUBLIC SCHOOL DISTRICT');" calcext:value-type="string">
            <text:p>INSERT INTO district (district_number, district_name) VALUES (0846, 'BRECKENRIDGE PUBLIC SCHOOL DISTRICT');</text:p>
          </table:table-cell>
        </table:table-row>
        <table:table-row table:style-name="ro1">
          <table:table-cell/>
          <table:table-cell office:value-type="string" calcext:value-type="string">
            <text:p>0852</text:p>
          </table:table-cell>
          <table:table-cell office:value-type="string" calcext:value-type="string">
            <text:p>CAMPBELL-TINTAH PUBLIC SCHOOLS</text:p>
          </table:table-cell>
          <table:table-cell table:number-columns-repeated="7"/>
          <table:table-cell table:formula="of:=CONCATENATE([.$K$1];[.B254];&quot;, '&quot;;[.C254];&quot;');&quot;)" office:value-type="string" office:string-value="INSERT INTO district (district_number, district_name) VALUES (0850, 'ROTHSAY PUBLIC SCHOOL DISTRICT');" calcext:value-type="string">
            <text:p>INSERT INTO district (district_number, district_name) VALUES (0850, 'ROTHSAY PUBLIC SCHOOL DISTRICT');</text:p>
          </table:table-cell>
        </table:table-row>
        <table:table-row table:style-name="ro1">
          <table:table-cell/>
          <table:table-cell office:value-type="string" calcext:value-type="string">
            <text:p>0857</text:p>
          </table:table-cell>
          <table:table-cell office:value-type="string" calcext:value-type="string">
            <text:p>LEWISTON-ALTURA PUBLIC SCHOOL DIST</text:p>
          </table:table-cell>
          <table:table-cell table:number-columns-repeated="7"/>
          <table:table-cell table:formula="of:=CONCATENATE([.$K$1];[.B255];&quot;, '&quot;;[.C255];&quot;');&quot;)" office:value-type="string" office:string-value="INSERT INTO district (district_number, district_name) VALUES (0852, 'CAMPBELL-TINTAH PUBLIC SCHOOLS');" calcext:value-type="string">
            <text:p>INSERT INTO district (district_number, district_name) VALUES (0852, 'CAMPBELL-TINTAH PUBLIC SCHOOLS');</text:p>
          </table:table-cell>
        </table:table-row>
        <table:table-row table:style-name="ro1">
          <table:table-cell/>
          <table:table-cell office:value-type="string" calcext:value-type="string">
            <text:p>0858</text:p>
          </table:table-cell>
          <table:table-cell office:value-type="string" calcext:value-type="string">
            <text:p>ST. CHARLES PUBLIC SCHOOL DISTRICT</text:p>
          </table:table-cell>
          <table:table-cell table:number-columns-repeated="7"/>
          <table:table-cell table:formula="of:=CONCATENATE([.$K$1];[.B256];&quot;, '&quot;;[.C256];&quot;');&quot;)" office:value-type="string" office:string-value="INSERT INTO district (district_number, district_name) VALUES (0857, 'LEWISTON-ALTURA PUBLIC SCHOOL DIST');" calcext:value-type="string">
            <text:p>INSERT INTO district (district_number, district_name) VALUES (0857, 'LEWISTON-ALTURA PUBLIC SCHOOL DIST');</text:p>
          </table:table-cell>
        </table:table-row>
        <table:table-row table:style-name="ro1">
          <table:table-cell/>
          <table:table-cell office:value-type="string" calcext:value-type="string">
            <text:p>0861</text:p>
          </table:table-cell>
          <table:table-cell office:value-type="string" calcext:value-type="string">
            <text:p>WINONA AREA PUBLIC SCHOOL DISTRICT</text:p>
          </table:table-cell>
          <table:table-cell table:number-columns-repeated="7"/>
          <table:table-cell table:formula="of:=CONCATENATE([.$K$1];[.B257];&quot;, '&quot;;[.C257];&quot;');&quot;)" office:value-type="string" office:string-value="INSERT INTO district (district_number, district_name) VALUES (0858, 'ST. CHARLES PUBLIC SCHOOL DISTRICT');" calcext:value-type="string">
            <text:p>INSERT INTO district (district_number, district_name) VALUES (0858, 'ST. CHARLES PUBLIC SCHOOL DISTRICT');</text:p>
          </table:table-cell>
        </table:table-row>
        <table:table-row table:style-name="ro1">
          <table:table-cell/>
          <table:table-cell office:value-type="string" calcext:value-type="string">
            <text:p>0876</text:p>
          </table:table-cell>
          <table:table-cell office:value-type="string" calcext:value-type="string">
            <text:p>ANNANDALE PUBLIC SCHOOL DISTRICT</text:p>
          </table:table-cell>
          <table:table-cell table:number-columns-repeated="7"/>
          <table:table-cell table:formula="of:=CONCATENATE([.$K$1];[.B258];&quot;, '&quot;;[.C258];&quot;');&quot;)" office:value-type="string" office:string-value="INSERT INTO district (district_number, district_name) VALUES (0861, 'WINONA AREA PUBLIC SCHOOL DISTRICT');" calcext:value-type="string">
            <text:p>INSERT INTO district (district_number, district_name) VALUES (0861, 'WINONA AREA PUBLIC SCHOOL DISTRICT');</text:p>
          </table:table-cell>
        </table:table-row>
        <table:table-row table:style-name="ro1">
          <table:table-cell/>
          <table:table-cell office:value-type="string" calcext:value-type="string">
            <text:p>0877</text:p>
          </table:table-cell>
          <table:table-cell office:value-type="string" calcext:value-type="string">
            <text:p>BUFFALO-HANOVER-MONTROSE PUBLIC SCH</text:p>
          </table:table-cell>
          <table:table-cell table:number-columns-repeated="7"/>
          <table:table-cell table:formula="of:=CONCATENATE([.$K$1];[.B259];&quot;, '&quot;;[.C259];&quot;');&quot;)" office:value-type="string" office:string-value="INSERT INTO district (district_number, district_name) VALUES (0876, 'ANNANDALE PUBLIC SCHOOL DISTRICT');" calcext:value-type="string">
            <text:p>INSERT INTO district (district_number, district_name) VALUES (0876, 'ANNANDALE PUBLIC SCHOOL DISTRICT');</text:p>
          </table:table-cell>
        </table:table-row>
        <table:table-row table:style-name="ro1">
          <table:table-cell/>
          <table:table-cell office:value-type="string" calcext:value-type="string">
            <text:p>0879</text:p>
          </table:table-cell>
          <table:table-cell office:value-type="string" calcext:value-type="string">
            <text:p>DELANO PUBLIC SCHOOL DISTRICT</text:p>
          </table:table-cell>
          <table:table-cell table:number-columns-repeated="7"/>
          <table:table-cell table:formula="of:=CONCATENATE([.$K$1];[.B260];&quot;, '&quot;;[.C260];&quot;');&quot;)" office:value-type="string" office:string-value="INSERT INTO district (district_number, district_name) VALUES (0877, 'BUFFALO-HANOVER-MONTROSE PUBLIC SCH');" calcext:value-type="string">
            <text:p>INSERT INTO district (district_number, district_name) VALUES (0877, 'BUFFALO-HANOVER-MONTROSE PUBLIC SCH');</text:p>
          </table:table-cell>
        </table:table-row>
        <table:table-row table:style-name="ro1">
          <table:table-cell/>
          <table:table-cell office:value-type="string" calcext:value-type="string">
            <text:p>0881</text:p>
          </table:table-cell>
          <table:table-cell office:value-type="string" calcext:value-type="string">
            <text:p>MAPLE LAKE PUBLIC SCHOOL DISTRICT</text:p>
          </table:table-cell>
          <table:table-cell table:number-columns-repeated="7"/>
          <table:table-cell table:formula="of:=CONCATENATE([.$K$1];[.B261];&quot;, '&quot;;[.C261];&quot;');&quot;)" office:value-type="string" office:string-value="INSERT INTO district (district_number, district_name) VALUES (0879, 'DELANO PUBLIC SCHOOL DISTRICT');" calcext:value-type="string">
            <text:p>INSERT INTO district (district_number, district_name) VALUES (0879, 'DELANO PUBLIC SCHOOL DISTRICT');</text:p>
          </table:table-cell>
        </table:table-row>
        <table:table-row table:style-name="ro1">
          <table:table-cell/>
          <table:table-cell office:value-type="string" calcext:value-type="string">
            <text:p>0882</text:p>
          </table:table-cell>
          <table:table-cell office:value-type="string" calcext:value-type="string">
            <text:p>MONTICELLO PUBLIC SCHOOL DISTRICT</text:p>
          </table:table-cell>
          <table:table-cell table:number-columns-repeated="7"/>
          <table:table-cell table:formula="of:=CONCATENATE([.$K$1];[.B262];&quot;, '&quot;;[.C262];&quot;');&quot;)" office:value-type="string" office:string-value="INSERT INTO district (district_number, district_name) VALUES (0881, 'MAPLE LAKE PUBLIC SCHOOL DISTRICT');" calcext:value-type="string">
            <text:p>INSERT INTO district (district_number, district_name) VALUES (0881, 'MAPLE LAKE PUBLIC SCHOOL DISTRICT');</text:p>
          </table:table-cell>
        </table:table-row>
        <table:table-row table:style-name="ro1">
          <table:table-cell/>
          <table:table-cell office:value-type="string" calcext:value-type="string">
            <text:p>0883</text:p>
          </table:table-cell>
          <table:table-cell office:value-type="string" calcext:value-type="string">
            <text:p>ROCKFORD PUBLIC SCHOOL DISTRICT</text:p>
          </table:table-cell>
          <table:table-cell table:number-columns-repeated="7"/>
          <table:table-cell table:formula="of:=CONCATENATE([.$K$1];[.B263];&quot;, '&quot;;[.C263];&quot;');&quot;)" office:value-type="string" office:string-value="INSERT INTO district (district_number, district_name) VALUES (0882, 'MONTICELLO PUBLIC SCHOOL DISTRICT');" calcext:value-type="string">
            <text:p>INSERT INTO district (district_number, district_name) VALUES (0882, 'MONTICELLO PUBLIC SCHOOL DISTRICT');</text:p>
          </table:table-cell>
        </table:table-row>
        <table:table-row table:style-name="ro1">
          <table:table-cell/>
          <table:table-cell office:value-type="string" calcext:value-type="string">
            <text:p>0885</text:p>
          </table:table-cell>
          <table:table-cell office:value-type="string" calcext:value-type="string">
            <text:p>ST. MICHAEL-ALBERTVILLE SCHOOLS</text:p>
          </table:table-cell>
          <table:table-cell table:number-columns-repeated="7"/>
          <table:table-cell table:formula="of:=CONCATENATE([.$K$1];[.B264];&quot;, '&quot;;[.C264];&quot;');&quot;)" office:value-type="string" office:string-value="INSERT INTO district (district_number, district_name) VALUES (0883, 'ROCKFORD PUBLIC SCHOOL DISTRICT');" calcext:value-type="string">
            <text:p>INSERT INTO district (district_number, district_name) VALUES (0883, 'ROCKFORD PUBLIC SCHOOL DISTRICT');</text:p>
          </table:table-cell>
        </table:table-row>
        <table:table-row table:style-name="ro1">
          <table:table-cell/>
          <table:table-cell office:value-type="string" calcext:value-type="string">
            <text:p>0891</text:p>
          </table:table-cell>
          <table:table-cell office:value-type="string" calcext:value-type="string">
            <text:p>CANBY PUBLIC SCHOOL DISTRICT</text:p>
          </table:table-cell>
          <table:table-cell table:number-columns-repeated="7"/>
          <table:table-cell table:formula="of:=CONCATENATE([.$K$1];[.B265];&quot;, '&quot;;[.C265];&quot;');&quot;)" office:value-type="string" office:string-value="INSERT INTO district (district_number, district_name) VALUES (0885, 'ST. MICHAEL-ALBERTVILLE SCHOOLS');" calcext:value-type="string">
            <text:p>INSERT INTO district (district_number, district_name) VALUES (0885, 'ST. MICHAEL-ALBERTVILLE SCHOOLS');</text:p>
          </table:table-cell>
        </table:table-row>
        <table:table-row table:style-name="ro1">
          <table:table-cell/>
          <table:table-cell office:value-type="string" calcext:value-type="string">
            <text:p>0911</text:p>
          </table:table-cell>
          <table:table-cell office:value-type="string" calcext:value-type="string">
            <text:p>CAMBRIDGE-ISANTI PUBLIC SCHOOL DIST</text:p>
          </table:table-cell>
          <table:table-cell table:number-columns-repeated="7"/>
          <table:table-cell table:formula="of:=CONCATENATE([.$K$1];[.B266];&quot;, '&quot;;[.C266];&quot;');&quot;)" office:value-type="string" office:string-value="INSERT INTO district (district_number, district_name) VALUES (0891, 'CANBY PUBLIC SCHOOL DISTRICT');" calcext:value-type="string">
            <text:p>INSERT INTO district (district_number, district_name) VALUES (0891, 'CANBY PUBLIC SCHOOL DISTRICT');</text:p>
          </table:table-cell>
        </table:table-row>
        <table:table-row table:style-name="ro1">
          <table:table-cell/>
          <table:table-cell office:value-type="string" calcext:value-type="string">
            <text:p>0912</text:p>
          </table:table-cell>
          <table:table-cell office:value-type="string" calcext:value-type="string">
            <text:p>MILACA PUBLIC SCHOOL DISTRICT</text:p>
          </table:table-cell>
          <table:table-cell table:number-columns-repeated="7"/>
          <table:table-cell table:formula="of:=CONCATENATE([.$K$1];[.B267];&quot;, '&quot;;[.C267];&quot;');&quot;)" office:value-type="string" office:string-value="INSERT INTO district (district_number, district_name) VALUES (0911, 'CAMBRIDGE-ISANTI PUBLIC SCHOOL DIST');" calcext:value-type="string">
            <text:p>INSERT INTO district (district_number, district_name) VALUES (0911, 'CAMBRIDGE-ISANTI PUBLIC SCHOOL DIST');</text:p>
          </table:table-cell>
        </table:table-row>
        <table:table-row table:style-name="ro1">
          <table:table-cell/>
          <table:table-cell office:value-type="string" calcext:value-type="string">
            <text:p>0914</text:p>
          </table:table-cell>
          <table:table-cell office:value-type="string" calcext:value-type="string">
            <text:p>ULEN-HITTERDAL PUBLIC SCHOOL DIST</text:p>
          </table:table-cell>
          <table:table-cell table:number-columns-repeated="7"/>
          <table:table-cell table:formula="of:=CONCATENATE([.$K$1];[.B268];&quot;, '&quot;;[.C268];&quot;');&quot;)" office:value-type="string" office:string-value="INSERT INTO district (district_number, district_name) VALUES (0912, 'MILACA PUBLIC SCHOOL DISTRICT');" calcext:value-type="string">
            <text:p>INSERT INTO district (district_number, district_name) VALUES (0912, 'MILACA PUBLIC SCHOOL DISTRICT');</text:p>
          </table:table-cell>
        </table:table-row>
        <table:table-row table:style-name="ro1">
          <table:table-cell/>
          <table:table-cell office:value-type="string" calcext:value-type="string">
            <text:p>2071</text:p>
          </table:table-cell>
          <table:table-cell office:value-type="string" calcext:value-type="string">
            <text:p>LAKE CRYSTAL-WELLCOME MEMORIAL</text:p>
          </table:table-cell>
          <table:table-cell table:number-columns-repeated="7"/>
          <table:table-cell table:formula="of:=CONCATENATE([.$K$1];[.B269];&quot;, '&quot;;[.C269];&quot;');&quot;)" office:value-type="string" office:string-value="INSERT INTO district (district_number, district_name) VALUES (0914, 'ULEN-HITTERDAL PUBLIC SCHOOL DIST');" calcext:value-type="string">
            <text:p>INSERT INTO district (district_number, district_name) VALUES (0914, 'ULEN-HITTERDAL PUBLIC SCHOOL DIST');</text:p>
          </table:table-cell>
        </table:table-row>
        <table:table-row table:style-name="ro1">
          <table:table-cell/>
          <table:table-cell office:value-type="string" calcext:value-type="string">
            <text:p>2125</text:p>
          </table:table-cell>
          <table:table-cell office:value-type="string" calcext:value-type="string">
            <text:p>TRITON SCHOOL DISTRICT</text:p>
          </table:table-cell>
          <table:table-cell table:number-columns-repeated="7"/>
          <table:table-cell table:formula="of:=CONCATENATE([.$K$1];[.B270];&quot;, '&quot;;[.C270];&quot;');&quot;)" office:value-type="string" office:string-value="INSERT INTO district (district_number, district_name) VALUES (2071, 'LAKE CRYSTAL-WELLCOME MEMORIAL');" calcext:value-type="string">
            <text:p>INSERT INTO district (district_number, district_name) VALUES (2071, 'LAKE CRYSTAL-WELLCOME MEMORIAL');</text:p>
          </table:table-cell>
        </table:table-row>
        <table:table-row table:style-name="ro1">
          <table:table-cell/>
          <table:table-cell office:value-type="string" calcext:value-type="string">
            <text:p>2134</text:p>
          </table:table-cell>
          <table:table-cell office:value-type="string" calcext:value-type="string">
            <text:p>UNITED SOUTH CENTRAL SCHOOLS</text:p>
          </table:table-cell>
          <table:table-cell table:number-columns-repeated="7"/>
          <table:table-cell table:formula="of:=CONCATENATE([.$K$1];[.B271];&quot;, '&quot;;[.C271];&quot;');&quot;)" office:value-type="string" office:string-value="INSERT INTO district (district_number, district_name) VALUES (2125, 'TRITON SCHOOL DISTRICT');" calcext:value-type="string">
            <text:p>INSERT INTO district (district_number, district_name) VALUES (2125, 'TRITON SCHOOL DISTRICT');</text:p>
          </table:table-cell>
        </table:table-row>
        <table:table-row table:style-name="ro1">
          <table:table-cell/>
          <table:table-cell office:value-type="string" calcext:value-type="string">
            <text:p>2135</text:p>
          </table:table-cell>
          <table:table-cell office:value-type="string" calcext:value-type="string">
            <text:p>MAPLE RIVER SCHOOL DISTRICT</text:p>
          </table:table-cell>
          <table:table-cell table:number-columns-repeated="7"/>
          <table:table-cell table:formula="of:=CONCATENATE([.$K$1];[.B272];&quot;, '&quot;;[.C272];&quot;');&quot;)" office:value-type="string" office:string-value="INSERT INTO district (district_number, district_name) VALUES (2134, 'UNITED SOUTH CENTRAL SCHOOLS');" calcext:value-type="string">
            <text:p>INSERT INTO district (district_number, district_name) VALUES (2134, 'UNITED SOUTH CENTRAL SCHOOLS');</text:p>
          </table:table-cell>
        </table:table-row>
        <table:table-row table:style-name="ro1">
          <table:table-cell/>
          <table:table-cell office:value-type="string" calcext:value-type="string">
            <text:p>2137</text:p>
          </table:table-cell>
          <table:table-cell office:value-type="string" calcext:value-type="string">
            <text:p>KINGSLAND PUBLIC SCHOOL DISTRICT</text:p>
          </table:table-cell>
          <table:table-cell table:number-columns-repeated="7"/>
          <table:table-cell table:formula="of:=CONCATENATE([.$K$1];[.B273];&quot;, '&quot;;[.C273];&quot;');&quot;)" office:value-type="string" office:string-value="INSERT INTO district (district_number, district_name) VALUES (2135, 'MAPLE RIVER SCHOOL DISTRICT');" calcext:value-type="string">
            <text:p>INSERT INTO district (district_number, district_name) VALUES (2135, 'MAPLE RIVER SCHOOL DISTRICT');</text:p>
          </table:table-cell>
        </table:table-row>
        <table:table-row table:style-name="ro1">
          <table:table-cell/>
          <table:table-cell office:value-type="string" calcext:value-type="string">
            <text:p>2142</text:p>
          </table:table-cell>
          <table:table-cell office:value-type="string" calcext:value-type="string">
            <text:p>ST. LOUIS COUNTY SCHOOL DISTRICT</text:p>
          </table:table-cell>
          <table:table-cell table:number-columns-repeated="7"/>
          <table:table-cell table:formula="of:=CONCATENATE([.$K$1];[.B274];&quot;, '&quot;;[.C274];&quot;');&quot;)" office:value-type="string" office:string-value="INSERT INTO district (district_number, district_name) VALUES (2137, 'KINGSLAND PUBLIC SCHOOL DISTRICT');" calcext:value-type="string">
            <text:p>INSERT INTO district (district_number, district_name) VALUES (2137, 'KINGSLAND PUBLIC SCHOOL DISTRICT');</text:p>
          </table:table-cell>
        </table:table-row>
        <table:table-row table:style-name="ro1">
          <table:table-cell/>
          <table:table-cell office:value-type="string" calcext:value-type="string">
            <text:p>2143</text:p>
          </table:table-cell>
          <table:table-cell office:value-type="string" calcext:value-type="string">
            <text:p>WATERVILLE-ELYSIAN-MORRISTOWN</text:p>
          </table:table-cell>
          <table:table-cell table:number-columns-repeated="7"/>
          <table:table-cell table:formula="of:=CONCATENATE([.$K$1];[.B275];&quot;, '&quot;;[.C275];&quot;');&quot;)" office:value-type="string" office:string-value="INSERT INTO district (district_number, district_name) VALUES (2142, 'ST. LOUIS COUNTY SCHOOL DISTRICT');" calcext:value-type="string">
            <text:p>INSERT INTO district (district_number, district_name) VALUES (2142, 'ST. LOUIS COUNTY SCHOOL DISTRICT');</text:p>
          </table:table-cell>
        </table:table-row>
        <table:table-row table:style-name="ro1">
          <table:table-cell/>
          <table:table-cell office:value-type="string" calcext:value-type="string">
            <text:p>2144</text:p>
          </table:table-cell>
          <table:table-cell office:value-type="string" calcext:value-type="string">
            <text:p>CHISAGO LAKES SCHOOL DISTRICT</text:p>
          </table:table-cell>
          <table:table-cell table:number-columns-repeated="7"/>
          <table:table-cell table:formula="of:=CONCATENATE([.$K$1];[.B276];&quot;, '&quot;;[.C276];&quot;');&quot;)" office:value-type="string" office:string-value="INSERT INTO district (district_number, district_name) VALUES (2143, 'WATERVILLE-ELYSIAN-MORRISTOWN');" calcext:value-type="string">
            <text:p>INSERT INTO district (district_number, district_name) VALUES (2143, 'WATERVILLE-ELYSIAN-MORRISTOWN');</text:p>
          </table:table-cell>
        </table:table-row>
        <table:table-row table:style-name="ro1">
          <table:table-cell/>
          <table:table-cell office:value-type="string" calcext:value-type="string">
            <text:p>2149</text:p>
          </table:table-cell>
          <table:table-cell office:value-type="string" calcext:value-type="string">
            <text:p>MINNEWASKA SCHOOL DISTRICT</text:p>
          </table:table-cell>
          <table:table-cell table:number-columns-repeated="7"/>
          <table:table-cell table:formula="of:=CONCATENATE([.$K$1];[.B277];&quot;, '&quot;;[.C277];&quot;');&quot;)" office:value-type="string" office:string-value="INSERT INTO district (district_number, district_name) VALUES (2144, 'CHISAGO LAKES SCHOOL DISTRICT');" calcext:value-type="string">
            <text:p>INSERT INTO district (district_number, district_name) VALUES (2144, 'CHISAGO LAKES SCHOOL DISTRICT');</text:p>
          </table:table-cell>
        </table:table-row>
        <table:table-row table:style-name="ro1">
          <table:table-cell/>
          <table:table-cell office:value-type="string" calcext:value-type="string">
            <text:p>2154</text:p>
          </table:table-cell>
          <table:table-cell office:value-type="string" calcext:value-type="string">
            <text:p>EVELETH-GILBERT SCHOOL DISTRICT</text:p>
          </table:table-cell>
          <table:table-cell table:number-columns-repeated="7"/>
          <table:table-cell table:formula="of:=CONCATENATE([.$K$1];[.B278];&quot;, '&quot;;[.C278];&quot;');&quot;)" office:value-type="string" office:string-value="INSERT INTO district (district_number, district_name) VALUES (2149, 'MINNEWASKA SCHOOL DISTRICT');" calcext:value-type="string">
            <text:p>INSERT INTO district (district_number, district_name) VALUES (2149, 'MINNEWASKA SCHOOL DISTRICT');</text:p>
          </table:table-cell>
        </table:table-row>
        <table:table-row table:style-name="ro1">
          <table:table-cell/>
          <table:table-cell office:value-type="string" calcext:value-type="string">
            <text:p>2155</text:p>
          </table:table-cell>
          <table:table-cell office:value-type="string" calcext:value-type="string">
            <text:p>WADENA-DEER CREEK SCHOOL DISTRICT</text:p>
          </table:table-cell>
          <table:table-cell table:number-columns-repeated="7"/>
          <table:table-cell table:formula="of:=CONCATENATE([.$K$1];[.B279];&quot;, '&quot;;[.C279];&quot;');&quot;)" office:value-type="string" office:string-value="INSERT INTO district (district_number, district_name) VALUES (2154, 'EVELETH-GILBERT SCHOOL DISTRICT');" calcext:value-type="string">
            <text:p>INSERT INTO district (district_number, district_name) VALUES (2154, 'EVELETH-GILBERT SCHOOL DISTRICT');</text:p>
          </table:table-cell>
        </table:table-row>
        <table:table-row table:style-name="ro1">
          <table:table-cell/>
          <table:table-cell office:value-type="string" calcext:value-type="string">
            <text:p>2159</text:p>
          </table:table-cell>
          <table:table-cell office:value-type="string" calcext:value-type="string">
            <text:p>BUFFALO LK-HECTOR-STEWART PUBLIC SC</text:p>
          </table:table-cell>
          <table:table-cell table:number-columns-repeated="7"/>
          <table:table-cell table:formula="of:=CONCATENATE([.$K$1];[.B280];&quot;, '&quot;;[.C280];&quot;');&quot;)" office:value-type="string" office:string-value="INSERT INTO district (district_number, district_name) VALUES (2155, 'WADENA-DEER CREEK SCHOOL DISTRICT');" calcext:value-type="string">
            <text:p>INSERT INTO district (district_number, district_name) VALUES (2155, 'WADENA-DEER CREEK SCHOOL DISTRICT');</text:p>
          </table:table-cell>
        </table:table-row>
        <table:table-row table:style-name="ro1">
          <table:table-cell/>
          <table:table-cell office:value-type="string" calcext:value-type="string">
            <text:p>2164</text:p>
          </table:table-cell>
          <table:table-cell office:value-type="string" calcext:value-type="string">
            <text:p>DILWORTH-GLYNDON-FELTON</text:p>
          </table:table-cell>
          <table:table-cell table:number-columns-repeated="7"/>
          <table:table-cell table:formula="of:=CONCATENATE([.$K$1];[.B281];&quot;, '&quot;;[.C281];&quot;');&quot;)" office:value-type="string" office:string-value="INSERT INTO district (district_number, district_name) VALUES (2159, 'BUFFALO LK-HECTOR-STEWART PUBLIC SC');" calcext:value-type="string">
            <text:p>INSERT INTO district (district_number, district_name) VALUES (2159, 'BUFFALO LK-HECTOR-STEWART PUBLIC SC');</text:p>
          </table:table-cell>
        </table:table-row>
        <table:table-row table:style-name="ro1">
          <table:table-cell/>
          <table:table-cell office:value-type="string" calcext:value-type="string">
            <text:p>2165</text:p>
          </table:table-cell>
          <table:table-cell office:value-type="string" calcext:value-type="string">
            <text:p>HINCKLEY-FINLAYSON SCHOOL DISTRICT</text:p>
          </table:table-cell>
          <table:table-cell table:number-columns-repeated="7"/>
          <table:table-cell table:formula="of:=CONCATENATE([.$K$1];[.B282];&quot;, '&quot;;[.C282];&quot;');&quot;)" office:value-type="string" office:string-value="INSERT INTO district (district_number, district_name) VALUES (2164, 'DILWORTH-GLYNDON-FELTON');" calcext:value-type="string">
            <text:p>INSERT INTO district (district_number, district_name) VALUES (2164, 'DILWORTH-GLYNDON-FELTON');</text:p>
          </table:table-cell>
        </table:table-row>
        <table:table-row table:style-name="ro1">
          <table:table-cell/>
          <table:table-cell office:value-type="string" calcext:value-type="string">
            <text:p>2167</text:p>
          </table:table-cell>
          <table:table-cell office:value-type="string" calcext:value-type="string">
            <text:p>LAKEVIEW SCHOOL DISTRICT</text:p>
          </table:table-cell>
          <table:table-cell table:number-columns-repeated="7"/>
          <table:table-cell table:formula="of:=CONCATENATE([.$K$1];[.B283];&quot;, '&quot;;[.C283];&quot;');&quot;)" office:value-type="string" office:string-value="INSERT INTO district (district_number, district_name) VALUES (2165, 'HINCKLEY-FINLAYSON SCHOOL DISTRICT');" calcext:value-type="string">
            <text:p>INSERT INTO district (district_number, district_name) VALUES (2165, 'HINCKLEY-FINLAYSON SCHOOL DISTRICT');</text:p>
          </table:table-cell>
        </table:table-row>
        <table:table-row table:style-name="ro1">
          <table:table-cell/>
          <table:table-cell office:value-type="string" calcext:value-type="string">
            <text:p>2168</text:p>
          </table:table-cell>
          <table:table-cell office:value-type="string" calcext:value-type="string">
            <text:p>NRHEG SCHOOL DISTRICT</text:p>
          </table:table-cell>
          <table:table-cell table:number-columns-repeated="7"/>
          <table:table-cell table:formula="of:=CONCATENATE([.$K$1];[.B284];&quot;, '&quot;;[.C284];&quot;');&quot;)" office:value-type="string" office:string-value="INSERT INTO district (district_number, district_name) VALUES (2167, 'LAKEVIEW SCHOOL DISTRICT');" calcext:value-type="string">
            <text:p>INSERT INTO district (district_number, district_name) VALUES (2167, 'LAKEVIEW SCHOOL DISTRICT');</text:p>
          </table:table-cell>
        </table:table-row>
        <table:table-row table:style-name="ro1">
          <table:table-cell/>
          <table:table-cell office:value-type="string" calcext:value-type="string">
            <text:p>2169</text:p>
          </table:table-cell>
          <table:table-cell office:value-type="string" calcext:value-type="string">
            <text:p>MURRAY COUNTY CENTRAL SCHOOL DIST.</text:p>
          </table:table-cell>
          <table:table-cell table:number-columns-repeated="7"/>
          <table:table-cell table:formula="of:=CONCATENATE([.$K$1];[.B285];&quot;, '&quot;;[.C285];&quot;');&quot;)" office:value-type="string" office:string-value="INSERT INTO district (district_number, district_name) VALUES (2168, 'NRHEG SCHOOL DISTRICT');" calcext:value-type="string">
            <text:p>INSERT INTO district (district_number, district_name) VALUES (2168, 'NRHEG SCHOOL DISTRICT');</text:p>
          </table:table-cell>
        </table:table-row>
        <table:table-row table:style-name="ro1">
          <table:table-cell/>
          <table:table-cell office:value-type="string" calcext:value-type="string">
            <text:p>2170</text:p>
          </table:table-cell>
          <table:table-cell office:value-type="string" calcext:value-type="string">
            <text:p>STAPLES-MOTLEY SCHOOL DISTRICT</text:p>
          </table:table-cell>
          <table:table-cell table:number-columns-repeated="7"/>
          <table:table-cell table:formula="of:=CONCATENATE([.$K$1];[.B286];&quot;, '&quot;;[.C286];&quot;');&quot;)" office:value-type="string" office:string-value="INSERT INTO district (district_number, district_name) VALUES (2169, 'MURRAY COUNTY CENTRAL SCHOOL DIST.');" calcext:value-type="string">
            <text:p>INSERT INTO district (district_number, district_name) VALUES (2169, 'MURRAY COUNTY CENTRAL SCHOOL DIST.');</text:p>
          </table:table-cell>
        </table:table-row>
        <table:table-row table:style-name="ro1">
          <table:table-cell/>
          <table:table-cell office:value-type="string" calcext:value-type="string">
            <text:p>2171</text:p>
          </table:table-cell>
          <table:table-cell office:value-type="string" calcext:value-type="string">
            <text:p>KITTSON CENTRAL SCHOOL DISTRICT</text:p>
          </table:table-cell>
          <table:table-cell table:number-columns-repeated="7"/>
          <table:table-cell table:formula="of:=CONCATENATE([.$K$1];[.B287];&quot;, '&quot;;[.C287];&quot;');&quot;)" office:value-type="string" office:string-value="INSERT INTO district (district_number, district_name) VALUES (2170, 'STAPLES-MOTLEY SCHOOL DISTRICT');" calcext:value-type="string">
            <text:p>INSERT INTO district (district_number, district_name) VALUES (2170, 'STAPLES-MOTLEY SCHOOL DISTRICT');</text:p>
          </table:table-cell>
        </table:table-row>
        <table:table-row table:style-name="ro1">
          <table:table-cell/>
          <table:table-cell office:value-type="string" calcext:value-type="string">
            <text:p>2172</text:p>
          </table:table-cell>
          <table:table-cell office:value-type="string" calcext:value-type="string">
            <text:p>KENYON-WANAMINGO SCHOOL DISTRICT</text:p>
          </table:table-cell>
          <table:table-cell table:number-columns-repeated="7"/>
          <table:table-cell table:formula="of:=CONCATENATE([.$K$1];[.B288];&quot;, '&quot;;[.C288];&quot;');&quot;)" office:value-type="string" office:string-value="INSERT INTO district (district_number, district_name) VALUES (2171, 'KITTSON CENTRAL SCHOOL DISTRICT');" calcext:value-type="string">
            <text:p>INSERT INTO district (district_number, district_name) VALUES (2171, 'KITTSON CENTRAL SCHOOL DISTRICT');</text:p>
          </table:table-cell>
        </table:table-row>
        <table:table-row table:style-name="ro1">
          <table:table-cell/>
          <table:table-cell office:value-type="string" calcext:value-type="string">
            <text:p>2174</text:p>
          </table:table-cell>
          <table:table-cell office:value-type="string" calcext:value-type="string">
            <text:p>PINE RIVER-BACKUS SCHOOL DISTRICT</text:p>
          </table:table-cell>
          <table:table-cell table:number-columns-repeated="7"/>
          <table:table-cell table:formula="of:=CONCATENATE([.$K$1];[.B289];&quot;, '&quot;;[.C289];&quot;');&quot;)" office:value-type="string" office:string-value="INSERT INTO district (district_number, district_name) VALUES (2172, 'KENYON-WANAMINGO SCHOOL DISTRICT');" calcext:value-type="string">
            <text:p>INSERT INTO district (district_number, district_name) VALUES (2172, 'KENYON-WANAMINGO SCHOOL DISTRICT');</text:p>
          </table:table-cell>
        </table:table-row>
        <table:table-row table:style-name="ro1">
          <table:table-cell/>
          <table:table-cell office:value-type="string" calcext:value-type="string">
            <text:p>2176</text:p>
          </table:table-cell>
          <table:table-cell office:value-type="string" calcext:value-type="string">
            <text:p>WARREN-ALVARADO-OSLO SCHOOL DIST.</text:p>
          </table:table-cell>
          <table:table-cell table:number-columns-repeated="7"/>
          <table:table-cell table:formula="of:=CONCATENATE([.$K$1];[.B290];&quot;, '&quot;;[.C290];&quot;');&quot;)" office:value-type="string" office:string-value="INSERT INTO district (district_number, district_name) VALUES (2174, 'PINE RIVER-BACKUS SCHOOL DISTRICT');" calcext:value-type="string">
            <text:p>INSERT INTO district (district_number, district_name) VALUES (2174, 'PINE RIVER-BACKUS SCHOOL DISTRICT');</text:p>
          </table:table-cell>
        </table:table-row>
        <table:table-row table:style-name="ro1">
          <table:table-cell/>
          <table:table-cell office:value-type="string" calcext:value-type="string">
            <text:p>2180</text:p>
          </table:table-cell>
          <table:table-cell office:value-type="string" calcext:value-type="string">
            <text:p>MACCRAY SCHOOL DISTRICT</text:p>
          </table:table-cell>
          <table:table-cell table:number-columns-repeated="7"/>
          <table:table-cell table:formula="of:=CONCATENATE([.$K$1];[.B291];&quot;, '&quot;;[.C291];&quot;');&quot;)" office:value-type="string" office:string-value="INSERT INTO district (district_number, district_name) VALUES (2176, 'WARREN-ALVARADO-OSLO SCHOOL DIST.');" calcext:value-type="string">
            <text:p>INSERT INTO district (district_number, district_name) VALUES (2176, 'WARREN-ALVARADO-OSLO SCHOOL DIST.');</text:p>
          </table:table-cell>
        </table:table-row>
        <table:table-row table:style-name="ro1">
          <table:table-cell/>
          <table:table-cell office:value-type="string" calcext:value-type="string">
            <text:p>2184</text:p>
          </table:table-cell>
          <table:table-cell office:value-type="string" calcext:value-type="string">
            <text:p>LUVERNE PUBLIC SCHOOL DISTRICT</text:p>
          </table:table-cell>
          <table:table-cell table:number-columns-repeated="7"/>
          <table:table-cell table:formula="of:=CONCATENATE([.$K$1];[.B292];&quot;, '&quot;;[.C292];&quot;');&quot;)" office:value-type="string" office:string-value="INSERT INTO district (district_number, district_name) VALUES (2180, 'MACCRAY SCHOOL DISTRICT');" calcext:value-type="string">
            <text:p>INSERT INTO district (district_number, district_name) VALUES (2180, 'MACCRAY SCHOOL DISTRICT');</text:p>
          </table:table-cell>
        </table:table-row>
        <table:table-row table:style-name="ro1">
          <table:table-cell/>
          <table:table-cell office:value-type="string" calcext:value-type="string">
            <text:p>2190</text:p>
          </table:table-cell>
          <table:table-cell office:value-type="string" calcext:value-type="string">
            <text:p>YELLOW MEDICINE EAST</text:p>
          </table:table-cell>
          <table:table-cell table:number-columns-repeated="7"/>
          <table:table-cell table:formula="of:=CONCATENATE([.$K$1];[.B293];&quot;, '&quot;;[.C293];&quot;');&quot;)" office:value-type="string" office:string-value="INSERT INTO district (district_number, district_name) VALUES (2184, 'LUVERNE PUBLIC SCHOOL DISTRICT');" calcext:value-type="string">
            <text:p>INSERT INTO district (district_number, district_name) VALUES (2184, 'LUVERNE PUBLIC SCHOOL DISTRICT');</text:p>
          </table:table-cell>
        </table:table-row>
        <table:table-row table:style-name="ro1">
          <table:table-cell/>
          <table:table-cell office:value-type="string" calcext:value-type="string">
            <text:p>2198</text:p>
          </table:table-cell>
          <table:table-cell office:value-type="string" calcext:value-type="string">
            <text:p>FILLMORE CENTRAL</text:p>
          </table:table-cell>
          <table:table-cell table:number-columns-repeated="7"/>
          <table:table-cell table:formula="of:=CONCATENATE([.$K$1];[.B294];&quot;, '&quot;;[.C294];&quot;');&quot;)" office:value-type="string" office:string-value="INSERT INTO district (district_number, district_name) VALUES (2190, 'YELLOW MEDICINE EAST');" calcext:value-type="string">
            <text:p>INSERT INTO district (district_number, district_name) VALUES (2190, 'YELLOW MEDICINE EAST');</text:p>
          </table:table-cell>
        </table:table-row>
        <table:table-row table:style-name="ro1">
          <table:table-cell/>
          <table:table-cell office:value-type="string" calcext:value-type="string">
            <text:p>2215</text:p>
          </table:table-cell>
          <table:table-cell office:value-type="string" calcext:value-type="string">
            <text:p>NORMAN COUNTY EAST SCHOOL DISTRICT</text:p>
          </table:table-cell>
          <table:table-cell table:number-columns-repeated="7"/>
          <table:table-cell table:formula="of:=CONCATENATE([.$K$1];[.B295];&quot;, '&quot;;[.C295];&quot;');&quot;)" office:value-type="string" office:string-value="INSERT INTO district (district_number, district_name) VALUES (2198, 'FILLMORE CENTRAL');" calcext:value-type="string">
            <text:p>INSERT INTO district (district_number, district_name) VALUES (2198, 'FILLMORE CENTRAL');</text:p>
          </table:table-cell>
        </table:table-row>
        <table:table-row table:style-name="ro1">
          <table:table-cell/>
          <table:table-cell office:value-type="string" calcext:value-type="string">
            <text:p>2310</text:p>
          </table:table-cell>
          <table:table-cell office:value-type="string" calcext:value-type="string">
            <text:p>SIBLEY EAST SCHOOL DISTRICT</text:p>
          </table:table-cell>
          <table:table-cell table:number-columns-repeated="7"/>
          <table:table-cell table:formula="of:=CONCATENATE([.$K$1];[.B296];&quot;, '&quot;;[.C296];&quot;');&quot;)" office:value-type="string" office:string-value="INSERT INTO district (district_number, district_name) VALUES (2215, 'NORMAN COUNTY EAST SCHOOL DISTRICT');" calcext:value-type="string">
            <text:p>INSERT INTO district (district_number, district_name) VALUES (2215, 'NORMAN COUNTY EAST SCHOOL DISTRICT');</text:p>
          </table:table-cell>
        </table:table-row>
        <table:table-row table:style-name="ro1">
          <table:table-cell/>
          <table:table-cell office:value-type="string" calcext:value-type="string">
            <text:p>2311</text:p>
          </table:table-cell>
          <table:table-cell office:value-type="string" calcext:value-type="string">
            <text:p>CLEARBROOK-GONVICK SCHOOL DISTRICT</text:p>
          </table:table-cell>
          <table:table-cell table:number-columns-repeated="7"/>
          <table:table-cell table:formula="of:=CONCATENATE([.$K$1];[.B297];&quot;, '&quot;;[.C297];&quot;');&quot;)" office:value-type="string" office:string-value="INSERT INTO district (district_number, district_name) VALUES (2310, 'SIBLEY EAST SCHOOL DISTRICT');" calcext:value-type="string">
            <text:p>INSERT INTO district (district_number, district_name) VALUES (2310, 'SIBLEY EAST SCHOOL DISTRICT');</text:p>
          </table:table-cell>
        </table:table-row>
        <table:table-row table:style-name="ro1">
          <table:table-cell/>
          <table:table-cell office:value-type="string" calcext:value-type="string">
            <text:p>2342</text:p>
          </table:table-cell>
          <table:table-cell office:value-type="string" calcext:value-type="string">
            <text:p>WEST CENTRAL AREA</text:p>
          </table:table-cell>
          <table:table-cell table:number-columns-repeated="7"/>
          <table:table-cell table:formula="of:=CONCATENATE([.$K$1];[.B298];&quot;, '&quot;;[.C298];&quot;');&quot;)" office:value-type="string" office:string-value="INSERT INTO district (district_number, district_name) VALUES (2311, 'CLEARBROOK-GONVICK SCHOOL DISTRICT');" calcext:value-type="string">
            <text:p>INSERT INTO district (district_number, district_name) VALUES (2311, 'CLEARBROOK-GONVICK SCHOOL DISTRICT');</text:p>
          </table:table-cell>
        </table:table-row>
        <table:table-row table:style-name="ro1">
          <table:table-cell/>
          <table:table-cell office:value-type="string" calcext:value-type="string">
            <text:p>2358</text:p>
          </table:table-cell>
          <table:table-cell office:value-type="string" calcext:value-type="string">
            <text:p>TRI-COUNTY SCHOOL DISTRICT</text:p>
          </table:table-cell>
          <table:table-cell table:number-columns-repeated="7"/>
          <table:table-cell table:formula="of:=CONCATENATE([.$K$1];[.B299];&quot;, '&quot;;[.C299];&quot;');&quot;)" office:value-type="string" office:string-value="INSERT INTO district (district_number, district_name) VALUES (2342, 'WEST CENTRAL AREA');" calcext:value-type="string">
            <text:p>INSERT INTO district (district_number, district_name) VALUES (2342, 'WEST CENTRAL AREA');</text:p>
          </table:table-cell>
        </table:table-row>
        <table:table-row table:style-name="ro1">
          <table:table-cell/>
          <table:table-cell office:value-type="string" calcext:value-type="string">
            <text:p>2364</text:p>
          </table:table-cell>
          <table:table-cell office:value-type="string" calcext:value-type="string">
            <text:p>BELGRADE-BROOTEN-ELROSA SCHOOL DIST</text:p>
          </table:table-cell>
          <table:table-cell table:number-columns-repeated="7"/>
          <table:table-cell table:formula="of:=CONCATENATE([.$K$1];[.B300];&quot;, '&quot;;[.C300];&quot;');&quot;)" office:value-type="string" office:string-value="INSERT INTO district (district_number, district_name) VALUES (2358, 'TRI-COUNTY SCHOOL DISTRICT');" calcext:value-type="string">
            <text:p>INSERT INTO district (district_number, district_name) VALUES (2358, 'TRI-COUNTY SCHOOL DISTRICT');</text:p>
          </table:table-cell>
        </table:table-row>
        <table:table-row table:style-name="ro1">
          <table:table-cell/>
          <table:table-cell office:value-type="string" calcext:value-type="string">
            <text:p>2365</text:p>
          </table:table-cell>
          <table:table-cell office:value-type="string" calcext:value-type="string">
            <text:p>GFW PUBLIC SCHOOLS</text:p>
          </table:table-cell>
          <table:table-cell table:number-columns-repeated="7"/>
          <table:table-cell table:formula="of:=CONCATENATE([.$K$1];[.B301];&quot;, '&quot;;[.C301];&quot;');&quot;)" office:value-type="string" office:string-value="INSERT INTO district (district_number, district_name) VALUES (2364, 'BELGRADE-BROOTEN-ELROSA SCHOOL DIST');" calcext:value-type="string">
            <text:p>INSERT INTO district (district_number, district_name) VALUES (2364, 'BELGRADE-BROOTEN-ELROSA SCHOOL DIST');</text:p>
          </table:table-cell>
        </table:table-row>
        <table:table-row table:style-name="ro1">
          <table:table-cell/>
          <table:table-cell office:value-type="string" calcext:value-type="string">
            <text:p>2396</text:p>
          </table:table-cell>
          <table:table-cell office:value-type="string" calcext:value-type="string">
            <text:p>A.C.G.C. PUBLIC SCHOOL DISTRICT</text:p>
          </table:table-cell>
          <table:table-cell table:number-columns-repeated="7"/>
          <table:table-cell table:formula="of:=CONCATENATE([.$K$1];[.B302];&quot;, '&quot;;[.C302];&quot;');&quot;)" office:value-type="string" office:string-value="INSERT INTO district (district_number, district_name) VALUES (2365, 'GFW PUBLIC SCHOOLS');" calcext:value-type="string">
            <text:p>INSERT INTO district (district_number, district_name) VALUES (2365, 'GFW PUBLIC SCHOOLS');</text:p>
          </table:table-cell>
        </table:table-row>
        <table:table-row table:style-name="ro1">
          <table:table-cell/>
          <table:table-cell office:value-type="string" calcext:value-type="string">
            <text:p>2397</text:p>
          </table:table-cell>
          <table:table-cell office:value-type="string" calcext:value-type="string">
            <text:p>LE SUEUR-HENDERSON SCHOOL DISTRICT</text:p>
          </table:table-cell>
          <table:table-cell table:number-columns-repeated="7"/>
          <table:table-cell table:formula="of:=CONCATENATE([.$K$1];[.B303];&quot;, '&quot;;[.C303];&quot;');&quot;)" office:value-type="string" office:string-value="INSERT INTO district (district_number, district_name) VALUES (2396, 'A.C.G.C. PUBLIC SCHOOL DISTRICT');" calcext:value-type="string">
            <text:p>INSERT INTO district (district_number, district_name) VALUES (2396, 'A.C.G.C. PUBLIC SCHOOL DISTRICT');</text:p>
          </table:table-cell>
        </table:table-row>
        <table:table-row table:style-name="ro1">
          <table:table-cell/>
          <table:table-cell office:value-type="string" calcext:value-type="string">
            <text:p>2448</text:p>
          </table:table-cell>
          <table:table-cell office:value-type="string" calcext:value-type="string">
            <text:p>MARTIN COUNTY WEST SCHOOL DISTRICT</text:p>
          </table:table-cell>
          <table:table-cell table:number-columns-repeated="7"/>
          <table:table-cell table:formula="of:=CONCATENATE([.$K$1];[.B304];&quot;, '&quot;;[.C304];&quot;');&quot;)" office:value-type="string" office:string-value="INSERT INTO district (district_number, district_name) VALUES (2397, 'LE SUEUR-HENDERSON SCHOOL DISTRICT');" calcext:value-type="string">
            <text:p>INSERT INTO district (district_number, district_name) VALUES (2397, 'LE SUEUR-HENDERSON SCHOOL DISTRICT');</text:p>
          </table:table-cell>
        </table:table-row>
        <table:table-row table:style-name="ro1">
          <table:table-cell/>
          <table:table-cell office:value-type="string" calcext:value-type="string">
            <text:p>2527</text:p>
          </table:table-cell>
          <table:table-cell office:value-type="string" calcext:value-type="string">
            <text:p>NORMAN COUNTY WEST SCHOOL DISTRICT</text:p>
          </table:table-cell>
          <table:table-cell table:number-columns-repeated="7"/>
          <table:table-cell table:formula="of:=CONCATENATE([.$K$1];[.B305];&quot;, '&quot;;[.C305];&quot;');&quot;)" office:value-type="string" office:string-value="INSERT INTO district (district_number, district_name) VALUES (2448, 'MARTIN COUNTY WEST SCHOOL DISTRICT');" calcext:value-type="string">
            <text:p>INSERT INTO district (district_number, district_name) VALUES (2448, 'MARTIN COUNTY WEST SCHOOL DISTRICT');</text:p>
          </table:table-cell>
        </table:table-row>
        <table:table-row table:style-name="ro1">
          <table:table-cell/>
          <table:table-cell office:value-type="string" calcext:value-type="string">
            <text:p>2534</text:p>
          </table:table-cell>
          <table:table-cell office:value-type="string" calcext:value-type="string">
            <text:p>BIRD ISLAND-OLIVIA-LAKE LILLIAN</text:p>
          </table:table-cell>
          <table:table-cell table:number-columns-repeated="7"/>
          <table:table-cell table:formula="of:=CONCATENATE([.$K$1];[.B306];&quot;, '&quot;;[.C306];&quot;');&quot;)" office:value-type="string" office:string-value="INSERT INTO district (district_number, district_name) VALUES (2527, 'NORMAN COUNTY WEST SCHOOL DISTRICT');" calcext:value-type="string">
            <text:p>INSERT INTO district (district_number, district_name) VALUES (2527, 'NORMAN COUNTY WEST SCHOOL DISTRICT');</text:p>
          </table:table-cell>
        </table:table-row>
        <table:table-row table:style-name="ro1">
          <table:table-cell/>
          <table:table-cell office:value-type="string" calcext:value-type="string">
            <text:p>2536</text:p>
          </table:table-cell>
          <table:table-cell office:value-type="string" calcext:value-type="string">
            <text:p>GRANADA HUNTLEY EAST CHAIN</text:p>
          </table:table-cell>
          <table:table-cell table:number-columns-repeated="7"/>
          <table:table-cell table:formula="of:=CONCATENATE([.$K$1];[.B307];&quot;, '&quot;;[.C307];&quot;');&quot;)" office:value-type="string" office:string-value="INSERT INTO district (district_number, district_name) VALUES (2534, 'BIRD ISLAND-OLIVIA-LAKE LILLIAN');" calcext:value-type="string">
            <text:p>INSERT INTO district (district_number, district_name) VALUES (2534, 'BIRD ISLAND-OLIVIA-LAKE LILLIAN');</text:p>
          </table:table-cell>
        </table:table-row>
        <table:table-row table:style-name="ro1">
          <table:table-cell/>
          <table:table-cell office:value-type="string" calcext:value-type="string">
            <text:p>2580</text:p>
          </table:table-cell>
          <table:table-cell office:value-type="string" calcext:value-type="string">
            <text:p>EAST CENTRAL SCHOOL DISTRICT</text:p>
          </table:table-cell>
          <table:table-cell table:number-columns-repeated="7"/>
          <table:table-cell table:formula="of:=CONCATENATE([.$K$1];[.B308];&quot;, '&quot;;[.C308];&quot;');&quot;)" office:value-type="string" office:string-value="INSERT INTO district (district_number, district_name) VALUES (2536, 'GRANADA HUNTLEY EAST CHAIN');" calcext:value-type="string">
            <text:p>INSERT INTO district (district_number, district_name) VALUES (2536, 'GRANADA HUNTLEY EAST CHAIN');</text:p>
          </table:table-cell>
        </table:table-row>
        <table:table-row table:style-name="ro1">
          <table:table-cell/>
          <table:table-cell office:value-type="string" calcext:value-type="string">
            <text:p>2609</text:p>
          </table:table-cell>
          <table:table-cell office:value-type="string" calcext:value-type="string">
            <text:p>WIN-E-MAC SCHOOL DISTRICT</text:p>
          </table:table-cell>
          <table:table-cell table:number-columns-repeated="7"/>
          <table:table-cell table:formula="of:=CONCATENATE([.$K$1];[.B309];&quot;, '&quot;;[.C309];&quot;');&quot;)" office:value-type="string" office:string-value="INSERT INTO district (district_number, district_name) VALUES (2580, 'EAST CENTRAL SCHOOL DISTRICT');" calcext:value-type="string">
            <text:p>INSERT INTO district (district_number, district_name) VALUES (2580, 'EAST CENTRAL SCHOOL DISTRICT');</text:p>
          </table:table-cell>
        </table:table-row>
        <table:table-row table:style-name="ro1">
          <table:table-cell/>
          <table:table-cell office:value-type="string" calcext:value-type="string">
            <text:p>2683</text:p>
          </table:table-cell>
          <table:table-cell office:value-type="string" calcext:value-type="string">
            <text:p>GREENBUSH-MIDDLE RIVER SCHOOL DIST.</text:p>
          </table:table-cell>
          <table:table-cell table:number-columns-repeated="7"/>
          <table:table-cell table:formula="of:=CONCATENATE([.$K$1];[.B310];&quot;, '&quot;;[.C310];&quot;');&quot;)" office:value-type="string" office:string-value="INSERT INTO district (district_number, district_name) VALUES (2609, 'WIN-E-MAC SCHOOL DISTRICT');" calcext:value-type="string">
            <text:p>INSERT INTO district (district_number, district_name) VALUES (2609, 'WIN-E-MAC SCHOOL DISTRICT');</text:p>
          </table:table-cell>
        </table:table-row>
        <table:table-row table:style-name="ro1">
          <table:table-cell/>
          <table:table-cell office:value-type="string" calcext:value-type="string">
            <text:p>2687</text:p>
          </table:table-cell>
          <table:table-cell office:value-type="string" calcext:value-type="string">
            <text:p>HOWARD LAKE-WAVERLY-WINSTED</text:p>
          </table:table-cell>
          <table:table-cell table:number-columns-repeated="7"/>
          <table:table-cell table:formula="of:=CONCATENATE([.$K$1];[.B311];&quot;, '&quot;;[.C311];&quot;');&quot;)" office:value-type="string" office:string-value="INSERT INTO district (district_number, district_name) VALUES (2683, 'GREENBUSH-MIDDLE RIVER SCHOOL DIST.');" calcext:value-type="string">
            <text:p>INSERT INTO district (district_number, district_name) VALUES (2683, 'GREENBUSH-MIDDLE RIVER SCHOOL DIST.');</text:p>
          </table:table-cell>
        </table:table-row>
        <table:table-row table:style-name="ro1">
          <table:table-cell/>
          <table:table-cell office:value-type="string" calcext:value-type="string">
            <text:p>2689</text:p>
          </table:table-cell>
          <table:table-cell office:value-type="string" calcext:value-type="string">
            <text:p>PIPESTONE AREA SCHOOL DISTRICT</text:p>
          </table:table-cell>
          <table:table-cell table:number-columns-repeated="7"/>
          <table:table-cell table:formula="of:=CONCATENATE([.$K$1];[.B312];&quot;, '&quot;;[.C312];&quot;');&quot;)" office:value-type="string" office:string-value="INSERT INTO district (district_number, district_name) VALUES (2687, 'HOWARD LAKE-WAVERLY-WINSTED');" calcext:value-type="string">
            <text:p>INSERT INTO district (district_number, district_name) VALUES (2687, 'HOWARD LAKE-WAVERLY-WINSTED');</text:p>
          </table:table-cell>
        </table:table-row>
        <table:table-row table:style-name="ro1">
          <table:table-cell/>
          <table:table-cell office:value-type="string" calcext:value-type="string">
            <text:p>2711</text:p>
          </table:table-cell>
          <table:table-cell office:value-type="string" calcext:value-type="string">
            <text:p>MESABI EAST SCHOOL DISTRICT</text:p>
          </table:table-cell>
          <table:table-cell table:number-columns-repeated="7"/>
          <table:table-cell table:formula="of:=CONCATENATE([.$K$1];[.B313];&quot;, '&quot;;[.C313];&quot;');&quot;)" office:value-type="string" office:string-value="INSERT INTO district (district_number, district_name) VALUES (2689, 'PIPESTONE AREA SCHOOL DISTRICT');" calcext:value-type="string">
            <text:p>INSERT INTO district (district_number, district_name) VALUES (2689, 'PIPESTONE AREA SCHOOL DISTRICT');</text:p>
          </table:table-cell>
        </table:table-row>
        <table:table-row table:style-name="ro1">
          <table:table-cell/>
          <table:table-cell office:value-type="string" calcext:value-type="string">
            <text:p>2752</text:p>
          </table:table-cell>
          <table:table-cell office:value-type="string" calcext:value-type="string">
            <text:p>FAIRMONT AREA SCHOOL DISTRICT</text:p>
          </table:table-cell>
          <table:table-cell table:number-columns-repeated="7"/>
          <table:table-cell table:formula="of:=CONCATENATE([.$K$1];[.B314];&quot;, '&quot;;[.C314];&quot;');&quot;)" office:value-type="string" office:string-value="INSERT INTO district (district_number, district_name) VALUES (2711, 'MESABI EAST SCHOOL DISTRICT');" calcext:value-type="string">
            <text:p>INSERT INTO district (district_number, district_name) VALUES (2711, 'MESABI EAST SCHOOL DISTRICT');</text:p>
          </table:table-cell>
        </table:table-row>
        <table:table-row table:style-name="ro1">
          <table:table-cell/>
          <table:table-cell office:value-type="string" calcext:value-type="string">
            <text:p>2753</text:p>
          </table:table-cell>
          <table:table-cell office:value-type="string" calcext:value-type="string">
            <text:p>LONG PRAIRIE-GREY EAGLE SCHOOL DIST</text:p>
          </table:table-cell>
          <table:table-cell table:number-columns-repeated="7"/>
          <table:table-cell table:formula="of:=CONCATENATE([.$K$1];[.B315];&quot;, '&quot;;[.C315];&quot;');&quot;)" office:value-type="string" office:string-value="INSERT INTO district (district_number, district_name) VALUES (2752, 'FAIRMONT AREA SCHOOL DISTRICT');" calcext:value-type="string">
            <text:p>INSERT INTO district (district_number, district_name) VALUES (2752, 'FAIRMONT AREA SCHOOL DISTRICT');</text:p>
          </table:table-cell>
        </table:table-row>
        <table:table-row table:style-name="ro1">
          <table:table-cell/>
          <table:table-cell office:value-type="string" calcext:value-type="string">
            <text:p>2754</text:p>
          </table:table-cell>
          <table:table-cell office:value-type="string" calcext:value-type="string">
            <text:p>CEDAR MOUNTAIN SCHOOL DISTRICT</text:p>
          </table:table-cell>
          <table:table-cell table:number-columns-repeated="7"/>
          <table:table-cell table:formula="of:=CONCATENATE([.$K$1];[.B316];&quot;, '&quot;;[.C316];&quot;');&quot;)" office:value-type="string" office:string-value="INSERT INTO district (district_number, district_name) VALUES (2753, 'LONG PRAIRIE-GREY EAGLE SCHOOL DIST');" calcext:value-type="string">
            <text:p>INSERT INTO district (district_number, district_name) VALUES (2753, 'LONG PRAIRIE-GREY EAGLE SCHOOL DIST');</text:p>
          </table:table-cell>
        </table:table-row>
        <table:table-row table:style-name="ro1">
          <table:table-cell/>
          <table:table-cell office:value-type="string" calcext:value-type="string">
            <text:p>2759</text:p>
          </table:table-cell>
          <table:table-cell office:value-type="string" calcext:value-type="string">
            <text:p>EAGLE VALLEY PUBLIC SCHOOL DISTRICT</text:p>
          </table:table-cell>
          <table:table-cell table:number-columns-repeated="7"/>
          <table:table-cell table:formula="of:=CONCATENATE([.$K$1];[.B317];&quot;, '&quot;;[.C317];&quot;');&quot;)" office:value-type="string" office:string-value="INSERT INTO district (district_number, district_name) VALUES (2754, 'CEDAR MOUNTAIN SCHOOL DISTRICT');" calcext:value-type="string">
            <text:p>INSERT INTO district (district_number, district_name) VALUES (2754, 'CEDAR MOUNTAIN SCHOOL DISTRICT');</text:p>
          </table:table-cell>
        </table:table-row>
        <table:table-row table:style-name="ro1">
          <table:table-cell/>
          <table:table-cell office:value-type="string" calcext:value-type="string">
            <text:p>2769</text:p>
          </table:table-cell>
          <table:table-cell office:value-type="string" calcext:value-type="string">
            <text:p>MORRIS AREA PUBLIC SCHOOLS</text:p>
          </table:table-cell>
          <table:table-cell table:number-columns-repeated="7"/>
          <table:table-cell table:formula="of:=CONCATENATE([.$K$1];[.B318];&quot;, '&quot;;[.C318];&quot;');&quot;)" office:value-type="string" office:string-value="INSERT INTO district (district_number, district_name) VALUES (2759, 'EAGLE VALLEY PUBLIC SCHOOL DISTRICT');" calcext:value-type="string">
            <text:p>INSERT INTO district (district_number, district_name) VALUES (2759, 'EAGLE VALLEY PUBLIC SCHOOL DISTRICT');</text:p>
          </table:table-cell>
        </table:table-row>
        <table:table-row table:style-name="ro1">
          <table:table-cell/>
          <table:table-cell office:value-type="string" calcext:value-type="string">
            <text:p>2805</text:p>
          </table:table-cell>
          <table:table-cell office:value-type="string" calcext:value-type="string">
            <text:p>ZUMBROTA-MAZEPPA SCHOOL DISTRICT</text:p>
          </table:table-cell>
          <table:table-cell table:number-columns-repeated="7"/>
          <table:table-cell table:formula="of:=CONCATENATE([.$K$1];[.B319];&quot;, '&quot;;[.C319];&quot;');&quot;)" office:value-type="string" office:string-value="INSERT INTO district (district_number, district_name) VALUES (2769, 'MORRIS AREA PUBLIC SCHOOLS');" calcext:value-type="string">
            <text:p>INSERT INTO district (district_number, district_name) VALUES (2769, 'MORRIS AREA PUBLIC SCHOOLS');</text:p>
          </table:table-cell>
        </table:table-row>
        <table:table-row table:style-name="ro1">
          <table:table-cell/>
          <table:table-cell office:value-type="string" calcext:value-type="string">
            <text:p>2835</text:p>
          </table:table-cell>
          <table:table-cell office:value-type="string" calcext:value-type="string">
            <text:p>JANESVILLE-WALDORF-PEMBERTON</text:p>
          </table:table-cell>
          <table:table-cell table:number-columns-repeated="7"/>
          <table:table-cell table:formula="of:=CONCATENATE([.$K$1];[.B320];&quot;, '&quot;;[.C320];&quot;');&quot;)" office:value-type="string" office:string-value="INSERT INTO district (district_number, district_name) VALUES (2805, 'ZUMBROTA-MAZEPPA SCHOOL DISTRICT');" calcext:value-type="string">
            <text:p>INSERT INTO district (district_number, district_name) VALUES (2805, 'ZUMBROTA-MAZEPPA SCHOOL DISTRICT');</text:p>
          </table:table-cell>
        </table:table-row>
        <table:table-row table:style-name="ro1">
          <table:table-cell/>
          <table:table-cell office:value-type="string" calcext:value-type="string">
            <text:p>2853</text:p>
          </table:table-cell>
          <table:table-cell office:value-type="string" calcext:value-type="string">
            <text:p>LAC QUI PARLE VALLEY SCHOOLS</text:p>
          </table:table-cell>
          <table:table-cell table:number-columns-repeated="7"/>
          <table:table-cell table:formula="of:=CONCATENATE([.$K$1];[.B321];&quot;, '&quot;;[.C321];&quot;');&quot;)" office:value-type="string" office:string-value="INSERT INTO district (district_number, district_name) VALUES (2835, 'JANESVILLE-WALDORF-PEMBERTON');" calcext:value-type="string">
            <text:p>INSERT INTO district (district_number, district_name) VALUES (2835, 'JANESVILLE-WALDORF-PEMBERTON');</text:p>
          </table:table-cell>
        </table:table-row>
        <table:table-row table:style-name="ro1">
          <table:table-cell/>
          <table:table-cell office:value-type="string" calcext:value-type="string">
            <text:p>2854</text:p>
          </table:table-cell>
          <table:table-cell office:value-type="string" calcext:value-type="string">
            <text:p>ADA-BORUP PUBLIC SCHOOL DISTRICT</text:p>
          </table:table-cell>
          <table:table-cell table:number-columns-repeated="7"/>
          <table:table-cell table:formula="of:=CONCATENATE([.$K$1];[.B322];&quot;, '&quot;;[.C322];&quot;');&quot;)" office:value-type="string" office:string-value="INSERT INTO district (district_number, district_name) VALUES (2853, 'LAC QUI PARLE VALLEY SCHOOLS');" calcext:value-type="string">
            <text:p>INSERT INTO district (district_number, district_name) VALUES (2853, 'LAC QUI PARLE VALLEY SCHOOLS');</text:p>
          </table:table-cell>
        </table:table-row>
        <table:table-row table:style-name="ro1">
          <table:table-cell/>
          <table:table-cell office:value-type="string" calcext:value-type="string">
            <text:p>2856</text:p>
          </table:table-cell>
          <table:table-cell office:value-type="string" calcext:value-type="string">
            <text:p>STEPHEN-ARGYLE CENTRAL SCHOOLS</text:p>
          </table:table-cell>
          <table:table-cell table:number-columns-repeated="7"/>
          <table:table-cell table:formula="of:=CONCATENATE([.$K$1];[.B323];&quot;, '&quot;;[.C323];&quot;');&quot;)" office:value-type="string" office:string-value="INSERT INTO district (district_number, district_name) VALUES (2854, 'ADA-BORUP PUBLIC SCHOOL DISTRICT');" calcext:value-type="string">
            <text:p>INSERT INTO district (district_number, district_name) VALUES (2854, 'ADA-BORUP PUBLIC SCHOOL DISTRICT');</text:p>
          </table:table-cell>
        </table:table-row>
        <table:table-row table:style-name="ro1">
          <table:table-cell/>
          <table:table-cell office:value-type="string" calcext:value-type="string">
            <text:p>2859</text:p>
          </table:table-cell>
          <table:table-cell office:value-type="string" calcext:value-type="string">
            <text:p>GLENCOE-SILVER LAKE SCHOOL DISTRICT</text:p>
          </table:table-cell>
          <table:table-cell table:number-columns-repeated="7"/>
          <table:table-cell table:formula="of:=CONCATENATE([.$K$1];[.B324];&quot;, '&quot;;[.C324];&quot;');&quot;)" office:value-type="string" office:string-value="INSERT INTO district (district_number, district_name) VALUES (2856, 'STEPHEN-ARGYLE CENTRAL SCHOOLS');" calcext:value-type="string">
            <text:p>INSERT INTO district (district_number, district_name) VALUES (2856, 'STEPHEN-ARGYLE CENTRAL SCHOOLS');</text:p>
          </table:table-cell>
        </table:table-row>
        <table:table-row table:style-name="ro1">
          <table:table-cell/>
          <table:table-cell office:value-type="string" calcext:value-type="string">
            <text:p>2860</text:p>
          </table:table-cell>
          <table:table-cell office:value-type="string" calcext:value-type="string">
            <text:p>BLUE EARTH AREA PUBLIC SCHOOL</text:p>
          </table:table-cell>
          <table:table-cell table:number-columns-repeated="7"/>
          <table:table-cell table:formula="of:=CONCATENATE([.$K$1];[.B325];&quot;, '&quot;;[.C325];&quot;');&quot;)" office:value-type="string" office:string-value="INSERT INTO district (district_number, district_name) VALUES (2859, 'GLENCOE-SILVER LAKE SCHOOL DISTRICT');" calcext:value-type="string">
            <text:p>INSERT INTO district (district_number, district_name) VALUES (2859, 'GLENCOE-SILVER LAKE SCHOOL DISTRICT');</text:p>
          </table:table-cell>
        </table:table-row>
        <table:table-row table:style-name="ro1">
          <table:table-cell/>
          <table:table-cell office:value-type="string" calcext:value-type="string">
            <text:p>2884</text:p>
          </table:table-cell>
          <table:table-cell office:value-type="string" calcext:value-type="string">
            <text:p>RED ROCK CENTRAL SCHOOL DISTRICT</text:p>
          </table:table-cell>
          <table:table-cell table:number-columns-repeated="7"/>
          <table:table-cell table:formula="of:=CONCATENATE([.$K$1];[.B326];&quot;, '&quot;;[.C326];&quot;');&quot;)" office:value-type="string" office:string-value="INSERT INTO district (district_number, district_name) VALUES (2860, 'BLUE EARTH AREA PUBLIC SCHOOL');" calcext:value-type="string">
            <text:p>INSERT INTO district (district_number, district_name) VALUES (2860, 'BLUE EARTH AREA PUBLIC SCHOOL');</text:p>
          </table:table-cell>
        </table:table-row>
        <table:table-row table:style-name="ro1">
          <table:table-cell/>
          <table:table-cell office:value-type="string" calcext:value-type="string">
            <text:p>2886</text:p>
          </table:table-cell>
          <table:table-cell office:value-type="string" calcext:value-type="string">
            <text:p>GLENVILLE-EMMONS SCHOOL DISTRICT</text:p>
          </table:table-cell>
          <table:table-cell table:number-columns-repeated="7"/>
          <table:table-cell table:formula="of:=CONCATENATE([.$K$1];[.B327];&quot;, '&quot;;[.C327];&quot;');&quot;)" office:value-type="string" office:string-value="INSERT INTO district (district_number, district_name) VALUES (2884, 'RED ROCK CENTRAL SCHOOL DISTRICT');" calcext:value-type="string">
            <text:p>INSERT INTO district (district_number, district_name) VALUES (2884, 'RED ROCK CENTRAL SCHOOL DISTRICT');</text:p>
          </table:table-cell>
        </table:table-row>
        <table:table-row table:style-name="ro1">
          <table:table-cell/>
          <table:table-cell office:value-type="string" calcext:value-type="string">
            <text:p>2888</text:p>
          </table:table-cell>
          <table:table-cell office:value-type="string" calcext:value-type="string">
            <text:p>CLINTON-GRACEVILLE-BEARDSLEY</text:p>
          </table:table-cell>
          <table:table-cell table:number-columns-repeated="7"/>
          <table:table-cell table:formula="of:=CONCATENATE([.$K$1];[.B328];&quot;, '&quot;;[.C328];&quot;');&quot;)" office:value-type="string" office:string-value="INSERT INTO district (district_number, district_name) VALUES (2886, 'GLENVILLE-EMMONS SCHOOL DISTRICT');" calcext:value-type="string">
            <text:p>INSERT INTO district (district_number, district_name) VALUES (2886, 'GLENVILLE-EMMONS SCHOOL DISTRICT');</text:p>
          </table:table-cell>
        </table:table-row>
        <table:table-row table:style-name="ro1">
          <table:table-cell/>
          <table:table-cell office:value-type="string" calcext:value-type="string">
            <text:p>2889</text:p>
          </table:table-cell>
          <table:table-cell office:value-type="string" calcext:value-type="string">
            <text:p>LAKE PARK AUDUBON SCHOOL DISTRICT</text:p>
          </table:table-cell>
          <table:table-cell table:number-columns-repeated="7"/>
          <table:table-cell table:formula="of:=CONCATENATE([.$K$1];[.B329];&quot;, '&quot;;[.C329];&quot;');&quot;)" office:value-type="string" office:string-value="INSERT INTO district (district_number, district_name) VALUES (2888, 'CLINTON-GRACEVILLE-BEARDSLEY');" calcext:value-type="string">
            <text:p>INSERT INTO district (district_number, district_name) VALUES (2888, 'CLINTON-GRACEVILLE-BEARDSLEY');</text:p>
          </table:table-cell>
        </table:table-row>
        <table:table-row table:style-name="ro1">
          <table:table-cell/>
          <table:table-cell office:value-type="string" calcext:value-type="string">
            <text:p>2890</text:p>
          </table:table-cell>
          <table:table-cell office:value-type="string" calcext:value-type="string">
            <text:p>RENVILLE COUNTY WEST SCHOOLS</text:p>
          </table:table-cell>
          <table:table-cell table:number-columns-repeated="7"/>
          <table:table-cell table:formula="of:=CONCATENATE([.$K$1];[.B330];&quot;, '&quot;;[.C330];&quot;');&quot;)" office:value-type="string" office:string-value="INSERT INTO district (district_number, district_name) VALUES (2889, 'LAKE PARK AUDUBON SCHOOL DISTRICT');" calcext:value-type="string">
            <text:p>INSERT INTO district (district_number, district_name) VALUES (2889, 'LAKE PARK AUDUBON SCHOOL DISTRICT');</text:p>
          </table:table-cell>
        </table:table-row>
        <table:table-row table:style-name="ro1">
          <table:table-cell/>
          <table:table-cell office:value-type="string" calcext:value-type="string">
            <text:p>2895</text:p>
          </table:table-cell>
          <table:table-cell office:value-type="string" calcext:value-type="string">
            <text:p>JACKSON COUNTY CENTRAL SCHOOL DIST.</text:p>
          </table:table-cell>
          <table:table-cell table:number-columns-repeated="7"/>
          <table:table-cell table:formula="of:=CONCATENATE([.$K$1];[.B331];&quot;, '&quot;;[.C331];&quot;');&quot;)" office:value-type="string" office:string-value="INSERT INTO district (district_number, district_name) VALUES (2890, 'RENVILLE COUNTY WEST SCHOOLS');" calcext:value-type="string">
            <text:p>INSERT INTO district (district_number, district_name) VALUES (2890, 'RENVILLE COUNTY WEST SCHOOLS');</text:p>
          </table:table-cell>
        </table:table-row>
        <table:table-row table:style-name="ro1">
          <table:table-cell/>
          <table:table-cell office:value-type="string" calcext:value-type="string">
            <text:p>2897</text:p>
          </table:table-cell>
          <table:table-cell office:value-type="string" calcext:value-type="string">
            <text:p>REDWOOD AREA SCHOOL DISTRICT</text:p>
          </table:table-cell>
          <table:table-cell table:number-columns-repeated="7"/>
          <table:table-cell table:formula="of:=CONCATENATE([.$K$1];[.B332];&quot;, '&quot;;[.C332];&quot;');&quot;)" office:value-type="string" office:string-value="INSERT INTO district (district_number, district_name) VALUES (2895, 'JACKSON COUNTY CENTRAL SCHOOL DIST.');" calcext:value-type="string">
            <text:p>INSERT INTO district (district_number, district_name) VALUES (2895, 'JACKSON COUNTY CENTRAL SCHOOL DIST.');</text:p>
          </table:table-cell>
        </table:table-row>
        <table:table-row table:style-name="ro1">
          <table:table-cell/>
          <table:table-cell office:value-type="string" calcext:value-type="string">
            <text:p>2898</text:p>
          </table:table-cell>
          <table:table-cell office:value-type="string" calcext:value-type="string">
            <text:p>WESTBROOK-WALNUT GROVE SCHOOLS</text:p>
          </table:table-cell>
          <table:table-cell table:number-columns-repeated="7"/>
          <table:table-cell table:formula="of:=CONCATENATE([.$K$1];[.B333];&quot;, '&quot;;[.C333];&quot;');&quot;)" office:value-type="string" office:string-value="INSERT INTO district (district_number, district_name) VALUES (2897, 'REDWOOD AREA SCHOOL DISTRICT');" calcext:value-type="string">
            <text:p>INSERT INTO district (district_number, district_name) VALUES (2897, 'REDWOOD AREA SCHOOL DISTRICT');</text:p>
          </table:table-cell>
        </table:table-row>
        <table:table-row table:style-name="ro1">
          <table:table-cell/>
          <table:table-cell office:value-type="string" calcext:value-type="string">
            <text:p>2899</text:p>
          </table:table-cell>
          <table:table-cell office:value-type="string" calcext:value-type="string">
            <text:p>PLAINVIEW-ELGIN-MILLVILLE</text:p>
          </table:table-cell>
          <table:table-cell table:number-columns-repeated="7"/>
          <table:table-cell table:formula="of:=CONCATENATE([.$K$1];[.B334];&quot;, '&quot;;[.C334];&quot;');&quot;)" office:value-type="string" office:string-value="INSERT INTO district (district_number, district_name) VALUES (2898, 'WESTBROOK-WALNUT GROVE SCHOOLS');" calcext:value-type="string">
            <text:p>INSERT INTO district (district_number, district_name) VALUES (2898, 'WESTBROOK-WALNUT GROVE SCHOOLS');</text:p>
          </table:table-cell>
        </table:table-row>
        <table:table-row table:style-name="ro1">
          <table:table-cell/>
          <table:table-cell office:value-type="string" calcext:value-type="string">
            <text:p>2902</text:p>
          </table:table-cell>
          <table:table-cell office:value-type="string" calcext:value-type="string">
            <text:p>RTR PUBLIC SCHOOLS</text:p>
          </table:table-cell>
          <table:table-cell table:number-columns-repeated="7"/>
          <table:table-cell table:formula="of:=CONCATENATE([.$K$1];[.B335];&quot;, '&quot;;[.C335];&quot;');&quot;)" office:value-type="string" office:string-value="INSERT INTO district (district_number, district_name) VALUES (2899, 'PLAINVIEW-ELGIN-MILLVILLE');" calcext:value-type="string">
            <text:p>INSERT INTO district (district_number, district_name) VALUES (2899, 'PLAINVIEW-ELGIN-MILLVILLE');</text:p>
          </table:table-cell>
        </table:table-row>
        <table:table-row table:style-name="ro1">
          <table:table-cell/>
          <table:table-cell office:value-type="string" calcext:value-type="string">
            <text:p>2903</text:p>
          </table:table-cell>
          <table:table-cell office:value-type="string" calcext:value-type="string">
            <text:p>ORTONVILLE PUBLIC SCHOOLS</text:p>
          </table:table-cell>
          <table:table-cell table:number-columns-repeated="7"/>
          <table:table-cell table:formula="of:=CONCATENATE([.$K$1];[.B336];&quot;, '&quot;;[.C336];&quot;');&quot;)" office:value-type="string" office:string-value="INSERT INTO district (district_number, district_name) VALUES (2902, 'RTR PUBLIC SCHOOLS');" calcext:value-type="string">
            <text:p>INSERT INTO district (district_number, district_name) VALUES (2902, 'RTR PUBLIC SCHOOLS');</text:p>
          </table:table-cell>
        </table:table-row>
        <table:table-row table:style-name="ro1">
          <table:table-cell/>
          <table:table-cell office:value-type="string" calcext:value-type="string">
            <text:p>2904</text:p>
          </table:table-cell>
          <table:table-cell office:value-type="string" calcext:value-type="string">
            <text:p>TRACY AREA PUBLIC SCHOOL DISTRICT</text:p>
          </table:table-cell>
          <table:table-cell table:number-columns-repeated="7"/>
          <table:table-cell table:formula="of:=CONCATENATE([.$K$1];[.B337];&quot;, '&quot;;[.C337];&quot;');&quot;)" office:value-type="string" office:string-value="INSERT INTO district (district_number, district_name) VALUES (2903, 'ORTONVILLE PUBLIC SCHOOLS');" calcext:value-type="string">
            <text:p>INSERT INTO district (district_number, district_name) VALUES (2903, 'ORTONVILLE PUBLIC SCHOOLS');</text:p>
          </table:table-cell>
        </table:table-row>
        <table:table-row table:style-name="ro1">
          <table:table-cell/>
          <table:table-cell office:value-type="string" calcext:value-type="string">
            <text:p>2905</text:p>
          </table:table-cell>
          <table:table-cell office:value-type="string" calcext:value-type="string">
            <text:p>TRI-CITY UNITED SCHOOL DISTRICT</text:p>
          </table:table-cell>
          <table:table-cell table:number-columns-repeated="7"/>
          <table:table-cell table:formula="of:=CONCATENATE([.$K$1];[.B338];&quot;, '&quot;;[.C338];&quot;');&quot;)" office:value-type="string" office:string-value="INSERT INTO district (district_number, district_name) VALUES (2904, 'TRACY AREA PUBLIC SCHOOL DISTRICT');" calcext:value-type="string">
            <text:p>INSERT INTO district (district_number, district_name) VALUES (2904, 'TRACY AREA PUBLIC SCHOOL DISTRICT');</text:p>
          </table:table-cell>
        </table:table-row>
        <table:table-row table:style-name="ro1">
          <table:table-cell/>
          <table:table-cell office:value-type="string" calcext:value-type="string">
            <text:p>2906</text:p>
          </table:table-cell>
          <table:table-cell office:value-type="string" calcext:value-type="string">
            <text:p>RED LAKE COUNTY CENTRAL PUBLIC SCH</text:p>
          </table:table-cell>
          <table:table-cell table:number-columns-repeated="7"/>
          <table:table-cell table:formula="of:=CONCATENATE([.$K$1];[.B339];&quot;, '&quot;;[.C339];&quot;');&quot;)" office:value-type="string" office:string-value="INSERT INTO district (district_number, district_name) VALUES (2905, 'TRI-CITY UNITED SCHOOL DISTRICT');" calcext:value-type="string">
            <text:p>INSERT INTO district (district_number, district_name) VALUES (2905, 'TRI-CITY UNITED SCHOOL DISTRICT');</text:p>
          </table:table-cell>
        </table:table-row>
        <table:table-row table:style-name="ro1">
          <table:table-cell/>
          <table:table-cell office:value-type="string" calcext:value-type="string">
            <text:p>2907</text:p>
          </table:table-cell>
          <table:table-cell office:value-type="string" calcext:value-type="string">
            <text:p>ROUND LAKE-BREWSTER PUBLIC SCHOOLS</text:p>
          </table:table-cell>
          <table:table-cell table:number-columns-repeated="7"/>
          <table:table-cell table:formula="of:=CONCATENATE([.$K$1];[.B340];&quot;, '&quot;;[.C340];&quot;');&quot;)" office:value-type="string" office:string-value="INSERT INTO district (district_number, district_name) VALUES (2906, 'RED LAKE COUNTY CENTRAL PUBLIC SCH');" calcext:value-type="string">
            <text:p>INSERT INTO district (district_number, district_name) VALUES (2906, 'RED LAKE COUNTY CENTRAL PUBLIC SCH');</text:p>
          </table:table-cell>
        </table:table-row>
        <table:table-row table:style-name="ro1">
          <table:table-cell/>
          <table:table-cell office:value-type="string" calcext:value-type="string">
            <text:p>2908</text:p>
          </table:table-cell>
          <table:table-cell office:value-type="string" calcext:value-type="string">
            <text:p>BRANDON-EVANSVILLE PUBLIC SCHOOLS</text:p>
          </table:table-cell>
          <table:table-cell table:number-columns-repeated="7"/>
          <table:table-cell table:formula="of:=CONCATENATE([.$K$1];[.B341];&quot;, '&quot;;[.C341];&quot;');&quot;)" office:value-type="string" office:string-value="INSERT INTO district (district_number, district_name) VALUES (2907, 'ROUND LAKE-BREWSTER PUBLIC SCHOOLS');" calcext:value-type="string">
            <text:p>INSERT INTO district (district_number, district_name) VALUES (2907, 'ROUND LAKE-BREWSTER PUBLIC SCHOOLS');</text:p>
          </table:table-cell>
        </table:table-row>
        <table:table-row table:style-name="ro1">
          <table:table-cell/>
          <table:table-cell office:value-type="string" calcext:value-type="string">
            <text:p>2909</text:p>
          </table:table-cell>
          <table:table-cell office:value-type="string" calcext:value-type="string">
            <text:p>ROCK RIDGE PUBLIC SCHOOLS</text:p>
          </table:table-cell>
          <table:table-cell table:number-columns-repeated="7"/>
          <table:table-cell table:formula="of:=CONCATENATE([.$K$1];[.B342];&quot;, '&quot;;[.C342];&quot;');&quot;)" office:value-type="string" office:string-value="INSERT INTO district (district_number, district_name) VALUES (2908, 'BRANDON-EVANSVILLE PUBLIC SCHOOLS');" calcext:value-type="string">
            <text:p>INSERT INTO district (district_number, district_name) VALUES (2908, 'BRANDON-EVANSVILLE PUBLIC SCHOOLS');</text:p>
          </table:table-cell>
        </table:table-row>
        <table:table-row table:style-name="ro1">
          <table:table-cell/>
          <table:table-cell office:value-type="string" calcext:value-type="string">
            <text:p>2910</text:p>
          </table:table-cell>
          <table:table-cell office:value-type="string" calcext:value-type="string">
            <text:p>ADA-BORUP-WEST PUBLIC SCHOOLS</text:p>
          </table:table-cell>
          <table:table-cell table:number-columns-repeated="7"/>
          <table:table-cell table:formula="of:=CONCATENATE([.$K$1];[.B343];&quot;, '&quot;;[.C343];&quot;');&quot;)" office:value-type="string" office:string-value="INSERT INTO district (district_number, district_name) VALUES (2909, 'ROCK RIDGE PUBLIC SCHOOLS');" calcext:value-type="string">
            <text:p>INSERT INTO district (district_number, district_name) VALUES (2909, 'ROCK RIDGE PUBLIC SCHOOLS');</text:p>
          </table:table-cell>
        </table:table-row>
        <table:table-row table:style-name="ro1">
          <table:table-cell/>
          <table:table-cell office:value-type="string" calcext:value-type="string">
            <text:p>4000</text:p>
          </table:table-cell>
          <table:table-cell office:value-type="string" calcext:value-type="string">
            <text:p>CITY ACADEMY</text:p>
          </table:table-cell>
          <table:table-cell table:number-columns-repeated="7"/>
          <table:table-cell table:formula="of:=CONCATENATE([.$K$1];[.B344];&quot;, '&quot;;[.C344];&quot;');&quot;)" office:value-type="string" office:string-value="INSERT INTO district (district_number, district_name) VALUES (2910, 'ADA-BORUP-WEST PUBLIC SCHOOLS');" calcext:value-type="string">
            <text:p>INSERT INTO district (district_number, district_name) VALUES (2910, 'ADA-BORUP-WEST PUBLIC SCHOOLS');</text:p>
          </table:table-cell>
        </table:table-row>
        <table:table-row table:style-name="ro1">
          <table:table-cell/>
          <table:table-cell office:value-type="string" calcext:value-type="string">
            <text:p>4001</text:p>
          </table:table-cell>
          <table:table-cell office:value-type="string" calcext:value-type="string">
            <text:p>BLUFFVIEW MONTESSORI</text:p>
          </table:table-cell>
          <table:table-cell table:number-columns-repeated="7"/>
          <table:table-cell table:formula="of:=CONCATENATE([.$K$1];[.B345];&quot;, '&quot;;[.C345];&quot;');&quot;)" office:value-type="string" office:string-value="INSERT INTO district (district_number, district_name) VALUES (4000, 'CITY ACADEMY');" calcext:value-type="string">
            <text:p>INSERT INTO district (district_number, district_name) VALUES (4000, 'CITY ACADEMY');</text:p>
          </table:table-cell>
        </table:table-row>
        <table:table-row table:style-name="ro1">
          <table:table-cell/>
          <table:table-cell office:value-type="string" calcext:value-type="string">
            <text:p>4003</text:p>
          </table:table-cell>
          <table:table-cell office:value-type="string" calcext:value-type="string">
            <text:p>NEW HEIGHTS SCHOOL, INC.</text:p>
          </table:table-cell>
          <table:table-cell table:number-columns-repeated="7"/>
          <table:table-cell table:formula="of:=CONCATENATE([.$K$1];[.B346];&quot;, '&quot;;[.C346];&quot;');&quot;)" office:value-type="string" office:string-value="INSERT INTO district (district_number, district_name) VALUES (4001, 'BLUFFVIEW MONTESSORI');" calcext:value-type="string">
            <text:p>INSERT INTO district (district_number, district_name) VALUES (4001, 'BLUFFVIEW MONTESSORI');</text:p>
          </table:table-cell>
        </table:table-row>
        <table:table-row table:style-name="ro1">
          <table:table-cell/>
          <table:table-cell office:value-type="string" calcext:value-type="string">
            <text:p>4004</text:p>
          </table:table-cell>
          <table:table-cell office:value-type="string" calcext:value-type="string">
            <text:p>CEDAR RIVERSIDE COMMUNITY SCHOOL</text:p>
          </table:table-cell>
          <table:table-cell table:number-columns-repeated="7"/>
          <table:table-cell table:formula="of:=CONCATENATE([.$K$1];[.B347];&quot;, '&quot;;[.C347];&quot;');&quot;)" office:value-type="string" office:string-value="INSERT INTO district (district_number, district_name) VALUES (4003, 'NEW HEIGHTS SCHOOL, INC.');" calcext:value-type="string">
            <text:p>INSERT INTO district (district_number, district_name) VALUES (4003, 'NEW HEIGHTS SCHOOL, INC.');</text:p>
          </table:table-cell>
        </table:table-row>
        <table:table-row table:style-name="ro1">
          <table:table-cell/>
          <table:table-cell office:value-type="string" calcext:value-type="string">
            <text:p>4005</text:p>
          </table:table-cell>
          <table:table-cell office:value-type="string" calcext:value-type="string">
            <text:p>METRO DEAF SCHOOL</text:p>
          </table:table-cell>
          <table:table-cell table:number-columns-repeated="7"/>
          <table:table-cell table:formula="of:=CONCATENATE([.$K$1];[.B348];&quot;, '&quot;;[.C348];&quot;');&quot;)" office:value-type="string" office:string-value="INSERT INTO district (district_number, district_name) VALUES (4004, 'CEDAR RIVERSIDE COMMUNITY SCHOOL');" calcext:value-type="string">
            <text:p>INSERT INTO district (district_number, district_name) VALUES (4004, 'CEDAR RIVERSIDE COMMUNITY SCHOOL');</text:p>
          </table:table-cell>
        </table:table-row>
        <table:table-row table:style-name="ro1">
          <table:table-cell/>
          <table:table-cell office:value-type="string" calcext:value-type="string">
            <text:p>4007</text:p>
          </table:table-cell>
          <table:table-cell office:value-type="string" calcext:value-type="string">
            <text:p>MINNESOTA NEW COUNTRY SCHOOL</text:p>
          </table:table-cell>
          <table:table-cell table:number-columns-repeated="7"/>
          <table:table-cell table:formula="of:=CONCATENATE([.$K$1];[.B349];&quot;, '&quot;;[.C349];&quot;');&quot;)" office:value-type="string" office:string-value="INSERT INTO district (district_number, district_name) VALUES (4005, 'METRO DEAF SCHOOL');" calcext:value-type="string">
            <text:p>INSERT INTO district (district_number, district_name) VALUES (4005, 'METRO DEAF SCHOOL');</text:p>
          </table:table-cell>
        </table:table-row>
        <table:table-row table:style-name="ro1">
          <table:table-cell/>
          <table:table-cell office:value-type="string" calcext:value-type="string">
            <text:p>4008</text:p>
          </table:table-cell>
          <table:table-cell office:value-type="string" calcext:value-type="string">
            <text:p>PACT CHARTER SCHOOL</text:p>
          </table:table-cell>
          <table:table-cell table:number-columns-repeated="7"/>
          <table:table-cell table:formula="of:=CONCATENATE([.$K$1];[.B350];&quot;, '&quot;;[.C350];&quot;');&quot;)" office:value-type="string" office:string-value="INSERT INTO district (district_number, district_name) VALUES (4007, 'MINNESOTA NEW COUNTRY SCHOOL');" calcext:value-type="string">
            <text:p>INSERT INTO district (district_number, district_name) VALUES (4007, 'MINNESOTA NEW COUNTRY SCHOOL');</text:p>
          </table:table-cell>
        </table:table-row>
        <table:table-row table:style-name="ro1">
          <table:table-cell/>
          <table:table-cell office:value-type="string" calcext:value-type="string">
            <text:p>4011</text:p>
          </table:table-cell>
          <table:table-cell office:value-type="string" calcext:value-type="string">
            <text:p>NEW VISIONS CHARTER SCHOOL</text:p>
          </table:table-cell>
          <table:table-cell table:number-columns-repeated="7"/>
          <table:table-cell table:formula="of:=CONCATENATE([.$K$1];[.B351];&quot;, '&quot;;[.C351];&quot;');&quot;)" office:value-type="string" office:string-value="INSERT INTO district (district_number, district_name) VALUES (4008, 'PACT CHARTER SCHOOL');" calcext:value-type="string">
            <text:p>INSERT INTO district (district_number, district_name) VALUES (4008, 'PACT CHARTER SCHOOL');</text:p>
          </table:table-cell>
        </table:table-row>
        <table:table-row table:style-name="ro1">
          <table:table-cell/>
          <table:table-cell office:value-type="string" calcext:value-type="string">
            <text:p>4015</text:p>
          </table:table-cell>
          <table:table-cell office:value-type="string" calcext:value-type="string">
            <text:p>COMMUNITY OF PEACE ACADEMY</text:p>
          </table:table-cell>
          <table:table-cell table:number-columns-repeated="7"/>
          <table:table-cell table:formula="of:=CONCATENATE([.$K$1];[.B352];&quot;, '&quot;;[.C352];&quot;');&quot;)" office:value-type="string" office:string-value="INSERT INTO district (district_number, district_name) VALUES (4011, 'NEW VISIONS CHARTER SCHOOL');" calcext:value-type="string">
            <text:p>INSERT INTO district (district_number, district_name) VALUES (4011, 'NEW VISIONS CHARTER SCHOOL');</text:p>
          </table:table-cell>
        </table:table-row>
        <table:table-row table:style-name="ro1">
          <table:table-cell/>
          <table:table-cell office:value-type="string" calcext:value-type="string">
            <text:p>4016</text:p>
          </table:table-cell>
          <table:table-cell office:value-type="string" calcext:value-type="string">
            <text:p>WORLD LEARNER CHARTER SCHOOL</text:p>
          </table:table-cell>
          <table:table-cell table:number-columns-repeated="7"/>
          <table:table-cell table:formula="of:=CONCATENATE([.$K$1];[.B353];&quot;, '&quot;;[.C353];&quot;');&quot;)" office:value-type="string" office:string-value="INSERT INTO district (district_number, district_name) VALUES (4015, 'COMMUNITY OF PEACE ACADEMY');" calcext:value-type="string">
            <text:p>INSERT INTO district (district_number, district_name) VALUES (4015, 'COMMUNITY OF PEACE ACADEMY');</text:p>
          </table:table-cell>
        </table:table-row>
        <table:table-row table:style-name="ro1">
          <table:table-cell/>
          <table:table-cell office:value-type="string" calcext:value-type="string">
            <text:p>4017</text:p>
          </table:table-cell>
          <table:table-cell office:value-type="string" calcext:value-type="string">
            <text:p>MINNESOTA TRANSITIONS CHARTER SCH</text:p>
          </table:table-cell>
          <table:table-cell table:number-columns-repeated="7"/>
          <table:table-cell table:formula="of:=CONCATENATE([.$K$1];[.B354];&quot;, '&quot;;[.C354];&quot;');&quot;)" office:value-type="string" office:string-value="INSERT INTO district (district_number, district_name) VALUES (4016, 'WORLD LEARNER CHARTER SCHOOL');" calcext:value-type="string">
            <text:p>INSERT INTO district (district_number, district_name) VALUES (4016, 'WORLD LEARNER CHARTER SCHOOL');</text:p>
          </table:table-cell>
        </table:table-row>
        <table:table-row table:style-name="ro1">
          <table:table-cell/>
          <table:table-cell office:value-type="string" calcext:value-type="string">
            <text:p>4018</text:p>
          </table:table-cell>
          <table:table-cell office:value-type="string" calcext:value-type="string">
            <text:p>ACHIEVE LANGUAGE ACADEMY</text:p>
          </table:table-cell>
          <table:table-cell table:number-columns-repeated="7"/>
          <table:table-cell table:formula="of:=CONCATENATE([.$K$1];[.B355];&quot;, '&quot;;[.C355];&quot;');&quot;)" office:value-type="string" office:string-value="INSERT INTO district (district_number, district_name) VALUES (4017, 'MINNESOTA TRANSITIONS CHARTER SCH');" calcext:value-type="string">
            <text:p>INSERT INTO district (district_number, district_name) VALUES (4017, 'MINNESOTA TRANSITIONS CHARTER SCH');</text:p>
          </table:table-cell>
        </table:table-row>
        <table:table-row table:style-name="ro1">
          <table:table-cell/>
          <table:table-cell office:value-type="string" calcext:value-type="string">
            <text:p>4020</text:p>
          </table:table-cell>
          <table:table-cell office:value-type="string" calcext:value-type="string">
            <text:p>DULUTH PUBLIC SCHOOLS ACADEMY</text:p>
          </table:table-cell>
          <table:table-cell table:number-columns-repeated="7"/>
          <table:table-cell table:formula="of:=CONCATENATE([.$K$1];[.B356];&quot;, '&quot;;[.C356];&quot;');&quot;)" office:value-type="string" office:string-value="INSERT INTO district (district_number, district_name) VALUES (4018, 'ACHIEVE LANGUAGE ACADEMY');" calcext:value-type="string">
            <text:p>INSERT INTO district (district_number, district_name) VALUES (4018, 'ACHIEVE LANGUAGE ACADEMY');</text:p>
          </table:table-cell>
        </table:table-row>
        <table:table-row table:style-name="ro1">
          <table:table-cell/>
          <table:table-cell office:value-type="string" calcext:value-type="string">
            <text:p>4025</text:p>
          </table:table-cell>
          <table:table-cell office:value-type="string" calcext:value-type="string">
            <text:p>CYBER VILLAGE ACADEMY</text:p>
          </table:table-cell>
          <table:table-cell table:number-columns-repeated="7"/>
          <table:table-cell table:formula="of:=CONCATENATE([.$K$1];[.B357];&quot;, '&quot;;[.C357];&quot;');&quot;)" office:value-type="string" office:string-value="INSERT INTO district (district_number, district_name) VALUES (4020, 'DULUTH PUBLIC SCHOOLS ACADEMY');" calcext:value-type="string">
            <text:p>INSERT INTO district (district_number, district_name) VALUES (4020, 'DULUTH PUBLIC SCHOOLS ACADEMY');</text:p>
          </table:table-cell>
        </table:table-row>
        <table:table-row table:style-name="ro1">
          <table:table-cell/>
          <table:table-cell office:value-type="string" calcext:value-type="string">
            <text:p>4026</text:p>
          </table:table-cell>
          <table:table-cell office:value-type="string" calcext:value-type="string">
            <text:p>E.C.H.O. CHARTER SCHOOL</text:p>
          </table:table-cell>
          <table:table-cell table:number-columns-repeated="7"/>
          <table:table-cell table:formula="of:=CONCATENATE([.$K$1];[.B358];&quot;, '&quot;;[.C358];&quot;');&quot;)" office:value-type="string" office:string-value="INSERT INTO district (district_number, district_name) VALUES (4025, 'CYBER VILLAGE ACADEMY');" calcext:value-type="string">
            <text:p>INSERT INTO district (district_number, district_name) VALUES (4025, 'CYBER VILLAGE ACADEMY');</text:p>
          </table:table-cell>
        </table:table-row>
        <table:table-row table:style-name="ro1">
          <table:table-cell/>
          <table:table-cell office:value-type="string" calcext:value-type="string">
            <text:p>4027</text:p>
          </table:table-cell>
          <table:table-cell office:value-type="string" calcext:value-type="string">
            <text:p>HIGHER GROUND ACADEMY</text:p>
          </table:table-cell>
          <table:table-cell table:number-columns-repeated="7"/>
          <table:table-cell table:formula="of:=CONCATENATE([.$K$1];[.B359];&quot;, '&quot;;[.C359];&quot;');&quot;)" office:value-type="string" office:string-value="INSERT INTO district (district_number, district_name) VALUES (4026, 'E.C.H.O. CHARTER SCHOOL');" calcext:value-type="string">
            <text:p>INSERT INTO district (district_number, district_name) VALUES (4026, 'E.C.H.O. CHARTER SCHOOL');</text:p>
          </table:table-cell>
        </table:table-row>
        <table:table-row table:style-name="ro1">
          <table:table-cell/>
          <table:table-cell office:value-type="string" calcext:value-type="string">
            <text:p>4029</text:p>
          </table:table-cell>
          <table:table-cell office:value-type="string" calcext:value-type="string">
            <text:p>ST. PAUL CITY SCHOOL</text:p>
          </table:table-cell>
          <table:table-cell table:number-columns-repeated="7"/>
          <table:table-cell table:formula="of:=CONCATENATE([.$K$1];[.B360];&quot;, '&quot;;[.C360];&quot;');&quot;)" office:value-type="string" office:string-value="INSERT INTO district (district_number, district_name) VALUES (4027, 'HIGHER GROUND ACADEMY');" calcext:value-type="string">
            <text:p>INSERT INTO district (district_number, district_name) VALUES (4027, 'HIGHER GROUND ACADEMY');</text:p>
          </table:table-cell>
        </table:table-row>
        <table:table-row table:style-name="ro1">
          <table:table-cell/>
          <table:table-cell office:value-type="string" calcext:value-type="string">
            <text:p>4030</text:p>
          </table:table-cell>
          <table:table-cell office:value-type="string" calcext:value-type="string">
            <text:p>ODYSSEY ACADEMY</text:p>
          </table:table-cell>
          <table:table-cell table:number-columns-repeated="7"/>
          <table:table-cell table:formula="of:=CONCATENATE([.$K$1];[.B361];&quot;, '&quot;;[.C361];&quot;');&quot;)" office:value-type="string" office:string-value="INSERT INTO district (district_number, district_name) VALUES (4029, 'ST. PAUL CITY SCHOOL');" calcext:value-type="string">
            <text:p>INSERT INTO district (district_number, district_name) VALUES (4029, 'ST. PAUL CITY SCHOOL');</text:p>
          </table:table-cell>
        </table:table-row>
        <table:table-row table:style-name="ro1"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JENNINGS COMMUNITY LEARNING CENTER</text:p>
          </table:table-cell>
          <table:table-cell table:number-columns-repeated="7"/>
          <table:table-cell table:formula="of:=CONCATENATE([.$K$1];[.B362];&quot;, '&quot;;[.C362];&quot;');&quot;)" office:value-type="string" office:string-value="INSERT INTO district (district_number, district_name) VALUES (4030, 'ODYSSEY ACADEMY');" calcext:value-type="string">
            <text:p>INSERT INTO district (district_number, district_name) VALUES (4030, 'ODYSSEY ACADEMY');</text:p>
          </table:table-cell>
        </table:table-row>
        <table:table-row table:style-name="ro1">
          <table:table-cell/>
          <table:table-cell office:value-type="string" calcext:value-type="string">
            <text:p>4032</text:p>
          </table:table-cell>
          <table:table-cell office:value-type="string" calcext:value-type="string">
            <text:p>HARVEST PREP SCHOOL-SEED ACADEMY</text:p>
          </table:table-cell>
          <table:table-cell table:number-columns-repeated="7"/>
          <table:table-cell table:formula="of:=CONCATENATE([.$K$1];[.B363];&quot;, '&quot;;[.C363];&quot;');&quot;)" office:value-type="string" office:string-value="INSERT INTO district (district_number, district_name) VALUES (4031, 'JENNINGS COMMUNITY LEARNING CENTER');" calcext:value-type="string">
            <text:p>INSERT INTO district (district_number, district_name) VALUES (4031, 'JENNINGS COMMUNITY LEARNING CENTER');</text:p>
          </table:table-cell>
        </table:table-row>
        <table:table-row table:style-name="ro1">
          <table:table-cell/>
          <table:table-cell office:value-type="string" calcext:value-type="string">
            <text:p>4035</text:p>
          </table:table-cell>
          <table:table-cell office:value-type="string" calcext:value-type="string">
            <text:p>CONCORDIA CREATIVE LEARNING ACADEMY</text:p>
          </table:table-cell>
          <table:table-cell table:number-columns-repeated="7"/>
          <table:table-cell table:formula="of:=CONCATENATE([.$K$1];[.B364];&quot;, '&quot;;[.C364];&quot;');&quot;)" office:value-type="string" office:string-value="INSERT INTO district (district_number, district_name) VALUES (4032, 'HARVEST PREP SCHOOL-SEED ACADEMY');" calcext:value-type="string">
            <text:p>INSERT INTO district (district_number, district_name) VALUES (4032, 'HARVEST PREP SCHOOL-SEED ACADEMY');</text:p>
          </table:table-cell>
        </table:table-row>
        <table:table-row table:style-name="ro1">
          <table:table-cell/>
          <table:table-cell office:value-type="string" calcext:value-type="string">
            <text:p>4036</text:p>
          </table:table-cell>
          <table:table-cell office:value-type="string" calcext:value-type="string">
            <text:p>FACE TO FACE ACADEMY</text:p>
          </table:table-cell>
          <table:table-cell table:number-columns-repeated="7"/>
          <table:table-cell table:formula="of:=CONCATENATE([.$K$1];[.B365];&quot;, '&quot;;[.C365];&quot;');&quot;)" office:value-type="string" office:string-value="INSERT INTO district (district_number, district_name) VALUES (4035, 'CONCORDIA CREATIVE LEARNING ACADEMY');" calcext:value-type="string">
            <text:p>INSERT INTO district (district_number, district_name) VALUES (4035, 'CONCORDIA CREATIVE LEARNING ACADEMY');</text:p>
          </table:table-cell>
        </table:table-row>
        <table:table-row table:style-name="ro1">
          <table:table-cell/>
          <table:table-cell office:value-type="string" calcext:value-type="string">
            <text:p>4038</text:p>
          </table:table-cell>
          <table:table-cell office:value-type="string" calcext:value-type="string">
            <text:p>SOJOURNER TRUTH ACADEMY</text:p>
          </table:table-cell>
          <table:table-cell table:number-columns-repeated="7"/>
          <table:table-cell table:formula="of:=CONCATENATE([.$K$1];[.B366];&quot;, '&quot;;[.C366];&quot;');&quot;)" office:value-type="string" office:string-value="INSERT INTO district (district_number, district_name) VALUES (4036, 'FACE TO FACE ACADEMY');" calcext:value-type="string">
            <text:p>INSERT INTO district (district_number, district_name) VALUES (4036, 'FACE TO FACE ACADEMY');</text:p>
          </table:table-cell>
        </table:table-row>
        <table:table-row table:style-name="ro1"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HIGH SCHOOL FOR RECORDING ARTS</text:p>
          </table:table-cell>
          <table:table-cell table:number-columns-repeated="7"/>
          <table:table-cell table:formula="of:=CONCATENATE([.$K$1];[.B367];&quot;, '&quot;;[.C367];&quot;');&quot;)" office:value-type="string" office:string-value="INSERT INTO district (district_number, district_name) VALUES (4038, 'SOJOURNER TRUTH ACADEMY');" calcext:value-type="string">
            <text:p>INSERT INTO district (district_number, district_name) VALUES (4038, 'SOJOURNER TRUTH ACADEMY');</text:p>
          </table:table-cell>
        </table:table-row>
        <table:table-row table:style-name="ro1">
          <table:table-cell/>
          <table:table-cell office:value-type="string" calcext:value-type="string">
            <text:p>4042</text:p>
          </table:table-cell>
          <table:table-cell office:value-type="string" calcext:value-type="string">
            <text:p>TWIN CITIES ACADEMY</text:p>
          </table:table-cell>
          <table:table-cell table:number-columns-repeated="7"/>
          <table:table-cell table:formula="of:=CONCATENATE([.$K$1];[.B368];&quot;, '&quot;;[.C368];&quot;');&quot;)" office:value-type="string" office:string-value="INSERT INTO district (district_number, district_name) VALUES (4039, 'HIGH SCHOOL FOR RECORDING ARTS');" calcext:value-type="string">
            <text:p>INSERT INTO district (district_number, district_name) VALUES (4039, 'HIGH SCHOOL FOR RECORDING ARTS');</text:p>
          </table:table-cell>
        </table:table-row>
        <table:table-row table:style-name="ro1">
          <table:table-cell/>
          <table:table-cell office:value-type="string" calcext:value-type="string">
            <text:p>4043</text:p>
          </table:table-cell>
          <table:table-cell office:value-type="string" calcext:value-type="string">
            <text:p>MATH AND SCIENCE ACADEMY</text:p>
          </table:table-cell>
          <table:table-cell table:number-columns-repeated="7"/>
          <table:table-cell table:formula="of:=CONCATENATE([.$K$1];[.B369];&quot;, '&quot;;[.C369];&quot;');&quot;)" office:value-type="string" office:string-value="INSERT INTO district (district_number, district_name) VALUES (4042, 'TWIN CITIES ACADEMY');" calcext:value-type="string">
            <text:p>INSERT INTO district (district_number, district_name) VALUES (4042, 'TWIN CITIES ACADEMY');</text:p>
          </table:table-cell>
        </table:table-row>
        <table:table-row table:style-name="ro1">
          <table:table-cell/>
          <table:table-cell office:value-type="string" calcext:value-type="string">
            <text:p>4045</text:p>
          </table:table-cell>
          <table:table-cell office:value-type="string" calcext:value-type="string">
            <text:p>LAKES AREA CHARTER SCHOOL</text:p>
          </table:table-cell>
          <table:table-cell table:number-columns-repeated="7"/>
          <table:table-cell table:formula="of:=CONCATENATE([.$K$1];[.B370];&quot;, '&quot;;[.C370];&quot;');&quot;)" office:value-type="string" office:string-value="INSERT INTO district (district_number, district_name) VALUES (4043, 'MATH AND SCIENCE ACADEMY');" calcext:value-type="string">
            <text:p>INSERT INTO district (district_number, district_name) VALUES (4043, 'MATH AND SCIENCE ACADEMY');</text:p>
          </table:table-cell>
        </table:table-row>
        <table:table-row table:style-name="ro1">
          <table:table-cell/>
          <table:table-cell office:value-type="string" calcext:value-type="string">
            <text:p>4049</text:p>
          </table:table-cell>
          <table:table-cell office:value-type="string" calcext:value-type="string">
            <text:p>NORTHWEST PASSAGE HIGH SCHOOL</text:p>
          </table:table-cell>
          <table:table-cell table:number-columns-repeated="7"/>
          <table:table-cell table:formula="of:=CONCATENATE([.$K$1];[.B371];&quot;, '&quot;;[.C371];&quot;');&quot;)" office:value-type="string" office:string-value="INSERT INTO district (district_number, district_name) VALUES (4045, 'LAKES AREA CHARTER SCHOOL');" calcext:value-type="string">
            <text:p>INSERT INTO district (district_number, district_name) VALUES (4045, 'LAKES AREA CHARTER SCHOOL');</text:p>
          </table:table-cell>
        </table:table-row>
        <table:table-row table:style-name="ro1">
          <table:table-cell/>
          <table:table-cell office:value-type="string" calcext:value-type="string">
            <text:p>4050</text:p>
          </table:table-cell>
          <table:table-cell office:value-type="string" calcext:value-type="string">
            <text:p>LAFAYETTE PUBLIC CHARTER SCHOOL</text:p>
          </table:table-cell>
          <table:table-cell table:number-columns-repeated="7"/>
          <table:table-cell table:formula="of:=CONCATENATE([.$K$1];[.B372];&quot;, '&quot;;[.C372];&quot;');&quot;)" office:value-type="string" office:string-value="INSERT INTO district (district_number, district_name) VALUES (4049, 'NORTHWEST PASSAGE HIGH SCHOOL');" calcext:value-type="string">
            <text:p>INSERT INTO district (district_number, district_name) VALUES (4049, 'NORTHWEST PASSAGE HIGH SCHOOL');</text:p>
          </table:table-cell>
        </table:table-row>
        <table:table-row table:style-name="ro1">
          <table:table-cell/>
          <table:table-cell office:value-type="string" calcext:value-type="string">
            <text:p>4052</text:p>
          </table:table-cell>
          <table:table-cell office:value-type="string" calcext:value-type="string">
            <text:p>FOUR DIRECTIONS CHARTER SCHOOLS</text:p>
          </table:table-cell>
          <table:table-cell table:number-columns-repeated="7"/>
          <table:table-cell table:formula="of:=CONCATENATE([.$K$1];[.B373];&quot;, '&quot;;[.C373];&quot;');&quot;)" office:value-type="string" office:string-value="INSERT INTO district (district_number, district_name) VALUES (4050, 'LAFAYETTE PUBLIC CHARTER SCHOOL');" calcext:value-type="string">
            <text:p>INSERT INTO district (district_number, district_name) VALUES (4050, 'LAFAYETTE PUBLIC CHARTER SCHOOL');</text:p>
          </table:table-cell>
        </table:table-row>
        <table:table-row table:style-name="ro1">
          <table:table-cell/>
          <table:table-cell office:value-type="string" calcext:value-type="string">
            <text:p>4053</text:p>
          </table:table-cell>
          <table:table-cell office:value-type="string" calcext:value-type="string">
            <text:p>NORTH LAKES ACADEMY</text:p>
          </table:table-cell>
          <table:table-cell table:number-columns-repeated="7"/>
          <table:table-cell table:formula="of:=CONCATENATE([.$K$1];[.B374];&quot;, '&quot;;[.C374];&quot;');&quot;)" office:value-type="string" office:string-value="INSERT INTO district (district_number, district_name) VALUES (4052, 'FOUR DIRECTIONS CHARTER SCHOOLS');" calcext:value-type="string">
            <text:p>INSERT INTO district (district_number, district_name) VALUES (4052, 'FOUR DIRECTIONS CHARTER SCHOOLS');</text:p>
          </table:table-cell>
        </table:table-row>
        <table:table-row table:style-name="ro1">
          <table:table-cell/>
          <table:table-cell office:value-type="string" calcext:value-type="string">
            <text:p>4054</text:p>
          </table:table-cell>
          <table:table-cell office:value-type="string" calcext:value-type="string">
            <text:p>LACRESCENT MONTESSORI ACADEMY</text:p>
          </table:table-cell>
          <table:table-cell table:number-columns-repeated="7"/>
          <table:table-cell table:formula="of:=CONCATENATE([.$K$1];[.B375];&quot;, '&quot;;[.C375];&quot;');&quot;)" office:value-type="string" office:string-value="INSERT INTO district (district_number, district_name) VALUES (4053, 'NORTH LAKES ACADEMY');" calcext:value-type="string">
            <text:p>INSERT INTO district (district_number, district_name) VALUES (4053, 'NORTH LAKES ACADEMY');</text:p>
          </table:table-cell>
        </table:table-row>
        <table:table-row table:style-name="ro1">
          <table:table-cell/>
          <table:table-cell office:value-type="string" calcext:value-type="string">
            <text:p>4055</text:p>
          </table:table-cell>
          <table:table-cell office:value-type="string" calcext:value-type="string">
            <text:p>NERSTRAND CHARTER SCHOOL</text:p>
          </table:table-cell>
          <table:table-cell table:number-columns-repeated="7"/>
          <table:table-cell table:formula="of:=CONCATENATE([.$K$1];[.B376];&quot;, '&quot;;[.C376];&quot;');&quot;)" office:value-type="string" office:string-value="INSERT INTO district (district_number, district_name) VALUES (4054, 'LACRESCENT MONTESSORI ACADEMY');" calcext:value-type="string">
            <text:p>INSERT INTO district (district_number, district_name) VALUES (4054, 'LACRESCENT MONTESSORI ACADEMY');</text:p>
          </table:table-cell>
        </table:table-row>
        <table:table-row table:style-name="ro1">
          <table:table-cell/>
          <table:table-cell office:value-type="string" calcext:value-type="string">
            <text:p>4056</text:p>
          </table:table-cell>
          <table:table-cell office:value-type="string" calcext:value-type="string">
            <text:p>ROSA PARKS CHARTER HIGH SCHOOL</text:p>
          </table:table-cell>
          <table:table-cell table:number-columns-repeated="7"/>
          <table:table-cell table:formula="of:=CONCATENATE([.$K$1];[.B377];&quot;, '&quot;;[.C377];&quot;');&quot;)" office:value-type="string" office:string-value="INSERT INTO district (district_number, district_name) VALUES (4055, 'NERSTRAND CHARTER SCHOOL');" calcext:value-type="string">
            <text:p>INSERT INTO district (district_number, district_name) VALUES (4055, 'NERSTRAND CHARTER SCHOOL');</text:p>
          </table:table-cell>
        </table:table-row>
        <table:table-row table:style-name="ro1">
          <table:table-cell/>
          <table:table-cell office:value-type="string" calcext:value-type="string">
            <text:p>4057</text:p>
          </table:table-cell>
          <table:table-cell office:value-type="string" calcext:value-type="string">
            <text:p>EL COLEGIO CHARTER SCHOOL</text:p>
          </table:table-cell>
          <table:table-cell table:number-columns-repeated="7"/>
          <table:table-cell table:formula="of:=CONCATENATE([.$K$1];[.B378];&quot;, '&quot;;[.C378];&quot;');&quot;)" office:value-type="string" office:string-value="INSERT INTO district (district_number, district_name) VALUES (4056, 'ROSA PARKS CHARTER HIGH SCHOOL');" calcext:value-type="string">
            <text:p>INSERT INTO district (district_number, district_name) VALUES (4056, 'ROSA PARKS CHARTER HIGH SCHOOL');</text:p>
          </table:table-cell>
        </table:table-row>
        <table:table-row table:style-name="ro1">
          <table:table-cell/>
          <table:table-cell office:value-type="string" calcext:value-type="string">
            <text:p>4058</text:p>
          </table:table-cell>
          <table:table-cell office:value-type="string" calcext:value-type="string">
            <text:p>SCHOOLCRAFT LEARNING COMMUNITY CHTR</text:p>
          </table:table-cell>
          <table:table-cell table:number-columns-repeated="7"/>
          <table:table-cell table:formula="of:=CONCATENATE([.$K$1];[.B379];&quot;, '&quot;;[.C379];&quot;');&quot;)" office:value-type="string" office:string-value="INSERT INTO district (district_number, district_name) VALUES (4057, 'EL COLEGIO CHARTER SCHOOL');" calcext:value-type="string">
            <text:p>INSERT INTO district (district_number, district_name) VALUES (4057, 'EL COLEGIO CHARTER SCHOOL');</text:p>
          </table:table-cell>
        </table:table-row>
        <table:table-row table:style-name="ro1">
          <table:table-cell/>
          <table:table-cell office:value-type="string" calcext:value-type="string">
            <text:p>4059</text:p>
          </table:table-cell>
          <table:table-cell office:value-type="string" calcext:value-type="string">
            <text:p>CROSSLAKE COMMUNITY CHARTER SCHOOL</text:p>
          </table:table-cell>
          <table:table-cell table:number-columns-repeated="7"/>
          <table:table-cell table:formula="of:=CONCATENATE([.$K$1];[.B380];&quot;, '&quot;;[.C380];&quot;');&quot;)" office:value-type="string" office:string-value="INSERT INTO district (district_number, district_name) VALUES (4058, 'SCHOOLCRAFT LEARNING COMMUNITY CHTR');" calcext:value-type="string">
            <text:p>INSERT INTO district (district_number, district_name) VALUES (4058, 'SCHOOLCRAFT LEARNING COMMUNITY CHTR');</text:p>
          </table:table-cell>
        </table:table-row>
        <table:table-row table:style-name="ro1">
          <table:table-cell/>
          <table:table-cell office:value-type="string" calcext:value-type="string">
            <text:p>4064</text:p>
          </table:table-cell>
          <table:table-cell office:value-type="string" calcext:value-type="string">
            <text:p>RIVERWAY LEARNING COMMUNITY CHARTER</text:p>
          </table:table-cell>
          <table:table-cell table:number-columns-repeated="7"/>
          <table:table-cell table:formula="of:=CONCATENATE([.$K$1];[.B381];&quot;, '&quot;;[.C381];&quot;');&quot;)" office:value-type="string" office:string-value="INSERT INTO district (district_number, district_name) VALUES (4059, 'CROSSLAKE COMMUNITY CHARTER SCHOOL');" calcext:value-type="string">
            <text:p>INSERT INTO district (district_number, district_name) VALUES (4059, 'CROSSLAKE COMMUNITY CHARTER SCHOOL');</text:p>
          </table:table-cell>
        </table:table-row>
        <table:table-row table:style-name="ro1">
          <table:table-cell/>
          <table:table-cell office:value-type="string" calcext:value-type="string">
            <text:p>4066</text:p>
          </table:table-cell>
          <table:table-cell office:value-type="string" calcext:value-type="string">
            <text:p>KATO PUBLIC CHARTER SCHOOL</text:p>
          </table:table-cell>
          <table:table-cell table:number-columns-repeated="7"/>
          <table:table-cell table:formula="of:=CONCATENATE([.$K$1];[.B382];&quot;, '&quot;;[.C382];&quot;');&quot;)" office:value-type="string" office:string-value="INSERT INTO district (district_number, district_name) VALUES (4064, 'RIVERWAY LEARNING COMMUNITY CHARTER');" calcext:value-type="string">
            <text:p>INSERT INTO district (district_number, district_name) VALUES (4064, 'RIVERWAY LEARNING COMMUNITY CHARTER');</text:p>
          </table:table-cell>
        </table:table-row>
        <table:table-row table:style-name="ro1">
          <table:table-cell/>
          <table:table-cell office:value-type="string" calcext:value-type="string">
            <text:p>4067</text:p>
          </table:table-cell>
          <table:table-cell office:value-type="string" calcext:value-type="string">
            <text:p>AURORA CHARTER SCHOOL</text:p>
          </table:table-cell>
          <table:table-cell table:number-columns-repeated="7"/>
          <table:table-cell table:formula="of:=CONCATENATE([.$K$1];[.B383];&quot;, '&quot;;[.C383];&quot;');&quot;)" office:value-type="string" office:string-value="INSERT INTO district (district_number, district_name) VALUES (4066, 'KATO PUBLIC CHARTER SCHOOL');" calcext:value-type="string">
            <text:p>INSERT INTO district (district_number, district_name) VALUES (4066, 'KATO PUBLIC CHARTER SCHOOL');</text:p>
          </table:table-cell>
        </table:table-row>
        <table:table-row table:style-name="ro1">
          <table:table-cell/>
          <table:table-cell office:value-type="string" calcext:value-type="string">
            <text:p>4068</text:p>
          </table:table-cell>
          <table:table-cell office:value-type="string" calcext:value-type="string">
            <text:p>EXCELL ACADEMY CHARTER</text:p>
          </table:table-cell>
          <table:table-cell table:number-columns-repeated="7"/>
          <table:table-cell table:formula="of:=CONCATENATE([.$K$1];[.B384];&quot;, '&quot;;[.C384];&quot;');&quot;)" office:value-type="string" office:string-value="INSERT INTO district (district_number, district_name) VALUES (4067, 'AURORA CHARTER SCHOOL');" calcext:value-type="string">
            <text:p>INSERT INTO district (district_number, district_name) VALUES (4067, 'AURORA CHARTER SCHOOL');</text:p>
          </table:table-cell>
        </table:table-row>
        <table:table-row table:style-name="ro1">
          <table:table-cell/>
          <table:table-cell office:value-type="string" calcext:value-type="string">
            <text:p>4070</text:p>
          </table:table-cell>
          <table:table-cell office:value-type="string" calcext:value-type="string">
            <text:p>HOPE COMMUNITY ACADEMY</text:p>
          </table:table-cell>
          <table:table-cell table:number-columns-repeated="7"/>
          <table:table-cell table:formula="of:=CONCATENATE([.$K$1];[.B385];&quot;, '&quot;;[.C385];&quot;');&quot;)" office:value-type="string" office:string-value="INSERT INTO district (district_number, district_name) VALUES (4068, 'EXCELL ACADEMY CHARTER');" calcext:value-type="string">
            <text:p>INSERT INTO district (district_number, district_name) VALUES (4068, 'EXCELL ACADEMY CHARTER');</text:p>
          </table:table-cell>
        </table:table-row>
        <table:table-row table:style-name="ro1">
          <table:table-cell/>
          <table:table-cell office:value-type="string" calcext:value-type="string">
            <text:p>4073</text:p>
          </table:table-cell>
          <table:table-cell office:value-type="string" calcext:value-type="string">
            <text:p>ACADEMIA CESAR CHAVEZ CHARTER SCH.</text:p>
          </table:table-cell>
          <table:table-cell table:number-columns-repeated="7"/>
          <table:table-cell table:formula="of:=CONCATENATE([.$K$1];[.B386];&quot;, '&quot;;[.C386];&quot;');&quot;)" office:value-type="string" office:string-value="INSERT INTO district (district_number, district_name) VALUES (4070, 'HOPE COMMUNITY ACADEMY');" calcext:value-type="string">
            <text:p>INSERT INTO district (district_number, district_name) VALUES (4070, 'HOPE COMMUNITY ACADEMY');</text:p>
          </table:table-cell>
        </table:table-row>
        <table:table-row table:style-name="ro1">
          <table:table-cell/>
          <table:table-cell office:value-type="string" calcext:value-type="string">
            <text:p>4074</text:p>
          </table:table-cell>
          <table:table-cell office:value-type="string" calcext:value-type="string">
            <text:p>AFSA HIGH SCHOOL</text:p>
          </table:table-cell>
          <table:table-cell table:number-columns-repeated="7"/>
          <table:table-cell table:formula="of:=CONCATENATE([.$K$1];[.B387];&quot;, '&quot;;[.C387];&quot;');&quot;)" office:value-type="string" office:string-value="INSERT INTO district (district_number, district_name) VALUES (4073, 'ACADEMIA CESAR CHAVEZ CHARTER SCH.');" calcext:value-type="string">
            <text:p>INSERT INTO district (district_number, district_name) VALUES (4073, 'ACADEMIA CESAR CHAVEZ CHARTER SCH.');</text:p>
          </table:table-cell>
        </table:table-row>
        <table:table-row table:style-name="ro1">
          <table:table-cell/>
          <table:table-cell office:value-type="string" calcext:value-type="string">
            <text:p>4075</text:p>
          </table:table-cell>
          <table:table-cell office:value-type="string" calcext:value-type="string">
            <text:p>AVALON SCHOOL</text:p>
          </table:table-cell>
          <table:table-cell table:number-columns-repeated="7"/>
          <table:table-cell table:formula="of:=CONCATENATE([.$K$1];[.B388];&quot;, '&quot;;[.C388];&quot;');&quot;)" office:value-type="string" office:string-value="INSERT INTO district (district_number, district_name) VALUES (4074, 'AFSA HIGH SCHOOL');" calcext:value-type="string">
            <text:p>INSERT INTO district (district_number, district_name) VALUES (4074, 'AFSA HIGH SCHOOL');</text:p>
          </table:table-cell>
        </table:table-row>
        <table:table-row table:style-name="ro1">
          <table:table-cell/>
          <table:table-cell office:value-type="string" calcext:value-type="string">
            <text:p>4077</text:p>
          </table:table-cell>
          <table:table-cell office:value-type="string" calcext:value-type="string">
            <text:p>TWIN CITIES INTERNATIONAL ELEM SCH.</text:p>
          </table:table-cell>
          <table:table-cell table:number-columns-repeated="7"/>
          <table:table-cell table:formula="of:=CONCATENATE([.$K$1];[.B389];&quot;, '&quot;;[.C389];&quot;');&quot;)" office:value-type="string" office:string-value="INSERT INTO district (district_number, district_name) VALUES (4075, 'AVALON SCHOOL');" calcext:value-type="string">
            <text:p>INSERT INTO district (district_number, district_name) VALUES (4075, 'AVALON SCHOOL');</text:p>
          </table:table-cell>
        </table:table-row>
        <table:table-row table:style-name="ro1">
          <table:table-cell/>
          <table:table-cell office:value-type="string" calcext:value-type="string">
            <text:p>4078</text:p>
          </table:table-cell>
          <table:table-cell office:value-type="string" calcext:value-type="string">
            <text:p>TWIN CITIES INTERNATIONAL SCHOOLS</text:p>
          </table:table-cell>
          <table:table-cell table:number-columns-repeated="7"/>
          <table:table-cell table:formula="of:=CONCATENATE([.$K$1];[.B390];&quot;, '&quot;;[.C390];&quot;');&quot;)" office:value-type="string" office:string-value="INSERT INTO district (district_number, district_name) VALUES (4077, 'TWIN CITIES INTERNATIONAL ELEM SCH.');" calcext:value-type="string">
            <text:p>INSERT INTO district (district_number, district_name) VALUES (4077, 'TWIN CITIES INTERNATIONAL ELEM SCH.');</text:p>
          </table:table-cell>
        </table:table-row>
        <table:table-row table:style-name="ro1">
          <table:table-cell/>
          <table:table-cell office:value-type="string" calcext:value-type="string">
            <text:p>4079</text:p>
          </table:table-cell>
          <table:table-cell office:value-type="string" calcext:value-type="string">
            <text:p>FRIENDSHIP ACADEMY OF THE ARTS</text:p>
          </table:table-cell>
          <table:table-cell table:number-columns-repeated="7"/>
          <table:table-cell table:formula="of:=CONCATENATE([.$K$1];[.B391];&quot;, '&quot;;[.C391];&quot;');&quot;)" office:value-type="string" office:string-value="INSERT INTO district (district_number, district_name) VALUES (4078, 'TWIN CITIES INTERNATIONAL SCHOOLS');" calcext:value-type="string">
            <text:p>INSERT INTO district (district_number, district_name) VALUES (4078, 'TWIN CITIES INTERNATIONAL SCHOOLS');</text:p>
          </table:table-cell>
        </table:table-row>
        <table:table-row table:style-name="ro1">
          <table:table-cell/>
          <table:table-cell office:value-type="string" calcext:value-type="string">
            <text:p>4080</text:p>
          </table:table-cell>
          <table:table-cell office:value-type="string" calcext:value-type="string">
            <text:p>PILLAGER AREA CHARTER SCHOOL</text:p>
          </table:table-cell>
          <table:table-cell table:number-columns-repeated="7"/>
          <table:table-cell table:formula="of:=CONCATENATE([.$K$1];[.B392];&quot;, '&quot;;[.C392];&quot;');&quot;)" office:value-type="string" office:string-value="INSERT INTO district (district_number, district_name) VALUES (4079, 'FRIENDSHIP ACADEMY OF THE ARTS');" calcext:value-type="string">
            <text:p>INSERT INTO district (district_number, district_name) VALUES (4079, 'FRIENDSHIP ACADEMY OF THE ARTS');</text:p>
          </table:table-cell>
        </table:table-row>
        <table:table-row table:style-name="ro1">
          <table:table-cell/>
          <table:table-cell office:value-type="string" calcext:value-type="string">
            <text:p>4081</text:p>
          </table:table-cell>
          <table:table-cell office:value-type="string" calcext:value-type="string">
            <text:p>DISCOVERY PUBLIC SCHOOL FARIBAULT</text:p>
          </table:table-cell>
          <table:table-cell table:number-columns-repeated="7"/>
          <table:table-cell table:formula="of:=CONCATENATE([.$K$1];[.B393];&quot;, '&quot;;[.C393];&quot;');&quot;)" office:value-type="string" office:string-value="INSERT INTO district (district_number, district_name) VALUES (4080, 'PILLAGER AREA CHARTER SCHOOL');" calcext:value-type="string">
            <text:p>INSERT INTO district (district_number, district_name) VALUES (4080, 'PILLAGER AREA CHARTER SCHOOL');</text:p>
          </table:table-cell>
        </table:table-row>
        <table:table-row table:style-name="ro1">
          <table:table-cell/>
          <table:table-cell office:value-type="string" calcext:value-type="string">
            <text:p>4082</text:p>
          </table:table-cell>
          <table:table-cell office:value-type="string" calcext:value-type="string">
            <text:p>BLUESKY CHARTER SCHOOL</text:p>
          </table:table-cell>
          <table:table-cell table:number-columns-repeated="7"/>
          <table:table-cell table:formula="of:=CONCATENATE([.$K$1];[.B394];&quot;, '&quot;;[.C394];&quot;');&quot;)" office:value-type="string" office:string-value="INSERT INTO district (district_number, district_name) VALUES (4081, 'DISCOVERY PUBLIC SCHOOL FARIBAULT');" calcext:value-type="string">
            <text:p>INSERT INTO district (district_number, district_name) VALUES (4081, 'DISCOVERY PUBLIC SCHOOL FARIBAULT');</text:p>
          </table:table-cell>
        </table:table-row>
        <table:table-row table:style-name="ro1">
          <table:table-cell/>
          <table:table-cell office:value-type="string" calcext:value-type="string">
            <text:p>4083</text:p>
          </table:table-cell>
          <table:table-cell office:value-type="string" calcext:value-type="string">
            <text:p>RIDGEWAY COMMUNITY SCHOOL</text:p>
          </table:table-cell>
          <table:table-cell table:number-columns-repeated="7"/>
          <table:table-cell table:formula="of:=CONCATENATE([.$K$1];[.B395];&quot;, '&quot;;[.C395];&quot;');&quot;)" office:value-type="string" office:string-value="INSERT INTO district (district_number, district_name) VALUES (4082, 'BLUESKY CHARTER SCHOOL');" calcext:value-type="string">
            <text:p>INSERT INTO district (district_number, district_name) VALUES (4082, 'BLUESKY CHARTER SCHOOL');</text:p>
          </table:table-cell>
        </table:table-row>
        <table:table-row table:style-name="ro1">
          <table:table-cell/>
          <table:table-cell office:value-type="string" calcext:value-type="string">
            <text:p>4084</text:p>
          </table:table-cell>
          <table:table-cell office:value-type="string" calcext:value-type="string">
            <text:p>NORTH SHORE COMMUNITY SCHOOL</text:p>
          </table:table-cell>
          <table:table-cell table:number-columns-repeated="7"/>
          <table:table-cell table:formula="of:=CONCATENATE([.$K$1];[.B396];&quot;, '&quot;;[.C396];&quot;');&quot;)" office:value-type="string" office:string-value="INSERT INTO district (district_number, district_name) VALUES (4083, 'RIDGEWAY COMMUNITY SCHOOL');" calcext:value-type="string">
            <text:p>INSERT INTO district (district_number, district_name) VALUES (4083, 'RIDGEWAY COMMUNITY SCHOOL');</text:p>
          </table:table-cell>
        </table:table-row>
        <table:table-row table:style-name="ro1">
          <table:table-cell/>
          <table:table-cell office:value-type="string" calcext:value-type="string">
            <text:p>4085</text:p>
          </table:table-cell>
          <table:table-cell office:value-type="string" calcext:value-type="string">
            <text:p>HARBOR CITY INTERNATIONAL CHARTER</text:p>
          </table:table-cell>
          <table:table-cell table:number-columns-repeated="7"/>
          <table:table-cell table:formula="of:=CONCATENATE([.$K$1];[.B397];&quot;, '&quot;;[.C397];&quot;');&quot;)" office:value-type="string" office:string-value="INSERT INTO district (district_number, district_name) VALUES (4084, 'NORTH SHORE COMMUNITY SCHOOL');" calcext:value-type="string">
            <text:p>INSERT INTO district (district_number, district_name) VALUES (4084, 'NORTH SHORE COMMUNITY SCHOOL');</text:p>
          </table:table-cell>
        </table:table-row>
        <table:table-row table:style-name="ro1">
          <table:table-cell/>
          <table:table-cell office:value-type="string" calcext:value-type="string">
            <text:p>4086</text:p>
          </table:table-cell>
          <table:table-cell office:value-type="string" calcext:value-type="string">
            <text:p>WOODSON INSTITUTE FOR EXCELLENCE CH</text:p>
          </table:table-cell>
          <table:table-cell table:number-columns-repeated="7"/>
          <table:table-cell table:formula="of:=CONCATENATE([.$K$1];[.B398];&quot;, '&quot;;[.C398];&quot;');&quot;)" office:value-type="string" office:string-value="INSERT INTO district (district_number, district_name) VALUES (4085, 'HARBOR CITY INTERNATIONAL CHARTER');" calcext:value-type="string">
            <text:p>INSERT INTO district (district_number, district_name) VALUES (4085, 'HARBOR CITY INTERNATIONAL CHARTER');</text:p>
          </table:table-cell>
        </table:table-row>
        <table:table-row table:style-name="ro1">
          <table:table-cell/>
          <table:table-cell office:value-type="string" calcext:value-type="string">
            <text:p>4087</text:p>
          </table:table-cell>
          <table:table-cell office:value-type="string" calcext:value-type="string">
            <text:p>SAGE ACADEMY CHARTER SCHOOL</text:p>
          </table:table-cell>
          <table:table-cell table:number-columns-repeated="7"/>
          <table:table-cell table:formula="of:=CONCATENATE([.$K$1];[.B399];&quot;, '&quot;;[.C399];&quot;');&quot;)" office:value-type="string" office:string-value="INSERT INTO district (district_number, district_name) VALUES (4086, 'WOODSON INSTITUTE FOR EXCELLENCE CH');" calcext:value-type="string">
            <text:p>INSERT INTO district (district_number, district_name) VALUES (4086, 'WOODSON INSTITUTE FOR EXCELLENCE CH');</text:p>
          </table:table-cell>
        </table:table-row>
        <table:table-row table:style-name="ro1">
          <table:table-cell/>
          <table:table-cell office:value-type="string" calcext:value-type="string">
            <text:p>4088</text:p>
          </table:table-cell>
          <table:table-cell office:value-type="string" calcext:value-type="string">
            <text:p>URBAN ACADEMY CHARTER SCHOOL</text:p>
          </table:table-cell>
          <table:table-cell table:number-columns-repeated="7"/>
          <table:table-cell table:formula="of:=CONCATENATE([.$K$1];[.B400];&quot;, '&quot;;[.C400];&quot;');&quot;)" office:value-type="string" office:string-value="INSERT INTO district (district_number, district_name) VALUES (4087, 'SAGE ACADEMY CHARTER SCHOOL');" calcext:value-type="string">
            <text:p>INSERT INTO district (district_number, district_name) VALUES (4087, 'SAGE ACADEMY CHARTER SCHOOL');</text:p>
          </table:table-cell>
        </table:table-row>
        <table:table-row table:style-name="ro1">
          <table:table-cell/>
          <table:table-cell office:value-type="string" calcext:value-type="string">
            <text:p>4089</text:p>
          </table:table-cell>
          <table:table-cell office:value-type="string" calcext:value-type="string">
            <text:p>NEW CITY SCHOOL</text:p>
          </table:table-cell>
          <table:table-cell table:number-columns-repeated="7"/>
          <table:table-cell table:formula="of:=CONCATENATE([.$K$1];[.B401];&quot;, '&quot;;[.C401];&quot;');&quot;)" office:value-type="string" office:string-value="INSERT INTO district (district_number, district_name) VALUES (4088, 'URBAN ACADEMY CHARTER SCHOOL');" calcext:value-type="string">
            <text:p>INSERT INTO district (district_number, district_name) VALUES (4088, 'URBAN ACADEMY CHARTER SCHOOL');</text:p>
          </table:table-cell>
        </table:table-row>
        <table:table-row table:style-name="ro1">
          <table:table-cell/>
          <table:table-cell office:value-type="string" calcext:value-type="string">
            <text:p>4090</text:p>
          </table:table-cell>
          <table:table-cell office:value-type="string" calcext:value-type="string">
            <text:p>PRAIRIE CREEK COMMUNITY SCHOOL</text:p>
          </table:table-cell>
          <table:table-cell table:number-columns-repeated="7"/>
          <table:table-cell table:formula="of:=CONCATENATE([.$K$1];[.B402];&quot;, '&quot;;[.C402];&quot;');&quot;)" office:value-type="string" office:string-value="INSERT INTO district (district_number, district_name) VALUES (4089, 'NEW CITY SCHOOL');" calcext:value-type="string">
            <text:p>INSERT INTO district (district_number, district_name) VALUES (4089, 'NEW CITY SCHOOL');</text:p>
          </table:table-cell>
        </table:table-row>
        <table:table-row table:style-name="ro1">
          <table:table-cell/>
          <table:table-cell office:value-type="string" calcext:value-type="string">
            <text:p>4091</text:p>
          </table:table-cell>
          <table:table-cell office:value-type="string" calcext:value-type="string">
            <text:p>ARCADIA CHARTER SCHOOL</text:p>
          </table:table-cell>
          <table:table-cell table:number-columns-repeated="7"/>
          <table:table-cell table:formula="of:=CONCATENATE([.$K$1];[.B403];&quot;, '&quot;;[.C403];&quot;');&quot;)" office:value-type="string" office:string-value="INSERT INTO district (district_number, district_name) VALUES (4090, 'PRAIRIE CREEK COMMUNITY SCHOOL');" calcext:value-type="string">
            <text:p>INSERT INTO district (district_number, district_name) VALUES (4090, 'PRAIRIE CREEK COMMUNITY SCHOOL');</text:p>
          </table:table-cell>
        </table:table-row>
        <table:table-row table:style-name="ro1">
          <table:table-cell/>
          <table:table-cell office:value-type="string" calcext:value-type="string">
            <text:p>4092</text:p>
          </table:table-cell>
          <table:table-cell office:value-type="string" calcext:value-type="string">
            <text:p>WATERSHED HIGH SCHOOL</text:p>
          </table:table-cell>
          <table:table-cell table:number-columns-repeated="7"/>
          <table:table-cell table:formula="of:=CONCATENATE([.$K$1];[.B404];&quot;, '&quot;;[.C404];&quot;');&quot;)" office:value-type="string" office:string-value="INSERT INTO district (district_number, district_name) VALUES (4091, 'ARCADIA CHARTER SCHOOL');" calcext:value-type="string">
            <text:p>INSERT INTO district (district_number, district_name) VALUES (4091, 'ARCADIA CHARTER SCHOOL');</text:p>
          </table:table-cell>
        </table:table-row>
        <table:table-row table:style-name="ro1">
          <table:table-cell/>
          <table:table-cell office:value-type="string" calcext:value-type="string">
            <text:p>4093</text:p>
          </table:table-cell>
          <table:table-cell office:value-type="string" calcext:value-type="string">
            <text:p>NEW CENTURY ACADEMY</text:p>
          </table:table-cell>
          <table:table-cell table:number-columns-repeated="7"/>
          <table:table-cell table:formula="of:=CONCATENATE([.$K$1];[.B405];&quot;, '&quot;;[.C405];&quot;');&quot;)" office:value-type="string" office:string-value="INSERT INTO district (district_number, district_name) VALUES (4092, 'WATERSHED HIGH SCHOOL');" calcext:value-type="string">
            <text:p>INSERT INTO district (district_number, district_name) VALUES (4092, 'WATERSHED HIGH SCHOOL');</text:p>
          </table:table-cell>
        </table:table-row>
        <table:table-row table:style-name="ro1">
          <table:table-cell/>
          <table:table-cell office:value-type="string" calcext:value-type="string">
            <text:p>4095</text:p>
          </table:table-cell>
          <table:table-cell office:value-type="string" calcext:value-type="string">
            <text:p>TRIO WOLF CREEK DISTANCE LEARNING</text:p>
          </table:table-cell>
          <table:table-cell table:number-columns-repeated="7"/>
          <table:table-cell table:formula="of:=CONCATENATE([.$K$1];[.B406];&quot;, '&quot;;[.C406];&quot;');&quot;)" office:value-type="string" office:string-value="INSERT INTO district (district_number, district_name) VALUES (4093, 'NEW CENTURY ACADEMY');" calcext:value-type="string">
            <text:p>INSERT INTO district (district_number, district_name) VALUES (4093, 'NEW CENTURY ACADEMY');</text:p>
          </table:table-cell>
        </table:table-row>
        <table:table-row table:style-name="ro1">
          <table:table-cell/>
          <table:table-cell office:value-type="string" calcext:value-type="string">
            <text:p>4097</text:p>
          </table:table-cell>
          <table:table-cell office:value-type="string" calcext:value-type="string">
            <text:p>PARTNERSHIP ACADEMY, INC.</text:p>
          </table:table-cell>
          <table:table-cell table:number-columns-repeated="7"/>
          <table:table-cell table:formula="of:=CONCATENATE([.$K$1];[.B407];&quot;, '&quot;;[.C407];&quot;');&quot;)" office:value-type="string" office:string-value="INSERT INTO district (district_number, district_name) VALUES (4095, 'TRIO WOLF CREEK DISTANCE LEARNING');" calcext:value-type="string">
            <text:p>INSERT INTO district (district_number, district_name) VALUES (4095, 'TRIO WOLF CREEK DISTANCE LEARNING');</text:p>
          </table:table-cell>
        </table:table-row>
        <table:table-row table:style-name="ro1">
          <table:table-cell/>
          <table:table-cell office:value-type="string" calcext:value-type="string">
            <text:p>4098</text:p>
          </table:table-cell>
          <table:table-cell office:value-type="string" calcext:value-type="string">
            <text:p>NOVA CLASSICAL ACADEMY</text:p>
          </table:table-cell>
          <table:table-cell table:number-columns-repeated="7"/>
          <table:table-cell table:formula="of:=CONCATENATE([.$K$1];[.B408];&quot;, '&quot;;[.C408];&quot;');&quot;)" office:value-type="string" office:string-value="INSERT INTO district (district_number, district_name) VALUES (4097, 'PARTNERSHIP ACADEMY, INC.');" calcext:value-type="string">
            <text:p>INSERT INTO district (district_number, district_name) VALUES (4097, 'PARTNERSHIP ACADEMY, INC.');</text:p>
          </table:table-cell>
        </table:table-row>
        <table:table-row table:style-name="ro1">
          <table:table-cell/>
          <table:table-cell office:value-type="string" calcext:value-type="string">
            <text:p>4100</text:p>
          </table:table-cell>
          <table:table-cell office:value-type="string" calcext:value-type="string">
            <text:p>GREAT EXPECTATIONS</text:p>
          </table:table-cell>
          <table:table-cell table:number-columns-repeated="7"/>
          <table:table-cell table:formula="of:=CONCATENATE([.$K$1];[.B409];&quot;, '&quot;;[.C409];&quot;');&quot;)" office:value-type="string" office:string-value="INSERT INTO district (district_number, district_name) VALUES (4098, 'NOVA CLASSICAL ACADEMY');" calcext:value-type="string">
            <text:p>INSERT INTO district (district_number, district_name) VALUES (4098, 'NOVA CLASSICAL ACADEMY');</text:p>
          </table:table-cell>
        </table:table-row>
        <table:table-row table:style-name="ro1">
          <table:table-cell/>
          <table:table-cell office:value-type="string" calcext:value-type="string">
            <text:p>4102</text:p>
          </table:table-cell>
          <table:table-cell office:value-type="string" calcext:value-type="string">
            <text:p>MINNESOTA INTERNSHIP CENTER</text:p>
          </table:table-cell>
          <table:table-cell table:number-columns-repeated="7"/>
          <table:table-cell table:formula="of:=CONCATENATE([.$K$1];[.B410];&quot;, '&quot;;[.C410];&quot;');&quot;)" office:value-type="string" office:string-value="INSERT INTO district (district_number, district_name) VALUES (4100, 'GREAT EXPECTATIONS');" calcext:value-type="string">
            <text:p>INSERT INTO district (district_number, district_name) VALUES (4100, 'GREAT EXPECTATIONS');</text:p>
          </table:table-cell>
        </table:table-row>
        <table:table-row table:style-name="ro1">
          <table:table-cell/>
          <table:table-cell office:value-type="string" calcext:value-type="string">
            <text:p>4103</text:p>
          </table:table-cell>
          <table:table-cell office:value-type="string" calcext:value-type="string">
            <text:p>HMONG COLLEGE PREP ACADEMY</text:p>
          </table:table-cell>
          <table:table-cell table:number-columns-repeated="7"/>
          <table:table-cell table:formula="of:=CONCATENATE([.$K$1];[.B411];&quot;, '&quot;;[.C411];&quot;');&quot;)" office:value-type="string" office:string-value="INSERT INTO district (district_number, district_name) VALUES (4102, 'MINNESOTA INTERNSHIP CENTER');" calcext:value-type="string">
            <text:p>INSERT INTO district (district_number, district_name) VALUES (4102, 'MINNESOTA INTERNSHIP CENTER');</text:p>
          </table:table-cell>
        </table:table-row>
        <table:table-row table:style-name="ro1">
          <table:table-cell/>
          <table:table-cell office:value-type="string" calcext:value-type="string">
            <text:p>4104</text:p>
          </table:table-cell>
          <table:table-cell office:value-type="string" calcext:value-type="string">
            <text:p>PALADIN CAREER AND TECH HIGH SCHOOL</text:p>
          </table:table-cell>
          <table:table-cell table:number-columns-repeated="7"/>
          <table:table-cell table:formula="of:=CONCATENATE([.$K$1];[.B412];&quot;, '&quot;;[.C412];&quot;');&quot;)" office:value-type="string" office:string-value="INSERT INTO district (district_number, district_name) VALUES (4103, 'HMONG COLLEGE PREP ACADEMY');" calcext:value-type="string">
            <text:p>INSERT INTO district (district_number, district_name) VALUES (4103, 'HMONG COLLEGE PREP ACADEMY');</text:p>
          </table:table-cell>
        </table:table-row>
        <table:table-row table:style-name="ro1">
          <table:table-cell/>
          <table:table-cell office:value-type="string" calcext:value-type="string">
            <text:p>4105</text:p>
          </table:table-cell>
          <table:table-cell office:value-type="string" calcext:value-type="string">
            <text:p>GREAT RIVER SCHOOL</text:p>
          </table:table-cell>
          <table:table-cell table:number-columns-repeated="7"/>
          <table:table-cell table:formula="of:=CONCATENATE([.$K$1];[.B413];&quot;, '&quot;;[.C413];&quot;');&quot;)" office:value-type="string" office:string-value="INSERT INTO district (district_number, district_name) VALUES (4104, 'PALADIN CAREER AND TECH HIGH SCHOOL');" calcext:value-type="string">
            <text:p>INSERT INTO district (district_number, district_name) VALUES (4104, 'PALADIN CAREER AND TECH HIGH SCHOOL');</text:p>
          </table:table-cell>
        </table:table-row>
        <table:table-row table:style-name="ro1">
          <table:table-cell/>
          <table:table-cell office:value-type="string" calcext:value-type="string">
            <text:p>4106</text:p>
          </table:table-cell>
          <table:table-cell office:value-type="string" calcext:value-type="string">
            <text:p>TREKNORTH HIGH SCHOOL</text:p>
          </table:table-cell>
          <table:table-cell table:number-columns-repeated="7"/>
          <table:table-cell table:formula="of:=CONCATENATE([.$K$1];[.B414];&quot;, '&quot;;[.C414];&quot;');&quot;)" office:value-type="string" office:string-value="INSERT INTO district (district_number, district_name) VALUES (4105, 'GREAT RIVER SCHOOL');" calcext:value-type="string">
            <text:p>INSERT INTO district (district_number, district_name) VALUES (4105, 'GREAT RIVER SCHOOL');</text:p>
          </table:table-cell>
        </table:table-row>
        <table:table-row table:style-name="ro1">
          <table:table-cell/>
          <table:table-cell office:value-type="string" calcext:value-type="string">
            <text:p>4107</text:p>
          </table:table-cell>
          <table:table-cell office:value-type="string" calcext:value-type="string">
            <text:p>VOYAGEURS EXPEDITIONARY</text:p>
          </table:table-cell>
          <table:table-cell table:number-columns-repeated="7"/>
          <table:table-cell table:formula="of:=CONCATENATE([.$K$1];[.B415];&quot;, '&quot;;[.C415];&quot;');&quot;)" office:value-type="string" office:string-value="INSERT INTO district (district_number, district_name) VALUES (4106, 'TREKNORTH HIGH SCHOOL');" calcext:value-type="string">
            <text:p>INSERT INTO district (district_number, district_name) VALUES (4106, 'TREKNORTH HIGH SCHOOL');</text:p>
          </table:table-cell>
        </table:table-row>
        <table:table-row table:style-name="ro1">
          <table:table-cell/>
          <table:table-cell office:value-type="string" calcext:value-type="string">
            <text:p>4108</text:p>
          </table:table-cell>
          <table:table-cell office:value-type="string" calcext:value-type="string">
            <text:p>GENERAL JOHN VESSEY JR LEADERSHIP</text:p>
          </table:table-cell>
          <table:table-cell table:number-columns-repeated="7"/>
          <table:table-cell table:formula="of:=CONCATENATE([.$K$1];[.B416];&quot;, '&quot;;[.C416];&quot;');&quot;)" office:value-type="string" office:string-value="INSERT INTO district (district_number, district_name) VALUES (4107, 'VOYAGEURS EXPEDITIONARY');" calcext:value-type="string">
            <text:p>INSERT INTO district (district_number, district_name) VALUES (4107, 'VOYAGEURS EXPEDITIONARY');</text:p>
          </table:table-cell>
        </table:table-row>
        <table:table-row table:style-name="ro1">
          <table:table-cell/>
          <table:table-cell office:value-type="string" calcext:value-type="string">
            <text:p>4109</text:p>
          </table:table-cell>
          <table:table-cell office:value-type="string" calcext:value-type="string">
            <text:p>SOBRIETY HIGH</text:p>
          </table:table-cell>
          <table:table-cell table:number-columns-repeated="7"/>
          <table:table-cell table:formula="of:=CONCATENATE([.$K$1];[.B417];&quot;, '&quot;;[.C417];&quot;');&quot;)" office:value-type="string" office:string-value="INSERT INTO district (district_number, district_name) VALUES (4108, 'GENERAL JOHN VESSEY JR LEADERSHIP');" calcext:value-type="string">
            <text:p>INSERT INTO district (district_number, district_name) VALUES (4108, 'GENERAL JOHN VESSEY JR LEADERSHIP');</text:p>
          </table:table-cell>
        </table:table-row>
        <table:table-row table:style-name="ro1">
          <table:table-cell/>
          <table:table-cell office:value-type="string" calcext:value-type="string">
            <text:p>4110</text:p>
          </table:table-cell>
          <table:table-cell office:value-type="string" calcext:value-type="string">
            <text:p>MAIN STREET SCHOOL PERFORMING ARTS</text:p>
          </table:table-cell>
          <table:table-cell table:number-columns-repeated="7"/>
          <table:table-cell table:formula="of:=CONCATENATE([.$K$1];[.B418];&quot;, '&quot;;[.C418];&quot;');&quot;)" office:value-type="string" office:string-value="INSERT INTO district (district_number, district_name) VALUES (4109, 'SOBRIETY HIGH');" calcext:value-type="string">
            <text:p>INSERT INTO district (district_number, district_name) VALUES (4109, 'SOBRIETY HIGH');</text:p>
          </table:table-cell>
        </table:table-row>
        <table:table-row table:style-name="ro1">
          <table:table-cell/>
          <table:table-cell office:value-type="string" calcext:value-type="string">
            <text:p>4111</text:p>
          </table:table-cell>
          <table:table-cell office:value-type="string" calcext:value-type="string">
            <text:p>AUGSBURG FAIRVIEW ACADEMY</text:p>
          </table:table-cell>
          <table:table-cell table:number-columns-repeated="7"/>
          <table:table-cell table:formula="of:=CONCATENATE([.$K$1];[.B419];&quot;, '&quot;;[.C419];&quot;');&quot;)" office:value-type="string" office:string-value="INSERT INTO district (district_number, district_name) VALUES (4110, 'MAIN STREET SCHOOL PERFORMING ARTS');" calcext:value-type="string">
            <text:p>INSERT INTO district (district_number, district_name) VALUES (4110, 'MAIN STREET SCHOOL PERFORMING ARTS');</text:p>
          </table:table-cell>
        </table:table-row>
        <table:table-row table:style-name="ro1">
          <table:table-cell/>
          <table:table-cell office:value-type="string" calcext:value-type="string">
            <text:p>4112</text:p>
          </table:table-cell>
          <table:table-cell office:value-type="string" calcext:value-type="string">
            <text:p>ST PAUL CONSERVATORY PERFORMING ART</text:p>
          </table:table-cell>
          <table:table-cell table:number-columns-repeated="7"/>
          <table:table-cell table:formula="of:=CONCATENATE([.$K$1];[.B420];&quot;, '&quot;;[.C420];&quot;');&quot;)" office:value-type="string" office:string-value="INSERT INTO district (district_number, district_name) VALUES (4111, 'AUGSBURG FAIRVIEW ACADEMY');" calcext:value-type="string">
            <text:p>INSERT INTO district (district_number, district_name) VALUES (4111, 'AUGSBURG FAIRVIEW ACADEMY');</text:p>
          </table:table-cell>
        </table:table-row>
        <table:table-row table:style-name="ro1">
          <table:table-cell/>
          <table:table-cell office:value-type="string" calcext:value-type="string">
            <text:p>4113</text:p>
          </table:table-cell>
          <table:table-cell office:value-type="string" calcext:value-type="string">
            <text:p>FRASER ACADEMY</text:p>
          </table:table-cell>
          <table:table-cell table:number-columns-repeated="7"/>
          <table:table-cell table:formula="of:=CONCATENATE([.$K$1];[.B421];&quot;, '&quot;;[.C421];&quot;');&quot;)" office:value-type="string" office:string-value="INSERT INTO district (district_number, district_name) VALUES (4112, 'ST PAUL CONSERVATORY PERFORMING ART');" calcext:value-type="string">
            <text:p>INSERT INTO district (district_number, district_name) VALUES (4112, 'ST PAUL CONSERVATORY PERFORMING ART');</text:p>
          </table:table-cell>
        </table:table-row>
        <table:table-row table:style-name="ro1">
          <table:table-cell/>
          <table:table-cell office:value-type="string" calcext:value-type="string">
            <text:p>4115</text:p>
          </table:table-cell>
          <table:table-cell office:value-type="string" calcext:value-type="string">
            <text:p>MINNEAPOLIS ACADEMY CHARTER SCHOOL</text:p>
          </table:table-cell>
          <table:table-cell table:number-columns-repeated="7"/>
          <table:table-cell table:formula="of:=CONCATENATE([.$K$1];[.B422];&quot;, '&quot;;[.C422];&quot;');&quot;)" office:value-type="string" office:string-value="INSERT INTO district (district_number, district_name) VALUES (4113, 'FRASER ACADEMY');" calcext:value-type="string">
            <text:p>INSERT INTO district (district_number, district_name) VALUES (4113, 'FRASER ACADEMY');</text:p>
          </table:table-cell>
        </table:table-row>
        <table:table-row table:style-name="ro1">
          <table:table-cell/>
          <table:table-cell office:value-type="string" calcext:value-type="string">
            <text:p>4116</text:p>
          </table:table-cell>
          <table:table-cell office:value-type="string" calcext:value-type="string">
            <text:p>LAKES INTERNATIONAL LANGUAGE ACADEM</text:p>
          </table:table-cell>
          <table:table-cell table:number-columns-repeated="7"/>
          <table:table-cell table:formula="of:=CONCATENATE([.$K$1];[.B423];&quot;, '&quot;;[.C423];&quot;');&quot;)" office:value-type="string" office:string-value="INSERT INTO district (district_number, district_name) VALUES (4115, 'MINNEAPOLIS ACADEMY CHARTER SCHOOL');" calcext:value-type="string">
            <text:p>INSERT INTO district (district_number, district_name) VALUES (4115, 'MINNEAPOLIS ACADEMY CHARTER SCHOOL');</text:p>
          </table:table-cell>
        </table:table-row>
        <table:table-row table:style-name="ro1">
          <table:table-cell/>
          <table:table-cell office:value-type="string" calcext:value-type="string">
            <text:p>4118</text:p>
          </table:table-cell>
          <table:table-cell office:value-type="string" calcext:value-type="string">
            <text:p>KALEIDOSCOPE CHARTER SCHOOL</text:p>
          </table:table-cell>
          <table:table-cell table:number-columns-repeated="7"/>
          <table:table-cell table:formula="of:=CONCATENATE([.$K$1];[.B424];&quot;, '&quot;;[.C424];&quot;');&quot;)" office:value-type="string" office:string-value="INSERT INTO district (district_number, district_name) VALUES (4116, 'LAKES INTERNATIONAL LANGUAGE ACADEM');" calcext:value-type="string">
            <text:p>INSERT INTO district (district_number, district_name) VALUES (4116, 'LAKES INTERNATIONAL LANGUAGE ACADEM');</text:p>
          </table:table-cell>
        </table:table-row>
        <table:table-row table:style-name="ro1">
          <table:table-cell/>
          <table:table-cell office:value-type="string" calcext:value-type="string">
            <text:p>4119</text:p>
          </table:table-cell>
          <table:table-cell office:value-type="string" calcext:value-type="string">
            <text:p>ACADEMIC ARTS HIGH SCHOOL</text:p>
          </table:table-cell>
          <table:table-cell table:number-columns-repeated="7"/>
          <table:table-cell table:formula="of:=CONCATENATE([.$K$1];[.B425];&quot;, '&quot;;[.C425];&quot;');&quot;)" office:value-type="string" office:string-value="INSERT INTO district (district_number, district_name) VALUES (4118, 'KALEIDOSCOPE CHARTER SCHOOL');" calcext:value-type="string">
            <text:p>INSERT INTO district (district_number, district_name) VALUES (4118, 'KALEIDOSCOPE CHARTER SCHOOL');</text:p>
          </table:table-cell>
        </table:table-row>
        <table:table-row table:style-name="ro1">
          <table:table-cell/>
          <table:table-cell office:value-type="string" calcext:value-type="string">
            <text:p>4120</text:p>
          </table:table-cell>
          <table:table-cell office:value-type="string" calcext:value-type="string">
            <text:p>ST. CROIX PREPARATORY ACADEMY</text:p>
          </table:table-cell>
          <table:table-cell table:number-columns-repeated="7"/>
          <table:table-cell table:formula="of:=CONCATENATE([.$K$1];[.B426];&quot;, '&quot;;[.C426];&quot;');&quot;)" office:value-type="string" office:string-value="INSERT INTO district (district_number, district_name) VALUES (4119, 'ACADEMIC ARTS HIGH SCHOOL');" calcext:value-type="string">
            <text:p>INSERT INTO district (district_number, district_name) VALUES (4119, 'ACADEMIC ARTS HIGH SCHOOL');</text:p>
          </table:table-cell>
        </table:table-row>
        <table:table-row table:style-name="ro1">
          <table:table-cell/>
          <table:table-cell office:value-type="string" calcext:value-type="string">
            <text:p>4121</text:p>
          </table:table-cell>
          <table:table-cell office:value-type="string" calcext:value-type="string">
            <text:p>UBAH MEDICAL ACADEMY CHARTER SCHOOL</text:p>
          </table:table-cell>
          <table:table-cell table:number-columns-repeated="7"/>
          <table:table-cell table:formula="of:=CONCATENATE([.$K$1];[.B427];&quot;, '&quot;;[.C427];&quot;');&quot;)" office:value-type="string" office:string-value="INSERT INTO district (district_number, district_name) VALUES (4120, 'ST. CROIX PREPARATORY ACADEMY');" calcext:value-type="string">
            <text:p>INSERT INTO district (district_number, district_name) VALUES (4120, 'ST. CROIX PREPARATORY ACADEMY');</text:p>
          </table:table-cell>
        </table:table-row>
        <table:table-row table:style-name="ro1">
          <table:table-cell/>
          <table:table-cell office:value-type="string" calcext:value-type="string">
            <text:p>4122</text:p>
          </table:table-cell>
          <table:table-cell office:value-type="string" calcext:value-type="string">
            <text:p>EAGLE RIDGE ACADEMY CHARTER SCHOOL</text:p>
          </table:table-cell>
          <table:table-cell table:number-columns-repeated="7"/>
          <table:table-cell table:formula="of:=CONCATENATE([.$K$1];[.B428];&quot;, '&quot;;[.C428];&quot;');&quot;)" office:value-type="string" office:string-value="INSERT INTO district (district_number, district_name) VALUES (4121, 'UBAH MEDICAL ACADEMY CHARTER SCHOOL');" calcext:value-type="string">
            <text:p>INSERT INTO district (district_number, district_name) VALUES (4121, 'UBAH MEDICAL ACADEMY CHARTER SCHOOL');</text:p>
          </table:table-cell>
        </table:table-row>
        <table:table-row table:style-name="ro1">
          <table:table-cell/>
          <table:table-cell office:value-type="string" calcext:value-type="string">
            <text:p>4123</text:p>
          </table:table-cell>
          <table:table-cell office:value-type="string" calcext:value-type="string">
            <text:p>DAKOTA AREA COMMUNITY CHARTER SCH</text:p>
          </table:table-cell>
          <table:table-cell table:number-columns-repeated="7"/>
          <table:table-cell table:formula="of:=CONCATENATE([.$K$1];[.B429];&quot;, '&quot;;[.C429];&quot;');&quot;)" office:value-type="string" office:string-value="INSERT INTO district (district_number, district_name) VALUES (4122, 'EAGLE RIDGE ACADEMY CHARTER SCHOOL');" calcext:value-type="string">
            <text:p>INSERT INTO district (district_number, district_name) VALUES (4122, 'EAGLE RIDGE ACADEMY CHARTER SCHOOL');</text:p>
          </table:table-cell>
        </table:table-row>
        <table:table-row table:style-name="ro1">
          <table:table-cell/>
          <table:table-cell office:value-type="string" calcext:value-type="string">
            <text:p>4124</text:p>
          </table:table-cell>
          <table:table-cell office:value-type="string" calcext:value-type="string">
            <text:p>BEACON ACADEMY</text:p>
          </table:table-cell>
          <table:table-cell table:number-columns-repeated="7"/>
          <table:table-cell table:formula="of:=CONCATENATE([.$K$1];[.B430];&quot;, '&quot;;[.C430];&quot;');&quot;)" office:value-type="string" office:string-value="INSERT INTO district (district_number, district_name) VALUES (4123, 'DAKOTA AREA COMMUNITY CHARTER SCH');" calcext:value-type="string">
            <text:p>INSERT INTO district (district_number, district_name) VALUES (4123, 'DAKOTA AREA COMMUNITY CHARTER SCH');</text:p>
          </table:table-cell>
        </table:table-row>
        <table:table-row table:style-name="ro1">
          <table:table-cell/>
          <table:table-cell office:value-type="string" calcext:value-type="string">
            <text:p>4126</text:p>
          </table:table-cell>
          <table:table-cell office:value-type="string" calcext:value-type="string">
            <text:p>PRAIRIE SEEDS ACADEMY</text:p>
          </table:table-cell>
          <table:table-cell table:number-columns-repeated="7"/>
          <table:table-cell table:formula="of:=CONCATENATE([.$K$1];[.B431];&quot;, '&quot;;[.C431];&quot;');&quot;)" office:value-type="string" office:string-value="INSERT INTO district (district_number, district_name) VALUES (4124, 'BEACON ACADEMY');" calcext:value-type="string">
            <text:p>INSERT INTO district (district_number, district_name) VALUES (4124, 'BEACON ACADEMY');</text:p>
          </table:table-cell>
        </table:table-row>
        <table:table-row table:style-name="ro1">
          <table:table-cell/>
          <table:table-cell office:value-type="string" calcext:value-type="string">
            <text:p>4127</text:p>
          </table:table-cell>
          <table:table-cell office:value-type="string" calcext:value-type="string">
            <text:p>TEAM ACADEMY</text:p>
          </table:table-cell>
          <table:table-cell table:number-columns-repeated="7"/>
          <table:table-cell table:formula="of:=CONCATENATE([.$K$1];[.B432];&quot;, '&quot;;[.C432];&quot;');&quot;)" office:value-type="string" office:string-value="INSERT INTO district (district_number, district_name) VALUES (4126, 'PRAIRIE SEEDS ACADEMY');" calcext:value-type="string">
            <text:p>INSERT INTO district (district_number, district_name) VALUES (4126, 'PRAIRIE SEEDS ACADEMY');</text:p>
          </table:table-cell>
        </table:table-row>
        <table:table-row table:style-name="ro1">
          <table:table-cell/>
          <table:table-cell office:value-type="string" calcext:value-type="string">
            <text:p>4131</text:p>
          </table:table-cell>
          <table:table-cell office:value-type="string" calcext:value-type="string">
            <text:p>LIGHTHOUSE ACADEMY OF NATIONS</text:p>
          </table:table-cell>
          <table:table-cell table:number-columns-repeated="7"/>
          <table:table-cell table:formula="of:=CONCATENATE([.$K$1];[.B433];&quot;, '&quot;;[.C433];&quot;');&quot;)" office:value-type="string" office:string-value="INSERT INTO district (district_number, district_name) VALUES (4127, 'TEAM ACADEMY');" calcext:value-type="string">
            <text:p>INSERT INTO district (district_number, district_name) VALUES (4127, 'TEAM ACADEMY');</text:p>
          </table:table-cell>
        </table:table-row>
        <table:table-row table:style-name="ro1">
          <table:table-cell/>
          <table:table-cell office:value-type="string" calcext:value-type="string">
            <text:p>4132</text:p>
          </table:table-cell>
          <table:table-cell office:value-type="string" calcext:value-type="string">
            <text:p>TWIN CITIES ACADEMY HIGH SCHOOL</text:p>
          </table:table-cell>
          <table:table-cell table:number-columns-repeated="7"/>
          <table:table-cell table:formula="of:=CONCATENATE([.$K$1];[.B434];&quot;, '&quot;;[.C434];&quot;');&quot;)" office:value-type="string" office:string-value="INSERT INTO district (district_number, district_name) VALUES (4131, 'LIGHTHOUSE ACADEMY OF NATIONS');" calcext:value-type="string">
            <text:p>INSERT INTO district (district_number, district_name) VALUES (4131, 'LIGHTHOUSE ACADEMY OF NATIONS');</text:p>
          </table:table-cell>
        </table:table-row>
        <table:table-row table:style-name="ro1">
          <table:table-cell/>
          <table:table-cell office:value-type="string" calcext:value-type="string">
            <text:p>4133</text:p>
          </table:table-cell>
          <table:table-cell office:value-type="string" calcext:value-type="string">
            <text:p>BEACON PREPARATORY SCHOOL</text:p>
          </table:table-cell>
          <table:table-cell table:number-columns-repeated="7"/>
          <table:table-cell table:formula="of:=CONCATENATE([.$K$1];[.B435];&quot;, '&quot;;[.C435];&quot;');&quot;)" office:value-type="string" office:string-value="INSERT INTO district (district_number, district_name) VALUES (4132, 'TWIN CITIES ACADEMY HIGH SCHOOL');" calcext:value-type="string">
            <text:p>INSERT INTO district (district_number, district_name) VALUES (4132, 'TWIN CITIES ACADEMY HIGH SCHOOL');</text:p>
          </table:table-cell>
        </table:table-row>
        <table:table-row table:style-name="ro1">
          <table:table-cell/>
          <table:table-cell office:value-type="string" calcext:value-type="string">
            <text:p>4135</text:p>
          </table:table-cell>
          <table:table-cell office:value-type="string" calcext:value-type="string">
            <text:p>ROCHESTER MATH AND SCIENCE ACADEMY</text:p>
          </table:table-cell>
          <table:table-cell table:number-columns-repeated="7"/>
          <table:table-cell table:formula="of:=CONCATENATE([.$K$1];[.B436];&quot;, '&quot;;[.C436];&quot;');&quot;)" office:value-type="string" office:string-value="INSERT INTO district (district_number, district_name) VALUES (4133, 'BEACON PREPARATORY SCHOOL');" calcext:value-type="string">
            <text:p>INSERT INTO district (district_number, district_name) VALUES (4133, 'BEACON PREPARATORY SCHOOL');</text:p>
          </table:table-cell>
        </table:table-row>
        <table:table-row table:style-name="ro1">
          <table:table-cell/>
          <table:table-cell office:value-type="string" calcext:value-type="string">
            <text:p>4137</text:p>
          </table:table-cell>
          <table:table-cell office:value-type="string" calcext:value-type="string">
            <text:p>SWAN RIVER MONTESSORI CHARTER SCH</text:p>
          </table:table-cell>
          <table:table-cell table:number-columns-repeated="7"/>
          <table:table-cell table:formula="of:=CONCATENATE([.$K$1];[.B437];&quot;, '&quot;;[.C437];&quot;');&quot;)" office:value-type="string" office:string-value="INSERT INTO district (district_number, district_name) VALUES (4135, 'ROCHESTER MATH AND SCIENCE ACADEMY');" calcext:value-type="string">
            <text:p>INSERT INTO district (district_number, district_name) VALUES (4135, 'ROCHESTER MATH AND SCIENCE ACADEMY');</text:p>
          </table:table-cell>
        </table:table-row>
        <table:table-row table:style-name="ro1">
          <table:table-cell/>
          <table:table-cell office:value-type="string" calcext:value-type="string">
            <text:p>4138</text:p>
          </table:table-cell>
          <table:table-cell office:value-type="string" calcext:value-type="string">
            <text:p>MILROY AREA CHARTER SCHOOL</text:p>
          </table:table-cell>
          <table:table-cell table:number-columns-repeated="7"/>
          <table:table-cell table:formula="of:=CONCATENATE([.$K$1];[.B438];&quot;, '&quot;;[.C438];&quot;');&quot;)" office:value-type="string" office:string-value="INSERT INTO district (district_number, district_name) VALUES (4137, 'SWAN RIVER MONTESSORI CHARTER SCH');" calcext:value-type="string">
            <text:p>INSERT INTO district (district_number, district_name) VALUES (4137, 'SWAN RIVER MONTESSORI CHARTER SCH');</text:p>
          </table:table-cell>
        </table:table-row>
        <table:table-row table:style-name="ro1">
          <table:table-cell/>
          <table:table-cell office:value-type="string" calcext:value-type="string">
            <text:p>4139</text:p>
          </table:table-cell>
          <table:table-cell office:value-type="string" calcext:value-type="string">
            <text:p>LOVEWORKS ACADEMY FOR ARTS</text:p>
          </table:table-cell>
          <table:table-cell table:number-columns-repeated="7"/>
          <table:table-cell table:formula="of:=CONCATENATE([.$K$1];[.B439];&quot;, '&quot;;[.C439];&quot;');&quot;)" office:value-type="string" office:string-value="INSERT INTO district (district_number, district_name) VALUES (4138, 'MILROY AREA CHARTER SCHOOL');" calcext:value-type="string">
            <text:p>INSERT INTO district (district_number, district_name) VALUES (4138, 'MILROY AREA CHARTER SCHOOL');</text:p>
          </table:table-cell>
        </table:table-row>
        <table:table-row table:style-name="ro1">
          <table:table-cell/>
          <table:table-cell office:value-type="string" calcext:value-type="string">
            <text:p>4140</text:p>
          </table:table-cell>
          <table:table-cell office:value-type="string" calcext:value-type="string">
            <text:p>YINGHUA ACADEMY</text:p>
          </table:table-cell>
          <table:table-cell table:number-columns-repeated="7"/>
          <table:table-cell table:formula="of:=CONCATENATE([.$K$1];[.B440];&quot;, '&quot;;[.C440];&quot;');&quot;)" office:value-type="string" office:string-value="INSERT INTO district (district_number, district_name) VALUES (4139, 'LOVEWORKS ACADEMY FOR ARTS');" calcext:value-type="string">
            <text:p>INSERT INTO district (district_number, district_name) VALUES (4139, 'LOVEWORKS ACADEMY FOR ARTS');</text:p>
          </table:table-cell>
        </table:table-row>
        <table:table-row table:style-name="ro1">
          <table:table-cell/>
          <table:table-cell office:value-type="string" calcext:value-type="string">
            <text:p>4141</text:p>
          </table:table-cell>
          <table:table-cell office:value-type="string" calcext:value-type="string">
            <text:p>PAIDEIA ACADEMY CHARTER SCHOOL</text:p>
          </table:table-cell>
          <table:table-cell table:number-columns-repeated="7"/>
          <table:table-cell table:formula="of:=CONCATENATE([.$K$1];[.B441];&quot;, '&quot;;[.C441];&quot;');&quot;)" office:value-type="string" office:string-value="INSERT INTO district (district_number, district_name) VALUES (4140, 'YINGHUA ACADEMY');" calcext:value-type="string">
            <text:p>INSERT INTO district (district_number, district_name) VALUES (4140, 'YINGHUA ACADEMY');</text:p>
          </table:table-cell>
        </table:table-row>
        <table:table-row table:style-name="ro1">
          <table:table-cell/>
          <table:table-cell office:value-type="string" calcext:value-type="string">
            <text:p>4142</text:p>
          </table:table-cell>
          <table:table-cell office:value-type="string" calcext:value-type="string">
            <text:p>STRIDE ACADEMY CHARTER SCHOOL</text:p>
          </table:table-cell>
          <table:table-cell table:number-columns-repeated="7"/>
          <table:table-cell table:formula="of:=CONCATENATE([.$K$1];[.B442];&quot;, '&quot;;[.C442];&quot;');&quot;)" office:value-type="string" office:string-value="INSERT INTO district (district_number, district_name) VALUES (4141, 'PAIDEIA ACADEMY CHARTER SCHOOL');" calcext:value-type="string">
            <text:p>INSERT INTO district (district_number, district_name) VALUES (4141, 'PAIDEIA ACADEMY CHARTER SCHOOL');</text:p>
          </table:table-cell>
        </table:table-row>
        <table:table-row table:style-name="ro1">
          <table:table-cell/>
          <table:table-cell office:value-type="string" calcext:value-type="string">
            <text:p>4143</text:p>
          </table:table-cell>
          <table:table-cell office:value-type="string" calcext:value-type="string">
            <text:p>NEW MILLENNIUM ACADEMY CHARTER SCH</text:p>
          </table:table-cell>
          <table:table-cell table:number-columns-repeated="7"/>
          <table:table-cell table:formula="of:=CONCATENATE([.$K$1];[.B443];&quot;, '&quot;;[.C443];&quot;');&quot;)" office:value-type="string" office:string-value="INSERT INTO district (district_number, district_name) VALUES (4142, 'STRIDE ACADEMY CHARTER SCHOOL');" calcext:value-type="string">
            <text:p>INSERT INTO district (district_number, district_name) VALUES (4142, 'STRIDE ACADEMY CHARTER SCHOOL');</text:p>
          </table:table-cell>
        </table:table-row>
        <table:table-row table:style-name="ro1">
          <table:table-cell/>
          <table:table-cell office:value-type="string" calcext:value-type="string">
            <text:p>4144</text:p>
          </table:table-cell>
          <table:table-cell office:value-type="string" calcext:value-type="string">
            <text:p>GREEN ISLE COMMUNITY SCHOOL</text:p>
          </table:table-cell>
          <table:table-cell table:number-columns-repeated="7"/>
          <table:table-cell table:formula="of:=CONCATENATE([.$K$1];[.B444];&quot;, '&quot;;[.C444];&quot;');&quot;)" office:value-type="string" office:string-value="INSERT INTO district (district_number, district_name) VALUES (4143, 'NEW MILLENNIUM ACADEMY CHARTER SCH');" calcext:value-type="string">
            <text:p>INSERT INTO district (district_number, district_name) VALUES (4143, 'NEW MILLENNIUM ACADEMY CHARTER SCH');</text:p>
          </table:table-cell>
        </table:table-row>
        <table:table-row table:style-name="ro1">
          <table:table-cell/>
          <table:table-cell office:value-type="string" calcext:value-type="string">
            <text:p>4145</text:p>
          </table:table-cell>
          <table:table-cell office:value-type="string" calcext:value-type="string">
            <text:p>BIRCH GROVE COMMUNITY SCHOOL</text:p>
          </table:table-cell>
          <table:table-cell table:number-columns-repeated="7"/>
          <table:table-cell table:formula="of:=CONCATENATE([.$K$1];[.B445];&quot;, '&quot;;[.C445];&quot;');&quot;)" office:value-type="string" office:string-value="INSERT INTO district (district_number, district_name) VALUES (4144, 'GREEN ISLE COMMUNITY SCHOOL');" calcext:value-type="string">
            <text:p>INSERT INTO district (district_number, district_name) VALUES (4144, 'GREEN ISLE COMMUNITY SCHOOL');</text:p>
          </table:table-cell>
        </table:table-row>
        <table:table-row table:style-name="ro1">
          <table:table-cell/>
          <table:table-cell office:value-type="string" calcext:value-type="string">
            <text:p>4146</text:p>
          </table:table-cell>
          <table:table-cell office:value-type="string" calcext:value-type="string">
            <text:p>NORTHERN LIGHTS COMMUNITY SCHOOL</text:p>
          </table:table-cell>
          <table:table-cell table:number-columns-repeated="7"/>
          <table:table-cell table:formula="of:=CONCATENATE([.$K$1];[.B446];&quot;, '&quot;;[.C446];&quot;');&quot;)" office:value-type="string" office:string-value="INSERT INTO district (district_number, district_name) VALUES (4145, 'BIRCH GROVE COMMUNITY SCHOOL');" calcext:value-type="string">
            <text:p>INSERT INTO district (district_number, district_name) VALUES (4145, 'BIRCH GROVE COMMUNITY SCHOOL');</text:p>
          </table:table-cell>
        </table:table-row>
        <table:table-row table:style-name="ro1">
          <table:table-cell/>
          <table:table-cell office:value-type="string" calcext:value-type="string">
            <text:p>4150</text:p>
          </table:table-cell>
          <table:table-cell office:value-type="string" calcext:value-type="string">
            <text:p>MINNESOTA ONLINE HIGH SCHOOL</text:p>
          </table:table-cell>
          <table:table-cell table:number-columns-repeated="7"/>
          <table:table-cell table:formula="of:=CONCATENATE([.$K$1];[.B447];&quot;, '&quot;;[.C447];&quot;');&quot;)" office:value-type="string" office:string-value="INSERT INTO district (district_number, district_name) VALUES (4146, 'NORTHERN LIGHTS COMMUNITY SCHOOL');" calcext:value-type="string">
            <text:p>INSERT INTO district (district_number, district_name) VALUES (4146, 'NORTHERN LIGHTS COMMUNITY SCHOOL');</text:p>
          </table:table-cell>
        </table:table-row>
        <table:table-row table:style-name="ro1">
          <table:table-cell/>
          <table:table-cell office:value-type="string" calcext:value-type="string">
            <text:p>4151</text:p>
          </table:table-cell>
          <table:table-cell office:value-type="string" calcext:value-type="string">
            <text:p>EDVISIONS OFF CAMPUS SCHOOL</text:p>
          </table:table-cell>
          <table:table-cell table:number-columns-repeated="7"/>
          <table:table-cell table:formula="of:=CONCATENATE([.$K$1];[.B448];&quot;, '&quot;;[.C448];&quot;');&quot;)" office:value-type="string" office:string-value="INSERT INTO district (district_number, district_name) VALUES (4150, 'MINNESOTA ONLINE HIGH SCHOOL');" calcext:value-type="string">
            <text:p>INSERT INTO district (district_number, district_name) VALUES (4150, 'MINNESOTA ONLINE HIGH SCHOOL');</text:p>
          </table:table-cell>
        </table:table-row>
        <table:table-row table:style-name="ro1">
          <table:table-cell/>
          <table:table-cell office:value-type="string" calcext:value-type="string">
            <text:p>4152</text:p>
          </table:table-cell>
          <table:table-cell office:value-type="string" calcext:value-type="string">
            <text:p>TWIN CITIES GERMAN IMMERSION CHTR</text:p>
          </table:table-cell>
          <table:table-cell table:number-columns-repeated="7"/>
          <table:table-cell table:formula="of:=CONCATENATE([.$K$1];[.B449];&quot;, '&quot;;[.C449];&quot;');&quot;)" office:value-type="string" office:string-value="INSERT INTO district (district_number, district_name) VALUES (4151, 'EDVISIONS OFF CAMPUS SCHOOL');" calcext:value-type="string">
            <text:p>INSERT INTO district (district_number, district_name) VALUES (4151, 'EDVISIONS OFF CAMPUS SCHOOL');</text:p>
          </table:table-cell>
        </table:table-row>
        <table:table-row table:style-name="ro1">
          <table:table-cell/>
          <table:table-cell office:value-type="string" calcext:value-type="string">
            <text:p>4153</text:p>
          </table:table-cell>
          <table:table-cell office:value-type="string" calcext:value-type="string">
            <text:p>MIDWAY STAR ACADEMY</text:p>
          </table:table-cell>
          <table:table-cell table:number-columns-repeated="7"/>
          <table:table-cell table:formula="of:=CONCATENATE([.$K$1];[.B450];&quot;, '&quot;;[.C450];&quot;');&quot;)" office:value-type="string" office:string-value="INSERT INTO district (district_number, district_name) VALUES (4152, 'TWIN CITIES GERMAN IMMERSION CHTR');" calcext:value-type="string">
            <text:p>INSERT INTO district (district_number, district_name) VALUES (4152, 'TWIN CITIES GERMAN IMMERSION CHTR');</text:p>
          </table:table-cell>
        </table:table-row>
        <table:table-row table:style-name="ro1">
          <table:table-cell/>
          <table:table-cell office:value-type="string" calcext:value-type="string">
            <text:p>4155</text:p>
          </table:table-cell>
          <table:table-cell office:value-type="string" calcext:value-type="string">
            <text:p>NAYTAHWAUSH COMMUNITY SCHOOL</text:p>
          </table:table-cell>
          <table:table-cell table:number-columns-repeated="7"/>
          <table:table-cell table:formula="of:=CONCATENATE([.$K$1];[.B451];&quot;, '&quot;;[.C451];&quot;');&quot;)" office:value-type="string" office:string-value="INSERT INTO district (district_number, district_name) VALUES (4153, 'MIDWAY STAR ACADEMY');" calcext:value-type="string">
            <text:p>INSERT INTO district (district_number, district_name) VALUES (4153, 'MIDWAY STAR ACADEMY');</text:p>
          </table:table-cell>
        </table:table-row>
        <table:table-row table:style-name="ro1">
          <table:table-cell/>
          <table:table-cell office:value-type="string" calcext:value-type="string">
            <text:p>4159</text:p>
          </table:table-cell>
          <table:table-cell office:value-type="string" calcext:value-type="string">
            <text:p>SEVEN HILLS PREPARATORY ACADEMY</text:p>
          </table:table-cell>
          <table:table-cell table:number-columns-repeated="7"/>
          <table:table-cell table:formula="of:=CONCATENATE([.$K$1];[.B452];&quot;, '&quot;;[.C452];&quot;');&quot;)" office:value-type="string" office:string-value="INSERT INTO district (district_number, district_name) VALUES (4155, 'NAYTAHWAUSH COMMUNITY SCHOOL');" calcext:value-type="string">
            <text:p>INSERT INTO district (district_number, district_name) VALUES (4155, 'NAYTAHWAUSH COMMUNITY SCHOOL');</text:p>
          </table:table-cell>
        </table:table-row>
        <table:table-row table:style-name="ro1">
          <table:table-cell/>
          <table:table-cell office:value-type="string" calcext:value-type="string">
            <text:p>4160</text:p>
          </table:table-cell>
          <table:table-cell office:value-type="string" calcext:value-type="string">
            <text:p>SPECTRUM HIGH SCHOOL</text:p>
          </table:table-cell>
          <table:table-cell table:number-columns-repeated="7"/>
          <table:table-cell table:formula="of:=CONCATENATE([.$K$1];[.B453];&quot;, '&quot;;[.C453];&quot;');&quot;)" office:value-type="string" office:string-value="INSERT INTO district (district_number, district_name) VALUES (4159, 'SEVEN HILLS PREPARATORY ACADEMY');" calcext:value-type="string">
            <text:p>INSERT INTO district (district_number, district_name) VALUES (4159, 'SEVEN HILLS PREPARATORY ACADEMY');</text:p>
          </table:table-cell>
        </table:table-row>
        <table:table-row table:style-name="ro1">
          <table:table-cell/>
          <table:table-cell office:value-type="string" calcext:value-type="string">
            <text:p>4161</text:p>
          </table:table-cell>
          <table:table-cell office:value-type="string" calcext:value-type="string">
            <text:p>NEW DISCOVERIES MONTESSORI ACADEMY</text:p>
          </table:table-cell>
          <table:table-cell table:number-columns-repeated="7"/>
          <table:table-cell table:formula="of:=CONCATENATE([.$K$1];[.B454];&quot;, '&quot;;[.C454];&quot;');&quot;)" office:value-type="string" office:string-value="INSERT INTO district (district_number, district_name) VALUES (4160, 'SPECTRUM HIGH SCHOOL');" calcext:value-type="string">
            <text:p>INSERT INTO district (district_number, district_name) VALUES (4160, 'SPECTRUM HIGH SCHOOL');</text:p>
          </table:table-cell>
        </table:table-row>
        <table:table-row table:style-name="ro1">
          <table:table-cell/>
          <table:table-cell office:value-type="string" calcext:value-type="string">
            <text:p>4162</text:p>
          </table:table-cell>
          <table:table-cell office:value-type="string" calcext:value-type="string">
            <text:p>SOUTHSIDE FAMILY CHARTER SCHOOL</text:p>
          </table:table-cell>
          <table:table-cell table:number-columns-repeated="7"/>
          <table:table-cell table:formula="of:=CONCATENATE([.$K$1];[.B455];&quot;, '&quot;;[.C455];&quot;');&quot;)" office:value-type="string" office:string-value="INSERT INTO district (district_number, district_name) VALUES (4161, 'NEW DISCOVERIES MONTESSORI ACADEMY');" calcext:value-type="string">
            <text:p>INSERT INTO district (district_number, district_name) VALUES (4161, 'NEW DISCOVERIES MONTESSORI ACADEMY');</text:p>
          </table:table-cell>
        </table:table-row>
        <table:table-row table:style-name="ro1">
          <table:table-cell/>
          <table:table-cell office:value-type="string" calcext:value-type="string">
            <text:p>4163</text:p>
          </table:table-cell>
          <table:table-cell office:value-type="string" calcext:value-type="string">
            <text:p>LEARNING FOR LEADERSHIP CHARTER</text:p>
          </table:table-cell>
          <table:table-cell table:number-columns-repeated="7"/>
          <table:table-cell table:formula="of:=CONCATENATE([.$K$1];[.B456];&quot;, '&quot;;[.C456];&quot;');&quot;)" office:value-type="string" office:string-value="INSERT INTO district (district_number, district_name) VALUES (4162, 'SOUTHSIDE FAMILY CHARTER SCHOOL');" calcext:value-type="string">
            <text:p>INSERT INTO district (district_number, district_name) VALUES (4162, 'SOUTHSIDE FAMILY CHARTER SCHOOL');</text:p>
          </table:table-cell>
        </table:table-row>
        <table:table-row table:style-name="ro1">
          <table:table-cell/>
          <table:table-cell office:value-type="string" calcext:value-type="string">
            <text:p>4164</text:p>
          </table:table-cell>
          <table:table-cell office:value-type="string" calcext:value-type="string">
            <text:p>LAURA JEFFREY ACADEMY CHARTER</text:p>
          </table:table-cell>
          <table:table-cell table:number-columns-repeated="7"/>
          <table:table-cell table:formula="of:=CONCATENATE([.$K$1];[.B457];&quot;, '&quot;;[.C457];&quot;');&quot;)" office:value-type="string" office:string-value="INSERT INTO district (district_number, district_name) VALUES (4163, 'LEARNING FOR LEADERSHIP CHARTER');" calcext:value-type="string">
            <text:p>INSERT INTO district (district_number, district_name) VALUES (4163, 'LEARNING FOR LEADERSHIP CHARTER');</text:p>
          </table:table-cell>
        </table:table-row>
        <table:table-row table:style-name="ro1">
          <table:table-cell/>
          <table:table-cell office:value-type="string" calcext:value-type="string">
            <text:p>4166</text:p>
          </table:table-cell>
          <table:table-cell office:value-type="string" calcext:value-type="string">
            <text:p>EAST RANGE ACADEMY OF TECH-SCIENCE</text:p>
          </table:table-cell>
          <table:table-cell table:number-columns-repeated="7"/>
          <table:table-cell table:formula="of:=CONCATENATE([.$K$1];[.B458];&quot;, '&quot;;[.C458];&quot;');&quot;)" office:value-type="string" office:string-value="INSERT INTO district (district_number, district_name) VALUES (4164, 'LAURA JEFFREY ACADEMY CHARTER');" calcext:value-type="string">
            <text:p>INSERT INTO district (district_number, district_name) VALUES (4164, 'LAURA JEFFREY ACADEMY CHARTER');</text:p>
          </table:table-cell>
        </table:table-row>
        <table:table-row table:style-name="ro1">
          <table:table-cell/>
          <table:table-cell office:value-type="string" calcext:value-type="string">
            <text:p>4167</text:p>
          </table:table-cell>
          <table:table-cell office:value-type="string" calcext:value-type="string">
            <text:p>INTERNATIONAL SPANISH LANGUAGE ACAD</text:p>
          </table:table-cell>
          <table:table-cell table:number-columns-repeated="7"/>
          <table:table-cell table:formula="of:=CONCATENATE([.$K$1];[.B459];&quot;, '&quot;;[.C459];&quot;');&quot;)" office:value-type="string" office:string-value="INSERT INTO district (district_number, district_name) VALUES (4166, 'EAST RANGE ACADEMY OF TECH-SCIENCE');" calcext:value-type="string">
            <text:p>INSERT INTO district (district_number, district_name) VALUES (4166, 'EAST RANGE ACADEMY OF TECH-SCIENCE');</text:p>
          </table:table-cell>
        </table:table-row>
        <table:table-row table:style-name="ro1">
          <table:table-cell/>
          <table:table-cell office:value-type="string" calcext:value-type="string">
            <text:p>4168</text:p>
          </table:table-cell>
          <table:table-cell office:value-type="string" calcext:value-type="string">
            <text:p>GLACIAL HILLS ELEMENTARY</text:p>
          </table:table-cell>
          <table:table-cell table:number-columns-repeated="7"/>
          <table:table-cell table:formula="of:=CONCATENATE([.$K$1];[.B460];&quot;, '&quot;;[.C460];&quot;');&quot;)" office:value-type="string" office:string-value="INSERT INTO district (district_number, district_name) VALUES (4167, 'INTERNATIONAL SPANISH LANGUAGE ACAD');" calcext:value-type="string">
            <text:p>INSERT INTO district (district_number, district_name) VALUES (4167, 'INTERNATIONAL SPANISH LANGUAGE ACAD');</text:p>
          </table:table-cell>
        </table:table-row>
        <table:table-row table:style-name="ro1">
          <table:table-cell/>
          <table:table-cell office:value-type="string" calcext:value-type="string">
            <text:p>4169</text:p>
          </table:table-cell>
          <table:table-cell office:value-type="string" calcext:value-type="string">
            <text:p>STONEBRIDGE COMMUNITY SCHOOL</text:p>
          </table:table-cell>
          <table:table-cell table:number-columns-repeated="7"/>
          <table:table-cell table:formula="of:=CONCATENATE([.$K$1];[.B461];&quot;, '&quot;;[.C461];&quot;');&quot;)" office:value-type="string" office:string-value="INSERT INTO district (district_number, district_name) VALUES (4168, 'GLACIAL HILLS ELEMENTARY');" calcext:value-type="string">
            <text:p>INSERT INTO district (district_number, district_name) VALUES (4168, 'GLACIAL HILLS ELEMENTARY');</text:p>
          </table:table-cell>
        </table:table-row>
        <table:table-row table:style-name="ro1">
          <table:table-cell/>
          <table:table-cell office:value-type="string" calcext:value-type="string">
            <text:p>4170</text:p>
          </table:table-cell>
          <table:table-cell office:value-type="string" calcext:value-type="string">
            <text:p>HIAWATHA LEADERSHIP ACADEMY</text:p>
          </table:table-cell>
          <table:table-cell table:number-columns-repeated="7"/>
          <table:table-cell table:formula="of:=CONCATENATE([.$K$1];[.B462];&quot;, '&quot;;[.C462];&quot;');&quot;)" office:value-type="string" office:string-value="INSERT INTO district (district_number, district_name) VALUES (4169, 'STONEBRIDGE COMMUNITY SCHOOL');" calcext:value-type="string">
            <text:p>INSERT INTO district (district_number, district_name) VALUES (4169, 'STONEBRIDGE COMMUNITY SCHOOL');</text:p>
          </table:table-cell>
        </table:table-row>
        <table:table-row table:style-name="ro1">
          <table:table-cell/>
          <table:table-cell office:value-type="string" calcext:value-type="string">
            <text:p>4171</text:p>
          </table:table-cell>
          <table:table-cell office:value-type="string" calcext:value-type="string">
            <text:p>NOBLE ACADEMY</text:p>
          </table:table-cell>
          <table:table-cell table:number-columns-repeated="7"/>
          <table:table-cell table:formula="of:=CONCATENATE([.$K$1];[.B463];&quot;, '&quot;;[.C463];&quot;');&quot;)" office:value-type="string" office:string-value="INSERT INTO district (district_number, district_name) VALUES (4170, 'HIAWATHA LEADERSHIP ACADEMY');" calcext:value-type="string">
            <text:p>INSERT INTO district (district_number, district_name) VALUES (4170, 'HIAWATHA LEADERSHIP ACADEMY');</text:p>
          </table:table-cell>
        </table:table-row>
        <table:table-row table:style-name="ro1">
          <table:table-cell/>
          <table:table-cell office:value-type="string" calcext:value-type="string">
            <text:p>4172</text:p>
          </table:table-cell>
          <table:table-cell office:value-type="string" calcext:value-type="string">
            <text:p>CLARKFIELD CHARTER SCHOOL</text:p>
          </table:table-cell>
          <table:table-cell table:number-columns-repeated="7"/>
          <table:table-cell table:formula="of:=CONCATENATE([.$K$1];[.B464];&quot;, '&quot;;[.C464];&quot;');&quot;)" office:value-type="string" office:string-value="INSERT INTO district (district_number, district_name) VALUES (4171, 'NOBLE ACADEMY');" calcext:value-type="string">
            <text:p>INSERT INTO district (district_number, district_name) VALUES (4171, 'NOBLE ACADEMY');</text:p>
          </table:table-cell>
        </table:table-row>
        <table:table-row table:style-name="ro1">
          <table:table-cell/>
          <table:table-cell office:value-type="string" calcext:value-type="string">
            <text:p>4173</text:p>
          </table:table-cell>
          <table:table-cell office:value-type="string" calcext:value-type="string">
            <text:p>METRO TECH ACADEMY</text:p>
          </table:table-cell>
          <table:table-cell table:number-columns-repeated="7"/>
          <table:table-cell table:formula="of:=CONCATENATE([.$K$1];[.B465];&quot;, '&quot;;[.C465];&quot;');&quot;)" office:value-type="string" office:string-value="INSERT INTO district (district_number, district_name) VALUES (4172, 'CLARKFIELD CHARTER SCHOOL');" calcext:value-type="string">
            <text:p>INSERT INTO district (district_number, district_name) VALUES (4172, 'CLARKFIELD CHARTER SCHOOL');</text:p>
          </table:table-cell>
        </table:table-row>
        <table:table-row table:style-name="ro1">
          <table:table-cell/>
          <table:table-cell office:value-type="string" calcext:value-type="string">
            <text:p>4174</text:p>
          </table:table-cell>
          <table:table-cell office:value-type="string" calcext:value-type="string">
            <text:p>PINE GROVE LEADERSHIP ACADEMY</text:p>
          </table:table-cell>
          <table:table-cell table:number-columns-repeated="7"/>
          <table:table-cell table:formula="of:=CONCATENATE([.$K$1];[.B466];&quot;, '&quot;;[.C466];&quot;');&quot;)" office:value-type="string" office:string-value="INSERT INTO district (district_number, district_name) VALUES (4173, 'METRO TECH ACADEMY');" calcext:value-type="string">
            <text:p>INSERT INTO district (district_number, district_name) VALUES (4173, 'METRO TECH ACADEMY');</text:p>
          </table:table-cell>
        </table:table-row>
        <table:table-row table:style-name="ro1">
          <table:table-cell/>
          <table:table-cell office:value-type="string" calcext:value-type="string">
            <text:p>4177</text:p>
          </table:table-cell>
          <table:table-cell office:value-type="string" calcext:value-type="string">
            <text:p>MINISINAAKWAANG LEADERSHIP ACADEMY</text:p>
          </table:table-cell>
          <table:table-cell table:number-columns-repeated="7"/>
          <table:table-cell table:formula="of:=CONCATENATE([.$K$1];[.B467];&quot;, '&quot;;[.C467];&quot;');&quot;)" office:value-type="string" office:string-value="INSERT INTO district (district_number, district_name) VALUES (4174, 'PINE GROVE LEADERSHIP ACADEMY');" calcext:value-type="string">
            <text:p>INSERT INTO district (district_number, district_name) VALUES (4174, 'PINE GROVE LEADERSHIP ACADEMY');</text:p>
          </table:table-cell>
        </table:table-row>
        <table:table-row table:style-name="ro1">
          <table:table-cell/>
          <table:table-cell office:value-type="string" calcext:value-type="string">
            <text:p>4178</text:p>
          </table:table-cell>
          <table:table-cell office:value-type="string" calcext:value-type="string">
            <text:p>LINCOLN INTERNATIONAL HIGH SCHOOL</text:p>
          </table:table-cell>
          <table:table-cell table:number-columns-repeated="7"/>
          <table:table-cell table:formula="of:=CONCATENATE([.$K$1];[.B468];&quot;, '&quot;;[.C468];&quot;');&quot;)" office:value-type="string" office:string-value="INSERT INTO district (district_number, district_name) VALUES (4177, 'MINISINAAKWAANG LEADERSHIP ACADEMY');" calcext:value-type="string">
            <text:p>INSERT INTO district (district_number, district_name) VALUES (4177, 'MINISINAAKWAANG LEADERSHIP ACADEMY');</text:p>
          </table:table-cell>
        </table:table-row>
        <table:table-row table:style-name="ro1">
          <table:table-cell/>
          <table:table-cell office:value-type="string" calcext:value-type="string">
            <text:p>4180</text:p>
          </table:table-cell>
          <table:table-cell office:value-type="string" calcext:value-type="string">
            <text:p>EMILY O. GOODRIDGE-GREY ACCELERATED</text:p>
          </table:table-cell>
          <table:table-cell table:number-columns-repeated="7"/>
          <table:table-cell table:formula="of:=CONCATENATE([.$K$1];[.B469];&quot;, '&quot;;[.C469];&quot;');&quot;)" office:value-type="string" office:string-value="INSERT INTO district (district_number, district_name) VALUES (4178, 'LINCOLN INTERNATIONAL HIGH SCHOOL');" calcext:value-type="string">
            <text:p>INSERT INTO district (district_number, district_name) VALUES (4178, 'LINCOLN INTERNATIONAL HIGH SCHOOL');</text:p>
          </table:table-cell>
        </table:table-row>
        <table:table-row table:style-name="ro1">
          <table:table-cell/>
          <table:table-cell office:value-type="string" calcext:value-type="string">
            <text:p>4181</text:p>
          </table:table-cell>
          <table:table-cell office:value-type="string" calcext:value-type="string">
            <text:p>COMMUNITY SCHOOL OF EXCELLENCE</text:p>
          </table:table-cell>
          <table:table-cell table:number-columns-repeated="7"/>
          <table:table-cell table:formula="of:=CONCATENATE([.$K$1];[.B470];&quot;, '&quot;;[.C470];&quot;');&quot;)" office:value-type="string" office:string-value="INSERT INTO district (district_number, district_name) VALUES (4180, 'EMILY O. GOODRIDGE-GREY ACCELERATED');" calcext:value-type="string">
            <text:p>INSERT INTO district (district_number, district_name) VALUES (4180, 'EMILY O. GOODRIDGE-GREY ACCELERATED');</text:p>
          </table:table-cell>
        </table:table-row>
        <table:table-row table:style-name="ro1">
          <table:table-cell/>
          <table:table-cell office:value-type="string" calcext:value-type="string">
            <text:p>4182</text:p>
          </table:table-cell>
          <table:table-cell office:value-type="string" calcext:value-type="string">
            <text:p>QUEST ACADEMY</text:p>
          </table:table-cell>
          <table:table-cell table:number-columns-repeated="7"/>
          <table:table-cell table:formula="of:=CONCATENATE([.$K$1];[.B471];&quot;, '&quot;;[.C471];&quot;');&quot;)" office:value-type="string" office:string-value="INSERT INTO district (district_number, district_name) VALUES (4181, 'COMMUNITY SCHOOL OF EXCELLENCE');" calcext:value-type="string">
            <text:p>INSERT INTO district (district_number, district_name) VALUES (4181, 'COMMUNITY SCHOOL OF EXCELLENCE');</text:p>
          </table:table-cell>
        </table:table-row>
        <table:table-row table:style-name="ro1">
          <table:table-cell/>
          <table:table-cell office:value-type="string" calcext:value-type="string">
            <text:p>4183</text:p>
          </table:table-cell>
          <table:table-cell office:value-type="string" calcext:value-type="string">
            <text:p>LIONSGATE ACADEMY</text:p>
          </table:table-cell>
          <table:table-cell table:number-columns-repeated="7"/>
          <table:table-cell table:formula="of:=CONCATENATE([.$K$1];[.B472];&quot;, '&quot;;[.C472];&quot;');&quot;)" office:value-type="string" office:string-value="INSERT INTO district (district_number, district_name) VALUES (4182, 'QUEST ACADEMY');" calcext:value-type="string">
            <text:p>INSERT INTO district (district_number, district_name) VALUES (4182, 'QUEST ACADEMY');</text:p>
          </table:table-cell>
        </table:table-row>
        <table:table-row table:style-name="ro1">
          <table:table-cell/>
          <table:table-cell office:value-type="string" calcext:value-type="string">
            <text:p>4184</text:p>
          </table:table-cell>
          <table:table-cell office:value-type="string" calcext:value-type="string">
            <text:p>ASPEN ACADEMY</text:p>
          </table:table-cell>
          <table:table-cell table:number-columns-repeated="7"/>
          <table:table-cell table:formula="of:=CONCATENATE([.$K$1];[.B473];&quot;, '&quot;;[.C473];&quot;');&quot;)" office:value-type="string" office:string-value="INSERT INTO district (district_number, district_name) VALUES (4183, 'LIONSGATE ACADEMY');" calcext:value-type="string">
            <text:p>INSERT INTO district (district_number, district_name) VALUES (4183, 'LIONSGATE ACADEMY');</text:p>
          </table:table-cell>
        </table:table-row>
        <table:table-row table:style-name="ro1">
          <table:table-cell/>
          <table:table-cell office:value-type="string" calcext:value-type="string">
            <text:p>4185</text:p>
          </table:table-cell>
          <table:table-cell office:value-type="string" calcext:value-type="string">
            <text:p>DAVINCI ACADEMY</text:p>
          </table:table-cell>
          <table:table-cell table:number-columns-repeated="7"/>
          <table:table-cell table:formula="of:=CONCATENATE([.$K$1];[.B474];&quot;, '&quot;;[.C474];&quot;');&quot;)" office:value-type="string" office:string-value="INSERT INTO district (district_number, district_name) VALUES (4184, 'ASPEN ACADEMY');" calcext:value-type="string">
            <text:p>INSERT INTO district (district_number, district_name) VALUES (4184, 'ASPEN ACADEMY');</text:p>
          </table:table-cell>
        </table:table-row>
        <table:table-row table:style-name="ro1">
          <table:table-cell/>
          <table:table-cell office:value-type="string" calcext:value-type="string">
            <text:p>4186</text:p>
          </table:table-cell>
          <table:table-cell office:value-type="string" calcext:value-type="string">
            <text:p>GLOBAL ACADEMY</text:p>
          </table:table-cell>
          <table:table-cell table:number-columns-repeated="7"/>
          <table:table-cell table:formula="of:=CONCATENATE([.$K$1];[.B475];&quot;, '&quot;;[.C475];&quot;');&quot;)" office:value-type="string" office:string-value="INSERT INTO district (district_number, district_name) VALUES (4185, 'DAVINCI ACADEMY');" calcext:value-type="string">
            <text:p>INSERT INTO district (district_number, district_name) VALUES (4185, 'DAVINCI ACADEMY');</text:p>
          </table:table-cell>
        </table:table-row>
        <table:table-row table:style-name="ro1">
          <table:table-cell/>
          <table:table-cell office:value-type="string" calcext:value-type="string">
            <text:p>4187</text:p>
          </table:table-cell>
          <table:table-cell office:value-type="string" calcext:value-type="string">
            <text:p>NATURAL SCIENCE ACADEMY</text:p>
          </table:table-cell>
          <table:table-cell table:number-columns-repeated="7"/>
          <table:table-cell table:formula="of:=CONCATENATE([.$K$1];[.B476];&quot;, '&quot;;[.C476];&quot;');&quot;)" office:value-type="string" office:string-value="INSERT INTO district (district_number, district_name) VALUES (4186, 'GLOBAL ACADEMY');" calcext:value-type="string">
            <text:p>INSERT INTO district (district_number, district_name) VALUES (4186, 'GLOBAL ACADEMY');</text:p>
          </table:table-cell>
        </table:table-row>
        <table:table-row table:style-name="ro1">
          <table:table-cell/>
          <table:table-cell office:value-type="string" calcext:value-type="string">
            <text:p>4188</text:p>
          </table:table-cell>
          <table:table-cell office:value-type="string" calcext:value-type="string">
            <text:p>COLOGNE ACADEMY</text:p>
          </table:table-cell>
          <table:table-cell table:number-columns-repeated="7"/>
          <table:table-cell table:formula="of:=CONCATENATE([.$K$1];[.B477];&quot;, '&quot;;[.C477];&quot;');&quot;)" office:value-type="string" office:string-value="INSERT INTO district (district_number, district_name) VALUES (4187, 'NATURAL SCIENCE ACADEMY');" calcext:value-type="string">
            <text:p>INSERT INTO district (district_number, district_name) VALUES (4187, 'NATURAL SCIENCE ACADEMY');</text:p>
          </table:table-cell>
        </table:table-row>
        <table:table-row table:style-name="ro1">
          <table:table-cell/>
          <table:table-cell office:value-type="string" calcext:value-type="string">
            <text:p>4189</text:p>
          </table:table-cell>
          <table:table-cell office:value-type="string" calcext:value-type="string">
            <text:p>BRIGHT WATER ELEMENTARY</text:p>
          </table:table-cell>
          <table:table-cell table:number-columns-repeated="7"/>
          <table:table-cell table:formula="of:=CONCATENATE([.$K$1];[.B478];&quot;, '&quot;;[.C478];&quot;');&quot;)" office:value-type="string" office:string-value="INSERT INTO district (district_number, district_name) VALUES (4188, 'COLOGNE ACADEMY');" calcext:value-type="string">
            <text:p>INSERT INTO district (district_number, district_name) VALUES (4188, 'COLOGNE ACADEMY');</text:p>
          </table:table-cell>
        </table:table-row>
        <table:table-row table:style-name="ro1">
          <table:table-cell/>
          <table:table-cell office:value-type="string" calcext:value-type="string">
            <text:p>4190</text:p>
          </table:table-cell>
          <table:table-cell office:value-type="string" calcext:value-type="string">
            <text:p>RIVERS EDGE ACADEMY</text:p>
          </table:table-cell>
          <table:table-cell table:number-columns-repeated="7"/>
          <table:table-cell table:formula="of:=CONCATENATE([.$K$1];[.B479];&quot;, '&quot;;[.C479];&quot;');&quot;)" office:value-type="string" office:string-value="INSERT INTO district (district_number, district_name) VALUES (4189, 'BRIGHT WATER ELEMENTARY');" calcext:value-type="string">
            <text:p>INSERT INTO district (district_number, district_name) VALUES (4189, 'BRIGHT WATER ELEMENTARY');</text:p>
          </table:table-cell>
        </table:table-row>
        <table:table-row table:style-name="ro1">
          <table:table-cell/>
          <table:table-cell office:value-type="string" calcext:value-type="string">
            <text:p>4191</text:p>
          </table:table-cell>
          <table:table-cell office:value-type="string" calcext:value-type="string">
            <text:p>KIPP MINNESOTA CHARTER SCHOOL</text:p>
          </table:table-cell>
          <table:table-cell table:number-columns-repeated="7"/>
          <table:table-cell table:formula="of:=CONCATENATE([.$K$1];[.B480];&quot;, '&quot;;[.C480];&quot;');&quot;)" office:value-type="string" office:string-value="INSERT INTO district (district_number, district_name) VALUES (4190, 'RIVERS EDGE ACADEMY');" calcext:value-type="string">
            <text:p>INSERT INTO district (district_number, district_name) VALUES (4190, 'RIVERS EDGE ACADEMY');</text:p>
          </table:table-cell>
        </table:table-row>
        <table:table-row table:style-name="ro1">
          <table:table-cell/>
          <table:table-cell office:value-type="string" calcext:value-type="string">
            <text:p>4192</text:p>
          </table:table-cell>
          <table:table-cell office:value-type="string" calcext:value-type="string">
            <text:p>BEST ACADEMY</text:p>
          </table:table-cell>
          <table:table-cell table:number-columns-repeated="7"/>
          <table:table-cell table:formula="of:=CONCATENATE([.$K$1];[.B481];&quot;, '&quot;;[.C481];&quot;');&quot;)" office:value-type="string" office:string-value="INSERT INTO district (district_number, district_name) VALUES (4191, 'KIPP MINNESOTA CHARTER SCHOOL');" calcext:value-type="string">
            <text:p>INSERT INTO district (district_number, district_name) VALUES (4191, 'KIPP MINNESOTA CHARTER SCHOOL');</text:p>
          </table:table-cell>
        </table:table-row>
        <table:table-row table:style-name="ro1">
          <table:table-cell/>
          <table:table-cell office:value-type="string" calcext:value-type="string">
            <text:p>4193</text:p>
          </table:table-cell>
          <table:table-cell office:value-type="string" calcext:value-type="string">
            <text:p>COLLEGE PREPARATORY ELEMENTARY</text:p>
          </table:table-cell>
          <table:table-cell table:number-columns-repeated="7"/>
          <table:table-cell table:formula="of:=CONCATENATE([.$K$1];[.B482];&quot;, '&quot;;[.C482];&quot;');&quot;)" office:value-type="string" office:string-value="INSERT INTO district (district_number, district_name) VALUES (4192, 'BEST ACADEMY');" calcext:value-type="string">
            <text:p>INSERT INTO district (district_number, district_name) VALUES (4192, 'BEST ACADEMY');</text:p>
          </table:table-cell>
        </table:table-row>
        <table:table-row table:style-name="ro1">
          <table:table-cell/>
          <table:table-cell office:value-type="string" calcext:value-type="string">
            <text:p>4194</text:p>
          </table:table-cell>
          <table:table-cell office:value-type="string" calcext:value-type="string">
            <text:p>CANNON RIVER STEM SCHOOL</text:p>
          </table:table-cell>
          <table:table-cell table:number-columns-repeated="7"/>
          <table:table-cell table:formula="of:=CONCATENATE([.$K$1];[.B483];&quot;, '&quot;;[.C483];&quot;');&quot;)" office:value-type="string" office:string-value="INSERT INTO district (district_number, district_name) VALUES (4193, 'COLLEGE PREPARATORY ELEMENTARY');" calcext:value-type="string">
            <text:p>INSERT INTO district (district_number, district_name) VALUES (4193, 'COLLEGE PREPARATORY ELEMENTARY');</text:p>
          </table:table-cell>
        </table:table-row>
        <table:table-row table:style-name="ro1">
          <table:table-cell/>
          <table:table-cell office:value-type="string" calcext:value-type="string">
            <text:p>4195</text:p>
          </table:table-cell>
          <table:table-cell office:value-type="string" calcext:value-type="string">
            <text:p>OSHKI OGIMAAG CHARTER SCHOOL</text:p>
          </table:table-cell>
          <table:table-cell table:number-columns-repeated="7"/>
          <table:table-cell table:formula="of:=CONCATENATE([.$K$1];[.B484];&quot;, '&quot;;[.C484];&quot;');&quot;)" office:value-type="string" office:string-value="INSERT INTO district (district_number, district_name) VALUES (4194, 'CANNON RIVER STEM SCHOOL');" calcext:value-type="string">
            <text:p>INSERT INTO district (district_number, district_name) VALUES (4194, 'CANNON RIVER STEM SCHOOL');</text:p>
          </table:table-cell>
        </table:table-row>
        <table:table-row table:style-name="ro1">
          <table:table-cell/>
          <table:table-cell office:value-type="string" calcext:value-type="string">
            <text:p>4197</text:p>
          </table:table-cell>
          <table:table-cell office:value-type="string" calcext:value-type="string">
            <text:p>ACADEMY OF NORTH MINNEAPOLIS</text:p>
          </table:table-cell>
          <table:table-cell table:number-columns-repeated="7"/>
          <table:table-cell table:formula="of:=CONCATENATE([.$K$1];[.B485];&quot;, '&quot;;[.C485];&quot;');&quot;)" office:value-type="string" office:string-value="INSERT INTO district (district_number, district_name) VALUES (4195, 'OSHKI OGIMAAG CHARTER SCHOOL');" calcext:value-type="string">
            <text:p>INSERT INTO district (district_number, district_name) VALUES (4195, 'OSHKI OGIMAAG CHARTER SCHOOL');</text:p>
          </table:table-cell>
        </table:table-row>
        <table:table-row table:style-name="ro1">
          <table:table-cell/>
          <table:table-cell office:value-type="string" calcext:value-type="string">
            <text:p>4198</text:p>
          </table:table-cell>
          <table:table-cell office:value-type="string" calcext:value-type="string">
            <text:p>DISCOVERY WOODS MONTESSORI SCHOOL</text:p>
          </table:table-cell>
          <table:table-cell table:number-columns-repeated="7"/>
          <table:table-cell table:formula="of:=CONCATENATE([.$K$1];[.B486];&quot;, '&quot;;[.C486];&quot;');&quot;)" office:value-type="string" office:string-value="INSERT INTO district (district_number, district_name) VALUES (4197, 'ACADEMY OF NORTH MINNEAPOLIS');" calcext:value-type="string">
            <text:p>INSERT INTO district (district_number, district_name) VALUES (4197, 'ACADEMY OF NORTH MINNEAPOLIS');</text:p>
          </table:table-cell>
        </table:table-row>
        <table:table-row table:style-name="ro1">
          <table:table-cell/>
          <table:table-cell office:value-type="string" calcext:value-type="string">
            <text:p>4199</text:p>
          </table:table-cell>
          <table:table-cell office:value-type="string" calcext:value-type="string">
            <text:p>PARNASSUS PREPARATORY CHARTER SCH</text:p>
          </table:table-cell>
          <table:table-cell table:number-columns-repeated="7"/>
          <table:table-cell table:formula="of:=CONCATENATE([.$K$1];[.B487];&quot;, '&quot;;[.C487];&quot;');&quot;)" office:value-type="string" office:string-value="INSERT INTO district (district_number, district_name) VALUES (4198, 'DISCOVERY WOODS MONTESSORI SCHOOL');" calcext:value-type="string">
            <text:p>INSERT INTO district (district_number, district_name) VALUES (4198, 'DISCOVERY WOODS MONTESSORI SCHOOL');</text:p>
          </table:table-cell>
        </table:table-row>
        <table:table-row table:style-name="ro1">
          <table:table-cell/>
          <table:table-cell office:value-type="string" calcext:value-type="string">
            <text:p>4200</text:p>
          </table:table-cell>
          <table:table-cell office:value-type="string" calcext:value-type="string">
            <text:p>STEP ACADEMY CHARTER SCHOOL</text:p>
          </table:table-cell>
          <table:table-cell table:number-columns-repeated="7"/>
          <table:table-cell table:formula="of:=CONCATENATE([.$K$1];[.B488];&quot;, '&quot;;[.C488];&quot;');&quot;)" office:value-type="string" office:string-value="INSERT INTO district (district_number, district_name) VALUES (4199, 'PARNASSUS PREPARATORY CHARTER SCH');" calcext:value-type="string">
            <text:p>INSERT INTO district (district_number, district_name) VALUES (4199, 'PARNASSUS PREPARATORY CHARTER SCH');</text:p>
          </table:table-cell>
        </table:table-row>
        <table:table-row table:style-name="ro1">
          <table:table-cell/>
          <table:table-cell office:value-type="string" calcext:value-type="string">
            <text:p>4201</text:p>
          </table:table-cell>
          <table:table-cell office:value-type="string" calcext:value-type="string">
            <text:p>CORNERSTONE MONTESSORI ELEMENTARY</text:p>
          </table:table-cell>
          <table:table-cell table:number-columns-repeated="7"/>
          <table:table-cell table:formula="of:=CONCATENATE([.$K$1];[.B489];&quot;, '&quot;;[.C489];&quot;');&quot;)" office:value-type="string" office:string-value="INSERT INTO district (district_number, district_name) VALUES (4200, 'STEP ACADEMY CHARTER SCHOOL');" calcext:value-type="string">
            <text:p>INSERT INTO district (district_number, district_name) VALUES (4200, 'STEP ACADEMY CHARTER SCHOOL');</text:p>
          </table:table-cell>
        </table:table-row>
        <table:table-row table:style-name="ro1">
          <table:table-cell/>
          <table:table-cell office:value-type="string" calcext:value-type="string">
            <text:p>4202</text:p>
          </table:table-cell>
          <table:table-cell office:value-type="string" calcext:value-type="string">
            <text:p>MINNESOTA SCHOOL OF SCIENCE</text:p>
          </table:table-cell>
          <table:table-cell table:number-columns-repeated="7"/>
          <table:table-cell table:formula="of:=CONCATENATE([.$K$1];[.B490];&quot;, '&quot;;[.C490];&quot;');&quot;)" office:value-type="string" office:string-value="INSERT INTO district (district_number, district_name) VALUES (4201, 'CORNERSTONE MONTESSORI ELEMENTARY');" calcext:value-type="string">
            <text:p>INSERT INTO district (district_number, district_name) VALUES (4201, 'CORNERSTONE MONTESSORI ELEMENTARY');</text:p>
          </table:table-cell>
        </table:table-row>
        <table:table-row table:style-name="ro1">
          <table:table-cell/>
          <table:table-cell office:value-type="string" calcext:value-type="string">
            <text:p>4203</text:p>
          </table:table-cell>
          <table:table-cell office:value-type="string" calcext:value-type="string">
            <text:p>MINNEAPOLIS COLLEGE PREPARATORY</text:p>
          </table:table-cell>
          <table:table-cell table:number-columns-repeated="7"/>
          <table:table-cell table:formula="of:=CONCATENATE([.$K$1];[.B491];&quot;, '&quot;;[.C491];&quot;');&quot;)" office:value-type="string" office:string-value="INSERT INTO district (district_number, district_name) VALUES (4202, 'MINNESOTA SCHOOL OF SCIENCE');" calcext:value-type="string">
            <text:p>INSERT INTO district (district_number, district_name) VALUES (4202, 'MINNESOTA SCHOOL OF SCIENCE');</text:p>
          </table:table-cell>
        </table:table-row>
        <table:table-row table:style-name="ro1">
          <table:table-cell/>
          <table:table-cell office:value-type="string" calcext:value-type="string">
            <text:p>4204</text:p>
          </table:table-cell>
          <table:table-cell office:value-type="string" calcext:value-type="string">
            <text:p>ROCHESTER STEM ACADEMY</text:p>
          </table:table-cell>
          <table:table-cell table:number-columns-repeated="7"/>
          <table:table-cell table:formula="of:=CONCATENATE([.$K$1];[.B492];&quot;, '&quot;;[.C492];&quot;');&quot;)" office:value-type="string" office:string-value="INSERT INTO district (district_number, district_name) VALUES (4203, 'MINNEAPOLIS COLLEGE PREPARATORY');" calcext:value-type="string">
            <text:p>INSERT INTO district (district_number, district_name) VALUES (4203, 'MINNEAPOLIS COLLEGE PREPARATORY');</text:p>
          </table:table-cell>
        </table:table-row>
        <table:table-row table:style-name="ro1">
          <table:table-cell/>
          <table:table-cell office:value-type="string" calcext:value-type="string">
            <text:p>4205</text:p>
          </table:table-cell>
          <table:table-cell office:value-type="string" calcext:value-type="string">
            <text:p>HENNEPIN ELEMENTARY SCHOOL</text:p>
          </table:table-cell>
          <table:table-cell table:number-columns-repeated="7"/>
          <table:table-cell table:formula="of:=CONCATENATE([.$K$1];[.B493];&quot;, '&quot;;[.C493];&quot;');&quot;)" office:value-type="string" office:string-value="INSERT INTO district (district_number, district_name) VALUES (4204, 'ROCHESTER STEM ACADEMY');" calcext:value-type="string">
            <text:p>INSERT INTO district (district_number, district_name) VALUES (4204, 'ROCHESTER STEM ACADEMY');</text:p>
          </table:table-cell>
        </table:table-row>
        <table:table-row table:style-name="ro1">
          <table:table-cell/>
          <table:table-cell office:value-type="string" calcext:value-type="string">
            <text:p>4207</text:p>
          </table:table-cell>
          <table:table-cell office:value-type="string" calcext:value-type="string">
            <text:p>VERMILION COUNTRY SCHOOL</text:p>
          </table:table-cell>
          <table:table-cell table:number-columns-repeated="7"/>
          <table:table-cell table:formula="of:=CONCATENATE([.$K$1];[.B494];&quot;, '&quot;;[.C494];&quot;');&quot;)" office:value-type="string" office:string-value="INSERT INTO district (district_number, district_name) VALUES (4205, 'HENNEPIN ELEMENTARY SCHOOL');" calcext:value-type="string">
            <text:p>INSERT INTO district (district_number, district_name) VALUES (4205, 'HENNEPIN ELEMENTARY SCHOOL');</text:p>
          </table:table-cell>
        </table:table-row>
        <table:table-row table:style-name="ro1">
          <table:table-cell/>
          <table:table-cell office:value-type="string" calcext:value-type="string">
            <text:p>4208</text:p>
          </table:table-cell>
          <table:table-cell office:value-type="string" calcext:value-type="string">
            <text:p>NASHA SHKOLA CHARTER SCHOOL</text:p>
          </table:table-cell>
          <table:table-cell table:number-columns-repeated="7"/>
          <table:table-cell table:formula="of:=CONCATENATE([.$K$1];[.B495];&quot;, '&quot;;[.C495];&quot;');&quot;)" office:value-type="string" office:string-value="INSERT INTO district (district_number, district_name) VALUES (4207, 'VERMILION COUNTRY SCHOOL');" calcext:value-type="string">
            <text:p>INSERT INTO district (district_number, district_name) VALUES (4207, 'VERMILION COUNTRY SCHOOL');</text:p>
          </table:table-cell>
        </table:table-row>
        <table:table-row table:style-name="ro1">
          <table:table-cell/>
          <table:table-cell office:value-type="string" calcext:value-type="string">
            <text:p>4209</text:p>
          </table:table-cell>
          <table:table-cell office:value-type="string" calcext:value-type="string">
            <text:p>MASTERY SCHOOL</text:p>
          </table:table-cell>
          <table:table-cell table:number-columns-repeated="7"/>
          <table:table-cell table:formula="of:=CONCATENATE([.$K$1];[.B496];&quot;, '&quot;;[.C496];&quot;');&quot;)" office:value-type="string" office:string-value="INSERT INTO district (district_number, district_name) VALUES (4208, 'NASHA SHKOLA CHARTER SCHOOL');" calcext:value-type="string">
            <text:p>INSERT INTO district (district_number, district_name) VALUES (4208, 'NASHA SHKOLA CHARTER SCHOOL');</text:p>
          </table:table-cell>
        </table:table-row>
        <table:table-row table:style-name="ro1">
          <table:table-cell/>
          <table:table-cell office:value-type="string" calcext:value-type="string">
            <text:p>4210</text:p>
          </table:table-cell>
          <table:table-cell office:value-type="string" calcext:value-type="string">
            <text:p>UPPER MISSISSIPPI ACADEMY</text:p>
          </table:table-cell>
          <table:table-cell table:number-columns-repeated="7"/>
          <table:table-cell table:formula="of:=CONCATENATE([.$K$1];[.B497];&quot;, '&quot;;[.C497];&quot;');&quot;)" office:value-type="string" office:string-value="INSERT INTO district (district_number, district_name) VALUES (4209, 'MASTERY SCHOOL');" calcext:value-type="string">
            <text:p>INSERT INTO district (district_number, district_name) VALUES (4209, 'MASTERY SCHOOL');</text:p>
          </table:table-cell>
        </table:table-row>
        <table:table-row table:style-name="ro1">
          <table:table-cell/>
          <table:table-cell office:value-type="string" calcext:value-type="string">
            <text:p>4213</text:p>
          </table:table-cell>
          <table:table-cell office:value-type="string" calcext:value-type="string">
            <text:p>PRODEO ACADEMY</text:p>
          </table:table-cell>
          <table:table-cell table:number-columns-repeated="7"/>
          <table:table-cell table:formula="of:=CONCATENATE([.$K$1];[.B498];&quot;, '&quot;;[.C498];&quot;');&quot;)" office:value-type="string" office:string-value="INSERT INTO district (district_number, district_name) VALUES (4210, 'UPPER MISSISSIPPI ACADEMY');" calcext:value-type="string">
            <text:p>INSERT INTO district (district_number, district_name) VALUES (4210, 'UPPER MISSISSIPPI ACADEMY');</text:p>
          </table:table-cell>
        </table:table-row>
        <table:table-row table:style-name="ro1">
          <table:table-cell/>
          <table:table-cell office:value-type="string" calcext:value-type="string">
            <text:p>4215</text:p>
          </table:table-cell>
          <table:table-cell office:value-type="string" calcext:value-type="string">
            <text:p>SEJONG ACADEMY OF MINNESOTA</text:p>
          </table:table-cell>
          <table:table-cell table:number-columns-repeated="7"/>
          <table:table-cell table:formula="of:=CONCATENATE([.$K$1];[.B499];&quot;, '&quot;;[.C499];&quot;');&quot;)" office:value-type="string" office:string-value="INSERT INTO district (district_number, district_name) VALUES (4213, 'PRODEO ACADEMY');" calcext:value-type="string">
            <text:p>INSERT INTO district (district_number, district_name) VALUES (4213, 'PRODEO ACADEMY');</text:p>
          </table:table-cell>
        </table:table-row>
        <table:table-row table:style-name="ro1">
          <table:table-cell/>
          <table:table-cell office:value-type="string" calcext:value-type="string">
            <text:p>4217</text:p>
          </table:table-cell>
          <table:table-cell office:value-type="string" calcext:value-type="string">
            <text:p>TECHNICAL ACADEMIES OF MINNESOTA</text:p>
          </table:table-cell>
          <table:table-cell table:number-columns-repeated="7"/>
          <table:table-cell table:formula="of:=CONCATENATE([.$K$1];[.B500];&quot;, '&quot;;[.C500];&quot;');&quot;)" office:value-type="string" office:string-value="INSERT INTO district (district_number, district_name) VALUES (4215, 'SEJONG ACADEMY OF MINNESOTA');" calcext:value-type="string">
            <text:p>INSERT INTO district (district_number, district_name) VALUES (4215, 'SEJONG ACADEMY OF MINNESOTA');</text:p>
          </table:table-cell>
        </table:table-row>
        <table:table-row table:style-name="ro1">
          <table:table-cell/>
          <table:table-cell office:value-type="string" calcext:value-type="string">
            <text:p>4218</text:p>
          </table:table-cell>
          <table:table-cell office:value-type="string" calcext:value-type="string">
            <text:p>VENTURE ACADEMY</text:p>
          </table:table-cell>
          <table:table-cell table:number-columns-repeated="7"/>
          <table:table-cell table:formula="of:=CONCATENATE([.$K$1];[.B501];&quot;, '&quot;;[.C501];&quot;');&quot;)" office:value-type="string" office:string-value="INSERT INTO district (district_number, district_name) VALUES (4217, 'TECHNICAL ACADEMIES OF MINNESOTA');" calcext:value-type="string">
            <text:p>INSERT INTO district (district_number, district_name) VALUES (4217, 'TECHNICAL ACADEMIES OF MINNESOTA');</text:p>
          </table:table-cell>
        </table:table-row>
        <table:table-row table:style-name="ro1">
          <table:table-cell/>
          <table:table-cell office:value-type="string" calcext:value-type="string">
            <text:p>4219</text:p>
          </table:table-cell>
          <table:table-cell office:value-type="string" calcext:value-type="string">
            <text:p>NORTHEAST COLLEGE PREP</text:p>
          </table:table-cell>
          <table:table-cell table:number-columns-repeated="7"/>
          <table:table-cell table:formula="of:=CONCATENATE([.$K$1];[.B502];&quot;, '&quot;;[.C502];&quot;');&quot;)" office:value-type="string" office:string-value="INSERT INTO district (district_number, district_name) VALUES (4218, 'VENTURE ACADEMY');" calcext:value-type="string">
            <text:p>INSERT INTO district (district_number, district_name) VALUES (4218, 'VENTURE ACADEMY');</text:p>
          </table:table-cell>
        </table:table-row>
        <table:table-row table:style-name="ro1">
          <table:table-cell/>
          <table:table-cell office:value-type="string" calcext:value-type="string">
            <text:p>4220</text:p>
          </table:table-cell>
          <table:table-cell office:value-type="string" calcext:value-type="string">
            <text:p>AGAMIM CLASSICAL ACADEMY</text:p>
          </table:table-cell>
          <table:table-cell table:number-columns-repeated="7"/>
          <table:table-cell table:formula="of:=CONCATENATE([.$K$1];[.B503];&quot;, '&quot;;[.C503];&quot;');&quot;)" office:value-type="string" office:string-value="INSERT INTO district (district_number, district_name) VALUES (4219, 'NORTHEAST COLLEGE PREP');" calcext:value-type="string">
            <text:p>INSERT INTO district (district_number, district_name) VALUES (4219, 'NORTHEAST COLLEGE PREP');</text:p>
          </table:table-cell>
        </table:table-row>
        <table:table-row table:style-name="ro1">
          <table:table-cell/>
          <table:table-cell office:value-type="string" calcext:value-type="string">
            <text:p>4221</text:p>
          </table:table-cell>
          <table:table-cell office:value-type="string" calcext:value-type="string">
            <text:p>DISCOVERY CHARTER SCHOOL</text:p>
          </table:table-cell>
          <table:table-cell table:number-columns-repeated="7"/>
          <table:table-cell table:formula="of:=CONCATENATE([.$K$1];[.B504];&quot;, '&quot;;[.C504];&quot;');&quot;)" office:value-type="string" office:string-value="INSERT INTO district (district_number, district_name) VALUES (4220, 'AGAMIM CLASSICAL ACADEMY');" calcext:value-type="string">
            <text:p>INSERT INTO district (district_number, district_name) VALUES (4220, 'AGAMIM CLASSICAL ACADEMY');</text:p>
          </table:table-cell>
        </table:table-row>
        <table:table-row table:style-name="ro1">
          <table:table-cell/>
          <table:table-cell office:value-type="string" calcext:value-type="string">
            <text:p>4223</text:p>
          </table:table-cell>
          <table:table-cell office:value-type="string" calcext:value-type="string">
            <text:p>SAINT CLOUD MATH AND SCIENCE ACADEM</text:p>
          </table:table-cell>
          <table:table-cell table:number-columns-repeated="7"/>
          <table:table-cell table:formula="of:=CONCATENATE([.$K$1];[.B505];&quot;, '&quot;;[.C505];&quot;');&quot;)" office:value-type="string" office:string-value="INSERT INTO district (district_number, district_name) VALUES (4221, 'DISCOVERY CHARTER SCHOOL');" calcext:value-type="string">
            <text:p>INSERT INTO district (district_number, district_name) VALUES (4221, 'DISCOVERY CHARTER SCHOOL');</text:p>
          </table:table-cell>
        </table:table-row>
        <table:table-row table:style-name="ro1">
          <table:table-cell/>
          <table:table-cell office:value-type="string" calcext:value-type="string">
            <text:p>4224</text:p>
          </table:table-cell>
          <table:table-cell office:value-type="string" calcext:value-type="string">
            <text:p>STAR OF THE NORTH ACADEMY CHARTER S</text:p>
          </table:table-cell>
          <table:table-cell table:number-columns-repeated="7"/>
          <table:table-cell table:formula="of:=CONCATENATE([.$K$1];[.B506];&quot;, '&quot;;[.C506];&quot;');&quot;)" office:value-type="string" office:string-value="INSERT INTO district (district_number, district_name) VALUES (4223, 'SAINT CLOUD MATH AND SCIENCE ACADEM');" calcext:value-type="string">
            <text:p>INSERT INTO district (district_number, district_name) VALUES (4223, 'SAINT CLOUD MATH AND SCIENCE ACADEM');</text:p>
          </table:table-cell>
        </table:table-row>
        <table:table-row table:style-name="ro1">
          <table:table-cell/>
          <table:table-cell office:value-type="string" calcext:value-type="string">
            <text:p>4225</text:p>
          </table:table-cell>
          <table:table-cell office:value-type="string" calcext:value-type="string">
            <text:p>UNIVERSAL ACADEMY CHARTER SCHOOL</text:p>
          </table:table-cell>
          <table:table-cell table:number-columns-repeated="7"/>
          <table:table-cell table:formula="of:=CONCATENATE([.$K$1];[.B507];&quot;, '&quot;;[.C507];&quot;');&quot;)" office:value-type="string" office:string-value="INSERT INTO district (district_number, district_name) VALUES (4224, 'STAR OF THE NORTH ACADEMY CHARTER S');" calcext:value-type="string">
            <text:p>INSERT INTO district (district_number, district_name) VALUES (4224, 'STAR OF THE NORTH ACADEMY CHARTER S');</text:p>
          </table:table-cell>
        </table:table-row>
        <table:table-row table:style-name="ro1">
          <table:table-cell/>
          <table:table-cell office:value-type="string" calcext:value-type="string">
            <text:p>4226</text:p>
          </table:table-cell>
          <table:table-cell office:value-type="string" calcext:value-type="string">
            <text:p>BDOTE LEARNING CENTER</text:p>
          </table:table-cell>
          <table:table-cell table:number-columns-repeated="7"/>
          <table:table-cell table:formula="of:=CONCATENATE([.$K$1];[.B508];&quot;, '&quot;;[.C508];&quot;');&quot;)" office:value-type="string" office:string-value="INSERT INTO district (district_number, district_name) VALUES (4225, 'UNIVERSAL ACADEMY CHARTER SCHOOL');" calcext:value-type="string">
            <text:p>INSERT INTO district (district_number, district_name) VALUES (4225, 'UNIVERSAL ACADEMY CHARTER SCHOOL');</text:p>
          </table:table-cell>
        </table:table-row>
        <table:table-row table:style-name="ro1">
          <table:table-cell/>
          <table:table-cell office:value-type="string" calcext:value-type="string">
            <text:p>4227</text:p>
          </table:table-cell>
          <table:table-cell office:value-type="string" calcext:value-type="string">
            <text:p>ART AND SCIENCE ACADEMY</text:p>
          </table:table-cell>
          <table:table-cell table:number-columns-repeated="7"/>
          <table:table-cell table:formula="of:=CONCATENATE([.$K$1];[.B509];&quot;, '&quot;;[.C509];&quot;');&quot;)" office:value-type="string" office:string-value="INSERT INTO district (district_number, district_name) VALUES (4226, 'BDOTE LEARNING CENTER');" calcext:value-type="string">
            <text:p>INSERT INTO district (district_number, district_name) VALUES (4226, 'BDOTE LEARNING CENTER');</text:p>
          </table:table-cell>
        </table:table-row>
        <table:table-row table:style-name="ro1">
          <table:table-cell/>
          <table:table-cell office:value-type="string" calcext:value-type="string">
            <text:p>4228</text:p>
          </table:table-cell>
          <table:table-cell office:value-type="string" calcext:value-type="string">
            <text:p>WOODBURY LEADERSHIP ACADEMY</text:p>
          </table:table-cell>
          <table:table-cell table:number-columns-repeated="7"/>
          <table:table-cell table:formula="of:=CONCATENATE([.$K$1];[.B510];&quot;, '&quot;;[.C510];&quot;');&quot;)" office:value-type="string" office:string-value="INSERT INTO district (district_number, district_name) VALUES (4227, 'ART AND SCIENCE ACADEMY');" calcext:value-type="string">
            <text:p>INSERT INTO district (district_number, district_name) VALUES (4227, 'ART AND SCIENCE ACADEMY');</text:p>
          </table:table-cell>
        </table:table-row>
        <table:table-row table:style-name="ro1">
          <table:table-cell/>
          <table:table-cell office:value-type="string" calcext:value-type="string">
            <text:p>4229</text:p>
          </table:table-cell>
          <table:table-cell office:value-type="string" calcext:value-type="string">
            <text:p>JANE GOODALL ENVIRONMENTAL SCIENCES</text:p>
          </table:table-cell>
          <table:table-cell table:number-columns-repeated="7"/>
          <table:table-cell table:formula="of:=CONCATENATE([.$K$1];[.B511];&quot;, '&quot;;[.C511];&quot;');&quot;)" office:value-type="string" office:string-value="INSERT INTO district (district_number, district_name) VALUES (4228, 'WOODBURY LEADERSHIP ACADEMY');" calcext:value-type="string">
            <text:p>INSERT INTO district (district_number, district_name) VALUES (4228, 'WOODBURY LEADERSHIP ACADEMY');</text:p>
          </table:table-cell>
        </table:table-row>
        <table:table-row table:style-name="ro1">
          <table:table-cell/>
          <table:table-cell office:value-type="string" calcext:value-type="string">
            <text:p>4230</text:p>
          </table:table-cell>
          <table:table-cell office:value-type="string" calcext:value-type="string">
            <text:p>MINNESOTA EXCELLENCE IN LEARNING AC</text:p>
          </table:table-cell>
          <table:table-cell table:number-columns-repeated="7"/>
          <table:table-cell table:formula="of:=CONCATENATE([.$K$1];[.B512];&quot;, '&quot;;[.C512];&quot;');&quot;)" office:value-type="string" office:string-value="INSERT INTO district (district_number, district_name) VALUES (4229, 'JANE GOODALL ENVIRONMENTAL SCIENCES');" calcext:value-type="string">
            <text:p>INSERT INTO district (district_number, district_name) VALUES (4229, 'JANE GOODALL ENVIRONMENTAL SCIENCES');</text:p>
          </table:table-cell>
        </table:table-row>
        <table:table-row table:style-name="ro1">
          <table:table-cell/>
          <table:table-cell office:value-type="string" calcext:value-type="string">
            <text:p>4231</text:p>
          </table:table-cell>
          <table:table-cell office:value-type="string" calcext:value-type="string">
            <text:p>MINNESOTA MATH AND SCIENCE ACADEMY</text:p>
          </table:table-cell>
          <table:table-cell table:number-columns-repeated="7"/>
          <table:table-cell table:formula="of:=CONCATENATE([.$K$1];[.B513];&quot;, '&quot;;[.C513];&quot;');&quot;)" office:value-type="string" office:string-value="INSERT INTO district (district_number, district_name) VALUES (4230, 'MINNESOTA EXCELLENCE IN LEARNING AC');" calcext:value-type="string">
            <text:p>INSERT INTO district (district_number, district_name) VALUES (4230, 'MINNESOTA EXCELLENCE IN LEARNING AC');</text:p>
          </table:table-cell>
        </table:table-row>
        <table:table-row table:style-name="ro1">
          <table:table-cell/>
          <table:table-cell office:value-type="string" calcext:value-type="string">
            <text:p>4232</text:p>
          </table:table-cell>
          <table:table-cell office:value-type="string" calcext:value-type="string">
            <text:p>SUCCESS ACADEMY</text:p>
          </table:table-cell>
          <table:table-cell table:number-columns-repeated="7"/>
          <table:table-cell table:formula="of:=CONCATENATE([.$K$1];[.B514];&quot;, '&quot;;[.C514];&quot;');&quot;)" office:value-type="string" office:string-value="INSERT INTO district (district_number, district_name) VALUES (4231, 'MINNESOTA MATH AND SCIENCE ACADEMY');" calcext:value-type="string">
            <text:p>INSERT INTO district (district_number, district_name) VALUES (4231, 'MINNESOTA MATH AND SCIENCE ACADEMY');</text:p>
          </table:table-cell>
        </table:table-row>
        <table:table-row table:style-name="ro1">
          <table:table-cell/>
          <table:table-cell office:value-type="string" calcext:value-type="string">
            <text:p>4233</text:p>
          </table:table-cell>
          <table:table-cell office:value-type="string" calcext:value-type="string">
            <text:p>LEVEL UP ACADEMY</text:p>
          </table:table-cell>
          <table:table-cell table:number-columns-repeated="7"/>
          <table:table-cell table:formula="of:=CONCATENATE([.$K$1];[.B515];&quot;, '&quot;;[.C515];&quot;');&quot;)" office:value-type="string" office:string-value="INSERT INTO district (district_number, district_name) VALUES (4232, 'SUCCESS ACADEMY');" calcext:value-type="string">
            <text:p>INSERT INTO district (district_number, district_name) VALUES (4232, 'SUCCESS ACADEMY');</text:p>
          </table:table-cell>
        </table:table-row>
        <table:table-row table:style-name="ro1">
          <table:table-cell/>
          <table:table-cell office:value-type="string" calcext:value-type="string">
            <text:p>4237</text:p>
          </table:table-cell>
          <table:table-cell office:value-type="string" calcext:value-type="string">
            <text:p>CAREER PATHWAYS</text:p>
          </table:table-cell>
          <table:table-cell table:number-columns-repeated="7"/>
          <table:table-cell table:formula="of:=CONCATENATE([.$K$1];[.B516];&quot;, '&quot;;[.C516];&quot;');&quot;)" office:value-type="string" office:string-value="INSERT INTO district (district_number, district_name) VALUES (4233, 'LEVEL UP ACADEMY');" calcext:value-type="string">
            <text:p>INSERT INTO district (district_number, district_name) VALUES (4233, 'LEVEL UP ACADEMY');</text:p>
          </table:table-cell>
        </table:table-row>
        <table:table-row table:style-name="ro1">
          <table:table-cell/>
          <table:table-cell office:value-type="string" calcext:value-type="string">
            <text:p>4238</text:p>
          </table:table-cell>
          <table:table-cell office:value-type="string" calcext:value-type="string">
            <text:p>ROCHESTER BEACON ACADEMY</text:p>
          </table:table-cell>
          <table:table-cell table:number-columns-repeated="7"/>
          <table:table-cell table:formula="of:=CONCATENATE([.$K$1];[.B517];&quot;, '&quot;;[.C517];&quot;');&quot;)" office:value-type="string" office:string-value="INSERT INTO district (district_number, district_name) VALUES (4237, 'CAREER PATHWAYS');" calcext:value-type="string">
            <text:p>INSERT INTO district (district_number, district_name) VALUES (4237, 'CAREER PATHWAYS');</text:p>
          </table:table-cell>
        </table:table-row>
        <table:table-row table:style-name="ro1">
          <table:table-cell/>
          <table:table-cell office:value-type="string" calcext:value-type="string">
            <text:p>4239</text:p>
          </table:table-cell>
          <table:table-cell office:value-type="string" calcext:value-type="string">
            <text:p>TWIN LAKES STEM ACADEMY</text:p>
          </table:table-cell>
          <table:table-cell table:number-columns-repeated="7"/>
          <table:table-cell table:formula="of:=CONCATENATE([.$K$1];[.B518];&quot;, '&quot;;[.C518];&quot;');&quot;)" office:value-type="string" office:string-value="INSERT INTO district (district_number, district_name) VALUES (4238, 'ROCHESTER BEACON ACADEMY');" calcext:value-type="string">
            <text:p>INSERT INTO district (district_number, district_name) VALUES (4238, 'ROCHESTER BEACON ACADEMY');</text:p>
          </table:table-cell>
        </table:table-row>
        <table:table-row table:style-name="ro1">
          <table:table-cell/>
          <table:table-cell office:value-type="string" calcext:value-type="string">
            <text:p>4240</text:p>
          </table:table-cell>
          <table:table-cell office:value-type="string" calcext:value-type="string">
            <text:p>NEW CENTURY SCHOOL</text:p>
          </table:table-cell>
          <table:table-cell table:number-columns-repeated="7"/>
          <table:table-cell table:formula="of:=CONCATENATE([.$K$1];[.B519];&quot;, '&quot;;[.C519];&quot;');&quot;)" office:value-type="string" office:string-value="INSERT INTO district (district_number, district_name) VALUES (4239, 'TWIN LAKES STEM ACADEMY');" calcext:value-type="string">
            <text:p>INSERT INTO district (district_number, district_name) VALUES (4239, 'TWIN LAKES STEM ACADEMY');</text:p>
          </table:table-cell>
        </table:table-row>
        <table:table-row table:style-name="ro1">
          <table:table-cell/>
          <table:table-cell office:value-type="string" calcext:value-type="string">
            <text:p>4243</text:p>
          </table:table-cell>
          <table:table-cell office:value-type="string" calcext:value-type="string">
            <text:p>NORTH METRO FLEX ACADEMY</text:p>
          </table:table-cell>
          <table:table-cell table:number-columns-repeated="7"/>
          <table:table-cell table:formula="of:=CONCATENATE([.$K$1];[.B520];&quot;, '&quot;;[.C520];&quot;');&quot;)" office:value-type="string" office:string-value="INSERT INTO district (district_number, district_name) VALUES (4240, 'NEW CENTURY SCHOOL');" calcext:value-type="string">
            <text:p>INSERT INTO district (district_number, district_name) VALUES (4240, 'NEW CENTURY SCHOOL');</text:p>
          </table:table-cell>
        </table:table-row>
        <table:table-row table:style-name="ro1">
          <table:table-cell/>
          <table:table-cell office:value-type="string" calcext:value-type="string">
            <text:p>4244</text:p>
          </table:table-cell>
          <table:table-cell office:value-type="string" calcext:value-type="string">
            <text:p>FIT ACADEMY</text:p>
          </table:table-cell>
          <table:table-cell table:number-columns-repeated="7"/>
          <table:table-cell table:formula="of:=CONCATENATE([.$K$1];[.B521];&quot;, '&quot;;[.C521];&quot;');&quot;)" office:value-type="string" office:string-value="INSERT INTO district (district_number, district_name) VALUES (4243, 'NORTH METRO FLEX ACADEMY');" calcext:value-type="string">
            <text:p>INSERT INTO district (district_number, district_name) VALUES (4243, 'NORTH METRO FLEX ACADEMY');</text:p>
          </table:table-cell>
        </table:table-row>
        <table:table-row table:style-name="ro1">
          <table:table-cell/>
          <table:table-cell office:value-type="string" calcext:value-type="string">
            <text:p>4250</text:p>
          </table:table-cell>
          <table:table-cell office:value-type="string" calcext:value-type="string">
            <text:p>ATHLOS ACADEMY OF SAINT CLOUD</text:p>
          </table:table-cell>
          <table:table-cell table:number-columns-repeated="7"/>
          <table:table-cell table:formula="of:=CONCATENATE([.$K$1];[.B522];&quot;, '&quot;;[.C522];&quot;');&quot;)" office:value-type="string" office:string-value="INSERT INTO district (district_number, district_name) VALUES (4244, 'FIT ACADEMY');" calcext:value-type="string">
            <text:p>INSERT INTO district (district_number, district_name) VALUES (4244, 'FIT ACADEMY');</text:p>
          </table:table-cell>
        </table:table-row>
        <table:table-row table:style-name="ro1">
          <table:table-cell/>
          <table:table-cell office:value-type="string" calcext:value-type="string">
            <text:p>4253</text:p>
          </table:table-cell>
          <table:table-cell office:value-type="string" calcext:value-type="string">
            <text:p>PHOENIX ACADEMY CHARTER SCHOOL</text:p>
          </table:table-cell>
          <table:table-cell table:number-columns-repeated="7"/>
          <table:table-cell table:formula="of:=CONCATENATE([.$K$1];[.B523];&quot;, '&quot;;[.C523];&quot;');&quot;)" office:value-type="string" office:string-value="INSERT INTO district (district_number, district_name) VALUES (4250, 'ATHLOS ACADEMY OF SAINT CLOUD');" calcext:value-type="string">
            <text:p>INSERT INTO district (district_number, district_name) VALUES (4250, 'ATHLOS ACADEMY OF SAINT CLOUD');</text:p>
          </table:table-cell>
        </table:table-row>
        <table:table-row table:style-name="ro1">
          <table:table-cell/>
          <table:table-cell office:value-type="string" calcext:value-type="string">
            <text:p>4254</text:p>
          </table:table-cell>
          <table:table-cell office:value-type="string" calcext:value-type="string">
            <text:p>MARINE AREA COMMUNITY SCHOOL</text:p>
          </table:table-cell>
          <table:table-cell table:number-columns-repeated="7"/>
          <table:table-cell table:formula="of:=CONCATENATE([.$K$1];[.B524];&quot;, '&quot;;[.C524];&quot;');&quot;)" office:value-type="string" office:string-value="INSERT INTO district (district_number, district_name) VALUES (4253, 'PHOENIX ACADEMY CHARTER SCHOOL');" calcext:value-type="string">
            <text:p>INSERT INTO district (district_number, district_name) VALUES (4253, 'PHOENIX ACADEMY CHARTER SCHOOL');</text:p>
          </table:table-cell>
        </table:table-row>
        <table:table-row table:style-name="ro1">
          <table:table-cell/>
          <table:table-cell office:value-type="string" calcext:value-type="string">
            <text:p>4255</text:p>
          </table:table-cell>
          <table:table-cell office:value-type="string" calcext:value-type="string">
            <text:p>SKYLINE MATH AND SCIENCE ACADEMY</text:p>
          </table:table-cell>
          <table:table-cell table:number-columns-repeated="7"/>
          <table:table-cell table:formula="of:=CONCATENATE([.$K$1];[.B525];&quot;, '&quot;;[.C525];&quot;');&quot;)" office:value-type="string" office:string-value="INSERT INTO district (district_number, district_name) VALUES (4254, 'MARINE AREA COMMUNITY SCHOOL');" calcext:value-type="string">
            <text:p>INSERT INTO district (district_number, district_name) VALUES (4254, 'MARINE AREA COMMUNITY SCHOOL');</text:p>
          </table:table-cell>
        </table:table-row>
        <table:table-row table:style-name="ro1">
          <table:table-cell/>
          <table:table-cell office:value-type="string" calcext:value-type="string">
            <text:p>4258</text:p>
          </table:table-cell>
          <table:table-cell office:value-type="string" calcext:value-type="string">
            <text:p>THE JOURNEY SCHOOL</text:p>
          </table:table-cell>
          <table:table-cell table:number-columns-repeated="7"/>
          <table:table-cell table:formula="of:=CONCATENATE([.$K$1];[.B526];&quot;, '&quot;;[.C526];&quot;');&quot;)" office:value-type="string" office:string-value="INSERT INTO district (district_number, district_name) VALUES (4255, 'SKYLINE MATH AND SCIENCE ACADEMY');" calcext:value-type="string">
            <text:p>INSERT INTO district (district_number, district_name) VALUES (4255, 'SKYLINE MATH AND SCIENCE ACADEMY');</text:p>
          </table:table-cell>
        </table:table-row>
        <table:table-row table:style-name="ro1">
          <table:table-cell/>
          <table:table-cell office:value-type="string" calcext:value-type="string">
            <text:p>4261</text:p>
          </table:table-cell>
          <table:table-cell office:value-type="string" calcext:value-type="string">
            <text:p>SCITECH ACADEMY CHARTER SCHOOL</text:p>
          </table:table-cell>
          <table:table-cell table:number-columns-repeated="7"/>
          <table:table-cell table:formula="of:=CONCATENATE([.$K$1];[.B527];&quot;, '&quot;;[.C527];&quot;');&quot;)" office:value-type="string" office:string-value="INSERT INTO district (district_number, district_name) VALUES (4258, 'THE JOURNEY SCHOOL');" calcext:value-type="string">
            <text:p>INSERT INTO district (district_number, district_name) VALUES (4258, 'THE JOURNEY SCHOOL');</text:p>
          </table:table-cell>
        </table:table-row>
        <table:table-row table:style-name="ro1">
          <table:table-cell/>
          <table:table-cell office:value-type="string" calcext:value-type="string">
            <text:p>4263</text:p>
          </table:table-cell>
          <table:table-cell office:value-type="string" calcext:value-type="string">
            <text:p>PROGENY ACADEMY CHARTER SCHOOL</text:p>
          </table:table-cell>
          <table:table-cell table:number-columns-repeated="7"/>
          <table:table-cell table:formula="of:=CONCATENATE([.$K$1];[.B528];&quot;, '&quot;;[.C528];&quot;');&quot;)" office:value-type="string" office:string-value="INSERT INTO district (district_number, district_name) VALUES (4261, 'SCITECH ACADEMY CHARTER SCHOOL');" calcext:value-type="string">
            <text:p>INSERT INTO district (district_number, district_name) VALUES (4261, 'SCITECH ACADEMY CHARTER SCHOOL');</text:p>
          </table:table-cell>
        </table:table-row>
        <table:table-row table:style-name="ro1">
          <table:table-cell/>
          <table:table-cell office:value-type="string" calcext:value-type="string">
            <text:p>4264</text:p>
          </table:table-cell>
          <table:table-cell office:value-type="string" calcext:value-type="string">
            <text:p>GATEWAY STEM ACADEMY</text:p>
          </table:table-cell>
          <table:table-cell table:number-columns-repeated="7"/>
          <table:table-cell table:formula="of:=CONCATENATE([.$K$1];[.B529];&quot;, '&quot;;[.C529];&quot;');&quot;)" office:value-type="string" office:string-value="INSERT INTO district (district_number, district_name) VALUES (4263, 'PROGENY ACADEMY CHARTER SCHOOL');" calcext:value-type="string">
            <text:p>INSERT INTO district (district_number, district_name) VALUES (4263, 'PROGENY ACADEMY CHARTER SCHOOL');</text:p>
          </table:table-cell>
        </table:table-row>
        <table:table-row table:style-name="ro1">
          <table:table-cell/>
          <table:table-cell office:value-type="string" calcext:value-type="string">
            <text:p>4265</text:p>
          </table:table-cell>
          <table:table-cell office:value-type="string" calcext:value-type="string">
            <text:p>MINNESOTA WILDFLOWER MONTESSORI SCH</text:p>
          </table:table-cell>
          <table:table-cell table:number-columns-repeated="7"/>
          <table:table-cell table:formula="of:=CONCATENATE([.$K$1];[.B530];&quot;, '&quot;;[.C530];&quot;');&quot;)" office:value-type="string" office:string-value="INSERT INTO district (district_number, district_name) VALUES (4264, 'GATEWAY STEM ACADEMY');" calcext:value-type="string">
            <text:p>INSERT INTO district (district_number, district_name) VALUES (4264, 'GATEWAY STEM ACADEMY');</text:p>
          </table:table-cell>
        </table:table-row>
        <table:table-row table:style-name="ro1">
          <table:table-cell/>
          <table:table-cell office:value-type="string" calcext:value-type="string">
            <text:p>4266</text:p>
          </table:table-cell>
          <table:table-cell office:value-type="string" calcext:value-type="string">
            <text:p>THREE RIVERS MONTESSORI SCHOOL</text:p>
          </table:table-cell>
          <table:table-cell table:number-columns-repeated="7"/>
          <table:table-cell table:formula="of:=CONCATENATE([.$K$1];[.B531];&quot;, '&quot;;[.C531];&quot;');&quot;)" office:value-type="string" office:string-value="INSERT INTO district (district_number, district_name) VALUES (4265, 'MINNESOTA WILDFLOWER MONTESSORI SCH');" calcext:value-type="string">
            <text:p>INSERT INTO district (district_number, district_name) VALUES (4265, 'MINNESOTA WILDFLOWER MONTESSORI SCH');</text:p>
          </table:table-cell>
        </table:table-row>
        <table:table-row table:style-name="ro1">
          <table:table-cell/>
          <table:table-cell office:value-type="string" calcext:value-type="string">
            <text:p>4267</text:p>
          </table:table-cell>
          <table:table-cell office:value-type="string" calcext:value-type="string">
            <text:p>HORIZON SCIENCE ACADEMY TWIN CITIES</text:p>
          </table:table-cell>
          <table:table-cell table:number-columns-repeated="7"/>
          <table:table-cell table:formula="of:=CONCATENATE([.$K$1];[.B532];&quot;, '&quot;;[.C532];&quot;');&quot;)" office:value-type="string" office:string-value="INSERT INTO district (district_number, district_name) VALUES (4266, 'THREE RIVERS MONTESSORI SCHOOL');" calcext:value-type="string">
            <text:p>INSERT INTO district (district_number, district_name) VALUES (4266, 'THREE RIVERS MONTESSORI SCHOOL');</text:p>
          </table:table-cell>
        </table:table-row>
        <table:table-row table:style-name="ro1">
          <table:table-cell/>
          <table:table-cell office:value-type="string" calcext:value-type="string">
            <text:p>4268</text:p>
          </table:table-cell>
          <table:table-cell office:value-type="string" calcext:value-type="string">
            <text:p>GREAT OAKS ACADEMY CHARTER SCHOOL</text:p>
          </table:table-cell>
          <table:table-cell table:number-columns-repeated="7"/>
          <table:table-cell table:formula="of:=CONCATENATE([.$K$1];[.B533];&quot;, '&quot;;[.C533];&quot;');&quot;)" office:value-type="string" office:string-value="INSERT INTO district (district_number, district_name) VALUES (4267, 'HORIZON SCIENCE ACADEMY TWIN CITIES');" calcext:value-type="string">
            <text:p>INSERT INTO district (district_number, district_name) VALUES (4267, 'HORIZON SCIENCE ACADEMY TWIN CITIES');</text:p>
          </table:table-cell>
        </table:table-row>
        <table:table-row table:style-name="ro1">
          <table:table-cell/>
          <table:table-cell office:value-type="string" calcext:value-type="string">
            <text:p>4269</text:p>
          </table:table-cell>
          <table:table-cell office:value-type="string" calcext:value-type="string">
            <text:p>QUANTUM STEAM ACADEMY CHARTER</text:p>
          </table:table-cell>
          <table:table-cell table:number-columns-repeated="7"/>
          <table:table-cell table:formula="of:=CONCATENATE([.$K$1];[.B534];&quot;, '&quot;;[.C534];&quot;');&quot;)" office:value-type="string" office:string-value="INSERT INTO district (district_number, district_name) VALUES (4268, 'GREAT OAKS ACADEMY CHARTER SCHOOL');" calcext:value-type="string">
            <text:p>INSERT INTO district (district_number, district_name) VALUES (4268, 'GREAT OAKS ACADEMY CHARTER SCHOOL');</text:p>
          </table:table-cell>
        </table:table-row>
        <table:table-row table:style-name="ro1">
          <table:table-cell/>
          <table:table-cell office:value-type="string" calcext:value-type="string">
            <text:p>4270</text:p>
          </table:table-cell>
          <table:table-cell office:value-type="string" calcext:value-type="string">
            <text:p>STEAM ACADEMY CHARTER SCHOOL</text:p>
          </table:table-cell>
          <table:table-cell table:number-columns-repeated="7"/>
          <table:table-cell table:formula="of:=CONCATENATE([.$K$1];[.B535];&quot;, '&quot;;[.C535];&quot;');&quot;)" office:value-type="string" office:string-value="INSERT INTO district (district_number, district_name) VALUES (4269, 'QUANTUM STEAM ACADEMY CHARTER');" calcext:value-type="string">
            <text:p>INSERT INTO district (district_number, district_name) VALUES (4269, 'QUANTUM STEAM ACADEMY CHARTER');</text:p>
          </table:table-cell>
        </table:table-row>
        <table:table-row table:style-name="ro1">
          <table:table-cell/>
          <table:table-cell office:value-type="string" calcext:value-type="string">
            <text:p>4271</text:p>
          </table:table-cell>
          <table:table-cell office:value-type="string" calcext:value-type="string">
            <text:p>AURORA WAASAKONE COMMUNITY OF LEARN</text:p>
          </table:table-cell>
          <table:table-cell table:number-columns-repeated="7"/>
          <table:table-cell table:formula="of:=CONCATENATE([.$K$1];[.B536];&quot;, '&quot;;[.C536];&quot;');&quot;)" office:value-type="string" office:string-value="INSERT INTO district (district_number, district_name) VALUES (4270, 'STEAM ACADEMY CHARTER SCHOOL');" calcext:value-type="string">
            <text:p>INSERT INTO district (district_number, district_name) VALUES (4270, 'STEAM ACADEMY CHARTER SCHOOL');</text:p>
          </table:table-cell>
        </table:table-row>
        <table:table-row table:style-name="ro1">
          <table:table-cell/>
          <table:table-cell office:value-type="string" calcext:value-type="string">
            <text:p>4273</text:p>
          </table:table-cell>
          <table:table-cell office:value-type="string" calcext:value-type="string">
            <text:p>MODERN MONTESSORI CHARTER SCHOOL</text:p>
          </table:table-cell>
          <table:table-cell table:number-columns-repeated="7"/>
          <table:table-cell table:formula="of:=CONCATENATE([.$K$1];[.B537];&quot;, '&quot;;[.C537];&quot;');&quot;)" office:value-type="string" office:string-value="INSERT INTO district (district_number, district_name) VALUES (4271, 'AURORA WAASAKONE COMMUNITY OF LEARN');" calcext:value-type="string">
            <text:p>INSERT INTO district (district_number, district_name) VALUES (4271, 'AURORA WAASAKONE COMMUNITY OF LEARN');</text:p>
          </table:table-cell>
        </table:table-row>
        <table:table-row table:style-name="ro1">
          <table:table-cell/>
          <table:table-cell office:value-type="string" calcext:value-type="string">
            <text:p>4275</text:p>
          </table:table-cell>
          <table:table-cell office:value-type="string" calcext:value-type="string">
            <text:p>ST. PAUL SCHOOL OF NORTHERN LIGHTS</text:p>
          </table:table-cell>
          <table:table-cell table:number-columns-repeated="7"/>
          <table:table-cell table:formula="of:=CONCATENATE([.$K$1];[.B538];&quot;, '&quot;;[.C538];&quot;');&quot;)" office:value-type="string" office:string-value="INSERT INTO district (district_number, district_name) VALUES (4273, 'MODERN MONTESSORI CHARTER SCHOOL');" calcext:value-type="string">
            <text:p>INSERT INTO district (district_number, district_name) VALUES (4273, 'MODERN MONTESSORI CHARTER SCHOOL');</text:p>
          </table:table-cell>
        </table:table-row>
        <table:table-row table:style-name="ro1">
          <table:table-cell/>
          <table:table-cell office:value-type="string" calcext:value-type="string">
            <text:p>4276</text:p>
          </table:table-cell>
          <table:table-cell office:value-type="string" calcext:value-type="string">
            <text:p>NOTRE ECOLE ACADEMY</text:p>
          </table:table-cell>
          <table:table-cell table:number-columns-repeated="7"/>
          <table:table-cell table:formula="of:=CONCATENATE([.$K$1];[.B539];&quot;, '&quot;;[.C539];&quot;');&quot;)" office:value-type="string" office:string-value="INSERT INTO district (district_number, district_name) VALUES (4275, 'ST. PAUL SCHOOL OF NORTHERN LIGHTS');" calcext:value-type="string">
            <text:p>INSERT INTO district (district_number, district_name) VALUES (4275, 'ST. PAUL SCHOOL OF NORTHERN LIGHTS');</text:p>
          </table:table-cell>
        </table:table-row>
        <table:table-row table:style-name="ro1">
          <table:table-cell/>
          <table:table-cell office:value-type="string" calcext:value-type="string">
            <text:p>4277</text:p>
          </table:table-cell>
          <table:table-cell office:value-type="string" calcext:value-type="string">
            <text:p>METRO TECH ACADEMY CHARTER SCHOOL</text:p>
          </table:table-cell>
          <table:table-cell table:number-columns-repeated="7"/>
          <table:table-cell table:formula="of:=CONCATENATE([.$K$1];[.B540];&quot;, '&quot;;[.C540];&quot;');&quot;)" office:value-type="string" office:string-value="INSERT INTO district (district_number, district_name) VALUES (4276, 'NOTRE ECOLE ACADEMY');" calcext:value-type="string">
            <text:p>INSERT INTO district (district_number, district_name) VALUES (4276, 'NOTRE ECOLE ACADEMY');</text:p>
          </table:table-cell>
        </table:table-row>
        <table:table-row table:style-name="ro1">
          <table:table-cell/>
          <table:table-cell office:value-type="string" calcext:value-type="string">
            <text:p>4278</text:p>
          </table:table-cell>
          <table:table-cell office:value-type="string" calcext:value-type="string">
            <text:p>MINNEAPOLIS SCHOOL OF NEW MUSIC</text:p>
          </table:table-cell>
          <table:table-cell table:number-columns-repeated="7"/>
          <table:table-cell table:formula="of:=CONCATENATE([.$K$1];[.B541];&quot;, '&quot;;[.C541];&quot;');&quot;)" office:value-type="string" office:string-value="INSERT INTO district (district_number, district_name) VALUES (4277, 'METRO TECH ACADEMY CHARTER SCHOOL');" calcext:value-type="string">
            <text:p>INSERT INTO district (district_number, district_name) VALUES (4277, 'METRO TECH ACADEMY CHARTER SCHOOL');</text:p>
          </table:table-cell>
        </table:table-row>
        <table:table-row table:style-name="ro1">
          <table:table-cell/>
          <table:table-cell office:value-type="string" calcext:value-type="string">
            <text:p>4279</text:p>
          </table:table-cell>
          <table:table-cell office:value-type="string" calcext:value-type="string">
            <text:p>EXPLORATION HIGH SCHOOL</text:p>
          </table:table-cell>
          <table:table-cell table:number-columns-repeated="7"/>
          <table:table-cell table:formula="of:=CONCATENATE([.$K$1];[.B542];&quot;, '&quot;;[.C542];&quot;');&quot;)" office:value-type="string" office:string-value="INSERT INTO district (district_number, district_name) VALUES (4278, 'MINNEAPOLIS SCHOOL OF NEW MUSIC');" calcext:value-type="string">
            <text:p>INSERT INTO district (district_number, district_name) VALUES (4278, 'MINNEAPOLIS SCHOOL OF NEW MUSIC');</text:p>
          </table:table-cell>
        </table:table-row>
        <table:table-row table:style-name="ro1">
          <table:table-cell/>
          <table:table-cell office:value-type="string" calcext:value-type="string">
            <text:p>4280</text:p>
          </table:table-cell>
          <table:table-cell office:value-type="string" calcext:value-type="string">
            <text:p>ASPIRE ACADEMY CHARTER SCHOOL</text:p>
          </table:table-cell>
          <table:table-cell table:number-columns-repeated="7"/>
          <table:table-cell table:formula="of:=CONCATENATE([.$K$1];[.B543];&quot;, '&quot;;[.C543];&quot;');&quot;)" office:value-type="string" office:string-value="INSERT INTO district (district_number, district_name) VALUES (4279, 'EXPLORATION HIGH SCHOOL');" calcext:value-type="string">
            <text:p>INSERT INTO district (district_number, district_name) VALUES (4279, 'EXPLORATION HIGH SCHOOL');</text:p>
          </table:table-cell>
        </table:table-row>
        <table:table-row table:style-name="ro1">
          <table:table-cell/>
          <table:table-cell office:value-type="string" calcext:value-type="string">
            <text:p>4282</text:p>
          </table:table-cell>
          <table:table-cell office:value-type="string" calcext:value-type="string">
            <text:p>INNOVATION SCI &amp; TECH ACADEMY</text:p>
          </table:table-cell>
          <table:table-cell table:number-columns-repeated="7"/>
          <table:table-cell table:formula="of:=CONCATENATE([.$K$1];[.B544];&quot;, '&quot;;[.C544];&quot;');&quot;)" office:value-type="string" office:string-value="INSERT INTO district (district_number, district_name) VALUES (4280, 'ASPIRE ACADEMY CHARTER SCHOOL');" calcext:value-type="string">
            <text:p>INSERT INTO district (district_number, district_name) VALUES (4280, 'ASPIRE ACADEMY CHARTER SCHOOL');</text:p>
          </table:table-cell>
        </table:table-row>
        <table:table-row table:style-name="ro1">
          <table:table-cell/>
          <table:table-cell office:value-type="string" calcext:value-type="string">
            <text:p>4283</text:p>
          </table:table-cell>
          <table:table-cell office:value-type="string" calcext:value-type="string">
            <text:p>ESCUELA EXITOS CHARTER SCHOOL</text:p>
          </table:table-cell>
          <table:table-cell table:number-columns-repeated="7"/>
          <table:table-cell table:formula="of:=CONCATENATE([.$K$1];[.B545];&quot;, '&quot;;[.C545];&quot;');&quot;)" office:value-type="string" office:string-value="INSERT INTO district (district_number, district_name) VALUES (4282, 'INNOVATION SCI &amp; TECH ACADEMY');" calcext:value-type="string">
            <text:p>INSERT INTO district (district_number, district_name) VALUES (4282, 'INNOVATION SCI &amp; TECH ACADEMY');</text:p>
          </table:table-cell>
        </table:table-row>
        <table:table-row table:style-name="ro1">
          <table:table-cell/>
          <table:table-cell office:value-type="string" calcext:value-type="string">
            <text:p>4284</text:p>
          </table:table-cell>
          <table:table-cell office:value-type="string" calcext:value-type="string">
            <text:p>GENTRY ACADEMY CHARTER SCHOOL</text:p>
          </table:table-cell>
          <table:table-cell table:number-columns-repeated="7"/>
          <table:table-cell table:formula="of:=CONCATENATE([.$K$1];[.B546];&quot;, '&quot;;[.C546];&quot;');&quot;)" office:value-type="string" office:string-value="INSERT INTO district (district_number, district_name) VALUES (4283, 'ESCUELA EXITOS CHARTER SCHOOL');" calcext:value-type="string">
            <text:p>INSERT INTO district (district_number, district_name) VALUES (4283, 'ESCUELA EXITOS CHARTER SCHOOL');</text:p>
          </table:table-cell>
        </table:table-row>
        <table:table-row table:style-name="ro1">
          <table:table-cell/>
          <table:table-cell office:value-type="string" calcext:value-type="string">
            <text:p>4285</text:p>
          </table:table-cell>
          <table:table-cell office:value-type="string" calcext:value-type="string">
            <text:p>AIM ACADEMY OF SCIENCE &amp; TECHNOLOGY</text:p>
          </table:table-cell>
          <table:table-cell table:number-columns-repeated="7"/>
          <table:table-cell table:formula="of:=CONCATENATE([.$K$1];[.B547];&quot;, '&quot;;[.C547];&quot;');&quot;)" office:value-type="string" office:string-value="INSERT INTO district (district_number, district_name) VALUES (4284, 'GENTRY ACADEMY CHARTER SCHOOL');" calcext:value-type="string">
            <text:p>INSERT INTO district (district_number, district_name) VALUES (4284, 'GENTRY ACADEMY CHARTER SCHOOL');</text:p>
          </table:table-cell>
        </table:table-row>
        <table:table-row table:style-name="ro1">
          <table:table-cell/>
          <table:table-cell office:value-type="string" calcext:value-type="string">
            <text:p>4286</text:p>
          </table:table-cell>
          <table:table-cell office:value-type="string" calcext:value-type="string">
            <text:p>LINK PUBLIC SCHOOLS</text:p>
          </table:table-cell>
          <table:table-cell table:number-columns-repeated="7"/>
          <table:table-cell table:formula="of:=CONCATENATE([.$K$1];[.B548];&quot;, '&quot;;[.C548];&quot;');&quot;)" office:value-type="string" office:string-value="INSERT INTO district (district_number, district_name) VALUES (4285, 'AIM ACADEMY OF SCIENCE &amp; TECHNOLOGY');" calcext:value-type="string">
            <text:p>INSERT INTO district (district_number, district_name) VALUES (4285, 'AIM ACADEMY OF SCIENCE &amp; TECHNOLOGY');</text:p>
          </table:table-cell>
        </table:table-row>
        <table:table-row table:style-name="ro1">
          <table:table-cell/>
          <table:table-cell office:value-type="string" calcext:value-type="string">
            <text:p>4287</text:p>
          </table:table-cell>
          <table:table-cell office:value-type="string" calcext:value-type="string">
            <text:p>CROSS RIVER CHARTER SCHOOL</text:p>
          </table:table-cell>
          <table:table-cell table:number-columns-repeated="7"/>
          <table:table-cell table:formula="of:=CONCATENATE([.$K$1];[.B549];&quot;, '&quot;;[.C549];&quot;');&quot;)" office:value-type="string" office:string-value="INSERT INTO district (district_number, district_name) VALUES (4286, 'LINK PUBLIC SCHOOLS');" calcext:value-type="string">
            <text:p>INSERT INTO district (district_number, district_name) VALUES (4286, 'LINK PUBLIC SCHOOLS');</text:p>
          </table:table-cell>
        </table:table-row>
        <table:table-row table:style-name="ro1">
          <table:table-cell/>
          <table:table-cell office:value-type="string" calcext:value-type="string">
            <text:p>4288</text:p>
          </table:table-cell>
          <table:table-cell office:value-type="string" calcext:value-type="string">
            <text:p>KANDIYOHI ACADEMY</text:p>
          </table:table-cell>
          <table:table-cell table:number-columns-repeated="7"/>
          <table:table-cell table:formula="of:=CONCATENATE([.$K$1];[.B550];&quot;, '&quot;;[.C550];&quot;');&quot;)" office:value-type="string" office:string-value="INSERT INTO district (district_number, district_name) VALUES (4287, 'CROSS RIVER CHARTER SCHOOL');" calcext:value-type="string">
            <text:p>INSERT INTO district (district_number, district_name) VALUES (4287, 'CROSS RIVER CHARTER SCHOOL');</text:p>
          </table:table-cell>
        </table:table-row>
        <table:table-row table:style-name="ro1">
          <table:table-cell/>
          <table:table-cell office:value-type="string" calcext:value-type="string">
            <text:p>4289</text:p>
          </table:table-cell>
          <table:table-cell office:value-type="string" calcext:value-type="string">
            <text:p>OAK HILL MONTESSORI COMMUNITY</text:p>
          </table:table-cell>
          <table:table-cell table:number-columns-repeated="7"/>
          <table:table-cell table:formula="of:=CONCATENATE([.$K$1];[.B551];&quot;, '&quot;;[.C551];&quot;');&quot;)" office:value-type="string" office:string-value="INSERT INTO district (district_number, district_name) VALUES (4288, 'KANDIYOHI ACADEMY');" calcext:value-type="string">
            <text:p>INSERT INTO district (district_number, district_name) VALUES (4288, 'KANDIYOHI ACADEMY');</text:p>
          </table:table-cell>
        </table:table-row>
        <table:table-row table:style-name="ro1">
          <table:table-cell/>
          <table:table-cell office:value-type="string" calcext:value-type="string">
            <text:p>4290</text:p>
          </table:table-cell>
          <table:table-cell office:value-type="string" calcext:value-type="string">
            <text:p>KALON PREP ACADEMY</text:p>
          </table:table-cell>
          <table:table-cell table:number-columns-repeated="7"/>
          <table:table-cell table:formula="of:=CONCATENATE([.$K$1];[.B552];&quot;, '&quot;;[.C552];&quot;');&quot;)" office:value-type="string" office:string-value="INSERT INTO district (district_number, district_name) VALUES (4289, 'OAK HILL MONTESSORI COMMUNITY');" calcext:value-type="string">
            <text:p>INSERT INTO district (district_number, district_name) VALUES (4289, 'OAK HILL MONTESSORI COMMUNITY');</text:p>
          </table:table-cell>
        </table:table-row>
        <table:table-row table:style-name="ro1">
          <table:table-cell/>
          <table:table-cell office:value-type="string" calcext:value-type="string">
            <text:p>4291</text:p>
          </table:table-cell>
          <table:table-cell office:value-type="string" calcext:value-type="string">
            <text:p>CREEKSTONE MONTESSORI CHARTER</text:p>
          </table:table-cell>
          <table:table-cell table:number-columns-repeated="7"/>
          <table:table-cell table:formula="of:=CONCATENATE([.$K$1];[.B553];&quot;, '&quot;;[.C553];&quot;');&quot;)" office:value-type="string" office:string-value="INSERT INTO district (district_number, district_name) VALUES (4290, 'KALON PREP ACADEMY');" calcext:value-type="string">
            <text:p>INSERT INTO district (district_number, district_name) VALUES (4290, 'KALON PREP ACADEMY');</text:p>
          </table:table-cell>
        </table:table-row>
        <table:table-row table:style-name="ro1">
          <table:table-cell/>
          <table:table-cell office:value-type="string" calcext:value-type="string">
            <text:p>4292</text:p>
          </table:table-cell>
          <table:table-cell office:value-type="string" calcext:value-type="string">
            <text:p>SCHOOL OF LEADERSHIP PUBLIC SERVICE</text:p>
          </table:table-cell>
          <table:table-cell table:number-columns-repeated="7"/>
          <table:table-cell table:formula="of:=CONCATENATE([.$K$1];[.B554];&quot;, '&quot;;[.C554];&quot;');&quot;)" office:value-type="string" office:string-value="INSERT INTO district (district_number, district_name) VALUES (4291, 'CREEKSTONE MONTESSORI CHARTER');" calcext:value-type="string">
            <text:p>INSERT INTO district (district_number, district_name) VALUES (4291, 'CREEKSTONE MONTESSORI CHARTER');</text:p>
          </table:table-cell>
        </table:table-row>
        <table:table-row table:style-name="ro1">
          <table:table-cell/>
          <table:table-cell office:value-type="string" calcext:value-type="string">
            <text:p>4293</text:p>
          </table:table-cell>
          <table:table-cell office:value-type="string" calcext:value-type="string">
            <text:p>ROLLINGSTONE COMMUNITY SCHOOL</text:p>
          </table:table-cell>
          <table:table-cell table:number-columns-repeated="7"/>
          <table:table-cell table:formula="of:=CONCATENATE([.$K$1];[.B555];&quot;, '&quot;;[.C555];&quot;');&quot;)" office:value-type="string" office:string-value="INSERT INTO district (district_number, district_name) VALUES (4292, 'SCHOOL OF LEADERSHIP PUBLIC SERVICE');" calcext:value-type="string">
            <text:p>INSERT INTO district (district_number, district_name) VALUES (4292, 'SCHOOL OF LEADERSHIP PUBLIC SERVICE');</text:p>
          </table:table-cell>
        </table:table-row>
        <table:table-row table:style-name="ro1">
          <table:table-cell/>
          <table:table-cell office:value-type="string" calcext:value-type="string">
            <text:p>4295</text:p>
          </table:table-cell>
          <table:table-cell office:value-type="string" calcext:value-type="string">
            <text:p>BULTUM ACADEMY CHARTER SCHOOL</text:p>
          </table:table-cell>
          <table:table-cell table:number-columns-repeated="7"/>
          <table:table-cell table:formula="of:=CONCATENATE([.$K$1];[.B556];&quot;, '&quot;;[.C556];&quot;');&quot;)" office:value-type="string" office:string-value="INSERT INTO district (district_number, district_name) VALUES (4293, 'ROLLINGSTONE COMMUNITY SCHOOL');" calcext:value-type="string">
            <text:p>INSERT INTO district (district_number, district_name) VALUES (4293, 'ROLLINGSTONE COMMUNITY SCHOOL');</text:p>
          </table:table-cell>
        </table:table-row>
        <table:table-row table:style-name="ro1">
          <table:table-cell/>
          <table:table-cell table:style-name="Default"/>
          <table:table-cell table:number-columns-repeated="8"/>
          <table:table-cell table:formula="of:=CONCATENATE([.$K$1];[.B557];&quot;, '&quot;;[.C557];&quot;');&quot;)" office:value-type="string" office:string-value="INSERT INTO district (district_number, district_name) VALUES (4295, 'BULTUM ACADEMY CHARTER SCHOOL');" calcext:value-type="string">
            <text:p>INSERT INTO district (district_number, district_name) VALUES (4295, 'BULTUM ACADEMY CHARTER SCHOOL');</text:p>
          </table:table-cell>
        </table:table-row>
        <table:table-row table:style-name="ro1" table:number-rows-repeated="1048017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Sheet3.B559:Sheet3.B1048576 Sheet3.B1:Sheet3.B557">
            <calcext:condition calcext:apply-style-name="Good" calcext:value="duplicate" calcext:base-cell-address="Sheet3.B1"/>
          </calcext:conditional-format>
        </calcext:conditional-formats>
      </table:table>
      <table:named-expressions/>
      <table:database-ranges>
        <table:database-range table:name="__Anonymous_Sheet_DB__0" table:target-range-address="Sheet3.B1:Sheet3.C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4">
      <number:number number:decimal-places="0" number:min-decimal-places="0" number:min-integer-digits="1" number:grouping="true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09:04:56.900113333</meta:creation-date>
    <dc:date>2023-09-26T10:44:48.253907831</dc:date>
    <meta:editing-duration>PT1H19M29S</meta:editing-duration>
    <meta:editing-cycles>4</meta:editing-cycles>
    <meta:generator>LibreOffice/7.3.7.2$Linux_X86_64 LibreOffice_project/30$Build-2</meta:generator>
    <meta:document-statistic meta:table-count="1" meta:cell-count="1673" meta:object-count="0"/>
  </office:meta>
</office:document-meta>
</file>